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7.75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46.94pt"/>
    </style:style>
    <style:style style:name="co4" style:family="table-column">
      <style:table-column-properties fo:break-before="auto" style:column-width="20.24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" table:default-cell-style-name="ce5"/>
        <table:table-column table:style-name="co5" table:number-columns-repeated="51" table:default-cell-style-name="ce5"/>
        <table:table-row table:style-name="ro1">
          <table:table-cell office:value-type="string" calcext:value-type="string">
            <text:p>digital value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 value</text:p>
          </table:table-cell>
          <table:table-cell table:style-name="ce6" office:value-type="string" calcext:value-type="string" table:number-columns-spanned="10" table:number-rows-spanned="1">
            <text:p>d0 d1 d2 d3 d4 d5 d6 d7 d8 d9</text:p>
          </table:table-cell>
          <table:covered-table-cell table:number-columns-repeated="9"/>
          <table:table-cell/>
          <table:table-cell office:value-type="string" calcext:value-type="string">
            <text:p>DNL</text:p>
          </table:table-cell>
          <table:table-cell office:value-type="string" calcext:value-type="string">
            <text:p>INL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*0.00322" office:value-type="float" office:value="0" calcext:value-type="float">
            <text:p>0</text:p>
          </table:table-cell>
          <table:table-cell table:style-name="ce6" office:value-type="string" calcext:value-type="string" table:number-columns-spanned="10" table:number-rows-spanned="1">
            <text:p>0 0 0 0 0 0 0 0 0 0</text:p>
          </table:table-cell>
          <table:covered-table-cell table:number-columns-repeated="9"/>
          <table:table-cell/>
          <table:table-cell office:value-type="float" office:value="0" calcext:value-type="float">
            <text:p>0</text:p>
          </table:table-cell>
          <table:table-cell table:formula="of:=([.B2]-[.C2])/(3.3/1024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208" calcext:value-type="float">
            <text:p>0.003208</text:p>
          </table:table-cell>
          <table:table-cell table:formula="of:=[.A3]*0.00322" office:value-type="float" office:value="0.00322" calcext:value-type="float">
            <text:p>0.0032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([.B3]-[.B2])-(3.3/1024))/(3.3/1024)" office:value-type="float" office:value="-0.00454787878787876" calcext:value-type="float">
            <text:p>-0.004547878787879</text:p>
          </table:table-cell>
          <table:table-cell table:formula="of:=([.B3]-[.C3])/(3.3/1024)" office:value-type="float" office:value="-0.00372363636363645" calcext:value-type="float">
            <text:p>-0.003723636363636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39" calcext:value-type="float">
            <text:p>0.00639</text:p>
          </table:table-cell>
          <table:table-cell table:formula="of:=[.A4]*0.00322" office:value-type="float" office:value="0.00644" calcext:value-type="float">
            <text:p>0.00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(([.B4]-[.B3])-(3.3/1024))/(3.3/1024)" office:value-type="float" office:value="-0.0126157575757573" calcext:value-type="float">
            <text:p>-0.012615757575757</text:p>
          </table:table-cell>
          <table:table-cell table:formula="of:=([.B4]-[.C4])/(3.3/1024)" office:value-type="float" office:value="-0.0155151515151514" calcext:value-type="float">
            <text:p>-0.01551515151515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602" calcext:value-type="float">
            <text:p>0.009602</text:p>
          </table:table-cell>
          <table:table-cell table:formula="of:=[.A5]*0.00322" office:value-type="float" office:value="0.00966" calcext:value-type="float">
            <text:p>0.009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(([.B5]-[.B4])-(3.3/1024))/(3.3/1024)" office:value-type="float" office:value="-0.00330666666666701" calcext:value-type="float">
            <text:p>-0.003306666666667</text:p>
          </table:table-cell>
          <table:table-cell table:formula="of:=([.B5]-[.C5])/(3.3/1024)" office:value-type="float" office:value="-0.017997575757576" calcext:value-type="float">
            <text:p>-0.017997575757576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7301" calcext:value-type="float">
            <text:p>0.0127301</text:p>
          </table:table-cell>
          <table:table-cell table:formula="of:=[.A6]*0.00322" office:value-type="float" office:value="0.01288" calcext:value-type="float">
            <text:p>0.0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6]-[.B5])-(3.3/1024))/(3.3/1024)" office:value-type="float" office:value="-0.0293410909090909" calcext:value-type="float">
            <text:p>-0.029341090909091</text:p>
          </table:table-cell>
          <table:table-cell table:formula="of:=([.B6]-[.C6])/(3.3/1024)" office:value-type="float" office:value="-0.0465144242424247" calcext:value-type="float">
            <text:p>-0.046514424242425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95" calcext:value-type="float">
            <text:p>0.01595</text:p>
          </table:table-cell>
          <table:table-cell table:formula="of:=[.A7]*0.00322" office:value-type="float" office:value="0.0161" calcext:value-type="float">
            <text:p>0.0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7]-[.B6])-(3.3/1024))/(3.3/1024)" office:value-type="float" office:value="-0.000855272727271752" calcext:value-type="float">
            <text:p>-0.000855272727272</text:p>
          </table:table-cell>
          <table:table-cell table:formula="of:=([.B7]-[.C7])/(3.3/1024)" office:value-type="float" office:value="-0.0465454545454537" calcext:value-type="float">
            <text:p>-0.04654545454545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1523" calcext:value-type="float">
            <text:p>0.0191523</text:p>
          </table:table-cell>
          <table:table-cell table:formula="of:=[.A8]*0.00322" office:value-type="float" office:value="0.01932" calcext:value-type="float">
            <text:p>0.01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8]-[.B7])-(3.3/1024))/(3.3/1024)" office:value-type="float" office:value="-0.00631660606060656" calcext:value-type="float">
            <text:p>-0.006316606060607</text:p>
          </table:table-cell>
          <table:table-cell table:formula="of:=([.B8]-[.C8])/(3.3/1024)" office:value-type="float" office:value="-0.0520378181818181" calcext:value-type="float">
            <text:p>-0.052037818181818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3749" calcext:value-type="float">
            <text:p>0.0223749</text:p>
          </table:table-cell>
          <table:table-cell table:formula="of:=[.A9]*0.00322" office:value-type="float" office:value="0.02254" calcext:value-type="float">
            <text:p>0.022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(([.B9]-[.B8])-(3.3/1024))/(3.3/1024)" office:value-type="float" office:value="-0.0000174545454547782" calcext:value-type="float">
            <text:p>-1.74545454547782E-05</text:p>
          </table:table-cell>
          <table:table-cell table:formula="of:=([.B9]-[.C9])/(3.3/1024)" office:value-type="float" office:value="-0.0512310303030307" calcext:value-type="float">
            <text:p>-0.051231030303031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3799" calcext:value-type="float">
            <text:p>0.0253799</text:p>
          </table:table-cell>
          <table:table-cell table:formula="of:=[.A10]*0.00322" office:value-type="float" office:value="0.02576" calcext:value-type="float">
            <text:p>0.02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0]-[.B9])-(3.3/1024))/(3.3/1024)" office:value-type="float" office:value="-0.0675393939393937" calcext:value-type="float">
            <text:p>-0.067539393939394</text:p>
          </table:table-cell>
          <table:table-cell table:formula="of:=([.B10]-[.C10])/(3.3/1024)" office:value-type="float" office:value="-0.117946181818182" calcext:value-type="float">
            <text:p>-0.117946181818182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86213" calcext:value-type="float">
            <text:p>0.0286213</text:p>
          </table:table-cell>
          <table:table-cell table:formula="of:=[.A11]*0.00322" office:value-type="float" office:value="0.02898" calcext:value-type="float">
            <text:p>0.02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1]-[.B10])-(3.3/1024))/(3.3/1024)" office:value-type="float" office:value="0.005816242424242" calcext:value-type="float">
            <text:p>0.005816242424242</text:p>
          </table:table-cell>
          <table:table-cell table:formula="of:=([.B11]-[.C11])/(3.3/1024)" office:value-type="float" office:value="-0.111305696969698" calcext:value-type="float">
            <text:p>-0.111305696969698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8466" calcext:value-type="float">
            <text:p>0.0318466</text:p>
          </table:table-cell>
          <table:table-cell table:formula="of:=[.A12]*0.00322" office:value-type="float" office:value="0.0322" calcext:value-type="float">
            <text:p>0.0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2]-[.B11])-(3.3/1024))/(3.3/1024)" office:value-type="float" office:value="0.000820363636362734" calcext:value-type="float">
            <text:p>0.000820363636363</text:p>
          </table:table-cell>
          <table:table-cell table:formula="of:=([.B12]-[.C12])/(3.3/1024)" office:value-type="float" office:value="-0.109661090909092" calcext:value-type="float">
            <text:p>-0.10966109090909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50863" calcext:value-type="float">
            <text:p>0.0350863</text:p>
          </table:table-cell>
          <table:table-cell table:formula="of:=[.A13]*0.00322" office:value-type="float" office:value="0.03542" calcext:value-type="float">
            <text:p>0.03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3]-[.B12])-(3.3/1024))/(3.3/1024)" office:value-type="float" office:value="0.0052887272727289" calcext:value-type="float">
            <text:p>0.005288727272729</text:p>
          </table:table-cell>
          <table:table-cell table:formula="of:=([.B13]-[.C13])/(3.3/1024)" office:value-type="float" office:value="-0.103548121212121" calcext:value-type="float">
            <text:p>-0.103548121212121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8275" calcext:value-type="float">
            <text:p>0.038275</text:p>
          </table:table-cell>
          <table:table-cell table:formula="of:=[.A14]*0.00322" office:value-type="float" office:value="0.03864" calcext:value-type="float">
            <text:p>0.03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4]-[.B13])-(3.3/1024))/(3.3/1024)" office:value-type="float" office:value="-0.0105367272727286" calcext:value-type="float">
            <text:p>-0.010536727272729</text:p>
          </table:table-cell>
          <table:table-cell table:formula="of:=([.B14]-[.C14])/(3.3/1024)" office:value-type="float" office:value="-0.113260606060607" calcext:value-type="float">
            <text:p>-0.113260606060607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15164" calcext:value-type="float">
            <text:p>0.0415164</text:p>
          </table:table-cell>
          <table:table-cell table:formula="of:=[.A15]*0.00322" office:value-type="float" office:value="0.04186" calcext:value-type="float">
            <text:p>0.04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5]-[.B14])-(3.3/1024))/(3.3/1024)" office:value-type="float" office:value="0.005816242424242" calcext:value-type="float">
            <text:p>0.005816242424242</text:p>
          </table:table-cell>
          <table:table-cell table:formula="of:=([.B15]-[.C15])/(3.3/1024)" office:value-type="float" office:value="-0.106620121212123" calcext:value-type="float">
            <text:p>-0.106620121212123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47452" calcext:value-type="float">
            <text:p>0.0447452</text:p>
          </table:table-cell>
          <table:table-cell table:formula="of:=[.A16]*0.00322" office:value-type="float" office:value="0.04508" calcext:value-type="float">
            <text:p>0.045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6]-[.B15])-(3.3/1024))/(3.3/1024)" office:value-type="float" office:value="0.0019064242424255" calcext:value-type="float">
            <text:p>0.001906424242426</text:p>
          </table:table-cell>
          <table:table-cell table:formula="of:=([.B16]-[.C16])/(3.3/1024)" office:value-type="float" office:value="-0.103889454545456" calcext:value-type="float">
            <text:p>-0.103889454545456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79844" calcext:value-type="float">
            <text:p>0.0479844</text:p>
          </table:table-cell>
          <table:table-cell table:formula="of:=[.A17]*0.00322" office:value-type="float" office:value="0.0483" calcext:value-type="float">
            <text:p>0.048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([.B17]-[.B16])-(3.3/1024))/(3.3/1024)" office:value-type="float" office:value="0.00513357575757508" calcext:value-type="float">
            <text:p>0.005133575757575</text:p>
          </table:table-cell>
          <table:table-cell table:formula="of:=([.B17]-[.C17])/(3.3/1024)" office:value-type="float" office:value="-0.0979316363636383" calcext:value-type="float">
            <text:p>-0.097931636363638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07255" calcext:value-type="float">
            <text:p>0.0507255</text:p>
          </table:table-cell>
          <table:table-cell table:formula="of:=[.A18]*0.00322" office:value-type="float" office:value="0.05152" calcext:value-type="float">
            <text:p>0.05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18]-[.B17])-(3.3/1024))/(3.3/1024)" office:value-type="float" office:value="-0.149428363636363" calcext:value-type="float">
            <text:p>-0.149428363636363</text:p>
          </table:table-cell>
          <table:table-cell table:formula="of:=([.B18]-[.C18])/(3.3/1024)" office:value-type="float" office:value="-0.246535757575759" calcext:value-type="float">
            <text:p>-0.246535757575759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0059" calcext:value-type="float">
            <text:p>0.0540059</text:p>
          </table:table-cell>
          <table:table-cell table:formula="of:=[.A19]*0.00322" office:value-type="float" office:value="0.05474" calcext:value-type="float">
            <text:p>0.05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19]-[.B18])-(3.3/1024))/(3.3/1024)" office:value-type="float" office:value="0.0179180606060594" calcext:value-type="float">
            <text:p>0.017918060606059</text:p>
          </table:table-cell>
          <table:table-cell table:formula="of:=([.B19]-[.C19])/(3.3/1024)" office:value-type="float" office:value="-0.227793454545457" calcext:value-type="float">
            <text:p>-0.227793454545457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72725" calcext:value-type="float">
            <text:p>0.0572725</text:p>
          </table:table-cell>
          <table:table-cell table:formula="of:=[.A20]*0.00322" office:value-type="float" office:value="0.05796" calcext:value-type="float">
            <text:p>0.05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0]-[.B19])-(3.3/1024))/(3.3/1024)" office:value-type="float" office:value="0.0136358787878793" calcext:value-type="float">
            <text:p>0.013635878787879</text:p>
          </table:table-cell>
          <table:table-cell table:formula="of:=([.B20]-[.C20])/(3.3/1024)" office:value-type="float" office:value="-0.213333333333336" calcext:value-type="float">
            <text:p>-0.213333333333336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05444" calcext:value-type="float">
            <text:p>0.0605444</text:p>
          </table:table-cell>
          <table:table-cell table:formula="of:=[.A21]*0.00322" office:value-type="float" office:value="0.06118" calcext:value-type="float">
            <text:p>0.061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1]-[.B20])-(3.3/1024))/(3.3/1024)" office:value-type="float" office:value="0.0152804848484853" calcext:value-type="float">
            <text:p>0.015280484848485</text:p>
          </table:table-cell>
          <table:table-cell table:formula="of:=([.B21]-[.C21])/(3.3/1024)" office:value-type="float" office:value="-0.197228606060608" calcext:value-type="float">
            <text:p>-0.197228606060608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37794" calcext:value-type="float">
            <text:p>0.0637794</text:p>
          </table:table-cell>
          <table:table-cell table:formula="of:=[.A22]*0.00322" office:value-type="float" office:value="0.0644" calcext:value-type="float">
            <text:p>0.0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2]-[.B21])-(3.3/1024))/(3.3/1024)" office:value-type="float" office:value="0.00383030303030363" calcext:value-type="float">
            <text:p>0.003830303030304</text:p>
          </table:table-cell>
          <table:table-cell table:formula="of:=([.B22]-[.C22])/(3.3/1024)" office:value-type="float" office:value="-0.19257406060606" calcext:value-type="float">
            <text:p>-0.19257406060606</text:p>
          </table:table-cell>
          <table:table-cell table:number-columns-repeated="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70463" calcext:value-type="float">
            <text:p>0.0670463</text:p>
          </table:table-cell>
          <table:table-cell table:formula="of:=[.A23]*0.00322" office:value-type="float" office:value="0.06762" calcext:value-type="float">
            <text:p>0.06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3]-[.B22])-(3.3/1024))/(3.3/1024)" office:value-type="float" office:value="0.0137289696969707" calcext:value-type="float">
            <text:p>0.013728969696971</text:p>
          </table:table-cell>
          <table:table-cell table:formula="of:=([.B23]-[.C23])/(3.3/1024)" office:value-type="float" office:value="-0.178020848484847" calcext:value-type="float">
            <text:p>-0.178020848484847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03022" calcext:value-type="float">
            <text:p>0.0703022</text:p>
          </table:table-cell>
          <table:table-cell table:formula="of:=[.A24]*0.00322" office:value-type="float" office:value="0.07084" calcext:value-type="float">
            <text:p>0.07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4]-[.B23])-(3.3/1024))/(3.3/1024)" office:value-type="float" office:value="0.010315636363634" calcext:value-type="float">
            <text:p>0.010315636363634</text:p>
          </table:table-cell>
          <table:table-cell table:formula="of:=([.B24]-[.C24])/(3.3/1024)" office:value-type="float" office:value="-0.166880969696971" calcext:value-type="float">
            <text:p>-0.166880969696971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35623" calcext:value-type="float">
            <text:p>0.0735623</text:p>
          </table:table-cell>
          <table:table-cell table:formula="of:=[.A25]*0.00322" office:value-type="float" office:value="0.07406" calcext:value-type="float">
            <text:p>0.07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5]-[.B24])-(3.3/1024))/(3.3/1024)" office:value-type="float" office:value="0.0116189090909097" calcext:value-type="float">
            <text:p>0.01161890909091</text:p>
          </table:table-cell>
          <table:table-cell table:formula="of:=([.B25]-[.C25])/(3.3/1024)" office:value-type="float" office:value="-0.154437818181819" calcext:value-type="float">
            <text:p>-0.154437818181819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672" calcext:value-type="float">
            <text:p>0.07672</text:p>
          </table:table-cell>
          <table:table-cell table:formula="of:=[.A26]*0.00322" office:value-type="float" office:value="0.07728" calcext:value-type="float">
            <text:p>0.077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6]-[.B25])-(3.3/1024))/(3.3/1024)" office:value-type="float" office:value="-0.020156121212117" calcext:value-type="float">
            <text:p>-0.020156121212117</text:p>
          </table:table-cell>
          <table:table-cell table:formula="of:=([.B26]-[.C26])/(3.3/1024)" office:value-type="float" office:value="-0.173769696969694" calcext:value-type="float">
            <text:p>-0.173769696969694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9982" calcext:value-type="float">
            <text:p>0.079982</text:p>
          </table:table-cell>
          <table:table-cell table:formula="of:=[.A27]*0.00322" office:value-type="float" office:value="0.0805" calcext:value-type="float">
            <text:p>0.0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7]-[.B26])-(3.3/1024))/(3.3/1024)" office:value-type="float" office:value="0.0122084848484809" calcext:value-type="float">
            <text:p>0.012208484848481</text:p>
          </table:table-cell>
          <table:table-cell table:formula="of:=([.B27]-[.C27])/(3.3/1024)" office:value-type="float" office:value="-0.160736969696971" calcext:value-type="float">
            <text:p>-0.160736969696971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3236" calcext:value-type="float">
            <text:p>0.083236</text:p>
          </table:table-cell>
          <table:table-cell table:formula="of:=[.A28]*0.00322" office:value-type="float" office:value="0.08372" calcext:value-type="float">
            <text:p>0.08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8]-[.B27])-(3.3/1024))/(3.3/1024)" office:value-type="float" office:value="0.00972606060605849" calcext:value-type="float">
            <text:p>0.009726060606058</text:p>
          </table:table-cell>
          <table:table-cell table:formula="of:=([.B28]-[.C28])/(3.3/1024)" office:value-type="float" office:value="-0.15018666666667" calcext:value-type="float">
            <text:p>-0.15018666666667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6492" calcext:value-type="float">
            <text:p>0.086492</text:p>
          </table:table-cell>
          <table:table-cell table:formula="of:=[.A29]*0.00322" office:value-type="float" office:value="0.08694" calcext:value-type="float">
            <text:p>0.08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29]-[.B28])-(3.3/1024))/(3.3/1024)" office:value-type="float" office:value="0.0103466666666695" calcext:value-type="float">
            <text:p>0.01034666666667</text:p>
          </table:table-cell>
          <table:table-cell table:formula="of:=([.B29]-[.C29])/(3.3/1024)" office:value-type="float" office:value="-0.139015757575759" calcext:value-type="float">
            <text:p>-0.139015757575759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9722" calcext:value-type="float">
            <text:p>0.089722</text:p>
          </table:table-cell>
          <table:table-cell table:formula="of:=[.A30]*0.00322" office:value-type="float" office:value="0.09016" calcext:value-type="float">
            <text:p>0.09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0]-[.B29])-(3.3/1024))/(3.3/1024)" office:value-type="float" office:value="0.00227878787878693" calcext:value-type="float">
            <text:p>0.002278787878787</text:p>
          </table:table-cell>
          <table:table-cell table:formula="of:=([.B30]-[.C30])/(3.3/1024)" office:value-type="float" office:value="-0.13591272727273" calcext:value-type="float">
            <text:p>-0.13591272727273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2975" calcext:value-type="float">
            <text:p>0.092975</text:p>
          </table:table-cell>
          <table:table-cell table:formula="of:=[.A31]*0.00322" office:value-type="float" office:value="0.09338" calcext:value-type="float">
            <text:p>0.09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1]-[.B30])-(3.3/1024))/(3.3/1024)" office:value-type="float" office:value="0.00941575757575946" calcext:value-type="float">
            <text:p>0.009415757575759</text:p>
          </table:table-cell>
          <table:table-cell table:formula="of:=([.B31]-[.C31])/(3.3/1024)" office:value-type="float" office:value="-0.125672727272728" calcext:value-type="float">
            <text:p>-0.125672727272728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622" calcext:value-type="float">
            <text:p>0.09622</text:p>
          </table:table-cell>
          <table:table-cell table:formula="of:=[.A32]*0.00322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2]-[.B31])-(3.3/1024))/(3.3/1024)" office:value-type="float" office:value="0.00693333333333704" calcext:value-type="float">
            <text:p>0.006933333333337</text:p>
          </table:table-cell>
          <table:table-cell table:formula="of:=([.B32]-[.C32])/(3.3/1024)" office:value-type="float" office:value="-0.117915151515149" calcext:value-type="float">
            <text:p>-0.117915151515149</text:p>
          </table:table-cell>
          <table:table-cell table:number-columns-repeated="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9468" calcext:value-type="float">
            <text:p>0.099468</text:p>
          </table:table-cell>
          <table:table-cell table:formula="of:=[.A33]*0.00322" office:value-type="float" office:value="0.09982" calcext:value-type="float">
            <text:p>0.0998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(([.B33]-[.B32])-(3.3/1024))/(3.3/1024)" office:value-type="float" office:value="0.00786424242423845" calcext:value-type="float">
            <text:p>0.007864242424238</text:p>
          </table:table-cell>
          <table:table-cell table:formula="of:=([.B33]-[.C33])/(3.3/1024)" office:value-type="float" office:value="-0.109226666666668" calcext:value-type="float">
            <text:p>-0.109226666666668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1616" calcext:value-type="float">
            <text:p>0.101616</text:p>
          </table:table-cell>
          <table:table-cell table:formula="of:=[.A34]*0.00322" office:value-type="float" office:value="0.10304" calcext:value-type="float">
            <text:p>0.10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4]-[.B33])-(3.3/1024))/(3.3/1024)" office:value-type="float" office:value="-0.333469090909092" calcext:value-type="float">
            <text:p>-0.333469090909092</text:p>
          </table:table-cell>
          <table:table-cell table:formula="of:=([.B34]-[.C34])/(3.3/1024)" office:value-type="float" office:value="-0.441871515151518" calcext:value-type="float">
            <text:p>-0.441871515151518</text:p>
          </table:table-cell>
          <table:table-cell table:number-columns-repeated="4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4958" calcext:value-type="float">
            <text:p>0.104958</text:p>
          </table:table-cell>
          <table:table-cell table:formula="of:=[.A35]*0.00322" office:value-type="float" office:value="0.10626" calcext:value-type="float">
            <text:p>0.106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5]-[.B34])-(3.3/1024))/(3.3/1024)" office:value-type="float" office:value="0.0370327272727266" calcext:value-type="float">
            <text:p>0.037032727272727</text:p>
          </table:table-cell>
          <table:table-cell table:formula="of:=([.B35]-[.C35])/(3.3/1024)" office:value-type="float" office:value="-0.404014545454549" calcext:value-type="float">
            <text:p>-0.404014545454549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8284" calcext:value-type="float">
            <text:p>0.108284</text:p>
          </table:table-cell>
          <table:table-cell table:formula="of:=[.A36]*0.00322" office:value-type="float" office:value="0.10948" calcext:value-type="float">
            <text:p>0.10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6]-[.B35])-(3.3/1024))/(3.3/1024)" office:value-type="float" office:value="0.0320678787878775" calcext:value-type="float">
            <text:p>0.032067878787878</text:p>
          </table:table-cell>
          <table:table-cell table:formula="of:=([.B36]-[.C36])/(3.3/1024)" office:value-type="float" office:value="-0.371122424242429" calcext:value-type="float">
            <text:p>-0.371122424242429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11606" calcext:value-type="float">
            <text:p>0.111606</text:p>
          </table:table-cell>
          <table:table-cell table:formula="of:=[.A37]*0.00322" office:value-type="float" office:value="0.1127" calcext:value-type="float">
            <text:p>0.11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7]-[.B36])-(3.3/1024))/(3.3/1024)" office:value-type="float" office:value="0.0308266666666684" calcext:value-type="float">
            <text:p>0.030826666666669</text:p>
          </table:table-cell>
          <table:table-cell table:formula="of:=([.B37]-[.C37])/(3.3/1024)" office:value-type="float" office:value="-0.339471515151519" calcext:value-type="float">
            <text:p>-0.339471515151519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4898" calcext:value-type="float">
            <text:p>0.114898</text:p>
          </table:table-cell>
          <table:table-cell table:formula="of:=[.A38]*0.00322" office:value-type="float" office:value="0.11592" calcext:value-type="float">
            <text:p>0.1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8]-[.B37])-(3.3/1024))/(3.3/1024)" office:value-type="float" office:value="0.0215175757575768" calcext:value-type="float">
            <text:p>0.021517575757577</text:p>
          </table:table-cell>
          <table:table-cell table:formula="of:=([.B38]-[.C38])/(3.3/1024)" office:value-type="float" office:value="-0.3171296969697" calcext:value-type="float">
            <text:p>-0.3171296969697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8206" calcext:value-type="float">
            <text:p>0.118206</text:p>
          </table:table-cell>
          <table:table-cell table:formula="of:=[.A39]*0.00322" office:value-type="float" office:value="0.11914" calcext:value-type="float">
            <text:p>0.11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39]-[.B38])-(3.3/1024))/(3.3/1024)" office:value-type="float" office:value="0.0264824242424217" calcext:value-type="float">
            <text:p>0.026482424242422</text:p>
          </table:table-cell>
          <table:table-cell table:formula="of:=([.B39]-[.C39])/(3.3/1024)" office:value-type="float" office:value="-0.289823030303036" calcext:value-type="float">
            <text:p>-0.289823030303036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1502" calcext:value-type="float">
            <text:p>0.121502</text:p>
          </table:table-cell>
          <table:table-cell table:formula="of:=[.A40]*0.00322" office:value-type="float" office:value="0.12236" calcext:value-type="float">
            <text:p>0.12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0]-[.B39])-(3.3/1024))/(3.3/1024)" office:value-type="float" office:value="0.0227587878787902" calcext:value-type="float">
            <text:p>0.02275878787879</text:p>
          </table:table-cell>
          <table:table-cell table:formula="of:=([.B40]-[.C40])/(3.3/1024)" office:value-type="float" office:value="-0.266240000000004" calcext:value-type="float">
            <text:p>-0.266240000000004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4796" calcext:value-type="float">
            <text:p>0.124796</text:p>
          </table:table-cell>
          <table:table-cell table:formula="of:=[.A41]*0.00322" office:value-type="float" office:value="0.12558" calcext:value-type="float">
            <text:p>0.125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1]-[.B40])-(3.3/1024))/(3.3/1024)" office:value-type="float" office:value="0.0221381818181792" calcext:value-type="float">
            <text:p>0.022138181818179</text:p>
          </table:table-cell>
          <table:table-cell table:formula="of:=([.B41]-[.C41])/(3.3/1024)" office:value-type="float" office:value="-0.243277575757578" calcext:value-type="float">
            <text:p>-0.243277575757578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801" calcext:value-type="float">
            <text:p>0.12801</text:p>
          </table:table-cell>
          <table:table-cell table:formula="of:=[.A42]*0.00322" office:value-type="float" office:value="0.1288" calcext:value-type="float">
            <text:p>0.1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2]-[.B41])-(3.3/1024))/(3.3/1024)" office:value-type="float" office:value="-0.0026860606060536" calcext:value-type="float">
            <text:p>-0.002686060606054</text:p>
          </table:table-cell>
          <table:table-cell table:formula="of:=([.B42]-[.C42])/(3.3/1024)" office:value-type="float" office:value="-0.245139393939389" calcext:value-type="float">
            <text:p>-0.245139393939389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3129" calcext:value-type="float">
            <text:p>0.13129</text:p>
          </table:table-cell>
          <table:table-cell table:formula="of:=[.A43]*0.00322" office:value-type="float" office:value="0.13202" calcext:value-type="float">
            <text:p>0.13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3]-[.B42])-(3.3/1024))/(3.3/1024)" office:value-type="float" office:value="0.017793939393941" calcext:value-type="float">
            <text:p>0.017793939393941</text:p>
          </table:table-cell>
          <table:table-cell table:formula="of:=([.B43]-[.C43])/(3.3/1024)" office:value-type="float" office:value="-0.226521212121206" calcext:value-type="float">
            <text:p>-0.226521212121206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3457" calcext:value-type="float">
            <text:p>0.13457</text:p>
          </table:table-cell>
          <table:table-cell table:formula="of:=[.A44]*0.00322" office:value-type="float" office:value="0.13524" calcext:value-type="float">
            <text:p>0.13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4]-[.B43])-(3.3/1024))/(3.3/1024)" office:value-type="float" office:value="0.017793939393941" calcext:value-type="float">
            <text:p>0.017793939393941</text:p>
          </table:table-cell>
          <table:table-cell table:formula="of:=([.B44]-[.C44])/(3.3/1024)" office:value-type="float" office:value="-0.207903030303023" calcext:value-type="float">
            <text:p>-0.207903030303023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785" calcext:value-type="float">
            <text:p>0.13785</text:p>
          </table:table-cell>
          <table:table-cell table:formula="of:=[.A45]*0.00322" office:value-type="float" office:value="0.13846" calcext:value-type="float">
            <text:p>0.138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5]-[.B44])-(3.3/1024))/(3.3/1024)" office:value-type="float" office:value="0.0177939393939324" calcext:value-type="float">
            <text:p>0.017793939393933</text:p>
          </table:table-cell>
          <table:table-cell table:formula="of:=([.B45]-[.C45])/(3.3/1024)" office:value-type="float" office:value="-0.189284848484848" calcext:value-type="float">
            <text:p>-0.189284848484848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11" calcext:value-type="float">
            <text:p>0.1411</text:p>
          </table:table-cell>
          <table:table-cell table:formula="of:=[.A46]*0.00322" office:value-type="float" office:value="0.14168" calcext:value-type="float">
            <text:p>0.14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6]-[.B45])-(3.3/1024))/(3.3/1024)" office:value-type="float" office:value="0.00848484848484944" calcext:value-type="float">
            <text:p>0.008484848484849</text:p>
          </table:table-cell>
          <table:table-cell table:formula="of:=([.B46]-[.C46])/(3.3/1024)" office:value-type="float" office:value="-0.179975757575757" calcext:value-type="float">
            <text:p>-0.179975757575757</text:p>
          </table:table-cell>
          <table:table-cell table:number-columns-repeated="4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437" calcext:value-type="float">
            <text:p>0.14437</text:p>
          </table:table-cell>
          <table:table-cell table:formula="of:=[.A47]*0.00322" office:value-type="float" office:value="0.1449" calcext:value-type="float">
            <text:p>0.1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7]-[.B46])-(3.3/1024))/(3.3/1024)" office:value-type="float" office:value="0.0146909090909076" calcext:value-type="float">
            <text:p>0.014690909090908</text:p>
          </table:table-cell>
          <table:table-cell table:formula="of:=([.B47]-[.C47])/(3.3/1024)" office:value-type="float" office:value="-0.164460606060607" calcext:value-type="float">
            <text:p>-0.164460606060607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764" calcext:value-type="float">
            <text:p>0.14764</text:p>
          </table:table-cell>
          <table:table-cell table:formula="of:=[.A48]*0.00322" office:value-type="float" office:value="0.14812" calcext:value-type="float">
            <text:p>0.148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8]-[.B47])-(3.3/1024))/(3.3/1024)" office:value-type="float" office:value="0.0146909090909162" calcext:value-type="float">
            <text:p>0.014690909090916</text:p>
          </table:table-cell>
          <table:table-cell table:formula="of:=([.B48]-[.C48])/(3.3/1024)" office:value-type="float" office:value="-0.148945454545449" calcext:value-type="float">
            <text:p>-0.148945454545449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09" calcext:value-type="float">
            <text:p>0.1509</text:p>
          </table:table-cell>
          <table:table-cell table:formula="of:=[.A49]*0.00322" office:value-type="float" office:value="0.15134" calcext:value-type="float">
            <text:p>0.151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49]-[.B48])-(3.3/1024))/(3.3/1024)" office:value-type="float" office:value="0.0115878787878742" calcext:value-type="float">
            <text:p>0.011587878787874</text:p>
          </table:table-cell>
          <table:table-cell table:formula="of:=([.B49]-[.C49])/(3.3/1024)" office:value-type="float" office:value="-0.136533333333332" calcext:value-type="float">
            <text:p>-0.136533333333332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5393" calcext:value-type="float">
            <text:p>0.15393</text:p>
          </table:table-cell>
          <table:table-cell table:formula="of:=[.A50]*0.00322" office:value-type="float" office:value="0.15456" calcext:value-type="float">
            <text:p>0.154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0]-[.B49])-(3.3/1024))/(3.3/1024)" office:value-type="float" office:value="-0.0597818181818166" calcext:value-type="float">
            <text:p>-0.059781818181817</text:p>
          </table:table-cell>
          <table:table-cell table:formula="of:=([.B50]-[.C50])/(3.3/1024)" office:value-type="float" office:value="-0.195490909090907" calcext:value-type="float">
            <text:p>-0.195490909090907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5721" calcext:value-type="float">
            <text:p>0.15721</text:p>
          </table:table-cell>
          <table:table-cell table:formula="of:=[.A51]*0.00322" office:value-type="float" office:value="0.15778" calcext:value-type="float">
            <text:p>0.157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1]-[.B50])-(3.3/1024))/(3.3/1024)" office:value-type="float" office:value="0.017793939393941" calcext:value-type="float">
            <text:p>0.017793939393941</text:p>
          </table:table-cell>
          <table:table-cell table:formula="of:=([.B51]-[.C51])/(3.3/1024)" office:value-type="float" office:value="-0.176872727272723" calcext:value-type="float">
            <text:p>-0.176872727272723</text:p>
          </table:table-cell>
          <table:table-cell table:number-columns-repeated="4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047" calcext:value-type="float">
            <text:p>0.16047</text:p>
          </table:table-cell>
          <table:table-cell table:formula="of:=[.A52]*0.00322"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2]-[.B51])-(3.3/1024))/(3.3/1024)" office:value-type="float" office:value="0.0115878787878742" calcext:value-type="float">
            <text:p>0.011587878787874</text:p>
          </table:table-cell>
          <table:table-cell table:formula="of:=([.B52]-[.C52])/(3.3/1024)" office:value-type="float" office:value="-0.164460606060607" calcext:value-type="float">
            <text:p>-0.164460606060607</text:p>
          </table:table-cell>
          <table:table-cell table:number-columns-repeated="4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6374" calcext:value-type="float">
            <text:p>0.16374</text:p>
          </table:table-cell>
          <table:table-cell table:formula="of:=[.A53]*0.00322" office:value-type="float" office:value="0.16422" calcext:value-type="float">
            <text:p>0.164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3]-[.B52])-(3.3/1024))/(3.3/1024)" office:value-type="float" office:value="0.0146909090909162" calcext:value-type="float">
            <text:p>0.014690909090916</text:p>
          </table:table-cell>
          <table:table-cell table:formula="of:=([.B53]-[.C53])/(3.3/1024)" office:value-type="float" office:value="-0.148945454545449" calcext:value-type="float">
            <text:p>-0.148945454545449</text:p>
          </table:table-cell>
          <table:table-cell table:number-columns-repeated="4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6698" calcext:value-type="float">
            <text:p>0.16698</text:p>
          </table:table-cell>
          <table:table-cell table:formula="of:=[.A54]*0.00322" office:value-type="float" office:value="0.16744" calcext:value-type="float">
            <text:p>0.1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4]-[.B53])-(3.3/1024))/(3.3/1024)" office:value-type="float" office:value="0.00538181818181603" calcext:value-type="float">
            <text:p>0.005381818181816</text:p>
          </table:table-cell>
          <table:table-cell table:formula="of:=([.B54]-[.C54])/(3.3/1024)" office:value-type="float" office:value="-0.14273939393939" calcext:value-type="float">
            <text:p>-0.14273939393939</text:p>
          </table:table-cell>
          <table:table-cell table:number-columns-repeated="4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025" calcext:value-type="float">
            <text:p>0.17025</text:p>
          </table:table-cell>
          <table:table-cell table:formula="of:=[.A55]*0.00322" office:value-type="float" office:value="0.17066" calcext:value-type="float">
            <text:p>0.17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5]-[.B54])-(3.3/1024))/(3.3/1024)" office:value-type="float" office:value="0.0146909090909076" calcext:value-type="float">
            <text:p>0.014690909090908</text:p>
          </table:table-cell>
          <table:table-cell table:formula="of:=([.B55]-[.C55])/(3.3/1024)" office:value-type="float" office:value="-0.12722424242424" calcext:value-type="float">
            <text:p>-0.12722424242424</text:p>
          </table:table-cell>
          <table:table-cell table:number-columns-repeated="4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735" calcext:value-type="float">
            <text:p>0.1735</text:p>
          </table:table-cell>
          <table:table-cell table:formula="of:=[.A56]*0.00322" office:value-type="float" office:value="0.17388" calcext:value-type="float">
            <text:p>0.17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6]-[.B55])-(3.3/1024))/(3.3/1024)" office:value-type="float" office:value="0.00848484848484944" calcext:value-type="float">
            <text:p>0.008484848484849</text:p>
          </table:table-cell>
          <table:table-cell table:formula="of:=([.B56]-[.C56])/(3.3/1024)" office:value-type="float" office:value="-0.117915151515149" calcext:value-type="float">
            <text:p>-0.117915151515149</text:p>
          </table:table-cell>
          <table:table-cell table:number-columns-repeated="4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7675" calcext:value-type="float">
            <text:p>0.17675</text:p>
          </table:table-cell>
          <table:table-cell table:formula="of:=[.A57]*0.00322" office:value-type="float" office:value="0.1771" calcext:value-type="float">
            <text:p>0.1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7]-[.B56])-(3.3/1024))/(3.3/1024)" office:value-type="float" office:value="0.00848484848484944" calcext:value-type="float">
            <text:p>0.008484848484849</text:p>
          </table:table-cell>
          <table:table-cell table:formula="of:=([.B57]-[.C57])/(3.3/1024)" office:value-type="float" office:value="-0.108606060606057" calcext:value-type="float">
            <text:p>-0.108606060606057</text:p>
          </table:table-cell>
          <table:table-cell table:number-columns-repeated="4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7994" calcext:value-type="float">
            <text:p>0.17994</text:p>
          </table:table-cell>
          <table:table-cell table:formula="of:=[.A58]*0.00322" office:value-type="float" office:value="0.18032" calcext:value-type="float">
            <text:p>0.180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8]-[.B57])-(3.3/1024))/(3.3/1024)" office:value-type="float" office:value="-0.0101333333333338" calcext:value-type="float">
            <text:p>-0.010133333333334</text:p>
          </table:table-cell>
          <table:table-cell table:formula="of:=([.B58]-[.C58])/(3.3/1024)" office:value-type="float" office:value="-0.117915151515149" calcext:value-type="float">
            <text:p>-0.117915151515149</text:p>
          </table:table-cell>
          <table:table-cell table:number-columns-repeated="4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8319" calcext:value-type="float">
            <text:p>0.18319</text:p>
          </table:table-cell>
          <table:table-cell table:formula="of:=[.A59]*0.00322" office:value-type="float" office:value="0.18354" calcext:value-type="float">
            <text:p>0.18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59]-[.B58])-(3.3/1024))/(3.3/1024)" office:value-type="float" office:value="0.00848484848484944" calcext:value-type="float">
            <text:p>0.008484848484849</text:p>
          </table:table-cell>
          <table:table-cell table:formula="of:=([.B59]-[.C59])/(3.3/1024)" office:value-type="float" office:value="-0.108606060606057" calcext:value-type="float">
            <text:p>-0.108606060606057</text:p>
          </table:table-cell>
          <table:table-cell table:number-columns-repeated="4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8644" calcext:value-type="float">
            <text:p>0.18644</text:p>
          </table:table-cell>
          <table:table-cell table:formula="of:=[.A60]*0.00322" office:value-type="float" office:value="0.18676" calcext:value-type="float">
            <text:p>0.18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0]-[.B59])-(3.3/1024))/(3.3/1024)" office:value-type="float" office:value="0.00848484848484944" calcext:value-type="float">
            <text:p>0.008484848484849</text:p>
          </table:table-cell>
          <table:table-cell table:formula="of:=([.B60]-[.C60])/(3.3/1024)" office:value-type="float" office:value="-0.0992969696969657" calcext:value-type="float">
            <text:p>-0.099296969696966</text:p>
          </table:table-cell>
          <table:table-cell table:number-columns-repeated="4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969" calcext:value-type="float">
            <text:p>0.18969</text:p>
          </table:table-cell>
          <table:table-cell table:formula="of:=[.A61]*0.00322" office:value-type="float" office:value="0.18998" calcext:value-type="float">
            <text:p>0.18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1]-[.B60])-(3.3/1024))/(3.3/1024)" office:value-type="float" office:value="0.00848484848484944" calcext:value-type="float">
            <text:p>0.008484848484849</text:p>
          </table:table-cell>
          <table:table-cell table:formula="of:=([.B61]-[.C61])/(3.3/1024)" office:value-type="float" office:value="-0.0899878787878741" calcext:value-type="float">
            <text:p>-0.089987878787874</text:p>
          </table:table-cell>
          <table:table-cell table:number-columns-repeated="4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9292" calcext:value-type="float">
            <text:p>0.19292</text:p>
          </table:table-cell>
          <table:table-cell table:formula="of:=[.A62]*0.00322" office:value-type="float" office:value="0.1932" calcext:value-type="float">
            <text:p>0.19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2]-[.B61])-(3.3/1024))/(3.3/1024)" office:value-type="float" office:value="0.00227878787878262" calcext:value-type="float">
            <text:p>0.002278787878783</text:p>
          </table:table-cell>
          <table:table-cell table:formula="of:=([.B62]-[.C62])/(3.3/1024)" office:value-type="float" office:value="-0.0868848484848493" calcext:value-type="float">
            <text:p>-0.086884848484849</text:p>
          </table:table-cell>
          <table:table-cell table:number-columns-repeated="4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9616" calcext:value-type="float">
            <text:p>0.19616</text:p>
          </table:table-cell>
          <table:table-cell table:formula="of:=[.A63]*0.00322" office:value-type="float" office:value="0.19642" calcext:value-type="float">
            <text:p>0.196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3]-[.B62])-(3.3/1024))/(3.3/1024)" office:value-type="float" office:value="0.00538181818182464" calcext:value-type="float">
            <text:p>0.005381818181825</text:p>
          </table:table-cell>
          <table:table-cell table:formula="of:=([.B63]-[.C63])/(3.3/1024)" office:value-type="float" office:value="-0.0806787878787824" calcext:value-type="float">
            <text:p>-0.080678787878783</text:p>
          </table:table-cell>
          <table:table-cell table:number-columns-repeated="4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994" calcext:value-type="float">
            <text:p>0.1994</text:p>
          </table:table-cell>
          <table:table-cell table:formula="of:=[.A64]*0.00322" office:value-type="float" office:value="0.19964" calcext:value-type="float">
            <text:p>0.1996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4]-[.B63])-(3.3/1024))/(3.3/1024)" office:value-type="float" office:value="0.00538181818181603" calcext:value-type="float">
            <text:p>0.005381818181816</text:p>
          </table:table-cell>
          <table:table-cell table:formula="of:=([.B64]-[.C64])/(3.3/1024)" office:value-type="float" office:value="-0.0744727272727242" calcext:value-type="float">
            <text:p>-0.074472727272724</text:p>
          </table:table-cell>
          <table:table-cell table:number-columns-repeated="4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0265" calcext:value-type="float">
            <text:p>0.20265</text:p>
          </table:table-cell>
          <table:table-cell table:formula="of:=[.A65]*0.00322" office:value-type="float" office:value="0.20286" calcext:value-type="float">
            <text:p>0.2028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([.B65]-[.B64])-(3.3/1024))/(3.3/1024)" office:value-type="float" office:value="0.00848484848484944" calcext:value-type="float">
            <text:p>0.008484848484849</text:p>
          </table:table-cell>
          <table:table-cell table:formula="of:=([.B65]-[.C65])/(3.3/1024)" office:value-type="float" office:value="-0.0651636363636326" calcext:value-type="float">
            <text:p>-0.065163636363633</text:p>
          </table:table-cell>
          <table:table-cell table:number-columns-repeated="4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0351" calcext:value-type="float">
            <text:p>0.20351</text:p>
          </table:table-cell>
          <table:table-cell table:formula="of:=[.A66]*0.00322" office:value-type="float" office:value="0.20608" calcext:value-type="float">
            <text:p>0.206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66]-[.B65])-(3.3/1024))/(3.3/1024)" office:value-type="float" office:value="-0.733139393939394" calcext:value-type="float">
            <text:p>-0.733139393939394</text:p>
          </table:table-cell>
          <table:table-cell table:formula="of:=([.B66]-[.C66])/(3.3/1024)" office:value-type="float" office:value="-0.797478787878784" calcext:value-type="float">
            <text:p>-0.797478787878784</text:p>
          </table:table-cell>
          <table:table-cell table:number-columns-repeated="4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0697" calcext:value-type="float">
            <text:p>0.20697</text:p>
          </table:table-cell>
          <table:table-cell table:formula="of:=[.A67]*0.00322" office:value-type="float" office:value="0.2093" calcext:value-type="float">
            <text:p>0.209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67]-[.B66])-(3.3/1024))/(3.3/1024)" office:value-type="float" office:value="0.0736484848484821" calcext:value-type="float">
            <text:p>0.073648484848482</text:p>
          </table:table-cell>
          <table:table-cell table:formula="of:=([.B67]-[.C67])/(3.3/1024)" office:value-type="float" office:value="-0.72300606060606" calcext:value-type="float">
            <text:p>-0.72300606060606</text:p>
          </table:table-cell>
          <table:table-cell table:number-columns-repeated="4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10399" calcext:value-type="float">
            <text:p>0.210399</text:p>
          </table:table-cell>
          <table:table-cell table:formula="of:=[.A68]*0.00322" office:value-type="float" office:value="0.21252" calcext:value-type="float">
            <text:p>0.21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68]-[.B67])-(3.3/1024))/(3.3/1024)" office:value-type="float" office:value="0.0640290909090871" calcext:value-type="float">
            <text:p>0.064029090909087</text:p>
          </table:table-cell>
          <table:table-cell table:formula="of:=([.B68]-[.C68])/(3.3/1024)" office:value-type="float" office:value="-0.658152727272731" calcext:value-type="float">
            <text:p>-0.658152727272731</text:p>
          </table:table-cell>
          <table:table-cell table:number-columns-repeated="4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1381" calcext:value-type="float">
            <text:p>0.21381</text:p>
          </table:table-cell>
          <table:table-cell table:formula="of:=[.A69]*0.00322" office:value-type="float" office:value="0.21574" calcext:value-type="float">
            <text:p>0.215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69]-[.B68])-(3.3/1024))/(3.3/1024)" office:value-type="float" office:value="0.0584436363636442" calcext:value-type="float">
            <text:p>0.058443636363644</text:p>
          </table:table-cell>
          <table:table-cell table:formula="of:=([.B69]-[.C69])/(3.3/1024)" office:value-type="float" office:value="-0.598884848484845" calcext:value-type="float">
            <text:p>-0.598884848484845</text:p>
          </table:table-cell>
          <table:table-cell table:number-columns-repeated="4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1719" calcext:value-type="float">
            <text:p>0.21719</text:p>
          </table:table-cell>
          <table:table-cell table:formula="of:=[.A70]*0.00322" office:value-type="float" office:value="0.21896" calcext:value-type="float">
            <text:p>0.2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0]-[.B69])-(3.3/1024))/(3.3/1024)" office:value-type="float" office:value="0.0488242424242407" calcext:value-type="float">
            <text:p>0.048824242424241</text:p>
          </table:table-cell>
          <table:table-cell table:formula="of:=([.B70]-[.C70])/(3.3/1024)" office:value-type="float" office:value="-0.549236363636362" calcext:value-type="float">
            <text:p>-0.549236363636362</text:p>
          </table:table-cell>
          <table:table-cell table:number-columns-repeated="4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2057" calcext:value-type="float">
            <text:p>0.22057</text:p>
          </table:table-cell>
          <table:table-cell table:formula="of:=[.A71]*0.00322" office:value-type="float" office:value="0.22218" calcext:value-type="float">
            <text:p>0.22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1]-[.B70])-(3.3/1024))/(3.3/1024)" office:value-type="float" office:value="0.0488242424242407" calcext:value-type="float">
            <text:p>0.048824242424241</text:p>
          </table:table-cell>
          <table:table-cell table:formula="of:=([.B71]-[.C71])/(3.3/1024)" office:value-type="float" office:value="-0.499587878787879" calcext:value-type="float">
            <text:p>-0.499587878787879</text:p>
          </table:table-cell>
          <table:table-cell table:number-columns-repeated="4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2394" calcext:value-type="float">
            <text:p>0.22394</text:p>
          </table:table-cell>
          <table:table-cell table:formula="of:=[.A72]*0.00322" office:value-type="float" office:value="0.2254" calcext:value-type="float">
            <text:p>0.2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2]-[.B71])-(3.3/1024))/(3.3/1024)" office:value-type="float" office:value="0.0457212121212159" calcext:value-type="float">
            <text:p>0.045721212121216</text:p>
          </table:table-cell>
          <table:table-cell table:formula="of:=([.B72]-[.C72])/(3.3/1024)" office:value-type="float" office:value="-0.453042424242421" calcext:value-type="float">
            <text:p>-0.453042424242421</text:p>
          </table:table-cell>
          <table:table-cell table:number-columns-repeated="4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273" calcext:value-type="float">
            <text:p>0.2273</text:p>
          </table:table-cell>
          <table:table-cell table:formula="of:=[.A73]*0.00322" office:value-type="float" office:value="0.22862" calcext:value-type="float">
            <text:p>0.228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3]-[.B72])-(3.3/1024))/(3.3/1024)" office:value-type="float" office:value="0.0426181818181738" calcext:value-type="float">
            <text:p>0.042618181818174</text:p>
          </table:table-cell>
          <table:table-cell table:formula="of:=([.B73]-[.C73])/(3.3/1024)" office:value-type="float" office:value="-0.409600000000005" calcext:value-type="float">
            <text:p>-0.409600000000005</text:p>
          </table:table-cell>
          <table:table-cell table:number-columns-repeated="4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057" calcext:value-type="float">
            <text:p>0.23057</text:p>
          </table:table-cell>
          <table:table-cell table:formula="of:=[.A74]*0.00322" office:value-type="float" office:value="0.23184" calcext:value-type="float">
            <text:p>0.23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4]-[.B73])-(3.3/1024))/(3.3/1024)" office:value-type="float" office:value="0.0146909090909162" calcext:value-type="float">
            <text:p>0.014690909090916</text:p>
          </table:table-cell>
          <table:table-cell table:formula="of:=([.B74]-[.C74])/(3.3/1024)" office:value-type="float" office:value="-0.394084848484846" calcext:value-type="float">
            <text:p>-0.394084848484846</text:p>
          </table:table-cell>
          <table:table-cell table:number-columns-repeated="4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392" calcext:value-type="float">
            <text:p>0.23392</text:p>
          </table:table-cell>
          <table:table-cell table:formula="of:=[.A75]*0.00322" office:value-type="float" office:value="0.23506" calcext:value-type="float">
            <text:p>0.235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5]-[.B74])-(3.3/1024))/(3.3/1024)" office:value-type="float" office:value="0.039515151515149" calcext:value-type="float">
            <text:p>0.039515151515149</text:p>
          </table:table-cell>
          <table:table-cell table:formula="of:=([.B75]-[.C75])/(3.3/1024)" office:value-type="float" office:value="-0.353745454545455" calcext:value-type="float">
            <text:p>-0.353745454545455</text:p>
          </table:table-cell>
          <table:table-cell table:number-columns-repeated="4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724" calcext:value-type="float">
            <text:p>0.23724</text:p>
          </table:table-cell>
          <table:table-cell table:formula="of:=[.A76]*0.00322" office:value-type="float" office:value="0.23828" calcext:value-type="float">
            <text:p>0.23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6]-[.B75])-(3.3/1024))/(3.3/1024)" office:value-type="float" office:value="0.0302060606060574" calcext:value-type="float">
            <text:p>0.030206060606058</text:p>
          </table:table-cell>
          <table:table-cell table:formula="of:=([.B76]-[.C76])/(3.3/1024)" office:value-type="float" office:value="-0.322715151515156" calcext:value-type="float">
            <text:p>-0.322715151515156</text:p>
          </table:table-cell>
          <table:table-cell table:number-columns-repeated="4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4056" calcext:value-type="float">
            <text:p>0.24056</text:p>
          </table:table-cell>
          <table:table-cell table:formula="of:=[.A77]*0.00322" office:value-type="float" office:value="0.2415" calcext:value-type="float">
            <text:p>0.2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7]-[.B76])-(3.3/1024))/(3.3/1024)" office:value-type="float" office:value="0.0302060606060661" calcext:value-type="float">
            <text:p>0.030206060606066</text:p>
          </table:table-cell>
          <table:table-cell table:formula="of:=([.B77]-[.C77])/(3.3/1024)" office:value-type="float" office:value="-0.291684848484847" calcext:value-type="float">
            <text:p>-0.291684848484847</text:p>
          </table:table-cell>
          <table:table-cell table:number-columns-repeated="4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4386" calcext:value-type="float">
            <text:p>0.24386</text:p>
          </table:table-cell>
          <table:table-cell table:formula="of:=[.A78]*0.00322" office:value-type="float" office:value="0.24472" calcext:value-type="float">
            <text:p>0.24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8]-[.B77])-(3.3/1024))/(3.3/1024)" office:value-type="float" office:value="0.0239999999999992" calcext:value-type="float">
            <text:p>0.023999999999999</text:p>
          </table:table-cell>
          <table:table-cell table:formula="of:=([.B78]-[.C78])/(3.3/1024)" office:value-type="float" office:value="-0.266860606060606" calcext:value-type="float">
            <text:p>-0.266860606060606</text:p>
          </table:table-cell>
          <table:table-cell table:number-columns-repeated="4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4716" calcext:value-type="float">
            <text:p>0.24716</text:p>
          </table:table-cell>
          <table:table-cell table:formula="of:=[.A79]*0.00322" office:value-type="float" office:value="0.24794" calcext:value-type="float">
            <text:p>0.24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79]-[.B78])-(3.3/1024))/(3.3/1024)" office:value-type="float" office:value="0.0239999999999992" calcext:value-type="float">
            <text:p>0.023999999999999</text:p>
          </table:table-cell>
          <table:table-cell table:formula="of:=([.B79]-[.C79])/(3.3/1024)" office:value-type="float" office:value="-0.242036363636365" calcext:value-type="float">
            <text:p>-0.242036363636365</text:p>
          </table:table-cell>
          <table:table-cell table:number-columns-repeated="4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5046" calcext:value-type="float">
            <text:p>0.25046</text:p>
          </table:table-cell>
          <table:table-cell table:formula="of:=[.A80]*0.00322" office:value-type="float" office:value="0.25116" calcext:value-type="float">
            <text:p>0.251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0]-[.B79])-(3.3/1024))/(3.3/1024)" office:value-type="float" office:value="0.0239999999999992" calcext:value-type="float">
            <text:p>0.023999999999999</text:p>
          </table:table-cell>
          <table:table-cell table:formula="of:=([.B80]-[.C80])/(3.3/1024)" office:value-type="float" office:value="-0.217212121212115" calcext:value-type="float">
            <text:p>-0.217212121212115</text:p>
          </table:table-cell>
          <table:table-cell table:number-columns-repeated="4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5375" calcext:value-type="float">
            <text:p>0.25375</text:p>
          </table:table-cell>
          <table:table-cell table:formula="of:=[.A81]*0.00322" office:value-type="float" office:value="0.25438" calcext:value-type="float">
            <text:p>0.254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1]-[.B80])-(3.3/1024))/(3.3/1024)" office:value-type="float" office:value="0.0208969696969744" calcext:value-type="float">
            <text:p>0.020896969696975</text:p>
          </table:table-cell>
          <table:table-cell table:formula="of:=([.B81]-[.C81])/(3.3/1024)" office:value-type="float" office:value="-0.195490909090898" calcext:value-type="float">
            <text:p>-0.195490909090898</text:p>
          </table:table-cell>
          <table:table-cell table:number-columns-repeated="4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5682" calcext:value-type="float">
            <text:p>0.25682</text:p>
          </table:table-cell>
          <table:table-cell table:formula="of:=[.A82]*0.00322" office:value-type="float" office:value="0.2576" calcext:value-type="float">
            <text:p>0.2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2]-[.B81])-(3.3/1024))/(3.3/1024)" office:value-type="float" office:value="-0.0473696969696916" calcext:value-type="float">
            <text:p>-0.047369696969692</text:p>
          </table:table-cell>
          <table:table-cell table:formula="of:=([.B82]-[.C82])/(3.3/1024)" office:value-type="float" office:value="-0.242036363636347" calcext:value-type="float">
            <text:p>-0.242036363636347</text:p>
          </table:table-cell>
          <table:table-cell table:number-columns-repeated="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6012" calcext:value-type="float">
            <text:p>0.26012</text:p>
          </table:table-cell>
          <table:table-cell table:formula="of:=[.A83]*0.00322" office:value-type="float" office:value="0.26082" calcext:value-type="float">
            <text:p>0.260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3]-[.B82])-(3.3/1024))/(3.3/1024)" office:value-type="float" office:value="0.0239999999999906" calcext:value-type="float">
            <text:p>0.023999999999991</text:p>
          </table:table-cell>
          <table:table-cell table:formula="of:=([.B83]-[.C83])/(3.3/1024)" office:value-type="float" office:value="-0.217212121212115" calcext:value-type="float">
            <text:p>-0.217212121212115</text:p>
          </table:table-cell>
          <table:table-cell table:number-columns-repeated="4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6341" calcext:value-type="float">
            <text:p>0.26341</text:p>
          </table:table-cell>
          <table:table-cell table:formula="of:=[.A84]*0.00322" office:value-type="float" office:value="0.26404" calcext:value-type="float">
            <text:p>0.26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4]-[.B83])-(3.3/1024))/(3.3/1024)" office:value-type="float" office:value="0.0208969696969744" calcext:value-type="float">
            <text:p>0.020896969696975</text:p>
          </table:table-cell>
          <table:table-cell table:formula="of:=([.B84]-[.C84])/(3.3/1024)" office:value-type="float" office:value="-0.195490909090898" calcext:value-type="float">
            <text:p>-0.195490909090898</text:p>
          </table:table-cell>
          <table:table-cell table:number-columns-repeated="4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667" calcext:value-type="float">
            <text:p>0.2667</text:p>
          </table:table-cell>
          <table:table-cell table:formula="of:=[.A85]*0.00322" office:value-type="float" office:value="0.26726" calcext:value-type="float">
            <text:p>0.267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5]-[.B84])-(3.3/1024))/(3.3/1024)" office:value-type="float" office:value="0.0208969696969572" calcext:value-type="float">
            <text:p>0.020896969696957</text:p>
          </table:table-cell>
          <table:table-cell table:formula="of:=([.B85]-[.C85])/(3.3/1024)" office:value-type="float" office:value="-0.173769696969699" calcext:value-type="float">
            <text:p>-0.173769696969699</text:p>
          </table:table-cell>
          <table:table-cell table:number-columns-repeated="4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6996" calcext:value-type="float">
            <text:p>0.26996</text:p>
          </table:table-cell>
          <table:table-cell table:formula="of:=[.A86]*0.00322" office:value-type="float" office:value="0.27048" calcext:value-type="float">
            <text:p>0.2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6]-[.B85])-(3.3/1024))/(3.3/1024)" office:value-type="float" office:value="0.0115878787878915" calcext:value-type="float">
            <text:p>0.011587878787892</text:p>
          </table:table-cell>
          <table:table-cell table:formula="of:=([.B86]-[.C86])/(3.3/1024)" office:value-type="float" office:value="-0.161357575757565" calcext:value-type="float">
            <text:p>-0.161357575757565</text:p>
          </table:table-cell>
          <table:table-cell table:number-columns-repeated="4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323" calcext:value-type="float">
            <text:p>0.27323</text:p>
          </table:table-cell>
          <table:table-cell table:formula="of:=[.A87]*0.00322" office:value-type="float" office:value="0.2737" calcext:value-type="float">
            <text:p>0.2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7]-[.B86])-(3.3/1024))/(3.3/1024)" office:value-type="float" office:value="0.0146909090909076" calcext:value-type="float">
            <text:p>0.014690909090908</text:p>
          </table:table-cell>
          <table:table-cell table:formula="of:=([.B87]-[.C87])/(3.3/1024)" office:value-type="float" office:value="-0.145842424242415" calcext:value-type="float">
            <text:p>-0.145842424242415</text:p>
          </table:table-cell>
          <table:table-cell table:number-columns-repeated="4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65" calcext:value-type="float">
            <text:p>0.2765</text:p>
          </table:table-cell>
          <table:table-cell table:formula="of:=[.A88]*0.00322" office:value-type="float" office:value="0.27692" calcext:value-type="float">
            <text:p>0.276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8]-[.B87])-(3.3/1024))/(3.3/1024)" office:value-type="float" office:value="0.0146909090909076" calcext:value-type="float">
            <text:p>0.014690909090908</text:p>
          </table:table-cell>
          <table:table-cell table:formula="of:=([.B88]-[.C88])/(3.3/1024)" office:value-type="float" office:value="-0.130327272727265" calcext:value-type="float">
            <text:p>-0.130327272727265</text:p>
          </table:table-cell>
          <table:table-cell table:number-columns-repeated="4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7977" calcext:value-type="float">
            <text:p>0.27977</text:p>
          </table:table-cell>
          <table:table-cell table:formula="of:=[.A89]*0.00322" office:value-type="float" office:value="0.28014" calcext:value-type="float">
            <text:p>0.28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89]-[.B88])-(3.3/1024))/(3.3/1024)" office:value-type="float" office:value="0.0146909090909076" calcext:value-type="float">
            <text:p>0.014690909090908</text:p>
          </table:table-cell>
          <table:table-cell table:formula="of:=([.B89]-[.C89])/(3.3/1024)" office:value-type="float" office:value="-0.114812121212115" calcext:value-type="float">
            <text:p>-0.114812121212115</text:p>
          </table:table-cell>
          <table:table-cell table:number-columns-repeated="4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297" calcext:value-type="float">
            <text:p>0.28297</text:p>
          </table:table-cell>
          <table:table-cell table:formula="of:=[.A90]*0.00322" office:value-type="float" office:value="0.28336" calcext:value-type="float">
            <text:p>0.283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0]-[.B89])-(3.3/1024))/(3.3/1024)" office:value-type="float" office:value="-0.00703030303030899" calcext:value-type="float">
            <text:p>-0.007030303030309</text:p>
          </table:table-cell>
          <table:table-cell table:formula="of:=([.B90]-[.C90])/(3.3/1024)" office:value-type="float" office:value="-0.121018181818182" calcext:value-type="float">
            <text:p>-0.121018181818182</text:p>
          </table:table-cell>
          <table:table-cell table:number-columns-repeated="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623" calcext:value-type="float">
            <text:p>0.28623</text:p>
          </table:table-cell>
          <table:table-cell table:formula="of:=[.A91]*0.00322" office:value-type="float" office:value="0.28658" calcext:value-type="float">
            <text:p>0.28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1]-[.B90])-(3.3/1024))/(3.3/1024)" office:value-type="float" office:value="0.0115878787878915" calcext:value-type="float">
            <text:p>0.011587878787892</text:p>
          </table:table-cell>
          <table:table-cell table:formula="of:=([.B91]-[.C91])/(3.3/1024)" office:value-type="float" office:value="-0.108606060606049" calcext:value-type="float">
            <text:p>-0.108606060606049</text:p>
          </table:table-cell>
          <table:table-cell table:number-columns-repeated="4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949" calcext:value-type="float">
            <text:p>0.28949</text:p>
          </table:table-cell>
          <table:table-cell table:formula="of:=[.A92]*0.00322" office:value-type="float" office:value="0.2898" calcext:value-type="float">
            <text:p>0.2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2]-[.B91])-(3.3/1024))/(3.3/1024)" office:value-type="float" office:value="0.0115878787878742" calcext:value-type="float">
            <text:p>0.011587878787874</text:p>
          </table:table-cell>
          <table:table-cell table:formula="of:=([.B92]-[.C92])/(3.3/1024)" office:value-type="float" office:value="-0.0961939393939323" calcext:value-type="float">
            <text:p>-0.096193939393932</text:p>
          </table:table-cell>
          <table:table-cell table:number-columns-repeated="4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9274" calcext:value-type="float">
            <text:p>0.29274</text:p>
          </table:table-cell>
          <table:table-cell table:formula="of:=[.A93]*0.00322" office:value-type="float" office:value="0.29302" calcext:value-type="float">
            <text:p>0.29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3]-[.B92])-(3.3/1024))/(3.3/1024)" office:value-type="float" office:value="0.00848484848484082" calcext:value-type="float">
            <text:p>0.008484848484841</text:p>
          </table:table-cell>
          <table:table-cell table:formula="of:=([.B93]-[.C93])/(3.3/1024)" office:value-type="float" office:value="-0.0868848484848493" calcext:value-type="float">
            <text:p>-0.086884848484849</text:p>
          </table:table-cell>
          <table:table-cell table:number-columns-repeated="4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9598" calcext:value-type="float">
            <text:p>0.29598</text:p>
          </table:table-cell>
          <table:table-cell table:formula="of:=[.A94]*0.00322" office:value-type="float" office:value="0.29624" calcext:value-type="float">
            <text:p>0.29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4]-[.B93])-(3.3/1024))/(3.3/1024)" office:value-type="float" office:value="0.00538181818182464" calcext:value-type="float">
            <text:p>0.005381818181825</text:p>
          </table:table-cell>
          <table:table-cell table:formula="of:=([.B94]-[.C94])/(3.3/1024)" office:value-type="float" office:value="-0.0806787878787824" calcext:value-type="float">
            <text:p>-0.080678787878783</text:p>
          </table:table-cell>
          <table:table-cell table:number-columns-repeated="4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9923" calcext:value-type="float">
            <text:p>0.29923</text:p>
          </table:table-cell>
          <table:table-cell table:formula="of:=[.A95]*0.00322" office:value-type="float" office:value="0.29946" calcext:value-type="float">
            <text:p>0.29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5]-[.B94])-(3.3/1024))/(3.3/1024)" office:value-type="float" office:value="0.00848484848485805" calcext:value-type="float">
            <text:p>0.008484848484858</text:p>
          </table:table-cell>
          <table:table-cell table:formula="of:=([.B95]-[.C95])/(3.3/1024)" office:value-type="float" office:value="-0.0713696969696822" calcext:value-type="float">
            <text:p>-0.071369696969682</text:p>
          </table:table-cell>
          <table:table-cell table:number-columns-repeated="4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248" calcext:value-type="float">
            <text:p>0.30248</text:p>
          </table:table-cell>
          <table:table-cell table:formula="of:=[.A96]*0.00322" office:value-type="float" office:value="0.30268" calcext:value-type="float">
            <text:p>0.3026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6]-[.B95])-(3.3/1024))/(3.3/1024)" office:value-type="float" office:value="0.00848484848484082" calcext:value-type="float">
            <text:p>0.008484848484841</text:p>
          </table:table-cell>
          <table:table-cell table:formula="of:=([.B96]-[.C96])/(3.3/1024)" office:value-type="float" office:value="-0.0620606060605992" calcext:value-type="float">
            <text:p>-0.062060606060599</text:p>
          </table:table-cell>
          <table:table-cell table:number-columns-repeated="4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0573" calcext:value-type="float">
            <text:p>0.30573</text:p>
          </table:table-cell>
          <table:table-cell table:formula="of:=[.A97]*0.00322" office:value-type="float" office:value="0.3059" calcext:value-type="float">
            <text:p>0.305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7]-[.B96])-(3.3/1024))/(3.3/1024)" office:value-type="float" office:value="0.00848484848484082" calcext:value-type="float">
            <text:p>0.008484848484841</text:p>
          </table:table-cell>
          <table:table-cell table:formula="of:=([.B97]-[.C97])/(3.3/1024)" office:value-type="float" office:value="-0.0527515151515162" calcext:value-type="float">
            <text:p>-0.052751515151516</text:p>
          </table:table-cell>
          <table:table-cell table:number-columns-repeated="48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A98]*0.00322" office:value-type="float" office:value="0.30912" calcext:value-type="float">
            <text:p>0.309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8]-[.B97])-(3.3/1024))/(3.3/1024)" office:value-type="float" office:value="-95.8689454545455" calcext:value-type="float">
            <text:p>-95.8689454545455</text:p>
          </table:table-cell>
          <table:table-cell table:formula="of:=([.B98]-[.C98])/(3.3/1024)" office:value-type="float" office:value="-95.9208727272727" calcext:value-type="float">
            <text:p>-95.9208727272727</text:p>
          </table:table-cell>
          <table:table-cell table:number-columns-repeated="48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[.A99]*0.00322" office:value-type="float" office:value="0.31234" calcext:value-type="float">
            <text:p>0.312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99]-[.B98])-(3.3/1024))/(3.3/1024)" office:value-type="float" office:value="-1" calcext:value-type="float">
            <text:p>-1</text:p>
          </table:table-cell>
          <table:table-cell table:formula="of:=([.B99]-[.C99])/(3.3/1024)" office:value-type="float" office:value="-96.9200484848485" calcext:value-type="float">
            <text:p>-96.9200484848485</text:p>
          </table:table-cell>
          <table:table-cell table:number-columns-repeated="48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[.A100]*0.00322" office:value-type="float" office:value="0.31556" calcext:value-type="float">
            <text:p>0.31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0]-[.B99])-(3.3/1024))/(3.3/1024)" office:value-type="float" office:value="-1" calcext:value-type="float">
            <text:p>-1</text:p>
          </table:table-cell>
          <table:table-cell table:formula="of:=([.B100]-[.C100])/(3.3/1024)" office:value-type="float" office:value="-97.9192242424243" calcext:value-type="float">
            <text:p>-97.9192242424243</text:p>
          </table:table-cell>
          <table:table-cell table:number-columns-repeated="48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101]*0.00322" office:value-type="float" office:value="0.31878" calcext:value-type="float">
            <text:p>0.318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1]-[.B100])-(3.3/1024))/(3.3/1024)" office:value-type="float" office:value="-1" calcext:value-type="float">
            <text:p>-1</text:p>
          </table:table-cell>
          <table:table-cell table:formula="of:=([.B101]-[.C101])/(3.3/1024)" office:value-type="float" office:value="-98.9184" calcext:value-type="float">
            <text:p>-98.9184</text:p>
          </table:table-cell>
          <table:table-cell table:number-columns-repeated="4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102]*0.00322" office:value-type="float" office:value="0.322" calcext:value-type="float">
            <text:p>0.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2]-[.B101])-(3.3/1024))/(3.3/1024)" office:value-type="float" office:value="-1" calcext:value-type="float">
            <text:p>-1</text:p>
          </table:table-cell>
          <table:table-cell table:formula="of:=([.B102]-[.C102])/(3.3/1024)" office:value-type="float" office:value="-99.9175757575758" calcext:value-type="float">
            <text:p>-99.9175757575758</text:p>
          </table:table-cell>
          <table:table-cell table:number-columns-repeated="48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[.A103]*0.00322" office:value-type="float" office:value="0.32522" calcext:value-type="float">
            <text:p>0.32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3]-[.B102])-(3.3/1024))/(3.3/1024)" office:value-type="float" office:value="-1" calcext:value-type="float">
            <text:p>-1</text:p>
          </table:table-cell>
          <table:table-cell table:formula="of:=([.B103]-[.C103])/(3.3/1024)" office:value-type="float" office:value="-100.916751515152" calcext:value-type="float">
            <text:p>-100.916751515152</text:p>
          </table:table-cell>
          <table:table-cell table:number-columns-repeated="48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[.A104]*0.00322" office:value-type="float" office:value="0.32844" calcext:value-type="float">
            <text:p>0.32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4]-[.B103])-(3.3/1024))/(3.3/1024)" office:value-type="float" office:value="-1" calcext:value-type="float">
            <text:p>-1</text:p>
          </table:table-cell>
          <table:table-cell table:formula="of:=([.B104]-[.C104])/(3.3/1024)" office:value-type="float" office:value="-101.915927272727" calcext:value-type="float">
            <text:p>-101.915927272727</text:p>
          </table:table-cell>
          <table:table-cell table:number-columns-repeated="4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[.A105]*0.00322" office:value-type="float" office:value="0.33166" calcext:value-type="float">
            <text:p>0.331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5]-[.B104])-(3.3/1024))/(3.3/1024)" office:value-type="float" office:value="-1" calcext:value-type="float">
            <text:p>-1</text:p>
          </table:table-cell>
          <table:table-cell table:formula="of:=([.B105]-[.C105])/(3.3/1024)" office:value-type="float" office:value="-102.915103030303" calcext:value-type="float">
            <text:p>-102.915103030303</text:p>
          </table:table-cell>
          <table:table-cell table:number-columns-repeated="4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[.A106]*0.00322" office:value-type="float" office:value="0.33488" calcext:value-type="float">
            <text:p>0.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6]-[.B105])-(3.3/1024))/(3.3/1024)" office:value-type="float" office:value="-1" calcext:value-type="float">
            <text:p>-1</text:p>
          </table:table-cell>
          <table:table-cell table:formula="of:=([.B106]-[.C106])/(3.3/1024)" office:value-type="float" office:value="-103.914278787879" calcext:value-type="float">
            <text:p>-103.914278787879</text:p>
          </table:table-cell>
          <table:table-cell table:number-columns-repeated="4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[.A107]*0.00322" office:value-type="float" office:value="0.3381" calcext:value-type="float">
            <text:p>0.3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7]-[.B106])-(3.3/1024))/(3.3/1024)" office:value-type="float" office:value="-1" calcext:value-type="float">
            <text:p>-1</text:p>
          </table:table-cell>
          <table:table-cell table:formula="of:=([.B107]-[.C107])/(3.3/1024)" office:value-type="float" office:value="-104.913454545455" calcext:value-type="float">
            <text:p>-104.913454545455</text:p>
          </table:table-cell>
          <table:table-cell table:number-columns-repeated="48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[.A108]*0.00322" office:value-type="float" office:value="0.34132" calcext:value-type="float">
            <text:p>0.34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8]-[.B107])-(3.3/1024))/(3.3/1024)" office:value-type="float" office:value="-1" calcext:value-type="float">
            <text:p>-1</text:p>
          </table:table-cell>
          <table:table-cell table:formula="of:=([.B108]-[.C108])/(3.3/1024)" office:value-type="float" office:value="-105.91263030303" calcext:value-type="float">
            <text:p>-105.91263030303</text:p>
          </table:table-cell>
          <table:table-cell table:number-columns-repeated="48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[.A109]*0.00322" office:value-type="float" office:value="0.34454" calcext:value-type="float">
            <text:p>0.34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09]-[.B108])-(3.3/1024))/(3.3/1024)" office:value-type="float" office:value="-1" calcext:value-type="float">
            <text:p>-1</text:p>
          </table:table-cell>
          <table:table-cell table:formula="of:=([.B109]-[.C109])/(3.3/1024)" office:value-type="float" office:value="-106.911806060606" calcext:value-type="float">
            <text:p>-106.911806060606</text:p>
          </table:table-cell>
          <table:table-cell table:number-columns-repeated="48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[.A110]*0.00322" office:value-type="float" office:value="0.34776" calcext:value-type="float">
            <text:p>0.34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0]-[.B109])-(3.3/1024))/(3.3/1024)" office:value-type="float" office:value="-1" calcext:value-type="float">
            <text:p>-1</text:p>
          </table:table-cell>
          <table:table-cell table:formula="of:=([.B110]-[.C110])/(3.3/1024)" office:value-type="float" office:value="-107.910981818182" calcext:value-type="float">
            <text:p>-107.910981818182</text:p>
          </table:table-cell>
          <table:table-cell table:number-columns-repeated="48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[.A111]*0.00322" office:value-type="float" office:value="0.35098" calcext:value-type="float">
            <text:p>0.35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1]-[.B110])-(3.3/1024))/(3.3/1024)" office:value-type="float" office:value="-1" calcext:value-type="float">
            <text:p>-1</text:p>
          </table:table-cell>
          <table:table-cell table:formula="of:=([.B111]-[.C111])/(3.3/1024)" office:value-type="float" office:value="-108.910157575758" calcext:value-type="float">
            <text:p>-108.910157575758</text:p>
          </table:table-cell>
          <table:table-cell table:number-columns-repeated="4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[.A112]*0.00322" office:value-type="float" office:value="0.3542" calcext:value-type="float">
            <text:p>0.35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2]-[.B111])-(3.3/1024))/(3.3/1024)" office:value-type="float" office:value="-1" calcext:value-type="float">
            <text:p>-1</text:p>
          </table:table-cell>
          <table:table-cell table:formula="of:=([.B112]-[.C112])/(3.3/1024)" office:value-type="float" office:value="-109.909333333333" calcext:value-type="float">
            <text:p>-109.909333333333</text:p>
          </table:table-cell>
          <table:table-cell table:number-columns-repeated="48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[.A113]*0.00322" office:value-type="float" office:value="0.35742" calcext:value-type="float">
            <text:p>0.357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3]-[.B112])-(3.3/1024))/(3.3/1024)" office:value-type="float" office:value="-1" calcext:value-type="float">
            <text:p>-1</text:p>
          </table:table-cell>
          <table:table-cell table:formula="of:=([.B113]-[.C113])/(3.3/1024)" office:value-type="float" office:value="-110.908509090909" calcext:value-type="float">
            <text:p>-110.908509090909</text:p>
          </table:table-cell>
          <table:table-cell table:number-columns-repeated="48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[.A114]*0.00322" office:value-type="float" office:value="0.36064" calcext:value-type="float">
            <text:p>0.360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4]-[.B113])-(3.3/1024))/(3.3/1024)" office:value-type="float" office:value="-1" calcext:value-type="float">
            <text:p>-1</text:p>
          </table:table-cell>
          <table:table-cell table:formula="of:=([.B114]-[.C114])/(3.3/1024)" office:value-type="float" office:value="-111.907684848485" calcext:value-type="float">
            <text:p>-111.907684848485</text:p>
          </table:table-cell>
          <table:table-cell table:number-columns-repeated="48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[.A115]*0.00322" office:value-type="float" office:value="0.36386" calcext:value-type="float">
            <text:p>0.363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5]-[.B114])-(3.3/1024))/(3.3/1024)" office:value-type="float" office:value="-1" calcext:value-type="float">
            <text:p>-1</text:p>
          </table:table-cell>
          <table:table-cell table:formula="of:=([.B115]-[.C115])/(3.3/1024)" office:value-type="float" office:value="-112.906860606061" calcext:value-type="float">
            <text:p>-112.906860606061</text:p>
          </table:table-cell>
          <table:table-cell table:number-columns-repeated="48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[.A116]*0.00322" office:value-type="float" office:value="0.36708" calcext:value-type="float">
            <text:p>0.36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6]-[.B115])-(3.3/1024))/(3.3/1024)" office:value-type="float" office:value="-1" calcext:value-type="float">
            <text:p>-1</text:p>
          </table:table-cell>
          <table:table-cell table:formula="of:=([.B116]-[.C116])/(3.3/1024)" office:value-type="float" office:value="-113.906036363636" calcext:value-type="float">
            <text:p>-113.906036363636</text:p>
          </table:table-cell>
          <table:table-cell table:number-columns-repeated="48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[.A117]*0.00322" office:value-type="float" office:value="0.3703" calcext:value-type="float">
            <text:p>0.37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7]-[.B116])-(3.3/1024))/(3.3/1024)" office:value-type="float" office:value="-1" calcext:value-type="float">
            <text:p>-1</text:p>
          </table:table-cell>
          <table:table-cell table:formula="of:=([.B117]-[.C117])/(3.3/1024)" office:value-type="float" office:value="-114.905212121212" calcext:value-type="float">
            <text:p>-114.905212121212</text:p>
          </table:table-cell>
          <table:table-cell table:number-columns-repeated="48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[.A118]*0.00322" office:value-type="float" office:value="0.37352" calcext:value-type="float">
            <text:p>0.3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8]-[.B117])-(3.3/1024))/(3.3/1024)" office:value-type="float" office:value="-1" calcext:value-type="float">
            <text:p>-1</text:p>
          </table:table-cell>
          <table:table-cell table:formula="of:=([.B118]-[.C118])/(3.3/1024)" office:value-type="float" office:value="-115.904387878788" calcext:value-type="float">
            <text:p>-115.904387878788</text:p>
          </table:table-cell>
          <table:table-cell table:number-columns-repeated="48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[.A119]*0.00322" office:value-type="float" office:value="0.37674" calcext:value-type="float">
            <text:p>0.37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19]-[.B118])-(3.3/1024))/(3.3/1024)" office:value-type="float" office:value="-1" calcext:value-type="float">
            <text:p>-1</text:p>
          </table:table-cell>
          <table:table-cell table:formula="of:=([.B119]-[.C119])/(3.3/1024)" office:value-type="float" office:value="-116.903563636364" calcext:value-type="float">
            <text:p>-116.903563636364</text:p>
          </table:table-cell>
          <table:table-cell table:number-columns-repeated="48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[.A120]*0.00322" office:value-type="float" office:value="0.37996" calcext:value-type="float">
            <text:p>0.379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0]-[.B119])-(3.3/1024))/(3.3/1024)" office:value-type="float" office:value="-1" calcext:value-type="float">
            <text:p>-1</text:p>
          </table:table-cell>
          <table:table-cell table:formula="of:=([.B120]-[.C120])/(3.3/1024)" office:value-type="float" office:value="-117.902739393939" calcext:value-type="float">
            <text:p>-117.902739393939</text:p>
          </table:table-cell>
          <table:table-cell table:number-columns-repeated="48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[.A121]*0.00322" office:value-type="float" office:value="0.38318" calcext:value-type="float">
            <text:p>0.38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1]-[.B120])-(3.3/1024))/(3.3/1024)" office:value-type="float" office:value="-1" calcext:value-type="float">
            <text:p>-1</text:p>
          </table:table-cell>
          <table:table-cell table:formula="of:=([.B121]-[.C121])/(3.3/1024)" office:value-type="float" office:value="-118.901915151515" calcext:value-type="float">
            <text:p>-118.901915151515</text:p>
          </table:table-cell>
          <table:table-cell table:number-columns-repeated="48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A122]*0.00322" office:value-type="float" office:value="0.3864" calcext:value-type="float">
            <text:p>0.38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2]-[.B121])-(3.3/1024))/(3.3/1024)" office:value-type="float" office:value="-1" calcext:value-type="float">
            <text:p>-1</text:p>
          </table:table-cell>
          <table:table-cell table:formula="of:=([.B122]-[.C122])/(3.3/1024)" office:value-type="float" office:value="-119.901090909091" calcext:value-type="float">
            <text:p>-119.901090909091</text:p>
          </table:table-cell>
          <table:table-cell table:number-columns-repeated="48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[.A123]*0.00322" office:value-type="float" office:value="0.38962" calcext:value-type="float">
            <text:p>0.38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3]-[.B122])-(3.3/1024))/(3.3/1024)" office:value-type="float" office:value="-1" calcext:value-type="float">
            <text:p>-1</text:p>
          </table:table-cell>
          <table:table-cell table:formula="of:=([.B123]-[.C123])/(3.3/1024)" office:value-type="float" office:value="-120.900266666667" calcext:value-type="float">
            <text:p>-120.900266666667</text:p>
          </table:table-cell>
          <table:table-cell table:number-columns-repeated="48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[.A124]*0.00322" office:value-type="float" office:value="0.39284" calcext:value-type="float">
            <text:p>0.39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4]-[.B123])-(3.3/1024))/(3.3/1024)" office:value-type="float" office:value="-1" calcext:value-type="float">
            <text:p>-1</text:p>
          </table:table-cell>
          <table:table-cell table:formula="of:=([.B124]-[.C124])/(3.3/1024)" office:value-type="float" office:value="-121.899442424242" calcext:value-type="float">
            <text:p>-121.899442424242</text:p>
          </table:table-cell>
          <table:table-cell table:number-columns-repeated="48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[.A125]*0.00322" office:value-type="float" office:value="0.39606" calcext:value-type="float">
            <text:p>0.39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5]-[.B124])-(3.3/1024))/(3.3/1024)" office:value-type="float" office:value="-1" calcext:value-type="float">
            <text:p>-1</text:p>
          </table:table-cell>
          <table:table-cell table:formula="of:=([.B125]-[.C125])/(3.3/1024)" office:value-type="float" office:value="-122.898618181818" calcext:value-type="float">
            <text:p>-122.898618181818</text:p>
          </table:table-cell>
          <table:table-cell table:number-columns-repeated="4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[.A126]*0.00322" office:value-type="float" office:value="0.39928" calcext:value-type="float">
            <text:p>0.39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6]-[.B125])-(3.3/1024))/(3.3/1024)" office:value-type="float" office:value="-1" calcext:value-type="float">
            <text:p>-1</text:p>
          </table:table-cell>
          <table:table-cell table:formula="of:=([.B126]-[.C126])/(3.3/1024)" office:value-type="float" office:value="-123.897793939394" calcext:value-type="float">
            <text:p>-123.897793939394</text:p>
          </table:table-cell>
          <table:table-cell table:number-columns-repeated="48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[.A127]*0.00322" office:value-type="float" office:value="0.4025" calcext:value-type="float">
            <text:p>0.4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7]-[.B126])-(3.3/1024))/(3.3/1024)" office:value-type="float" office:value="-1" calcext:value-type="float">
            <text:p>-1</text:p>
          </table:table-cell>
          <table:table-cell table:formula="of:=([.B127]-[.C127])/(3.3/1024)" office:value-type="float" office:value="-124.89696969697" calcext:value-type="float">
            <text:p>-124.89696969697</text:p>
          </table:table-cell>
          <table:table-cell table:number-columns-repeated="48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[.A128]*0.00322" office:value-type="float" office:value="0.40572" calcext:value-type="float">
            <text:p>0.4057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8]-[.B127])-(3.3/1024))/(3.3/1024)" office:value-type="float" office:value="-1" calcext:value-type="float">
            <text:p>-1</text:p>
          </table:table-cell>
          <table:table-cell table:formula="of:=([.B128]-[.C128])/(3.3/1024)" office:value-type="float" office:value="-125.896145454545" calcext:value-type="float">
            <text:p>-125.896145454545</text:p>
          </table:table-cell>
          <table:table-cell table:number-columns-repeated="48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[.A129]*0.00322" office:value-type="float" office:value="0.40894" calcext:value-type="float">
            <text:p>0.4089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(([.B129]-[.B128])-(3.3/1024))/(3.3/1024)" office:value-type="float" office:value="-1" calcext:value-type="float">
            <text:p>-1</text:p>
          </table:table-cell>
          <table:table-cell table:formula="of:=([.B129]-[.C129])/(3.3/1024)" office:value-type="float" office:value="-126.895321212121" calcext:value-type="float">
            <text:p>-126.895321212121</text:p>
          </table:table-cell>
          <table:table-cell table:number-columns-repeated="4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A130]*0.00322" office:value-type="float" office:value="0.41216" calcext:value-type="float">
            <text:p>0.412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0]-[.B129])-(3.3/1024))/(3.3/1024)" office:value-type="float" office:value="-1" calcext:value-type="float">
            <text:p>-1</text:p>
          </table:table-cell>
          <table:table-cell table:formula="of:=([.B130]-[.C130])/(3.3/1024)" office:value-type="float" office:value="-127.894496969697" calcext:value-type="float">
            <text:p>-127.894496969697</text:p>
          </table:table-cell>
          <table:table-cell table:number-columns-repeated="48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[.A131]*0.00322" office:value-type="float" office:value="0.41538" calcext:value-type="float">
            <text:p>0.4153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1]-[.B130])-(3.3/1024))/(3.3/1024)" office:value-type="float" office:value="-1" calcext:value-type="float">
            <text:p>-1</text:p>
          </table:table-cell>
          <table:table-cell table:formula="of:=([.B131]-[.C131])/(3.3/1024)" office:value-type="float" office:value="-128.893672727273" calcext:value-type="float">
            <text:p>-128.893672727273</text:p>
          </table:table-cell>
          <table:table-cell table:number-columns-repeated="48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[.A132]*0.00322" office:value-type="float" office:value="0.4186" calcext:value-type="float">
            <text:p>0.4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2]-[.B131])-(3.3/1024))/(3.3/1024)" office:value-type="float" office:value="-1" calcext:value-type="float">
            <text:p>-1</text:p>
          </table:table-cell>
          <table:table-cell table:formula="of:=([.B132]-[.C132])/(3.3/1024)" office:value-type="float" office:value="-129.892848484849" calcext:value-type="float">
            <text:p>-129.892848484849</text:p>
          </table:table-cell>
          <table:table-cell table:number-columns-repeated="48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[.A133]*0.00322" office:value-type="float" office:value="0.42182" calcext:value-type="float">
            <text:p>0.42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3]-[.B132])-(3.3/1024))/(3.3/1024)" office:value-type="float" office:value="-1" calcext:value-type="float">
            <text:p>-1</text:p>
          </table:table-cell>
          <table:table-cell table:formula="of:=([.B133]-[.C133])/(3.3/1024)" office:value-type="float" office:value="-130.892024242424" calcext:value-type="float">
            <text:p>-130.892024242424</text:p>
          </table:table-cell>
          <table:table-cell table:number-columns-repeated="48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[.A134]*0.00322" office:value-type="float" office:value="0.42504" calcext:value-type="float">
            <text:p>0.4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4]-[.B133])-(3.3/1024))/(3.3/1024)" office:value-type="float" office:value="-1" calcext:value-type="float">
            <text:p>-1</text:p>
          </table:table-cell>
          <table:table-cell table:formula="of:=([.B134]-[.C134])/(3.3/1024)" office:value-type="float" office:value="-131.8912" calcext:value-type="float">
            <text:p>-131.8912</text:p>
          </table:table-cell>
          <table:table-cell table:number-columns-repeated="48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[.A135]*0.00322" office:value-type="float" office:value="0.42826" calcext:value-type="float">
            <text:p>0.4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5]-[.B134])-(3.3/1024))/(3.3/1024)" office:value-type="float" office:value="-1" calcext:value-type="float">
            <text:p>-1</text:p>
          </table:table-cell>
          <table:table-cell table:formula="of:=([.B135]-[.C135])/(3.3/1024)" office:value-type="float" office:value="-132.890375757576" calcext:value-type="float">
            <text:p>-132.890375757576</text:p>
          </table:table-cell>
          <table:table-cell table:number-columns-repeated="48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[.A136]*0.00322" office:value-type="float" office:value="0.43148" calcext:value-type="float">
            <text:p>0.43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6]-[.B135])-(3.3/1024))/(3.3/1024)" office:value-type="float" office:value="-1" calcext:value-type="float">
            <text:p>-1</text:p>
          </table:table-cell>
          <table:table-cell table:formula="of:=([.B136]-[.C136])/(3.3/1024)" office:value-type="float" office:value="-133.889551515152" calcext:value-type="float">
            <text:p>-133.889551515152</text:p>
          </table:table-cell>
          <table:table-cell table:number-columns-repeated="48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[.A137]*0.00322" office:value-type="float" office:value="0.4347" calcext:value-type="float">
            <text:p>0.43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7]-[.B136])-(3.3/1024))/(3.3/1024)" office:value-type="float" office:value="-1" calcext:value-type="float">
            <text:p>-1</text:p>
          </table:table-cell>
          <table:table-cell table:formula="of:=([.B137]-[.C137])/(3.3/1024)" office:value-type="float" office:value="-134.888727272727" calcext:value-type="float">
            <text:p>-134.888727272727</text:p>
          </table:table-cell>
          <table:table-cell table:number-columns-repeated="48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[.A138]*0.00322" office:value-type="float" office:value="0.43792" calcext:value-type="float">
            <text:p>0.43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8]-[.B137])-(3.3/1024))/(3.3/1024)" office:value-type="float" office:value="-1" calcext:value-type="float">
            <text:p>-1</text:p>
          </table:table-cell>
          <table:table-cell table:formula="of:=([.B138]-[.C138])/(3.3/1024)" office:value-type="float" office:value="-135.887903030303" calcext:value-type="float">
            <text:p>-135.887903030303</text:p>
          </table:table-cell>
          <table:table-cell table:number-columns-repeated="48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[.A139]*0.00322" office:value-type="float" office:value="0.44114" calcext:value-type="float">
            <text:p>0.44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39]-[.B138])-(3.3/1024))/(3.3/1024)" office:value-type="float" office:value="-1" calcext:value-type="float">
            <text:p>-1</text:p>
          </table:table-cell>
          <table:table-cell table:formula="of:=([.B139]-[.C139])/(3.3/1024)" office:value-type="float" office:value="-136.887078787879" calcext:value-type="float">
            <text:p>-136.887078787879</text:p>
          </table:table-cell>
          <table:table-cell table:number-columns-repeated="48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[.A140]*0.00322" office:value-type="float" office:value="0.44436" calcext:value-type="float">
            <text:p>0.44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0]-[.B139])-(3.3/1024))/(3.3/1024)" office:value-type="float" office:value="-1" calcext:value-type="float">
            <text:p>-1</text:p>
          </table:table-cell>
          <table:table-cell table:formula="of:=([.B140]-[.C140])/(3.3/1024)" office:value-type="float" office:value="-137.886254545455" calcext:value-type="float">
            <text:p>-137.886254545455</text:p>
          </table:table-cell>
          <table:table-cell table:number-columns-repeated="48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[.A141]*0.00322" office:value-type="float" office:value="0.44758" calcext:value-type="float">
            <text:p>0.44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1]-[.B140])-(3.3/1024))/(3.3/1024)" office:value-type="float" office:value="-1" calcext:value-type="float">
            <text:p>-1</text:p>
          </table:table-cell>
          <table:table-cell table:formula="of:=([.B141]-[.C141])/(3.3/1024)" office:value-type="float" office:value="-138.88543030303" calcext:value-type="float">
            <text:p>-138.88543030303</text:p>
          </table:table-cell>
          <table:table-cell table:number-columns-repeated="48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[.A142]*0.00322" office:value-type="float" office:value="0.4508" calcext:value-type="float">
            <text:p>0.45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2]-[.B141])-(3.3/1024))/(3.3/1024)" office:value-type="float" office:value="-1" calcext:value-type="float">
            <text:p>-1</text:p>
          </table:table-cell>
          <table:table-cell table:formula="of:=([.B142]-[.C142])/(3.3/1024)" office:value-type="float" office:value="-139.884606060606" calcext:value-type="float">
            <text:p>-139.884606060606</text:p>
          </table:table-cell>
          <table:table-cell table:number-columns-repeated="48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[.A143]*0.00322" office:value-type="float" office:value="0.45402" calcext:value-type="float">
            <text:p>0.45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3]-[.B142])-(3.3/1024))/(3.3/1024)" office:value-type="float" office:value="-1" calcext:value-type="float">
            <text:p>-1</text:p>
          </table:table-cell>
          <table:table-cell table:formula="of:=([.B143]-[.C143])/(3.3/1024)" office:value-type="float" office:value="-140.883781818182" calcext:value-type="float">
            <text:p>-140.883781818182</text:p>
          </table:table-cell>
          <table:table-cell table:number-columns-repeated="48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[.A144]*0.00322" office:value-type="float" office:value="0.45724" calcext:value-type="float">
            <text:p>0.457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4]-[.B143])-(3.3/1024))/(3.3/1024)" office:value-type="float" office:value="-1" calcext:value-type="float">
            <text:p>-1</text:p>
          </table:table-cell>
          <table:table-cell table:formula="of:=([.B144]-[.C144])/(3.3/1024)" office:value-type="float" office:value="-141.882957575758" calcext:value-type="float">
            <text:p>-141.882957575758</text:p>
          </table:table-cell>
          <table:table-cell table:number-columns-repeated="48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[.A145]*0.00322" office:value-type="float" office:value="0.46046" calcext:value-type="float">
            <text:p>0.4604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5]-[.B144])-(3.3/1024))/(3.3/1024)" office:value-type="float" office:value="-1" calcext:value-type="float">
            <text:p>-1</text:p>
          </table:table-cell>
          <table:table-cell table:formula="of:=([.B145]-[.C145])/(3.3/1024)" office:value-type="float" office:value="-142.882133333333" calcext:value-type="float">
            <text:p>-142.882133333333</text:p>
          </table:table-cell>
          <table:table-cell table:number-columns-repeated="48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[.A146]*0.00322" office:value-type="float" office:value="0.46368" calcext:value-type="float">
            <text:p>0.46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6]-[.B145])-(3.3/1024))/(3.3/1024)" office:value-type="float" office:value="-1" calcext:value-type="float">
            <text:p>-1</text:p>
          </table:table-cell>
          <table:table-cell table:formula="of:=([.B146]-[.C146])/(3.3/1024)" office:value-type="float" office:value="-143.881309090909" calcext:value-type="float">
            <text:p>-143.881309090909</text:p>
          </table:table-cell>
          <table:table-cell table:number-columns-repeated="48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[.A147]*0.00322" office:value-type="float" office:value="0.4669" calcext:value-type="float">
            <text:p>0.46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7]-[.B146])-(3.3/1024))/(3.3/1024)" office:value-type="float" office:value="-1" calcext:value-type="float">
            <text:p>-1</text:p>
          </table:table-cell>
          <table:table-cell table:formula="of:=([.B147]-[.C147])/(3.3/1024)" office:value-type="float" office:value="-144.880484848485" calcext:value-type="float">
            <text:p>-144.880484848485</text:p>
          </table:table-cell>
          <table:table-cell table:number-columns-repeated="48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[.A148]*0.00322" office:value-type="float" office:value="0.47012" calcext:value-type="float">
            <text:p>0.47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8]-[.B147])-(3.3/1024))/(3.3/1024)" office:value-type="float" office:value="-1" calcext:value-type="float">
            <text:p>-1</text:p>
          </table:table-cell>
          <table:table-cell table:formula="of:=([.B148]-[.C148])/(3.3/1024)" office:value-type="float" office:value="-145.879660606061" calcext:value-type="float">
            <text:p>-145.879660606061</text:p>
          </table:table-cell>
          <table:table-cell table:number-columns-repeated="48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[.A149]*0.00322" office:value-type="float" office:value="0.47334" calcext:value-type="float">
            <text:p>0.473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49]-[.B148])-(3.3/1024))/(3.3/1024)" office:value-type="float" office:value="-1" calcext:value-type="float">
            <text:p>-1</text:p>
          </table:table-cell>
          <table:table-cell table:formula="of:=([.B149]-[.C149])/(3.3/1024)" office:value-type="float" office:value="-146.878836363636" calcext:value-type="float">
            <text:p>-146.878836363636</text:p>
          </table:table-cell>
          <table:table-cell table:number-columns-repeated="48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[.A150]*0.00322" office:value-type="float" office:value="0.47656" calcext:value-type="float">
            <text:p>0.47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0]-[.B149])-(3.3/1024))/(3.3/1024)" office:value-type="float" office:value="-1" calcext:value-type="float">
            <text:p>-1</text:p>
          </table:table-cell>
          <table:table-cell table:formula="of:=([.B150]-[.C150])/(3.3/1024)" office:value-type="float" office:value="-147.878012121212" calcext:value-type="float">
            <text:p>-147.878012121212</text:p>
          </table:table-cell>
          <table:table-cell table:number-columns-repeated="48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[.A151]*0.00322" office:value-type="float" office:value="0.47978" calcext:value-type="float">
            <text:p>0.47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1]-[.B150])-(3.3/1024))/(3.3/1024)" office:value-type="float" office:value="-1" calcext:value-type="float">
            <text:p>-1</text:p>
          </table:table-cell>
          <table:table-cell table:formula="of:=([.B151]-[.C151])/(3.3/1024)" office:value-type="float" office:value="-148.877187878788" calcext:value-type="float">
            <text:p>-148.877187878788</text:p>
          </table:table-cell>
          <table:table-cell table:number-columns-repeated="48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[.A152]*0.00322"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2]-[.B151])-(3.3/1024))/(3.3/1024)" office:value-type="float" office:value="-1" calcext:value-type="float">
            <text:p>-1</text:p>
          </table:table-cell>
          <table:table-cell table:formula="of:=([.B152]-[.C152])/(3.3/1024)" office:value-type="float" office:value="-149.876363636364" calcext:value-type="float">
            <text:p>-149.876363636364</text:p>
          </table:table-cell>
          <table:table-cell table:number-columns-repeated="48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[.A153]*0.00322" office:value-type="float" office:value="0.48622" calcext:value-type="float">
            <text:p>0.48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3]-[.B152])-(3.3/1024))/(3.3/1024)" office:value-type="float" office:value="-1" calcext:value-type="float">
            <text:p>-1</text:p>
          </table:table-cell>
          <table:table-cell table:formula="of:=([.B153]-[.C153])/(3.3/1024)" office:value-type="float" office:value="-150.875539393939" calcext:value-type="float">
            <text:p>-150.875539393939</text:p>
          </table:table-cell>
          <table:table-cell table:number-columns-repeated="48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[.A154]*0.00322" office:value-type="float" office:value="0.48944" calcext:value-type="float">
            <text:p>0.489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4]-[.B153])-(3.3/1024))/(3.3/1024)" office:value-type="float" office:value="-1" calcext:value-type="float">
            <text:p>-1</text:p>
          </table:table-cell>
          <table:table-cell table:formula="of:=([.B154]-[.C154])/(3.3/1024)" office:value-type="float" office:value="-151.874715151515" calcext:value-type="float">
            <text:p>-151.874715151515</text:p>
          </table:table-cell>
          <table:table-cell table:number-columns-repeated="48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[.A155]*0.00322" office:value-type="float" office:value="0.49266" calcext:value-type="float">
            <text:p>0.49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5]-[.B154])-(3.3/1024))/(3.3/1024)" office:value-type="float" office:value="-1" calcext:value-type="float">
            <text:p>-1</text:p>
          </table:table-cell>
          <table:table-cell table:formula="of:=([.B155]-[.C155])/(3.3/1024)" office:value-type="float" office:value="-152.873890909091" calcext:value-type="float">
            <text:p>-152.873890909091</text:p>
          </table:table-cell>
          <table:table-cell table:number-columns-repeated="48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[.A156]*0.00322" office:value-type="float" office:value="0.49588" calcext:value-type="float">
            <text:p>0.49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6]-[.B155])-(3.3/1024))/(3.3/1024)" office:value-type="float" office:value="-1" calcext:value-type="float">
            <text:p>-1</text:p>
          </table:table-cell>
          <table:table-cell table:formula="of:=([.B156]-[.C156])/(3.3/1024)" office:value-type="float" office:value="-153.873066666667" calcext:value-type="float">
            <text:p>-153.873066666667</text:p>
          </table:table-cell>
          <table:table-cell table:number-columns-repeated="48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[.A157]*0.00322" office:value-type="float" office:value="0.4991" calcext:value-type="float">
            <text:p>0.4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7]-[.B156])-(3.3/1024))/(3.3/1024)" office:value-type="float" office:value="-1" calcext:value-type="float">
            <text:p>-1</text:p>
          </table:table-cell>
          <table:table-cell table:formula="of:=([.B157]-[.C157])/(3.3/1024)" office:value-type="float" office:value="-154.872242424242" calcext:value-type="float">
            <text:p>-154.872242424242</text:p>
          </table:table-cell>
          <table:table-cell table:number-columns-repeated="48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[.A158]*0.00322" office:value-type="float" office:value="0.50232" calcext:value-type="float">
            <text:p>0.50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8]-[.B157])-(3.3/1024))/(3.3/1024)" office:value-type="float" office:value="-1" calcext:value-type="float">
            <text:p>-1</text:p>
          </table:table-cell>
          <table:table-cell table:formula="of:=([.B158]-[.C158])/(3.3/1024)" office:value-type="float" office:value="-155.871418181818" calcext:value-type="float">
            <text:p>-155.871418181818</text:p>
          </table:table-cell>
          <table:table-cell table:number-columns-repeated="48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[.A159]*0.00322" office:value-type="float" office:value="0.50554" calcext:value-type="float">
            <text:p>0.50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59]-[.B158])-(3.3/1024))/(3.3/1024)" office:value-type="float" office:value="-1" calcext:value-type="float">
            <text:p>-1</text:p>
          </table:table-cell>
          <table:table-cell table:formula="of:=([.B159]-[.C159])/(3.3/1024)" office:value-type="float" office:value="-156.870593939394" calcext:value-type="float">
            <text:p>-156.870593939394</text:p>
          </table:table-cell>
          <table:table-cell table:number-columns-repeated="48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[.A160]*0.00322" office:value-type="float" office:value="0.50876" calcext:value-type="float">
            <text:p>0.5087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0]-[.B159])-(3.3/1024))/(3.3/1024)" office:value-type="float" office:value="-1" calcext:value-type="float">
            <text:p>-1</text:p>
          </table:table-cell>
          <table:table-cell table:formula="of:=([.B160]-[.C160])/(3.3/1024)" office:value-type="float" office:value="-157.86976969697" calcext:value-type="float">
            <text:p>-157.86976969697</text:p>
          </table:table-cell>
          <table:table-cell table:number-columns-repeated="48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[.A161]*0.00322" office:value-type="float" office:value="0.51198" calcext:value-type="float">
            <text:p>0.5119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1]-[.B160])-(3.3/1024))/(3.3/1024)" office:value-type="float" office:value="-1" calcext:value-type="float">
            <text:p>-1</text:p>
          </table:table-cell>
          <table:table-cell table:formula="of:=([.B161]-[.C161])/(3.3/1024)" office:value-type="float" office:value="-158.868945454545" calcext:value-type="float">
            <text:p>-158.868945454545</text:p>
          </table:table-cell>
          <table:table-cell table:number-columns-repeated="48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[.A162]*0.00322" office:value-type="float" office:value="0.5152" calcext:value-type="float">
            <text:p>0.5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2]-[.B161])-(3.3/1024))/(3.3/1024)" office:value-type="float" office:value="-1" calcext:value-type="float">
            <text:p>-1</text:p>
          </table:table-cell>
          <table:table-cell table:formula="of:=([.B162]-[.C162])/(3.3/1024)" office:value-type="float" office:value="-159.868121212121" calcext:value-type="float">
            <text:p>-159.868121212121</text:p>
          </table:table-cell>
          <table:table-cell table:number-columns-repeated="48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[.A163]*0.00322" office:value-type="float" office:value="0.51842" calcext:value-type="float">
            <text:p>0.518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3]-[.B162])-(3.3/1024))/(3.3/1024)" office:value-type="float" office:value="-1" calcext:value-type="float">
            <text:p>-1</text:p>
          </table:table-cell>
          <table:table-cell table:formula="of:=([.B163]-[.C163])/(3.3/1024)" office:value-type="float" office:value="-160.867296969697" calcext:value-type="float">
            <text:p>-160.867296969697</text:p>
          </table:table-cell>
          <table:table-cell table:number-columns-repeated="48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[.A164]*0.00322" office:value-type="float" office:value="0.52164" calcext:value-type="float">
            <text:p>0.52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4]-[.B163])-(3.3/1024))/(3.3/1024)" office:value-type="float" office:value="-1" calcext:value-type="float">
            <text:p>-1</text:p>
          </table:table-cell>
          <table:table-cell table:formula="of:=([.B164]-[.C164])/(3.3/1024)" office:value-type="float" office:value="-161.866472727273" calcext:value-type="float">
            <text:p>-161.866472727273</text:p>
          </table:table-cell>
          <table:table-cell table:number-columns-repeated="48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[.A165]*0.00322" office:value-type="float" office:value="0.52486" calcext:value-type="float">
            <text:p>0.524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5]-[.B164])-(3.3/1024))/(3.3/1024)" office:value-type="float" office:value="-1" calcext:value-type="float">
            <text:p>-1</text:p>
          </table:table-cell>
          <table:table-cell table:formula="of:=([.B165]-[.C165])/(3.3/1024)" office:value-type="float" office:value="-162.865648484849" calcext:value-type="float">
            <text:p>-162.865648484849</text:p>
          </table:table-cell>
          <table:table-cell table:number-columns-repeated="48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[.A166]*0.00322" office:value-type="float" office:value="0.52808" calcext:value-type="float">
            <text:p>0.5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6]-[.B165])-(3.3/1024))/(3.3/1024)" office:value-type="float" office:value="-1" calcext:value-type="float">
            <text:p>-1</text:p>
          </table:table-cell>
          <table:table-cell table:formula="of:=([.B166]-[.C166])/(3.3/1024)" office:value-type="float" office:value="-163.864824242424" calcext:value-type="float">
            <text:p>-163.864824242424</text:p>
          </table:table-cell>
          <table:table-cell table:number-columns-repeated="48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[.A167]*0.00322" office:value-type="float" office:value="0.5313" calcext:value-type="float">
            <text:p>0.5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7]-[.B166])-(3.3/1024))/(3.3/1024)" office:value-type="float" office:value="-1" calcext:value-type="float">
            <text:p>-1</text:p>
          </table:table-cell>
          <table:table-cell table:formula="of:=([.B167]-[.C167])/(3.3/1024)" office:value-type="float" office:value="-164.864" calcext:value-type="float">
            <text:p>-164.864</text:p>
          </table:table-cell>
          <table:table-cell table:number-columns-repeated="48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[.A168]*0.00322" office:value-type="float" office:value="0.53452" calcext:value-type="float">
            <text:p>0.534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8]-[.B167])-(3.3/1024))/(3.3/1024)" office:value-type="float" office:value="-1" calcext:value-type="float">
            <text:p>-1</text:p>
          </table:table-cell>
          <table:table-cell table:formula="of:=([.B168]-[.C168])/(3.3/1024)" office:value-type="float" office:value="-165.863175757576" calcext:value-type="float">
            <text:p>-165.863175757576</text:p>
          </table:table-cell>
          <table:table-cell table:number-columns-repeated="48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[.A169]*0.00322" office:value-type="float" office:value="0.53774" calcext:value-type="float">
            <text:p>0.537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69]-[.B168])-(3.3/1024))/(3.3/1024)" office:value-type="float" office:value="-1" calcext:value-type="float">
            <text:p>-1</text:p>
          </table:table-cell>
          <table:table-cell table:formula="of:=([.B169]-[.C169])/(3.3/1024)" office:value-type="float" office:value="-166.862351515152" calcext:value-type="float">
            <text:p>-166.862351515152</text:p>
          </table:table-cell>
          <table:table-cell table:number-columns-repeated="48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[.A170]*0.00322" office:value-type="float" office:value="0.54096" calcext:value-type="float">
            <text:p>0.5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0]-[.B169])-(3.3/1024))/(3.3/1024)" office:value-type="float" office:value="-1" calcext:value-type="float">
            <text:p>-1</text:p>
          </table:table-cell>
          <table:table-cell table:formula="of:=([.B170]-[.C170])/(3.3/1024)" office:value-type="float" office:value="-167.861527272727" calcext:value-type="float">
            <text:p>-167.861527272727</text:p>
          </table:table-cell>
          <table:table-cell table:number-columns-repeated="48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[.A171]*0.00322" office:value-type="float" office:value="0.54418" calcext:value-type="float">
            <text:p>0.544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1]-[.B170])-(3.3/1024))/(3.3/1024)" office:value-type="float" office:value="-1" calcext:value-type="float">
            <text:p>-1</text:p>
          </table:table-cell>
          <table:table-cell table:formula="of:=([.B171]-[.C171])/(3.3/1024)" office:value-type="float" office:value="-168.860703030303" calcext:value-type="float">
            <text:p>-168.860703030303</text:p>
          </table:table-cell>
          <table:table-cell table:number-columns-repeated="48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[.A172]*0.00322" office:value-type="float" office:value="0.5474" calcext:value-type="float">
            <text:p>0.5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2]-[.B171])-(3.3/1024))/(3.3/1024)" office:value-type="float" office:value="-1" calcext:value-type="float">
            <text:p>-1</text:p>
          </table:table-cell>
          <table:table-cell table:formula="of:=([.B172]-[.C172])/(3.3/1024)" office:value-type="float" office:value="-169.859878787879" calcext:value-type="float">
            <text:p>-169.859878787879</text:p>
          </table:table-cell>
          <table:table-cell table:number-columns-repeated="48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[.A173]*0.00322" office:value-type="float" office:value="0.55062" calcext:value-type="float">
            <text:p>0.55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3]-[.B172])-(3.3/1024))/(3.3/1024)" office:value-type="float" office:value="-1" calcext:value-type="float">
            <text:p>-1</text:p>
          </table:table-cell>
          <table:table-cell table:formula="of:=([.B173]-[.C173])/(3.3/1024)" office:value-type="float" office:value="-170.859054545455" calcext:value-type="float">
            <text:p>-170.859054545455</text:p>
          </table:table-cell>
          <table:table-cell table:number-columns-repeated="4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[.A174]*0.00322" office:value-type="float" office:value="0.55384" calcext:value-type="float">
            <text:p>0.55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4]-[.B173])-(3.3/1024))/(3.3/1024)" office:value-type="float" office:value="-1" calcext:value-type="float">
            <text:p>-1</text:p>
          </table:table-cell>
          <table:table-cell table:formula="of:=([.B174]-[.C174])/(3.3/1024)" office:value-type="float" office:value="-171.85823030303" calcext:value-type="float">
            <text:p>-171.85823030303</text:p>
          </table:table-cell>
          <table:table-cell table:number-columns-repeated="4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[.A175]*0.00322" office:value-type="float" office:value="0.55706" calcext:value-type="float">
            <text:p>0.55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5]-[.B174])-(3.3/1024))/(3.3/1024)" office:value-type="float" office:value="-1" calcext:value-type="float">
            <text:p>-1</text:p>
          </table:table-cell>
          <table:table-cell table:formula="of:=([.B175]-[.C175])/(3.3/1024)" office:value-type="float" office:value="-172.857406060606" calcext:value-type="float">
            <text:p>-172.857406060606</text:p>
          </table:table-cell>
          <table:table-cell table:number-columns-repeated="48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[.A176]*0.00322" office:value-type="float" office:value="0.56028" calcext:value-type="float">
            <text:p>0.560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6]-[.B175])-(3.3/1024))/(3.3/1024)" office:value-type="float" office:value="-1" calcext:value-type="float">
            <text:p>-1</text:p>
          </table:table-cell>
          <table:table-cell table:formula="of:=([.B176]-[.C176])/(3.3/1024)" office:value-type="float" office:value="-173.856581818182" calcext:value-type="float">
            <text:p>-173.856581818182</text:p>
          </table:table-cell>
          <table:table-cell table:number-columns-repeated="48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[.A177]*0.00322" office:value-type="float" office:value="0.5635" calcext:value-type="float">
            <text:p>0.56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7]-[.B176])-(3.3/1024))/(3.3/1024)" office:value-type="float" office:value="-1" calcext:value-type="float">
            <text:p>-1</text:p>
          </table:table-cell>
          <table:table-cell table:formula="of:=([.B177]-[.C177])/(3.3/1024)" office:value-type="float" office:value="-174.855757575758" calcext:value-type="float">
            <text:p>-174.855757575758</text:p>
          </table:table-cell>
          <table:table-cell table:number-columns-repeated="4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[.A178]*0.00322" office:value-type="float" office:value="0.56672" calcext:value-type="float">
            <text:p>0.566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8]-[.B177])-(3.3/1024))/(3.3/1024)" office:value-type="float" office:value="-1" calcext:value-type="float">
            <text:p>-1</text:p>
          </table:table-cell>
          <table:table-cell table:formula="of:=([.B178]-[.C178])/(3.3/1024)" office:value-type="float" office:value="-175.854933333333" calcext:value-type="float">
            <text:p>-175.854933333333</text:p>
          </table:table-cell>
          <table:table-cell table:number-columns-repeated="4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[.A179]*0.00322" office:value-type="float" office:value="0.56994" calcext:value-type="float">
            <text:p>0.569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79]-[.B178])-(3.3/1024))/(3.3/1024)" office:value-type="float" office:value="-1" calcext:value-type="float">
            <text:p>-1</text:p>
          </table:table-cell>
          <table:table-cell table:formula="of:=([.B179]-[.C179])/(3.3/1024)" office:value-type="float" office:value="-176.854109090909" calcext:value-type="float">
            <text:p>-176.854109090909</text:p>
          </table:table-cell>
          <table:table-cell table:number-columns-repeated="48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[.A180]*0.00322" office:value-type="float" office:value="0.57316" calcext:value-type="float">
            <text:p>0.57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0]-[.B179])-(3.3/1024))/(3.3/1024)" office:value-type="float" office:value="-1" calcext:value-type="float">
            <text:p>-1</text:p>
          </table:table-cell>
          <table:table-cell table:formula="of:=([.B180]-[.C180])/(3.3/1024)" office:value-type="float" office:value="-177.853284848485" calcext:value-type="float">
            <text:p>-177.853284848485</text:p>
          </table:table-cell>
          <table:table-cell table:number-columns-repeated="4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[.A181]*0.00322" office:value-type="float" office:value="0.57638" calcext:value-type="float">
            <text:p>0.576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1]-[.B180])-(3.3/1024))/(3.3/1024)" office:value-type="float" office:value="-1" calcext:value-type="float">
            <text:p>-1</text:p>
          </table:table-cell>
          <table:table-cell table:formula="of:=([.B181]-[.C181])/(3.3/1024)" office:value-type="float" office:value="-178.852460606061" calcext:value-type="float">
            <text:p>-178.852460606061</text:p>
          </table:table-cell>
          <table:table-cell table:number-columns-repeated="4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A182]*0.00322" office:value-type="float" office:value="0.5796" calcext:value-type="float">
            <text:p>0.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2]-[.B181])-(3.3/1024))/(3.3/1024)" office:value-type="float" office:value="-1" calcext:value-type="float">
            <text:p>-1</text:p>
          </table:table-cell>
          <table:table-cell table:formula="of:=([.B182]-[.C182])/(3.3/1024)" office:value-type="float" office:value="-179.851636363636" calcext:value-type="float">
            <text:p>-179.851636363636</text:p>
          </table:table-cell>
          <table:table-cell table:number-columns-repeated="4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[.A183]*0.00322" office:value-type="float" office:value="0.58282" calcext:value-type="float">
            <text:p>0.58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3]-[.B182])-(3.3/1024))/(3.3/1024)" office:value-type="float" office:value="-1" calcext:value-type="float">
            <text:p>-1</text:p>
          </table:table-cell>
          <table:table-cell table:formula="of:=([.B183]-[.C183])/(3.3/1024)" office:value-type="float" office:value="-180.850812121212" calcext:value-type="float">
            <text:p>-180.850812121212</text:p>
          </table:table-cell>
          <table:table-cell table:number-columns-repeated="48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[.A184]*0.00322" office:value-type="float" office:value="0.58604" calcext:value-type="float">
            <text:p>0.586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4]-[.B183])-(3.3/1024))/(3.3/1024)" office:value-type="float" office:value="-1" calcext:value-type="float">
            <text:p>-1</text:p>
          </table:table-cell>
          <table:table-cell table:formula="of:=([.B184]-[.C184])/(3.3/1024)" office:value-type="float" office:value="-181.849987878788" calcext:value-type="float">
            <text:p>-181.849987878788</text:p>
          </table:table-cell>
          <table:table-cell table:number-columns-repeated="48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[.A185]*0.00322" office:value-type="float" office:value="0.58926" calcext:value-type="float">
            <text:p>0.58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5]-[.B184])-(3.3/1024))/(3.3/1024)" office:value-type="float" office:value="-1" calcext:value-type="float">
            <text:p>-1</text:p>
          </table:table-cell>
          <table:table-cell table:formula="of:=([.B185]-[.C185])/(3.3/1024)" office:value-type="float" office:value="-182.849163636364" calcext:value-type="float">
            <text:p>-182.849163636364</text:p>
          </table:table-cell>
          <table:table-cell table:number-columns-repeated="48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[.A186]*0.00322" office:value-type="float" office:value="0.59248" calcext:value-type="float">
            <text:p>0.592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6]-[.B185])-(3.3/1024))/(3.3/1024)" office:value-type="float" office:value="-1" calcext:value-type="float">
            <text:p>-1</text:p>
          </table:table-cell>
          <table:table-cell table:formula="of:=([.B186]-[.C186])/(3.3/1024)" office:value-type="float" office:value="-183.848339393939" calcext:value-type="float">
            <text:p>-183.848339393939</text:p>
          </table:table-cell>
          <table:table-cell table:number-columns-repeated="48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[.A187]*0.00322" office:value-type="float" office:value="0.5957" calcext:value-type="float">
            <text:p>0.59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7]-[.B186])-(3.3/1024))/(3.3/1024)" office:value-type="float" office:value="-1" calcext:value-type="float">
            <text:p>-1</text:p>
          </table:table-cell>
          <table:table-cell table:formula="of:=([.B187]-[.C187])/(3.3/1024)" office:value-type="float" office:value="-184.847515151515" calcext:value-type="float">
            <text:p>-184.847515151515</text:p>
          </table:table-cell>
          <table:table-cell table:number-columns-repeated="4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[.A188]*0.00322" office:value-type="float" office:value="0.59892" calcext:value-type="float">
            <text:p>0.598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8]-[.B187])-(3.3/1024))/(3.3/1024)" office:value-type="float" office:value="-1" calcext:value-type="float">
            <text:p>-1</text:p>
          </table:table-cell>
          <table:table-cell table:formula="of:=([.B188]-[.C188])/(3.3/1024)" office:value-type="float" office:value="-185.846690909091" calcext:value-type="float">
            <text:p>-185.846690909091</text:p>
          </table:table-cell>
          <table:table-cell table:number-columns-repeated="4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[.A189]*0.00322" office:value-type="float" office:value="0.60214" calcext:value-type="float">
            <text:p>0.60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89]-[.B188])-(3.3/1024))/(3.3/1024)" office:value-type="float" office:value="-1" calcext:value-type="float">
            <text:p>-1</text:p>
          </table:table-cell>
          <table:table-cell table:formula="of:=([.B189]-[.C189])/(3.3/1024)" office:value-type="float" office:value="-186.845866666667" calcext:value-type="float">
            <text:p>-186.845866666667</text:p>
          </table:table-cell>
          <table:table-cell table:number-columns-repeated="48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[.A190]*0.00322" office:value-type="float" office:value="0.60536" calcext:value-type="float">
            <text:p>0.60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0]-[.B189])-(3.3/1024))/(3.3/1024)" office:value-type="float" office:value="-1" calcext:value-type="float">
            <text:p>-1</text:p>
          </table:table-cell>
          <table:table-cell table:formula="of:=([.B190]-[.C190])/(3.3/1024)" office:value-type="float" office:value="-187.845042424242" calcext:value-type="float">
            <text:p>-187.845042424242</text:p>
          </table:table-cell>
          <table:table-cell table:number-columns-repeated="48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[.A191]*0.00322" office:value-type="float" office:value="0.60858" calcext:value-type="float">
            <text:p>0.60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1]-[.B190])-(3.3/1024))/(3.3/1024)" office:value-type="float" office:value="-1" calcext:value-type="float">
            <text:p>-1</text:p>
          </table:table-cell>
          <table:table-cell table:formula="of:=([.B191]-[.C191])/(3.3/1024)" office:value-type="float" office:value="-188.844218181818" calcext:value-type="float">
            <text:p>-188.844218181818</text:p>
          </table:table-cell>
          <table:table-cell table:number-columns-repeated="48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[.A192]*0.00322" office:value-type="float" office:value="0.6118" calcext:value-type="float">
            <text:p>0.611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2]-[.B191])-(3.3/1024))/(3.3/1024)" office:value-type="float" office:value="-1" calcext:value-type="float">
            <text:p>-1</text:p>
          </table:table-cell>
          <table:table-cell table:formula="of:=([.B192]-[.C192])/(3.3/1024)" office:value-type="float" office:value="-189.843393939394" calcext:value-type="float">
            <text:p>-189.843393939394</text:p>
          </table:table-cell>
          <table:table-cell table:number-columns-repeated="48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[.A193]*0.00322" office:value-type="float" office:value="0.61502" calcext:value-type="float">
            <text:p>0.6150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3]-[.B192])-(3.3/1024))/(3.3/1024)" office:value-type="float" office:value="-1" calcext:value-type="float">
            <text:p>-1</text:p>
          </table:table-cell>
          <table:table-cell table:formula="of:=([.B193]-[.C193])/(3.3/1024)" office:value-type="float" office:value="-190.84256969697" calcext:value-type="float">
            <text:p>-190.84256969697</text:p>
          </table:table-cell>
          <table:table-cell table:number-columns-repeated="4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[.A194]*0.00322" office:value-type="float" office:value="0.61824" calcext:value-type="float">
            <text:p>0.618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4]-[.B193])-(3.3/1024))/(3.3/1024)" office:value-type="float" office:value="-1" calcext:value-type="float">
            <text:p>-1</text:p>
          </table:table-cell>
          <table:table-cell table:formula="of:=([.B194]-[.C194])/(3.3/1024)" office:value-type="float" office:value="-191.841745454545" calcext:value-type="float">
            <text:p>-191.841745454545</text:p>
          </table:table-cell>
          <table:table-cell table:number-columns-repeated="4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[.A195]*0.00322" office:value-type="float" office:value="0.62146" calcext:value-type="float">
            <text:p>0.621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5]-[.B194])-(3.3/1024))/(3.3/1024)" office:value-type="float" office:value="-1" calcext:value-type="float">
            <text:p>-1</text:p>
          </table:table-cell>
          <table:table-cell table:formula="of:=([.B195]-[.C195])/(3.3/1024)" office:value-type="float" office:value="-192.840921212121" calcext:value-type="float">
            <text:p>-192.840921212121</text:p>
          </table:table-cell>
          <table:table-cell table:number-columns-repeated="4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[.A196]*0.00322" office:value-type="float" office:value="0.62468" calcext:value-type="float">
            <text:p>0.62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6]-[.B195])-(3.3/1024))/(3.3/1024)" office:value-type="float" office:value="-1" calcext:value-type="float">
            <text:p>-1</text:p>
          </table:table-cell>
          <table:table-cell table:formula="of:=([.B196]-[.C196])/(3.3/1024)" office:value-type="float" office:value="-193.840096969697" calcext:value-type="float">
            <text:p>-193.840096969697</text:p>
          </table:table-cell>
          <table:table-cell table:number-columns-repeated="4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[.A197]*0.00322" office:value-type="float" office:value="0.6279" calcext:value-type="float">
            <text:p>0.6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7]-[.B196])-(3.3/1024))/(3.3/1024)" office:value-type="float" office:value="-1" calcext:value-type="float">
            <text:p>-1</text:p>
          </table:table-cell>
          <table:table-cell table:formula="of:=([.B197]-[.C197])/(3.3/1024)" office:value-type="float" office:value="-194.839272727273" calcext:value-type="float">
            <text:p>-194.839272727273</text:p>
          </table:table-cell>
          <table:table-cell table:number-columns-repeated="4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[.A198]*0.00322" office:value-type="float" office:value="0.63112" calcext:value-type="float">
            <text:p>0.63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8]-[.B197])-(3.3/1024))/(3.3/1024)" office:value-type="float" office:value="-1" calcext:value-type="float">
            <text:p>-1</text:p>
          </table:table-cell>
          <table:table-cell table:formula="of:=([.B198]-[.C198])/(3.3/1024)" office:value-type="float" office:value="-195.838448484849" calcext:value-type="float">
            <text:p>-195.838448484849</text:p>
          </table:table-cell>
          <table:table-cell table:number-columns-repeated="4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[.A199]*0.00322" office:value-type="float" office:value="0.63434" calcext:value-type="float">
            <text:p>0.63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199]-[.B198])-(3.3/1024))/(3.3/1024)" office:value-type="float" office:value="-1" calcext:value-type="float">
            <text:p>-1</text:p>
          </table:table-cell>
          <table:table-cell table:formula="of:=([.B199]-[.C199])/(3.3/1024)" office:value-type="float" office:value="-196.837624242424" calcext:value-type="float">
            <text:p>-196.837624242424</text:p>
          </table:table-cell>
          <table:table-cell table:number-columns-repeated="4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[.A200]*0.00322" office:value-type="float" office:value="0.63756" calcext:value-type="float">
            <text:p>0.637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0]-[.B199])-(3.3/1024))/(3.3/1024)" office:value-type="float" office:value="-1" calcext:value-type="float">
            <text:p>-1</text:p>
          </table:table-cell>
          <table:table-cell table:formula="of:=([.B200]-[.C200])/(3.3/1024)" office:value-type="float" office:value="-197.8368" calcext:value-type="float">
            <text:p>-197.8368</text:p>
          </table:table-cell>
          <table:table-cell table:number-columns-repeated="4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[.A201]*0.00322" office:value-type="float" office:value="0.64078" calcext:value-type="float">
            <text:p>0.640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1]-[.B200])-(3.3/1024))/(3.3/1024)" office:value-type="float" office:value="-1" calcext:value-type="float">
            <text:p>-1</text:p>
          </table:table-cell>
          <table:table-cell table:formula="of:=([.B201]-[.C201])/(3.3/1024)" office:value-type="float" office:value="-198.835975757576" calcext:value-type="float">
            <text:p>-198.835975757576</text:p>
          </table:table-cell>
          <table:table-cell table:number-columns-repeated="48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A202]*0.00322" office:value-type="float" office:value="0.644" calcext:value-type="float">
            <text:p>0.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2]-[.B201])-(3.3/1024))/(3.3/1024)" office:value-type="float" office:value="-1" calcext:value-type="float">
            <text:p>-1</text:p>
          </table:table-cell>
          <table:table-cell table:formula="of:=([.B202]-[.C202])/(3.3/1024)" office:value-type="float" office:value="-199.835151515152" calcext:value-type="float">
            <text:p>-199.835151515152</text:p>
          </table:table-cell>
          <table:table-cell table:number-columns-repeated="48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[.A203]*0.00322" office:value-type="float" office:value="0.64722" calcext:value-type="float">
            <text:p>0.647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3]-[.B202])-(3.3/1024))/(3.3/1024)" office:value-type="float" office:value="-1" calcext:value-type="float">
            <text:p>-1</text:p>
          </table:table-cell>
          <table:table-cell table:formula="of:=([.B203]-[.C203])/(3.3/1024)" office:value-type="float" office:value="-200.834327272727" calcext:value-type="float">
            <text:p>-200.834327272727</text:p>
          </table:table-cell>
          <table:table-cell table:number-columns-repeated="48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[.A204]*0.00322" office:value-type="float" office:value="0.65044" calcext:value-type="float">
            <text:p>0.65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4]-[.B203])-(3.3/1024))/(3.3/1024)" office:value-type="float" office:value="-1" calcext:value-type="float">
            <text:p>-1</text:p>
          </table:table-cell>
          <table:table-cell table:formula="of:=([.B204]-[.C204])/(3.3/1024)" office:value-type="float" office:value="-201.833503030303" calcext:value-type="float">
            <text:p>-201.833503030303</text:p>
          </table:table-cell>
          <table:table-cell table:number-columns-repeated="48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[.A205]*0.00322" office:value-type="float" office:value="0.65366" calcext:value-type="float">
            <text:p>0.65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5]-[.B204])-(3.3/1024))/(3.3/1024)" office:value-type="float" office:value="-1" calcext:value-type="float">
            <text:p>-1</text:p>
          </table:table-cell>
          <table:table-cell table:formula="of:=([.B205]-[.C205])/(3.3/1024)" office:value-type="float" office:value="-202.832678787879" calcext:value-type="float">
            <text:p>-202.832678787879</text:p>
          </table:table-cell>
          <table:table-cell table:number-columns-repeated="4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[.A206]*0.00322" office:value-type="float" office:value="0.65688" calcext:value-type="float">
            <text:p>0.65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6]-[.B205])-(3.3/1024))/(3.3/1024)" office:value-type="float" office:value="-1" calcext:value-type="float">
            <text:p>-1</text:p>
          </table:table-cell>
          <table:table-cell table:formula="of:=([.B206]-[.C206])/(3.3/1024)" office:value-type="float" office:value="-203.831854545455" calcext:value-type="float">
            <text:p>-203.831854545455</text:p>
          </table:table-cell>
          <table:table-cell table:number-columns-repeated="48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[.A207]*0.00322" office:value-type="float" office:value="0.6601" calcext:value-type="float">
            <text:p>0.6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7]-[.B206])-(3.3/1024))/(3.3/1024)" office:value-type="float" office:value="-1" calcext:value-type="float">
            <text:p>-1</text:p>
          </table:table-cell>
          <table:table-cell table:formula="of:=([.B207]-[.C207])/(3.3/1024)" office:value-type="float" office:value="-204.83103030303" calcext:value-type="float">
            <text:p>-204.83103030303</text:p>
          </table:table-cell>
          <table:table-cell table:number-columns-repeated="48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[.A208]*0.00322" office:value-type="float" office:value="0.66332" calcext:value-type="float">
            <text:p>0.663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8]-[.B207])-(3.3/1024))/(3.3/1024)" office:value-type="float" office:value="-1" calcext:value-type="float">
            <text:p>-1</text:p>
          </table:table-cell>
          <table:table-cell table:formula="of:=([.B208]-[.C208])/(3.3/1024)" office:value-type="float" office:value="-205.830206060606" calcext:value-type="float">
            <text:p>-205.830206060606</text:p>
          </table:table-cell>
          <table:table-cell table:number-columns-repeated="48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[.A209]*0.00322" office:value-type="float" office:value="0.66654" calcext:value-type="float">
            <text:p>0.6665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09]-[.B208])-(3.3/1024))/(3.3/1024)" office:value-type="float" office:value="-1" calcext:value-type="float">
            <text:p>-1</text:p>
          </table:table-cell>
          <table:table-cell table:formula="of:=([.B209]-[.C209])/(3.3/1024)" office:value-type="float" office:value="-206.829381818182" calcext:value-type="float">
            <text:p>-206.829381818182</text:p>
          </table:table-cell>
          <table:table-cell table:number-columns-repeated="4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[.A210]*0.00322" office:value-type="float" office:value="0.66976" calcext:value-type="float">
            <text:p>0.66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0]-[.B209])-(3.3/1024))/(3.3/1024)" office:value-type="float" office:value="-1" calcext:value-type="float">
            <text:p>-1</text:p>
          </table:table-cell>
          <table:table-cell table:formula="of:=([.B210]-[.C210])/(3.3/1024)" office:value-type="float" office:value="-207.828557575758" calcext:value-type="float">
            <text:p>-207.828557575758</text:p>
          </table:table-cell>
          <table:table-cell table:number-columns-repeated="48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[.A211]*0.00322" office:value-type="float" office:value="0.67298" calcext:value-type="float">
            <text:p>0.672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1]-[.B210])-(3.3/1024))/(3.3/1024)" office:value-type="float" office:value="-1" calcext:value-type="float">
            <text:p>-1</text:p>
          </table:table-cell>
          <table:table-cell table:formula="of:=([.B211]-[.C211])/(3.3/1024)" office:value-type="float" office:value="-208.827733333333" calcext:value-type="float">
            <text:p>-208.827733333333</text:p>
          </table:table-cell>
          <table:table-cell table:number-columns-repeated="4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[.A212]*0.00322" office:value-type="float" office:value="0.6762" calcext:value-type="float">
            <text:p>0.6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2]-[.B211])-(3.3/1024))/(3.3/1024)" office:value-type="float" office:value="-1" calcext:value-type="float">
            <text:p>-1</text:p>
          </table:table-cell>
          <table:table-cell table:formula="of:=([.B212]-[.C212])/(3.3/1024)" office:value-type="float" office:value="-209.826909090909" calcext:value-type="float">
            <text:p>-209.826909090909</text:p>
          </table:table-cell>
          <table:table-cell table:number-columns-repeated="48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[.A213]*0.00322" office:value-type="float" office:value="0.67942" calcext:value-type="float">
            <text:p>0.679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3]-[.B212])-(3.3/1024))/(3.3/1024)" office:value-type="float" office:value="-1" calcext:value-type="float">
            <text:p>-1</text:p>
          </table:table-cell>
          <table:table-cell table:formula="of:=([.B213]-[.C213])/(3.3/1024)" office:value-type="float" office:value="-210.826084848485" calcext:value-type="float">
            <text:p>-210.826084848485</text:p>
          </table:table-cell>
          <table:table-cell table:number-columns-repeated="48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[.A214]*0.00322" office:value-type="float" office:value="0.68264" calcext:value-type="float">
            <text:p>0.6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4]-[.B213])-(3.3/1024))/(3.3/1024)" office:value-type="float" office:value="-1" calcext:value-type="float">
            <text:p>-1</text:p>
          </table:table-cell>
          <table:table-cell table:formula="of:=([.B214]-[.C214])/(3.3/1024)" office:value-type="float" office:value="-211.825260606061" calcext:value-type="float">
            <text:p>-211.825260606061</text:p>
          </table:table-cell>
          <table:table-cell table:number-columns-repeated="48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[.A215]*0.00322" office:value-type="float" office:value="0.68586" calcext:value-type="float">
            <text:p>0.68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5]-[.B214])-(3.3/1024))/(3.3/1024)" office:value-type="float" office:value="-1" calcext:value-type="float">
            <text:p>-1</text:p>
          </table:table-cell>
          <table:table-cell table:formula="of:=([.B215]-[.C215])/(3.3/1024)" office:value-type="float" office:value="-212.824436363636" calcext:value-type="float">
            <text:p>-212.824436363636</text:p>
          </table:table-cell>
          <table:table-cell table:number-columns-repeated="4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[.A216]*0.00322" office:value-type="float" office:value="0.68908" calcext:value-type="float">
            <text:p>0.68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6]-[.B215])-(3.3/1024))/(3.3/1024)" office:value-type="float" office:value="-1" calcext:value-type="float">
            <text:p>-1</text:p>
          </table:table-cell>
          <table:table-cell table:formula="of:=([.B216]-[.C216])/(3.3/1024)" office:value-type="float" office:value="-213.823612121212" calcext:value-type="float">
            <text:p>-213.823612121212</text:p>
          </table:table-cell>
          <table:table-cell table:number-columns-repeated="48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[.A217]*0.00322" office:value-type="float" office:value="0.6923" calcext:value-type="float">
            <text:p>0.6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7]-[.B216])-(3.3/1024))/(3.3/1024)" office:value-type="float" office:value="-1" calcext:value-type="float">
            <text:p>-1</text:p>
          </table:table-cell>
          <table:table-cell table:formula="of:=([.B217]-[.C217])/(3.3/1024)" office:value-type="float" office:value="-214.822787878788" calcext:value-type="float">
            <text:p>-214.822787878788</text:p>
          </table:table-cell>
          <table:table-cell table:number-columns-repeated="48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[.A218]*0.00322" office:value-type="float" office:value="0.69552" calcext:value-type="float">
            <text:p>0.695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8]-[.B217])-(3.3/1024))/(3.3/1024)" office:value-type="float" office:value="-1" calcext:value-type="float">
            <text:p>-1</text:p>
          </table:table-cell>
          <table:table-cell table:formula="of:=([.B218]-[.C218])/(3.3/1024)" office:value-type="float" office:value="-215.821963636364" calcext:value-type="float">
            <text:p>-215.821963636364</text:p>
          </table:table-cell>
          <table:table-cell table:number-columns-repeated="48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[.A219]*0.00322" office:value-type="float" office:value="0.69874" calcext:value-type="float">
            <text:p>0.69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19]-[.B218])-(3.3/1024))/(3.3/1024)" office:value-type="float" office:value="-1" calcext:value-type="float">
            <text:p>-1</text:p>
          </table:table-cell>
          <table:table-cell table:formula="of:=([.B219]-[.C219])/(3.3/1024)" office:value-type="float" office:value="-216.821139393939" calcext:value-type="float">
            <text:p>-216.821139393939</text:p>
          </table:table-cell>
          <table:table-cell table:number-columns-repeated="48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[.A220]*0.00322" office:value-type="float" office:value="0.70196" calcext:value-type="float">
            <text:p>0.70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0]-[.B219])-(3.3/1024))/(3.3/1024)" office:value-type="float" office:value="-1" calcext:value-type="float">
            <text:p>-1</text:p>
          </table:table-cell>
          <table:table-cell table:formula="of:=([.B220]-[.C220])/(3.3/1024)" office:value-type="float" office:value="-217.820315151515" calcext:value-type="float">
            <text:p>-217.820315151515</text:p>
          </table:table-cell>
          <table:table-cell table:number-columns-repeated="48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[.A221]*0.00322" office:value-type="float" office:value="0.70518" calcext:value-type="float">
            <text:p>0.70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1]-[.B220])-(3.3/1024))/(3.3/1024)" office:value-type="float" office:value="-1" calcext:value-type="float">
            <text:p>-1</text:p>
          </table:table-cell>
          <table:table-cell table:formula="of:=([.B221]-[.C221])/(3.3/1024)" office:value-type="float" office:value="-218.819490909091" calcext:value-type="float">
            <text:p>-218.819490909091</text:p>
          </table:table-cell>
          <table:table-cell table:number-columns-repeated="4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[.A222]*0.00322" office:value-type="float" office:value="0.7084" calcext:value-type="float">
            <text:p>0.7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2]-[.B221])-(3.3/1024))/(3.3/1024)" office:value-type="float" office:value="-1" calcext:value-type="float">
            <text:p>-1</text:p>
          </table:table-cell>
          <table:table-cell table:formula="of:=([.B222]-[.C222])/(3.3/1024)" office:value-type="float" office:value="-219.818666666667" calcext:value-type="float">
            <text:p>-219.818666666667</text:p>
          </table:table-cell>
          <table:table-cell table:number-columns-repeated="4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[.A223]*0.00322" office:value-type="float" office:value="0.71162" calcext:value-type="float">
            <text:p>0.71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3]-[.B222])-(3.3/1024))/(3.3/1024)" office:value-type="float" office:value="-1" calcext:value-type="float">
            <text:p>-1</text:p>
          </table:table-cell>
          <table:table-cell table:formula="of:=([.B223]-[.C223])/(3.3/1024)" office:value-type="float" office:value="-220.817842424242" calcext:value-type="float">
            <text:p>-220.817842424242</text:p>
          </table:table-cell>
          <table:table-cell table:number-columns-repeated="4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[.A224]*0.00322" office:value-type="float" office:value="0.71484" calcext:value-type="float">
            <text:p>0.7148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4]-[.B223])-(3.3/1024))/(3.3/1024)" office:value-type="float" office:value="-1" calcext:value-type="float">
            <text:p>-1</text:p>
          </table:table-cell>
          <table:table-cell table:formula="of:=([.B224]-[.C224])/(3.3/1024)" office:value-type="float" office:value="-221.817018181818" calcext:value-type="float">
            <text:p>-221.817018181818</text:p>
          </table:table-cell>
          <table:table-cell table:number-columns-repeated="48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[.A225]*0.00322" office:value-type="float" office:value="0.71806" calcext:value-type="float">
            <text:p>0.7180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5]-[.B224])-(3.3/1024))/(3.3/1024)" office:value-type="float" office:value="-1" calcext:value-type="float">
            <text:p>-1</text:p>
          </table:table-cell>
          <table:table-cell table:formula="of:=([.B225]-[.C225])/(3.3/1024)" office:value-type="float" office:value="-222.816193939394" calcext:value-type="float">
            <text:p>-222.816193939394</text:p>
          </table:table-cell>
          <table:table-cell table:number-columns-repeated="48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[.A226]*0.00322" office:value-type="float" office:value="0.72128" calcext:value-type="float">
            <text:p>0.721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6]-[.B225])-(3.3/1024))/(3.3/1024)" office:value-type="float" office:value="-1" calcext:value-type="float">
            <text:p>-1</text:p>
          </table:table-cell>
          <table:table-cell table:formula="of:=([.B226]-[.C226])/(3.3/1024)" office:value-type="float" office:value="-223.81536969697" calcext:value-type="float">
            <text:p>-223.81536969697</text:p>
          </table:table-cell>
          <table:table-cell table:number-columns-repeated="48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[.A227]*0.00322" office:value-type="float" office:value="0.7245" calcext:value-type="float">
            <text:p>0.72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7]-[.B226])-(3.3/1024))/(3.3/1024)" office:value-type="float" office:value="-1" calcext:value-type="float">
            <text:p>-1</text:p>
          </table:table-cell>
          <table:table-cell table:formula="of:=([.B227]-[.C227])/(3.3/1024)" office:value-type="float" office:value="-224.814545454545" calcext:value-type="float">
            <text:p>-224.814545454545</text:p>
          </table:table-cell>
          <table:table-cell table:number-columns-repeated="48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[.A228]*0.00322" office:value-type="float" office:value="0.72772" calcext:value-type="float">
            <text:p>0.72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8]-[.B227])-(3.3/1024))/(3.3/1024)" office:value-type="float" office:value="-1" calcext:value-type="float">
            <text:p>-1</text:p>
          </table:table-cell>
          <table:table-cell table:formula="of:=([.B228]-[.C228])/(3.3/1024)" office:value-type="float" office:value="-225.813721212121" calcext:value-type="float">
            <text:p>-225.813721212121</text:p>
          </table:table-cell>
          <table:table-cell table:number-columns-repeated="48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[.A229]*0.00322" office:value-type="float" office:value="0.73094" calcext:value-type="float">
            <text:p>0.730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29]-[.B228])-(3.3/1024))/(3.3/1024)" office:value-type="float" office:value="-1" calcext:value-type="float">
            <text:p>-1</text:p>
          </table:table-cell>
          <table:table-cell table:formula="of:=([.B229]-[.C229])/(3.3/1024)" office:value-type="float" office:value="-226.812896969697" calcext:value-type="float">
            <text:p>-226.812896969697</text:p>
          </table:table-cell>
          <table:table-cell table:number-columns-repeated="48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[.A230]*0.00322" office:value-type="float" office:value="0.73416" calcext:value-type="float">
            <text:p>0.7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0]-[.B229])-(3.3/1024))/(3.3/1024)" office:value-type="float" office:value="-1" calcext:value-type="float">
            <text:p>-1</text:p>
          </table:table-cell>
          <table:table-cell table:formula="of:=([.B230]-[.C230])/(3.3/1024)" office:value-type="float" office:value="-227.812072727273" calcext:value-type="float">
            <text:p>-227.812072727273</text:p>
          </table:table-cell>
          <table:table-cell table:number-columns-repeated="48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[.A231]*0.00322" office:value-type="float" office:value="0.73738" calcext:value-type="float">
            <text:p>0.73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1]-[.B230])-(3.3/1024))/(3.3/1024)" office:value-type="float" office:value="-1" calcext:value-type="float">
            <text:p>-1</text:p>
          </table:table-cell>
          <table:table-cell table:formula="of:=([.B231]-[.C231])/(3.3/1024)" office:value-type="float" office:value="-228.811248484848" calcext:value-type="float">
            <text:p>-228.811248484848</text:p>
          </table:table-cell>
          <table:table-cell table:number-columns-repeated="48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[.A232]*0.00322" office:value-type="float" office:value="0.7406" calcext:value-type="float">
            <text:p>0.74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2]-[.B231])-(3.3/1024))/(3.3/1024)" office:value-type="float" office:value="-1" calcext:value-type="float">
            <text:p>-1</text:p>
          </table:table-cell>
          <table:table-cell table:formula="of:=([.B232]-[.C232])/(3.3/1024)" office:value-type="float" office:value="-229.810424242424" calcext:value-type="float">
            <text:p>-229.810424242424</text:p>
          </table:table-cell>
          <table:table-cell table:number-columns-repeated="48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[.A233]*0.00322" office:value-type="float" office:value="0.74382" calcext:value-type="float">
            <text:p>0.743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3]-[.B232])-(3.3/1024))/(3.3/1024)" office:value-type="float" office:value="-1" calcext:value-type="float">
            <text:p>-1</text:p>
          </table:table-cell>
          <table:table-cell table:formula="of:=([.B233]-[.C233])/(3.3/1024)" office:value-type="float" office:value="-230.8096" calcext:value-type="float">
            <text:p>-230.8096</text:p>
          </table:table-cell>
          <table:table-cell table:number-columns-repeated="48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[.A234]*0.00322" office:value-type="float" office:value="0.74704" calcext:value-type="float">
            <text:p>0.74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4]-[.B233])-(3.3/1024))/(3.3/1024)" office:value-type="float" office:value="-1" calcext:value-type="float">
            <text:p>-1</text:p>
          </table:table-cell>
          <table:table-cell table:formula="of:=([.B234]-[.C234])/(3.3/1024)" office:value-type="float" office:value="-231.808775757576" calcext:value-type="float">
            <text:p>-231.808775757576</text:p>
          </table:table-cell>
          <table:table-cell table:number-columns-repeated="48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[.A235]*0.00322" office:value-type="float" office:value="0.75026" calcext:value-type="float">
            <text:p>0.750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5]-[.B234])-(3.3/1024))/(3.3/1024)" office:value-type="float" office:value="-1" calcext:value-type="float">
            <text:p>-1</text:p>
          </table:table-cell>
          <table:table-cell table:formula="of:=([.B235]-[.C235])/(3.3/1024)" office:value-type="float" office:value="-232.807951515152" calcext:value-type="float">
            <text:p>-232.807951515152</text:p>
          </table:table-cell>
          <table:table-cell table:number-columns-repeated="48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[.A236]*0.00322" office:value-type="float" office:value="0.75348" calcext:value-type="float">
            <text:p>0.75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6]-[.B235])-(3.3/1024))/(3.3/1024)" office:value-type="float" office:value="-1" calcext:value-type="float">
            <text:p>-1</text:p>
          </table:table-cell>
          <table:table-cell table:formula="of:=([.B236]-[.C236])/(3.3/1024)" office:value-type="float" office:value="-233.807127272727" calcext:value-type="float">
            <text:p>-233.807127272727</text:p>
          </table:table-cell>
          <table:table-cell table:number-columns-repeated="48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[.A237]*0.00322" office:value-type="float" office:value="0.7567" calcext:value-type="float">
            <text:p>0.7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7]-[.B236])-(3.3/1024))/(3.3/1024)" office:value-type="float" office:value="-1" calcext:value-type="float">
            <text:p>-1</text:p>
          </table:table-cell>
          <table:table-cell table:formula="of:=([.B237]-[.C237])/(3.3/1024)" office:value-type="float" office:value="-234.806303030303" calcext:value-type="float">
            <text:p>-234.806303030303</text:p>
          </table:table-cell>
          <table:table-cell table:number-columns-repeated="48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[.A238]*0.00322" office:value-type="float" office:value="0.75992" calcext:value-type="float">
            <text:p>0.75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8]-[.B237])-(3.3/1024))/(3.3/1024)" office:value-type="float" office:value="-1" calcext:value-type="float">
            <text:p>-1</text:p>
          </table:table-cell>
          <table:table-cell table:formula="of:=([.B238]-[.C238])/(3.3/1024)" office:value-type="float" office:value="-235.805478787879" calcext:value-type="float">
            <text:p>-235.805478787879</text:p>
          </table:table-cell>
          <table:table-cell table:number-columns-repeated="48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[.A239]*0.00322" office:value-type="float" office:value="0.76314" calcext:value-type="float">
            <text:p>0.76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39]-[.B238])-(3.3/1024))/(3.3/1024)" office:value-type="float" office:value="-1" calcext:value-type="float">
            <text:p>-1</text:p>
          </table:table-cell>
          <table:table-cell table:formula="of:=([.B239]-[.C239])/(3.3/1024)" office:value-type="float" office:value="-236.804654545455" calcext:value-type="float">
            <text:p>-236.804654545455</text:p>
          </table:table-cell>
          <table:table-cell table:number-columns-repeated="48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[.A240]*0.00322" office:value-type="float" office:value="0.76636" calcext:value-type="float">
            <text:p>0.766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0]-[.B239])-(3.3/1024))/(3.3/1024)" office:value-type="float" office:value="-1" calcext:value-type="float">
            <text:p>-1</text:p>
          </table:table-cell>
          <table:table-cell table:formula="of:=([.B240]-[.C240])/(3.3/1024)" office:value-type="float" office:value="-237.80383030303" calcext:value-type="float">
            <text:p>-237.80383030303</text:p>
          </table:table-cell>
          <table:table-cell table:number-columns-repeated="48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[.A241]*0.00322" office:value-type="float" office:value="0.76958" calcext:value-type="float">
            <text:p>0.769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1]-[.B240])-(3.3/1024))/(3.3/1024)" office:value-type="float" office:value="-1" calcext:value-type="float">
            <text:p>-1</text:p>
          </table:table-cell>
          <table:table-cell table:formula="of:=([.B241]-[.C241])/(3.3/1024)" office:value-type="float" office:value="-238.803006060606" calcext:value-type="float">
            <text:p>-238.803006060606</text:p>
          </table:table-cell>
          <table:table-cell table:number-columns-repeated="48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[.A242]*0.00322" office:value-type="float" office:value="0.7728" calcext:value-type="float">
            <text:p>0.77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2]-[.B241])-(3.3/1024))/(3.3/1024)" office:value-type="float" office:value="-1" calcext:value-type="float">
            <text:p>-1</text:p>
          </table:table-cell>
          <table:table-cell table:formula="of:=([.B242]-[.C242])/(3.3/1024)" office:value-type="float" office:value="-239.802181818182" calcext:value-type="float">
            <text:p>-239.802181818182</text:p>
          </table:table-cell>
          <table:table-cell table:number-columns-repeated="48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[.A243]*0.00322" office:value-type="float" office:value="0.77602" calcext:value-type="float">
            <text:p>0.776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3]-[.B242])-(3.3/1024))/(3.3/1024)" office:value-type="float" office:value="-1" calcext:value-type="float">
            <text:p>-1</text:p>
          </table:table-cell>
          <table:table-cell table:formula="of:=([.B243]-[.C243])/(3.3/1024)" office:value-type="float" office:value="-240.801357575758" calcext:value-type="float">
            <text:p>-240.801357575758</text:p>
          </table:table-cell>
          <table:table-cell table:number-columns-repeated="48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[.A244]*0.00322" office:value-type="float" office:value="0.77924" calcext:value-type="float">
            <text:p>0.77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4]-[.B243])-(3.3/1024))/(3.3/1024)" office:value-type="float" office:value="-1" calcext:value-type="float">
            <text:p>-1</text:p>
          </table:table-cell>
          <table:table-cell table:formula="of:=([.B244]-[.C244])/(3.3/1024)" office:value-type="float" office:value="-241.800533333333" calcext:value-type="float">
            <text:p>-241.800533333333</text:p>
          </table:table-cell>
          <table:table-cell table:number-columns-repeated="48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[.A245]*0.00322" office:value-type="float" office:value="0.78246" calcext:value-type="float">
            <text:p>0.782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5]-[.B244])-(3.3/1024))/(3.3/1024)" office:value-type="float" office:value="-1" calcext:value-type="float">
            <text:p>-1</text:p>
          </table:table-cell>
          <table:table-cell table:formula="of:=([.B245]-[.C245])/(3.3/1024)" office:value-type="float" office:value="-242.799709090909" calcext:value-type="float">
            <text:p>-242.799709090909</text:p>
          </table:table-cell>
          <table:table-cell table:number-columns-repeated="48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[.A246]*0.00322" office:value-type="float" office:value="0.78568" calcext:value-type="float">
            <text:p>0.7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6]-[.B245])-(3.3/1024))/(3.3/1024)" office:value-type="float" office:value="-1" calcext:value-type="float">
            <text:p>-1</text:p>
          </table:table-cell>
          <table:table-cell table:formula="of:=([.B246]-[.C246])/(3.3/1024)" office:value-type="float" office:value="-243.798884848485" calcext:value-type="float">
            <text:p>-243.798884848485</text:p>
          </table:table-cell>
          <table:table-cell table:number-columns-repeated="48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[.A247]*0.00322" office:value-type="float" office:value="0.7889" calcext:value-type="float">
            <text:p>0.7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7]-[.B246])-(3.3/1024))/(3.3/1024)" office:value-type="float" office:value="-1" calcext:value-type="float">
            <text:p>-1</text:p>
          </table:table-cell>
          <table:table-cell table:formula="of:=([.B247]-[.C247])/(3.3/1024)" office:value-type="float" office:value="-244.798060606061" calcext:value-type="float">
            <text:p>-244.798060606061</text:p>
          </table:table-cell>
          <table:table-cell table:number-columns-repeated="48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[.A248]*0.00322" office:value-type="float" office:value="0.79212" calcext:value-type="float">
            <text:p>0.792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8]-[.B247])-(3.3/1024))/(3.3/1024)" office:value-type="float" office:value="-1" calcext:value-type="float">
            <text:p>-1</text:p>
          </table:table-cell>
          <table:table-cell table:formula="of:=([.B248]-[.C248])/(3.3/1024)" office:value-type="float" office:value="-245.797236363636" calcext:value-type="float">
            <text:p>-245.797236363636</text:p>
          </table:table-cell>
          <table:table-cell table:number-columns-repeated="48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[.A249]*0.00322" office:value-type="float" office:value="0.79534" calcext:value-type="float">
            <text:p>0.795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49]-[.B248])-(3.3/1024))/(3.3/1024)" office:value-type="float" office:value="-1" calcext:value-type="float">
            <text:p>-1</text:p>
          </table:table-cell>
          <table:table-cell table:formula="of:=([.B249]-[.C249])/(3.3/1024)" office:value-type="float" office:value="-246.796412121212" calcext:value-type="float">
            <text:p>-246.796412121212</text:p>
          </table:table-cell>
          <table:table-cell table:number-columns-repeated="48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[.A250]*0.00322" office:value-type="float" office:value="0.79856" calcext:value-type="float">
            <text:p>0.798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0]-[.B249])-(3.3/1024))/(3.3/1024)" office:value-type="float" office:value="-1" calcext:value-type="float">
            <text:p>-1</text:p>
          </table:table-cell>
          <table:table-cell table:formula="of:=([.B250]-[.C250])/(3.3/1024)" office:value-type="float" office:value="-247.795587878788" calcext:value-type="float">
            <text:p>-247.795587878788</text:p>
          </table:table-cell>
          <table:table-cell table:number-columns-repeated="48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[.A251]*0.00322" office:value-type="float" office:value="0.80178" calcext:value-type="float">
            <text:p>0.80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1]-[.B250])-(3.3/1024))/(3.3/1024)" office:value-type="float" office:value="-1" calcext:value-type="float">
            <text:p>-1</text:p>
          </table:table-cell>
          <table:table-cell table:formula="of:=([.B251]-[.C251])/(3.3/1024)" office:value-type="float" office:value="-248.794763636364" calcext:value-type="float">
            <text:p>-248.794763636364</text:p>
          </table:table-cell>
          <table:table-cell table:number-columns-repeated="48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[.A252]*0.00322"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2]-[.B251])-(3.3/1024))/(3.3/1024)" office:value-type="float" office:value="-1" calcext:value-type="float">
            <text:p>-1</text:p>
          </table:table-cell>
          <table:table-cell table:formula="of:=([.B252]-[.C252])/(3.3/1024)" office:value-type="float" office:value="-249.793939393939" calcext:value-type="float">
            <text:p>-249.793939393939</text:p>
          </table:table-cell>
          <table:table-cell table:number-columns-repeated="48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[.A253]*0.00322" office:value-type="float" office:value="0.80822" calcext:value-type="float">
            <text:p>0.80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3]-[.B252])-(3.3/1024))/(3.3/1024)" office:value-type="float" office:value="-1" calcext:value-type="float">
            <text:p>-1</text:p>
          </table:table-cell>
          <table:table-cell table:formula="of:=([.B253]-[.C253])/(3.3/1024)" office:value-type="float" office:value="-250.793115151515" calcext:value-type="float">
            <text:p>-250.793115151515</text:p>
          </table:table-cell>
          <table:table-cell table:number-columns-repeated="48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[.A254]*0.00322" office:value-type="float" office:value="0.81144" calcext:value-type="float">
            <text:p>0.81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4]-[.B253])-(3.3/1024))/(3.3/1024)" office:value-type="float" office:value="-1" calcext:value-type="float">
            <text:p>-1</text:p>
          </table:table-cell>
          <table:table-cell table:formula="of:=([.B254]-[.C254])/(3.3/1024)" office:value-type="float" office:value="-251.792290909091" calcext:value-type="float">
            <text:p>-251.792290909091</text:p>
          </table:table-cell>
          <table:table-cell table:number-columns-repeated="48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[.A255]*0.00322" office:value-type="float" office:value="0.81466" calcext:value-type="float">
            <text:p>0.81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5]-[.B254])-(3.3/1024))/(3.3/1024)" office:value-type="float" office:value="-1" calcext:value-type="float">
            <text:p>-1</text:p>
          </table:table-cell>
          <table:table-cell table:formula="of:=([.B255]-[.C255])/(3.3/1024)" office:value-type="float" office:value="-252.791466666667" calcext:value-type="float">
            <text:p>-252.791466666667</text:p>
          </table:table-cell>
          <table:table-cell table:number-columns-repeated="48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[.A256]*0.00322" office:value-type="float" office:value="0.81788" calcext:value-type="float">
            <text:p>0.8178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6]-[.B255])-(3.3/1024))/(3.3/1024)" office:value-type="float" office:value="-1" calcext:value-type="float">
            <text:p>-1</text:p>
          </table:table-cell>
          <table:table-cell table:formula="of:=([.B256]-[.C256])/(3.3/1024)" office:value-type="float" office:value="-253.790642424242" calcext:value-type="float">
            <text:p>-253.790642424242</text:p>
          </table:table-cell>
          <table:table-cell table:number-columns-repeated="4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[.A257]*0.00322" office:value-type="float" office:value="0.8211" calcext:value-type="float">
            <text:p>0.821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([.B257]-[.B256])-(3.3/1024))/(3.3/1024)" office:value-type="float" office:value="-1" calcext:value-type="float">
            <text:p>-1</text:p>
          </table:table-cell>
          <table:table-cell table:formula="of:=([.B257]-[.C257])/(3.3/1024)" office:value-type="float" office:value="-254.789818181818" calcext:value-type="float">
            <text:p>-254.789818181818</text:p>
          </table:table-cell>
          <table:table-cell table:number-columns-repeated="48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[.A258]*0.00322" office:value-type="float" office:value="0.82432" calcext:value-type="float">
            <text:p>0.824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58]-[.B257])-(3.3/1024))/(3.3/1024)" office:value-type="float" office:value="-1" calcext:value-type="float">
            <text:p>-1</text:p>
          </table:table-cell>
          <table:table-cell table:formula="of:=([.B258]-[.C258])/(3.3/1024)" office:value-type="float" office:value="-255.788993939394" calcext:value-type="float">
            <text:p>-255.788993939394</text:p>
          </table:table-cell>
          <table:table-cell table:number-columns-repeated="48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[.A259]*0.00322" office:value-type="float" office:value="0.82754" calcext:value-type="float">
            <text:p>0.8275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59]-[.B258])-(3.3/1024))/(3.3/1024)" office:value-type="float" office:value="-1" calcext:value-type="float">
            <text:p>-1</text:p>
          </table:table-cell>
          <table:table-cell table:formula="of:=([.B259]-[.C259])/(3.3/1024)" office:value-type="float" office:value="-256.78816969697" calcext:value-type="float">
            <text:p>-256.78816969697</text:p>
          </table:table-cell>
          <table:table-cell table:number-columns-repeated="48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[.A260]*0.00322" office:value-type="float" office:value="0.83076" calcext:value-type="float">
            <text:p>0.83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0]-[.B259])-(3.3/1024))/(3.3/1024)" office:value-type="float" office:value="-1" calcext:value-type="float">
            <text:p>-1</text:p>
          </table:table-cell>
          <table:table-cell table:formula="of:=([.B260]-[.C260])/(3.3/1024)" office:value-type="float" office:value="-257.787345454545" calcext:value-type="float">
            <text:p>-257.787345454545</text:p>
          </table:table-cell>
          <table:table-cell table:number-columns-repeated="48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[.A261]*0.00322" office:value-type="float" office:value="0.83398" calcext:value-type="float">
            <text:p>0.83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1]-[.B260])-(3.3/1024))/(3.3/1024)" office:value-type="float" office:value="-1" calcext:value-type="float">
            <text:p>-1</text:p>
          </table:table-cell>
          <table:table-cell table:formula="of:=([.B261]-[.C261])/(3.3/1024)" office:value-type="float" office:value="-258.786521212121" calcext:value-type="float">
            <text:p>-258.786521212121</text:p>
          </table:table-cell>
          <table:table-cell table:number-columns-repeated="48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[.A262]*0.00322" office:value-type="float" office:value="0.8372" calcext:value-type="float">
            <text:p>0.8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2]-[.B261])-(3.3/1024))/(3.3/1024)" office:value-type="float" office:value="-1" calcext:value-type="float">
            <text:p>-1</text:p>
          </table:table-cell>
          <table:table-cell table:formula="of:=([.B262]-[.C262])/(3.3/1024)" office:value-type="float" office:value="-259.785696969697" calcext:value-type="float">
            <text:p>-259.785696969697</text:p>
          </table:table-cell>
          <table:table-cell table:number-columns-repeated="48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[.A263]*0.00322" office:value-type="float" office:value="0.84042" calcext:value-type="float">
            <text:p>0.84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3]-[.B262])-(3.3/1024))/(3.3/1024)" office:value-type="float" office:value="-1" calcext:value-type="float">
            <text:p>-1</text:p>
          </table:table-cell>
          <table:table-cell table:formula="of:=([.B263]-[.C263])/(3.3/1024)" office:value-type="float" office:value="-260.784872727273" calcext:value-type="float">
            <text:p>-260.784872727273</text:p>
          </table:table-cell>
          <table:table-cell table:number-columns-repeated="48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[.A264]*0.00322" office:value-type="float" office:value="0.84364" calcext:value-type="float">
            <text:p>0.84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4]-[.B263])-(3.3/1024))/(3.3/1024)" office:value-type="float" office:value="-1" calcext:value-type="float">
            <text:p>-1</text:p>
          </table:table-cell>
          <table:table-cell table:formula="of:=([.B264]-[.C264])/(3.3/1024)" office:value-type="float" office:value="-261.784048484849" calcext:value-type="float">
            <text:p>-261.784048484849</text:p>
          </table:table-cell>
          <table:table-cell table:number-columns-repeated="48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[.A265]*0.00322" office:value-type="float" office:value="0.84686" calcext:value-type="float">
            <text:p>0.8468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5]-[.B264])-(3.3/1024))/(3.3/1024)" office:value-type="float" office:value="-1" calcext:value-type="float">
            <text:p>-1</text:p>
          </table:table-cell>
          <table:table-cell table:formula="of:=([.B265]-[.C265])/(3.3/1024)" office:value-type="float" office:value="-262.783224242424" calcext:value-type="float">
            <text:p>-262.783224242424</text:p>
          </table:table-cell>
          <table:table-cell table:number-columns-repeated="48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[.A266]*0.00322" office:value-type="float" office:value="0.85008" calcext:value-type="float">
            <text:p>0.85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6]-[.B265])-(3.3/1024))/(3.3/1024)" office:value-type="float" office:value="-1" calcext:value-type="float">
            <text:p>-1</text:p>
          </table:table-cell>
          <table:table-cell table:formula="of:=([.B266]-[.C266])/(3.3/1024)" office:value-type="float" office:value="-263.7824" calcext:value-type="float">
            <text:p>-263.7824</text:p>
          </table:table-cell>
          <table:table-cell table:number-columns-repeated="48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[.A267]*0.00322" office:value-type="float" office:value="0.8533" calcext:value-type="float">
            <text:p>0.85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7]-[.B266])-(3.3/1024))/(3.3/1024)" office:value-type="float" office:value="-1" calcext:value-type="float">
            <text:p>-1</text:p>
          </table:table-cell>
          <table:table-cell table:formula="of:=([.B267]-[.C267])/(3.3/1024)" office:value-type="float" office:value="-264.781575757576" calcext:value-type="float">
            <text:p>-264.781575757576</text:p>
          </table:table-cell>
          <table:table-cell table:number-columns-repeated="48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[.A268]*0.00322" office:value-type="float" office:value="0.85652" calcext:value-type="float">
            <text:p>0.8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8]-[.B267])-(3.3/1024))/(3.3/1024)" office:value-type="float" office:value="-1" calcext:value-type="float">
            <text:p>-1</text:p>
          </table:table-cell>
          <table:table-cell table:formula="of:=([.B268]-[.C268])/(3.3/1024)" office:value-type="float" office:value="-265.780751515152" calcext:value-type="float">
            <text:p>-265.780751515152</text:p>
          </table:table-cell>
          <table:table-cell table:number-columns-repeated="48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[.A269]*0.00322" office:value-type="float" office:value="0.85974" calcext:value-type="float">
            <text:p>0.85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69]-[.B268])-(3.3/1024))/(3.3/1024)" office:value-type="float" office:value="-1" calcext:value-type="float">
            <text:p>-1</text:p>
          </table:table-cell>
          <table:table-cell table:formula="of:=([.B269]-[.C269])/(3.3/1024)" office:value-type="float" office:value="-266.779927272727" calcext:value-type="float">
            <text:p>-266.779927272727</text:p>
          </table:table-cell>
          <table:table-cell table:number-columns-repeated="48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[.A270]*0.00322" office:value-type="float" office:value="0.86296" calcext:value-type="float">
            <text:p>0.86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0]-[.B269])-(3.3/1024))/(3.3/1024)" office:value-type="float" office:value="-1" calcext:value-type="float">
            <text:p>-1</text:p>
          </table:table-cell>
          <table:table-cell table:formula="of:=([.B270]-[.C270])/(3.3/1024)" office:value-type="float" office:value="-267.779103030303" calcext:value-type="float">
            <text:p>-267.779103030303</text:p>
          </table:table-cell>
          <table:table-cell table:number-columns-repeated="48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[.A271]*0.00322" office:value-type="float" office:value="0.86618" calcext:value-type="float">
            <text:p>0.866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1]-[.B270])-(3.3/1024))/(3.3/1024)" office:value-type="float" office:value="-1" calcext:value-type="float">
            <text:p>-1</text:p>
          </table:table-cell>
          <table:table-cell table:formula="of:=([.B271]-[.C271])/(3.3/1024)" office:value-type="float" office:value="-268.778278787879" calcext:value-type="float">
            <text:p>-268.778278787879</text:p>
          </table:table-cell>
          <table:table-cell table:number-columns-repeated="48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[.A272]*0.00322" office:value-type="float" office:value="0.8694" calcext:value-type="float">
            <text:p>0.86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2]-[.B271])-(3.3/1024))/(3.3/1024)" office:value-type="float" office:value="-1" calcext:value-type="float">
            <text:p>-1</text:p>
          </table:table-cell>
          <table:table-cell table:formula="of:=([.B272]-[.C272])/(3.3/1024)" office:value-type="float" office:value="-269.777454545455" calcext:value-type="float">
            <text:p>-269.777454545455</text:p>
          </table:table-cell>
          <table:table-cell table:number-columns-repeated="48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[.A273]*0.00322" office:value-type="float" office:value="0.87262" calcext:value-type="float">
            <text:p>0.8726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3]-[.B272])-(3.3/1024))/(3.3/1024)" office:value-type="float" office:value="-1" calcext:value-type="float">
            <text:p>-1</text:p>
          </table:table-cell>
          <table:table-cell table:formula="of:=([.B273]-[.C273])/(3.3/1024)" office:value-type="float" office:value="-270.77663030303" calcext:value-type="float">
            <text:p>-270.77663030303</text:p>
          </table:table-cell>
          <table:table-cell table:number-columns-repeated="48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[.A274]*0.00322" office:value-type="float" office:value="0.87584" calcext:value-type="float">
            <text:p>0.875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4]-[.B273])-(3.3/1024))/(3.3/1024)" office:value-type="float" office:value="-1" calcext:value-type="float">
            <text:p>-1</text:p>
          </table:table-cell>
          <table:table-cell table:formula="of:=([.B274]-[.C274])/(3.3/1024)" office:value-type="float" office:value="-271.775806060606" calcext:value-type="float">
            <text:p>-271.775806060606</text:p>
          </table:table-cell>
          <table:table-cell table:number-columns-repeated="48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[.A275]*0.00322" office:value-type="float" office:value="0.87906" calcext:value-type="float">
            <text:p>0.879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5]-[.B274])-(3.3/1024))/(3.3/1024)" office:value-type="float" office:value="-1" calcext:value-type="float">
            <text:p>-1</text:p>
          </table:table-cell>
          <table:table-cell table:formula="of:=([.B275]-[.C275])/(3.3/1024)" office:value-type="float" office:value="-272.774981818182" calcext:value-type="float">
            <text:p>-272.774981818182</text:p>
          </table:table-cell>
          <table:table-cell table:number-columns-repeated="48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[.A276]*0.00322" office:value-type="float" office:value="0.88228" calcext:value-type="float">
            <text:p>0.88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6]-[.B275])-(3.3/1024))/(3.3/1024)" office:value-type="float" office:value="-1" calcext:value-type="float">
            <text:p>-1</text:p>
          </table:table-cell>
          <table:table-cell table:formula="of:=([.B276]-[.C276])/(3.3/1024)" office:value-type="float" office:value="-273.774157575758" calcext:value-type="float">
            <text:p>-273.774157575758</text:p>
          </table:table-cell>
          <table:table-cell table:number-columns-repeated="48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[.A277]*0.00322" office:value-type="float" office:value="0.8855" calcext:value-type="float">
            <text:p>0.88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7]-[.B276])-(3.3/1024))/(3.3/1024)" office:value-type="float" office:value="-1" calcext:value-type="float">
            <text:p>-1</text:p>
          </table:table-cell>
          <table:table-cell table:formula="of:=([.B277]-[.C277])/(3.3/1024)" office:value-type="float" office:value="-274.773333333333" calcext:value-type="float">
            <text:p>-274.773333333333</text:p>
          </table:table-cell>
          <table:table-cell table:number-columns-repeated="48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[.A278]*0.00322" office:value-type="float" office:value="0.88872" calcext:value-type="float">
            <text:p>0.8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8]-[.B277])-(3.3/1024))/(3.3/1024)" office:value-type="float" office:value="-1" calcext:value-type="float">
            <text:p>-1</text:p>
          </table:table-cell>
          <table:table-cell table:formula="of:=([.B278]-[.C278])/(3.3/1024)" office:value-type="float" office:value="-275.772509090909" calcext:value-type="float">
            <text:p>-275.772509090909</text:p>
          </table:table-cell>
          <table:table-cell table:number-columns-repeated="48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[.A279]*0.00322" office:value-type="float" office:value="0.89194" calcext:value-type="float">
            <text:p>0.89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79]-[.B278])-(3.3/1024))/(3.3/1024)" office:value-type="float" office:value="-1" calcext:value-type="float">
            <text:p>-1</text:p>
          </table:table-cell>
          <table:table-cell table:formula="of:=([.B279]-[.C279])/(3.3/1024)" office:value-type="float" office:value="-276.771684848485" calcext:value-type="float">
            <text:p>-276.771684848485</text:p>
          </table:table-cell>
          <table:table-cell table:number-columns-repeated="48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[.A280]*0.00322" office:value-type="float" office:value="0.89516" calcext:value-type="float">
            <text:p>0.89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0]-[.B279])-(3.3/1024))/(3.3/1024)" office:value-type="float" office:value="-1" calcext:value-type="float">
            <text:p>-1</text:p>
          </table:table-cell>
          <table:table-cell table:formula="of:=([.B280]-[.C280])/(3.3/1024)" office:value-type="float" office:value="-277.770860606061" calcext:value-type="float">
            <text:p>-277.770860606061</text:p>
          </table:table-cell>
          <table:table-cell table:number-columns-repeated="48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[.A281]*0.00322" office:value-type="float" office:value="0.89838" calcext:value-type="float">
            <text:p>0.89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1]-[.B280])-(3.3/1024))/(3.3/1024)" office:value-type="float" office:value="-1" calcext:value-type="float">
            <text:p>-1</text:p>
          </table:table-cell>
          <table:table-cell table:formula="of:=([.B281]-[.C281])/(3.3/1024)" office:value-type="float" office:value="-278.770036363636" calcext:value-type="float">
            <text:p>-278.770036363636</text:p>
          </table:table-cell>
          <table:table-cell table:number-columns-repeated="48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[.A282]*0.00322" office:value-type="float" office:value="0.9016" calcext:value-type="float">
            <text:p>0.9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2]-[.B281])-(3.3/1024))/(3.3/1024)" office:value-type="float" office:value="-1" calcext:value-type="float">
            <text:p>-1</text:p>
          </table:table-cell>
          <table:table-cell table:formula="of:=([.B282]-[.C282])/(3.3/1024)" office:value-type="float" office:value="-279.769212121212" calcext:value-type="float">
            <text:p>-279.769212121212</text:p>
          </table:table-cell>
          <table:table-cell table:number-columns-repeated="48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[.A283]*0.00322" office:value-type="float" office:value="0.90482" calcext:value-type="float">
            <text:p>0.90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3]-[.B282])-(3.3/1024))/(3.3/1024)" office:value-type="float" office:value="-1" calcext:value-type="float">
            <text:p>-1</text:p>
          </table:table-cell>
          <table:table-cell table:formula="of:=([.B283]-[.C283])/(3.3/1024)" office:value-type="float" office:value="-280.768387878788" calcext:value-type="float">
            <text:p>-280.768387878788</text:p>
          </table:table-cell>
          <table:table-cell table:number-columns-repeated="48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[.A284]*0.00322" office:value-type="float" office:value="0.90804" calcext:value-type="float">
            <text:p>0.90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4]-[.B283])-(3.3/1024))/(3.3/1024)" office:value-type="float" office:value="-1" calcext:value-type="float">
            <text:p>-1</text:p>
          </table:table-cell>
          <table:table-cell table:formula="of:=([.B284]-[.C284])/(3.3/1024)" office:value-type="float" office:value="-281.767563636364" calcext:value-type="float">
            <text:p>-281.767563636364</text:p>
          </table:table-cell>
          <table:table-cell table:number-columns-repeated="48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[.A285]*0.00322" office:value-type="float" office:value="0.91126" calcext:value-type="float">
            <text:p>0.91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5]-[.B284])-(3.3/1024))/(3.3/1024)" office:value-type="float" office:value="-1" calcext:value-type="float">
            <text:p>-1</text:p>
          </table:table-cell>
          <table:table-cell table:formula="of:=([.B285]-[.C285])/(3.3/1024)" office:value-type="float" office:value="-282.766739393939" calcext:value-type="float">
            <text:p>-282.766739393939</text:p>
          </table:table-cell>
          <table:table-cell table:number-columns-repeated="48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[.A286]*0.00322" office:value-type="float" office:value="0.91448" calcext:value-type="float">
            <text:p>0.91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6]-[.B285])-(3.3/1024))/(3.3/1024)" office:value-type="float" office:value="-1" calcext:value-type="float">
            <text:p>-1</text:p>
          </table:table-cell>
          <table:table-cell table:formula="of:=([.B286]-[.C286])/(3.3/1024)" office:value-type="float" office:value="-283.765915151515" calcext:value-type="float">
            <text:p>-283.765915151515</text:p>
          </table:table-cell>
          <table:table-cell table:number-columns-repeated="48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[.A287]*0.00322" office:value-type="float" office:value="0.9177" calcext:value-type="float">
            <text:p>0.9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7]-[.B286])-(3.3/1024))/(3.3/1024)" office:value-type="float" office:value="-1" calcext:value-type="float">
            <text:p>-1</text:p>
          </table:table-cell>
          <table:table-cell table:formula="of:=([.B287]-[.C287])/(3.3/1024)" office:value-type="float" office:value="-284.765090909091" calcext:value-type="float">
            <text:p>-284.765090909091</text:p>
          </table:table-cell>
          <table:table-cell table:number-columns-repeated="48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[.A288]*0.00322" office:value-type="float" office:value="0.92092" calcext:value-type="float">
            <text:p>0.9209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8]-[.B287])-(3.3/1024))/(3.3/1024)" office:value-type="float" office:value="-1" calcext:value-type="float">
            <text:p>-1</text:p>
          </table:table-cell>
          <table:table-cell table:formula="of:=([.B288]-[.C288])/(3.3/1024)" office:value-type="float" office:value="-285.764266666667" calcext:value-type="float">
            <text:p>-285.764266666667</text:p>
          </table:table-cell>
          <table:table-cell table:number-columns-repeated="48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[.A289]*0.00322" office:value-type="float" office:value="0.92414" calcext:value-type="float">
            <text:p>0.9241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89]-[.B288])-(3.3/1024))/(3.3/1024)" office:value-type="float" office:value="-1" calcext:value-type="float">
            <text:p>-1</text:p>
          </table:table-cell>
          <table:table-cell table:formula="of:=([.B289]-[.C289])/(3.3/1024)" office:value-type="float" office:value="-286.763442424242" calcext:value-type="float">
            <text:p>-286.763442424242</text:p>
          </table:table-cell>
          <table:table-cell table:number-columns-repeated="48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[.A290]*0.00322" office:value-type="float" office:value="0.92736" calcext:value-type="float">
            <text:p>0.92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0]-[.B289])-(3.3/1024))/(3.3/1024)" office:value-type="float" office:value="-1" calcext:value-type="float">
            <text:p>-1</text:p>
          </table:table-cell>
          <table:table-cell table:formula="of:=([.B290]-[.C290])/(3.3/1024)" office:value-type="float" office:value="-287.762618181818" calcext:value-type="float">
            <text:p>-287.762618181818</text:p>
          </table:table-cell>
          <table:table-cell table:number-columns-repeated="48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[.A291]*0.00322" office:value-type="float" office:value="0.93058" calcext:value-type="float">
            <text:p>0.930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1]-[.B290])-(3.3/1024))/(3.3/1024)" office:value-type="float" office:value="-1" calcext:value-type="float">
            <text:p>-1</text:p>
          </table:table-cell>
          <table:table-cell table:formula="of:=([.B291]-[.C291])/(3.3/1024)" office:value-type="float" office:value="-288.761793939394" calcext:value-type="float">
            <text:p>-288.761793939394</text:p>
          </table:table-cell>
          <table:table-cell table:number-columns-repeated="48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[.A292]*0.00322" office:value-type="float" office:value="0.9338" calcext:value-type="float">
            <text:p>0.9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2]-[.B291])-(3.3/1024))/(3.3/1024)" office:value-type="float" office:value="-1" calcext:value-type="float">
            <text:p>-1</text:p>
          </table:table-cell>
          <table:table-cell table:formula="of:=([.B292]-[.C292])/(3.3/1024)" office:value-type="float" office:value="-289.76096969697" calcext:value-type="float">
            <text:p>-289.76096969697</text:p>
          </table:table-cell>
          <table:table-cell table:number-columns-repeated="48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[.A293]*0.00322" office:value-type="float" office:value="0.93702" calcext:value-type="float">
            <text:p>0.937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3]-[.B292])-(3.3/1024))/(3.3/1024)" office:value-type="float" office:value="-1" calcext:value-type="float">
            <text:p>-1</text:p>
          </table:table-cell>
          <table:table-cell table:formula="of:=([.B293]-[.C293])/(3.3/1024)" office:value-type="float" office:value="-290.760145454545" calcext:value-type="float">
            <text:p>-290.760145454545</text:p>
          </table:table-cell>
          <table:table-cell table:number-columns-repeated="48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[.A294]*0.00322" office:value-type="float" office:value="0.94024" calcext:value-type="float">
            <text:p>0.94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4]-[.B293])-(3.3/1024))/(3.3/1024)" office:value-type="float" office:value="-1" calcext:value-type="float">
            <text:p>-1</text:p>
          </table:table-cell>
          <table:table-cell table:formula="of:=([.B294]-[.C294])/(3.3/1024)" office:value-type="float" office:value="-291.759321212121" calcext:value-type="float">
            <text:p>-291.759321212121</text:p>
          </table:table-cell>
          <table:table-cell table:number-columns-repeated="48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[.A295]*0.00322" office:value-type="float" office:value="0.94346" calcext:value-type="float">
            <text:p>0.94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5]-[.B294])-(3.3/1024))/(3.3/1024)" office:value-type="float" office:value="-1" calcext:value-type="float">
            <text:p>-1</text:p>
          </table:table-cell>
          <table:table-cell table:formula="of:=([.B295]-[.C295])/(3.3/1024)" office:value-type="float" office:value="-292.758496969697" calcext:value-type="float">
            <text:p>-292.758496969697</text:p>
          </table:table-cell>
          <table:table-cell table:number-columns-repeated="48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[.A296]*0.00322" office:value-type="float" office:value="0.94668" calcext:value-type="float">
            <text:p>0.946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6]-[.B295])-(3.3/1024))/(3.3/1024)" office:value-type="float" office:value="-1" calcext:value-type="float">
            <text:p>-1</text:p>
          </table:table-cell>
          <table:table-cell table:formula="of:=([.B296]-[.C296])/(3.3/1024)" office:value-type="float" office:value="-293.757672727273" calcext:value-type="float">
            <text:p>-293.757672727273</text:p>
          </table:table-cell>
          <table:table-cell table:number-columns-repeated="48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[.A297]*0.00322" office:value-type="float" office:value="0.9499" calcext:value-type="float">
            <text:p>0.94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7]-[.B296])-(3.3/1024))/(3.3/1024)" office:value-type="float" office:value="-1" calcext:value-type="float">
            <text:p>-1</text:p>
          </table:table-cell>
          <table:table-cell table:formula="of:=([.B297]-[.C297])/(3.3/1024)" office:value-type="float" office:value="-294.756848484849" calcext:value-type="float">
            <text:p>-294.756848484849</text:p>
          </table:table-cell>
          <table:table-cell table:number-columns-repeated="48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[.A298]*0.00322" office:value-type="float" office:value="0.95312" calcext:value-type="float">
            <text:p>0.95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8]-[.B297])-(3.3/1024))/(3.3/1024)" office:value-type="float" office:value="-1" calcext:value-type="float">
            <text:p>-1</text:p>
          </table:table-cell>
          <table:table-cell table:formula="of:=([.B298]-[.C298])/(3.3/1024)" office:value-type="float" office:value="-295.756024242424" calcext:value-type="float">
            <text:p>-295.756024242424</text:p>
          </table:table-cell>
          <table:table-cell table:number-columns-repeated="48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[.A299]*0.00322" office:value-type="float" office:value="0.95634" calcext:value-type="float">
            <text:p>0.956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99]-[.B298])-(3.3/1024))/(3.3/1024)" office:value-type="float" office:value="-1" calcext:value-type="float">
            <text:p>-1</text:p>
          </table:table-cell>
          <table:table-cell table:formula="of:=([.B299]-[.C299])/(3.3/1024)" office:value-type="float" office:value="-296.7552" calcext:value-type="float">
            <text:p>-296.7552</text:p>
          </table:table-cell>
          <table:table-cell table:number-columns-repeated="48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[.A300]*0.00322" office:value-type="float" office:value="0.95956" calcext:value-type="float">
            <text:p>0.95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0]-[.B299])-(3.3/1024))/(3.3/1024)" office:value-type="float" office:value="-1" calcext:value-type="float">
            <text:p>-1</text:p>
          </table:table-cell>
          <table:table-cell table:formula="of:=([.B300]-[.C300])/(3.3/1024)" office:value-type="float" office:value="-297.754375757576" calcext:value-type="float">
            <text:p>-297.754375757576</text:p>
          </table:table-cell>
          <table:table-cell table:number-columns-repeated="4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[.A301]*0.00322" office:value-type="float" office:value="0.96278" calcext:value-type="float">
            <text:p>0.96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1]-[.B300])-(3.3/1024))/(3.3/1024)" office:value-type="float" office:value="-1" calcext:value-type="float">
            <text:p>-1</text:p>
          </table:table-cell>
          <table:table-cell table:formula="of:=([.B301]-[.C301])/(3.3/1024)" office:value-type="float" office:value="-298.753551515152" calcext:value-type="float">
            <text:p>-298.753551515152</text:p>
          </table:table-cell>
          <table:table-cell table:number-columns-repeated="4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[.A302]*0.00322" office:value-type="float" office:value="0.966" calcext:value-type="float">
            <text:p>0.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2]-[.B301])-(3.3/1024))/(3.3/1024)" office:value-type="float" office:value="-1" calcext:value-type="float">
            <text:p>-1</text:p>
          </table:table-cell>
          <table:table-cell table:formula="of:=([.B302]-[.C302])/(3.3/1024)" office:value-type="float" office:value="-299.752727272727" calcext:value-type="float">
            <text:p>-299.752727272727</text:p>
          </table:table-cell>
          <table:table-cell table:number-columns-repeated="48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[.A303]*0.00322" office:value-type="float" office:value="0.96922" calcext:value-type="float">
            <text:p>0.96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3]-[.B302])-(3.3/1024))/(3.3/1024)" office:value-type="float" office:value="-1" calcext:value-type="float">
            <text:p>-1</text:p>
          </table:table-cell>
          <table:table-cell table:formula="of:=([.B303]-[.C303])/(3.3/1024)" office:value-type="float" office:value="-300.751903030303" calcext:value-type="float">
            <text:p>-300.751903030303</text:p>
          </table:table-cell>
          <table:table-cell table:number-columns-repeated="48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[.A304]*0.00322" office:value-type="float" office:value="0.97244" calcext:value-type="float">
            <text:p>0.972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4]-[.B303])-(3.3/1024))/(3.3/1024)" office:value-type="float" office:value="-1" calcext:value-type="float">
            <text:p>-1</text:p>
          </table:table-cell>
          <table:table-cell table:formula="of:=([.B304]-[.C304])/(3.3/1024)" office:value-type="float" office:value="-301.751078787879" calcext:value-type="float">
            <text:p>-301.751078787879</text:p>
          </table:table-cell>
          <table:table-cell table:number-columns-repeated="48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[.A305]*0.00322" office:value-type="float" office:value="0.97566" calcext:value-type="float">
            <text:p>0.975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5]-[.B304])-(3.3/1024))/(3.3/1024)" office:value-type="float" office:value="-1" calcext:value-type="float">
            <text:p>-1</text:p>
          </table:table-cell>
          <table:table-cell table:formula="of:=([.B305]-[.C305])/(3.3/1024)" office:value-type="float" office:value="-302.750254545455" calcext:value-type="float">
            <text:p>-302.750254545455</text:p>
          </table:table-cell>
          <table:table-cell table:number-columns-repeated="48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[.A306]*0.00322" office:value-type="float" office:value="0.97888" calcext:value-type="float">
            <text:p>0.978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6]-[.B305])-(3.3/1024))/(3.3/1024)" office:value-type="float" office:value="-1" calcext:value-type="float">
            <text:p>-1</text:p>
          </table:table-cell>
          <table:table-cell table:formula="of:=([.B306]-[.C306])/(3.3/1024)" office:value-type="float" office:value="-303.74943030303" calcext:value-type="float">
            <text:p>-303.74943030303</text:p>
          </table:table-cell>
          <table:table-cell table:number-columns-repeated="48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[.A307]*0.00322" office:value-type="float" office:value="0.9821" calcext:value-type="float">
            <text:p>0.98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7]-[.B306])-(3.3/1024))/(3.3/1024)" office:value-type="float" office:value="-1" calcext:value-type="float">
            <text:p>-1</text:p>
          </table:table-cell>
          <table:table-cell table:formula="of:=([.B307]-[.C307])/(3.3/1024)" office:value-type="float" office:value="-304.748606060606" calcext:value-type="float">
            <text:p>-304.748606060606</text:p>
          </table:table-cell>
          <table:table-cell table:number-columns-repeated="48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[.A308]*0.00322" office:value-type="float" office:value="0.98532" calcext:value-type="float">
            <text:p>0.98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8]-[.B307])-(3.3/1024))/(3.3/1024)" office:value-type="float" office:value="-1" calcext:value-type="float">
            <text:p>-1</text:p>
          </table:table-cell>
          <table:table-cell table:formula="of:=([.B308]-[.C308])/(3.3/1024)" office:value-type="float" office:value="-305.747781818182" calcext:value-type="float">
            <text:p>-305.747781818182</text:p>
          </table:table-cell>
          <table:table-cell table:number-columns-repeated="48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[.A309]*0.00322" office:value-type="float" office:value="0.98854" calcext:value-type="float">
            <text:p>0.988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09]-[.B308])-(3.3/1024))/(3.3/1024)" office:value-type="float" office:value="-1" calcext:value-type="float">
            <text:p>-1</text:p>
          </table:table-cell>
          <table:table-cell table:formula="of:=([.B309]-[.C309])/(3.3/1024)" office:value-type="float" office:value="-306.746957575758" calcext:value-type="float">
            <text:p>-306.746957575758</text:p>
          </table:table-cell>
          <table:table-cell table:number-columns-repeated="48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[.A310]*0.00322" office:value-type="float" office:value="0.99176" calcext:value-type="float">
            <text:p>0.99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0]-[.B309])-(3.3/1024))/(3.3/1024)" office:value-type="float" office:value="-1" calcext:value-type="float">
            <text:p>-1</text:p>
          </table:table-cell>
          <table:table-cell table:formula="of:=([.B310]-[.C310])/(3.3/1024)" office:value-type="float" office:value="-307.746133333333" calcext:value-type="float">
            <text:p>-307.746133333333</text:p>
          </table:table-cell>
          <table:table-cell table:number-columns-repeated="48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[.A311]*0.00322" office:value-type="float" office:value="0.99498" calcext:value-type="float">
            <text:p>0.99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1]-[.B310])-(3.3/1024))/(3.3/1024)" office:value-type="float" office:value="-1" calcext:value-type="float">
            <text:p>-1</text:p>
          </table:table-cell>
          <table:table-cell table:formula="of:=([.B311]-[.C311])/(3.3/1024)" office:value-type="float" office:value="-308.745309090909" calcext:value-type="float">
            <text:p>-308.745309090909</text:p>
          </table:table-cell>
          <table:table-cell table:number-columns-repeated="48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[.A312]*0.00322"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2]-[.B311])-(3.3/1024))/(3.3/1024)" office:value-type="float" office:value="-1" calcext:value-type="float">
            <text:p>-1</text:p>
          </table:table-cell>
          <table:table-cell table:formula="of:=([.B312]-[.C312])/(3.3/1024)" office:value-type="float" office:value="-309.744484848485" calcext:value-type="float">
            <text:p>-309.744484848485</text:p>
          </table:table-cell>
          <table:table-cell table:number-columns-repeated="48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[.A313]*0.00322" office:value-type="float" office:value="1.00142" calcext:value-type="float">
            <text:p>1.001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3]-[.B312])-(3.3/1024))/(3.3/1024)" office:value-type="float" office:value="-1" calcext:value-type="float">
            <text:p>-1</text:p>
          </table:table-cell>
          <table:table-cell table:formula="of:=([.B313]-[.C313])/(3.3/1024)" office:value-type="float" office:value="-310.743660606061" calcext:value-type="float">
            <text:p>-310.743660606061</text:p>
          </table:table-cell>
          <table:table-cell table:number-columns-repeated="48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[.A314]*0.00322" office:value-type="float" office:value="1.00464" calcext:value-type="float">
            <text:p>1.004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4]-[.B313])-(3.3/1024))/(3.3/1024)" office:value-type="float" office:value="-1" calcext:value-type="float">
            <text:p>-1</text:p>
          </table:table-cell>
          <table:table-cell table:formula="of:=([.B314]-[.C314])/(3.3/1024)" office:value-type="float" office:value="-311.742836363636" calcext:value-type="float">
            <text:p>-311.742836363636</text:p>
          </table:table-cell>
          <table:table-cell table:number-columns-repeated="48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[.A315]*0.00322" office:value-type="float" office:value="1.00786" calcext:value-type="float">
            <text:p>1.007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5]-[.B314])-(3.3/1024))/(3.3/1024)" office:value-type="float" office:value="-1" calcext:value-type="float">
            <text:p>-1</text:p>
          </table:table-cell>
          <table:table-cell table:formula="of:=([.B315]-[.C315])/(3.3/1024)" office:value-type="float" office:value="-312.742012121212" calcext:value-type="float">
            <text:p>-312.742012121212</text:p>
          </table:table-cell>
          <table:table-cell table:number-columns-repeated="48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[.A316]*0.00322" office:value-type="float" office:value="1.01108" calcext:value-type="float">
            <text:p>1.0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6]-[.B315])-(3.3/1024))/(3.3/1024)" office:value-type="float" office:value="-1" calcext:value-type="float">
            <text:p>-1</text:p>
          </table:table-cell>
          <table:table-cell table:formula="of:=([.B316]-[.C316])/(3.3/1024)" office:value-type="float" office:value="-313.741187878788" calcext:value-type="float">
            <text:p>-313.741187878788</text:p>
          </table:table-cell>
          <table:table-cell table:number-columns-repeated="48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[.A317]*0.00322" office:value-type="float" office:value="1.0143" calcext:value-type="float">
            <text:p>1.0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7]-[.B316])-(3.3/1024))/(3.3/1024)" office:value-type="float" office:value="-1" calcext:value-type="float">
            <text:p>-1</text:p>
          </table:table-cell>
          <table:table-cell table:formula="of:=([.B317]-[.C317])/(3.3/1024)" office:value-type="float" office:value="-314.740363636364" calcext:value-type="float">
            <text:p>-314.740363636364</text:p>
          </table:table-cell>
          <table:table-cell table:number-columns-repeated="48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[.A318]*0.00322" office:value-type="float" office:value="1.01752" calcext:value-type="float">
            <text:p>1.01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8]-[.B317])-(3.3/1024))/(3.3/1024)" office:value-type="float" office:value="-1" calcext:value-type="float">
            <text:p>-1</text:p>
          </table:table-cell>
          <table:table-cell table:formula="of:=([.B318]-[.C318])/(3.3/1024)" office:value-type="float" office:value="-315.739539393939" calcext:value-type="float">
            <text:p>-315.739539393939</text:p>
          </table:table-cell>
          <table:table-cell table:number-columns-repeated="48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[.A319]*0.00322" office:value-type="float" office:value="1.02074" calcext:value-type="float">
            <text:p>1.02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19]-[.B318])-(3.3/1024))/(3.3/1024)" office:value-type="float" office:value="-1" calcext:value-type="float">
            <text:p>-1</text:p>
          </table:table-cell>
          <table:table-cell table:formula="of:=([.B319]-[.C319])/(3.3/1024)" office:value-type="float" office:value="-316.738715151515" calcext:value-type="float">
            <text:p>-316.738715151515</text:p>
          </table:table-cell>
          <table:table-cell table:number-columns-repeated="48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[.A320]*0.00322" office:value-type="float" office:value="1.02396" calcext:value-type="float">
            <text:p>1.0239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0]-[.B319])-(3.3/1024))/(3.3/1024)" office:value-type="float" office:value="-1" calcext:value-type="float">
            <text:p>-1</text:p>
          </table:table-cell>
          <table:table-cell table:formula="of:=([.B320]-[.C320])/(3.3/1024)" office:value-type="float" office:value="-317.737890909091" calcext:value-type="float">
            <text:p>-317.737890909091</text:p>
          </table:table-cell>
          <table:table-cell table:number-columns-repeated="48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[.A321]*0.00322" office:value-type="float" office:value="1.02718" calcext:value-type="float">
            <text:p>1.0271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1]-[.B320])-(3.3/1024))/(3.3/1024)" office:value-type="float" office:value="-1" calcext:value-type="float">
            <text:p>-1</text:p>
          </table:table-cell>
          <table:table-cell table:formula="of:=([.B321]-[.C321])/(3.3/1024)" office:value-type="float" office:value="-318.737066666667" calcext:value-type="float">
            <text:p>-318.737066666667</text:p>
          </table:table-cell>
          <table:table-cell table:number-columns-repeated="4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[.A322]*0.00322" office:value-type="float" office:value="1.0304" calcext:value-type="float">
            <text:p>1.03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2]-[.B321])-(3.3/1024))/(3.3/1024)" office:value-type="float" office:value="-1" calcext:value-type="float">
            <text:p>-1</text:p>
          </table:table-cell>
          <table:table-cell table:formula="of:=([.B322]-[.C322])/(3.3/1024)" office:value-type="float" office:value="-319.736242424242" calcext:value-type="float">
            <text:p>-319.736242424242</text:p>
          </table:table-cell>
          <table:table-cell table:number-columns-repeated="48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[.A323]*0.00322" office:value-type="float" office:value="1.03362" calcext:value-type="float">
            <text:p>1.033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3]-[.B322])-(3.3/1024))/(3.3/1024)" office:value-type="float" office:value="-1" calcext:value-type="float">
            <text:p>-1</text:p>
          </table:table-cell>
          <table:table-cell table:formula="of:=([.B323]-[.C323])/(3.3/1024)" office:value-type="float" office:value="-320.735418181818" calcext:value-type="float">
            <text:p>-320.735418181818</text:p>
          </table:table-cell>
          <table:table-cell table:number-columns-repeated="48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[.A324]*0.00322" office:value-type="float" office:value="1.03684" calcext:value-type="float">
            <text:p>1.0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4]-[.B323])-(3.3/1024))/(3.3/1024)" office:value-type="float" office:value="-1" calcext:value-type="float">
            <text:p>-1</text:p>
          </table:table-cell>
          <table:table-cell table:formula="of:=([.B324]-[.C324])/(3.3/1024)" office:value-type="float" office:value="-321.734593939394" calcext:value-type="float">
            <text:p>-321.734593939394</text:p>
          </table:table-cell>
          <table:table-cell table:number-columns-repeated="48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[.A325]*0.00322" office:value-type="float" office:value="1.04006" calcext:value-type="float">
            <text:p>1.04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5]-[.B324])-(3.3/1024))/(3.3/1024)" office:value-type="float" office:value="-1" calcext:value-type="float">
            <text:p>-1</text:p>
          </table:table-cell>
          <table:table-cell table:formula="of:=([.B325]-[.C325])/(3.3/1024)" office:value-type="float" office:value="-322.73376969697" calcext:value-type="float">
            <text:p>-322.73376969697</text:p>
          </table:table-cell>
          <table:table-cell table:number-columns-repeated="4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[.A326]*0.00322" office:value-type="float" office:value="1.04328" calcext:value-type="float">
            <text:p>1.0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6]-[.B325])-(3.3/1024))/(3.3/1024)" office:value-type="float" office:value="-1" calcext:value-type="float">
            <text:p>-1</text:p>
          </table:table-cell>
          <table:table-cell table:formula="of:=([.B326]-[.C326])/(3.3/1024)" office:value-type="float" office:value="-323.732945454545" calcext:value-type="float">
            <text:p>-323.732945454545</text:p>
          </table:table-cell>
          <table:table-cell table:number-columns-repeated="48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[.A327]*0.00322" office:value-type="float" office:value="1.0465" calcext:value-type="float">
            <text:p>1.0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7]-[.B326])-(3.3/1024))/(3.3/1024)" office:value-type="float" office:value="-1" calcext:value-type="float">
            <text:p>-1</text:p>
          </table:table-cell>
          <table:table-cell table:formula="of:=([.B327]-[.C327])/(3.3/1024)" office:value-type="float" office:value="-324.732121212121" calcext:value-type="float">
            <text:p>-324.732121212121</text:p>
          </table:table-cell>
          <table:table-cell table:number-columns-repeated="48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[.A328]*0.00322" office:value-type="float" office:value="1.04972" calcext:value-type="float">
            <text:p>1.04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8]-[.B327])-(3.3/1024))/(3.3/1024)" office:value-type="float" office:value="-1" calcext:value-type="float">
            <text:p>-1</text:p>
          </table:table-cell>
          <table:table-cell table:formula="of:=([.B328]-[.C328])/(3.3/1024)" office:value-type="float" office:value="-325.731296969697" calcext:value-type="float">
            <text:p>-325.731296969697</text:p>
          </table:table-cell>
          <table:table-cell table:number-columns-repeated="48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[.A329]*0.00322" office:value-type="float" office:value="1.05294" calcext:value-type="float">
            <text:p>1.052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29]-[.B328])-(3.3/1024))/(3.3/1024)" office:value-type="float" office:value="-1" calcext:value-type="float">
            <text:p>-1</text:p>
          </table:table-cell>
          <table:table-cell table:formula="of:=([.B329]-[.C329])/(3.3/1024)" office:value-type="float" office:value="-326.730472727273" calcext:value-type="float">
            <text:p>-326.730472727273</text:p>
          </table:table-cell>
          <table:table-cell table:number-columns-repeated="48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[.A330]*0.00322" office:value-type="float" office:value="1.05616" calcext:value-type="float">
            <text:p>1.05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0]-[.B329])-(3.3/1024))/(3.3/1024)" office:value-type="float" office:value="-1" calcext:value-type="float">
            <text:p>-1</text:p>
          </table:table-cell>
          <table:table-cell table:formula="of:=([.B330]-[.C330])/(3.3/1024)" office:value-type="float" office:value="-327.729648484849" calcext:value-type="float">
            <text:p>-327.729648484849</text:p>
          </table:table-cell>
          <table:table-cell table:number-columns-repeated="48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[.A331]*0.00322" office:value-type="float" office:value="1.05938" calcext:value-type="float">
            <text:p>1.05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1]-[.B330])-(3.3/1024))/(3.3/1024)" office:value-type="float" office:value="-1" calcext:value-type="float">
            <text:p>-1</text:p>
          </table:table-cell>
          <table:table-cell table:formula="of:=([.B331]-[.C331])/(3.3/1024)" office:value-type="float" office:value="-328.728824242424" calcext:value-type="float">
            <text:p>-328.728824242424</text:p>
          </table:table-cell>
          <table:table-cell table:number-columns-repeated="4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[.A332]*0.00322" office:value-type="float" office:value="1.0626" calcext:value-type="float">
            <text:p>1.0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2]-[.B331])-(3.3/1024))/(3.3/1024)" office:value-type="float" office:value="-1" calcext:value-type="float">
            <text:p>-1</text:p>
          </table:table-cell>
          <table:table-cell table:formula="of:=([.B332]-[.C332])/(3.3/1024)" office:value-type="float" office:value="-329.728" calcext:value-type="float">
            <text:p>-329.728</text:p>
          </table:table-cell>
          <table:table-cell table:number-columns-repeated="48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[.A333]*0.00322" office:value-type="float" office:value="1.06582" calcext:value-type="float">
            <text:p>1.06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3]-[.B332])-(3.3/1024))/(3.3/1024)" office:value-type="float" office:value="-1" calcext:value-type="float">
            <text:p>-1</text:p>
          </table:table-cell>
          <table:table-cell table:formula="of:=([.B333]-[.C333])/(3.3/1024)" office:value-type="float" office:value="-330.727175757576" calcext:value-type="float">
            <text:p>-330.727175757576</text:p>
          </table:table-cell>
          <table:table-cell table:number-columns-repeated="4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[.A334]*0.00322" office:value-type="float" office:value="1.06904" calcext:value-type="float">
            <text:p>1.06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4]-[.B333])-(3.3/1024))/(3.3/1024)" office:value-type="float" office:value="-1" calcext:value-type="float">
            <text:p>-1</text:p>
          </table:table-cell>
          <table:table-cell table:formula="of:=([.B334]-[.C334])/(3.3/1024)" office:value-type="float" office:value="-331.726351515152" calcext:value-type="float">
            <text:p>-331.726351515152</text:p>
          </table:table-cell>
          <table:table-cell table:number-columns-repeated="4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[.A335]*0.00322" office:value-type="float" office:value="1.07226" calcext:value-type="float">
            <text:p>1.07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5]-[.B334])-(3.3/1024))/(3.3/1024)" office:value-type="float" office:value="-1" calcext:value-type="float">
            <text:p>-1</text:p>
          </table:table-cell>
          <table:table-cell table:formula="of:=([.B335]-[.C335])/(3.3/1024)" office:value-type="float" office:value="-332.725527272727" calcext:value-type="float">
            <text:p>-332.725527272727</text:p>
          </table:table-cell>
          <table:table-cell table:number-columns-repeated="4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[.A336]*0.00322" office:value-type="float" office:value="1.07548" calcext:value-type="float">
            <text:p>1.075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6]-[.B335])-(3.3/1024))/(3.3/1024)" office:value-type="float" office:value="-1" calcext:value-type="float">
            <text:p>-1</text:p>
          </table:table-cell>
          <table:table-cell table:formula="of:=([.B336]-[.C336])/(3.3/1024)" office:value-type="float" office:value="-333.724703030303" calcext:value-type="float">
            <text:p>-333.724703030303</text:p>
          </table:table-cell>
          <table:table-cell table:number-columns-repeated="4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[.A337]*0.00322" office:value-type="float" office:value="1.0787" calcext:value-type="float">
            <text:p>1.078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7]-[.B336])-(3.3/1024))/(3.3/1024)" office:value-type="float" office:value="-1" calcext:value-type="float">
            <text:p>-1</text:p>
          </table:table-cell>
          <table:table-cell table:formula="of:=([.B337]-[.C337])/(3.3/1024)" office:value-type="float" office:value="-334.723878787879" calcext:value-type="float">
            <text:p>-334.723878787879</text:p>
          </table:table-cell>
          <table:table-cell table:number-columns-repeated="4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[.A338]*0.00322" office:value-type="float" office:value="1.08192" calcext:value-type="float">
            <text:p>1.08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8]-[.B337])-(3.3/1024))/(3.3/1024)" office:value-type="float" office:value="-1" calcext:value-type="float">
            <text:p>-1</text:p>
          </table:table-cell>
          <table:table-cell table:formula="of:=([.B338]-[.C338])/(3.3/1024)" office:value-type="float" office:value="-335.723054545455" calcext:value-type="float">
            <text:p>-335.723054545455</text:p>
          </table:table-cell>
          <table:table-cell table:number-columns-repeated="4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[.A339]*0.00322" office:value-type="float" office:value="1.08514" calcext:value-type="float">
            <text:p>1.085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39]-[.B338])-(3.3/1024))/(3.3/1024)" office:value-type="float" office:value="-1" calcext:value-type="float">
            <text:p>-1</text:p>
          </table:table-cell>
          <table:table-cell table:formula="of:=([.B339]-[.C339])/(3.3/1024)" office:value-type="float" office:value="-336.72223030303" calcext:value-type="float">
            <text:p>-336.72223030303</text:p>
          </table:table-cell>
          <table:table-cell table:number-columns-repeated="4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[.A340]*0.00322" office:value-type="float" office:value="1.08836" calcext:value-type="float">
            <text:p>1.08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0]-[.B339])-(3.3/1024))/(3.3/1024)" office:value-type="float" office:value="-1" calcext:value-type="float">
            <text:p>-1</text:p>
          </table:table-cell>
          <table:table-cell table:formula="of:=([.B340]-[.C340])/(3.3/1024)" office:value-type="float" office:value="-337.721406060606" calcext:value-type="float">
            <text:p>-337.721406060606</text:p>
          </table:table-cell>
          <table:table-cell table:number-columns-repeated="48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[.A341]*0.00322" office:value-type="float" office:value="1.09158" calcext:value-type="float">
            <text:p>1.091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1]-[.B340])-(3.3/1024))/(3.3/1024)" office:value-type="float" office:value="-1" calcext:value-type="float">
            <text:p>-1</text:p>
          </table:table-cell>
          <table:table-cell table:formula="of:=([.B341]-[.C341])/(3.3/1024)" office:value-type="float" office:value="-338.720581818182" calcext:value-type="float">
            <text:p>-338.720581818182</text:p>
          </table:table-cell>
          <table:table-cell table:number-columns-repeated="48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[.A342]*0.00322" office:value-type="float" office:value="1.0948" calcext:value-type="float">
            <text:p>1.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2]-[.B341])-(3.3/1024))/(3.3/1024)" office:value-type="float" office:value="-1" calcext:value-type="float">
            <text:p>-1</text:p>
          </table:table-cell>
          <table:table-cell table:formula="of:=([.B342]-[.C342])/(3.3/1024)" office:value-type="float" office:value="-339.719757575758" calcext:value-type="float">
            <text:p>-339.719757575758</text:p>
          </table:table-cell>
          <table:table-cell table:number-columns-repeated="48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[.A343]*0.00322" office:value-type="float" office:value="1.09802" calcext:value-type="float">
            <text:p>1.09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3]-[.B342])-(3.3/1024))/(3.3/1024)" office:value-type="float" office:value="-1" calcext:value-type="float">
            <text:p>-1</text:p>
          </table:table-cell>
          <table:table-cell table:formula="of:=([.B343]-[.C343])/(3.3/1024)" office:value-type="float" office:value="-340.718933333333" calcext:value-type="float">
            <text:p>-340.718933333333</text:p>
          </table:table-cell>
          <table:table-cell table:number-columns-repeated="4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[.A344]*0.00322" office:value-type="float" office:value="1.10124" calcext:value-type="float">
            <text:p>1.10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4]-[.B343])-(3.3/1024))/(3.3/1024)" office:value-type="float" office:value="-1" calcext:value-type="float">
            <text:p>-1</text:p>
          </table:table-cell>
          <table:table-cell table:formula="of:=([.B344]-[.C344])/(3.3/1024)" office:value-type="float" office:value="-341.718109090909" calcext:value-type="float">
            <text:p>-341.718109090909</text:p>
          </table:table-cell>
          <table:table-cell table:number-columns-repeated="48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[.A345]*0.00322" office:value-type="float" office:value="1.10446" calcext:value-type="float">
            <text:p>1.104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5]-[.B344])-(3.3/1024))/(3.3/1024)" office:value-type="float" office:value="-1" calcext:value-type="float">
            <text:p>-1</text:p>
          </table:table-cell>
          <table:table-cell table:formula="of:=([.B345]-[.C345])/(3.3/1024)" office:value-type="float" office:value="-342.717284848485" calcext:value-type="float">
            <text:p>-342.717284848485</text:p>
          </table:table-cell>
          <table:table-cell table:number-columns-repeated="4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[.A346]*0.00322" office:value-type="float" office:value="1.10768" calcext:value-type="float">
            <text:p>1.107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6]-[.B345])-(3.3/1024))/(3.3/1024)" office:value-type="float" office:value="-1" calcext:value-type="float">
            <text:p>-1</text:p>
          </table:table-cell>
          <table:table-cell table:formula="of:=([.B346]-[.C346])/(3.3/1024)" office:value-type="float" office:value="-343.716460606061" calcext:value-type="float">
            <text:p>-343.716460606061</text:p>
          </table:table-cell>
          <table:table-cell table:number-columns-repeated="48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[.A347]*0.00322" office:value-type="float" office:value="1.1109" calcext:value-type="float">
            <text:p>1.1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7]-[.B346])-(3.3/1024))/(3.3/1024)" office:value-type="float" office:value="-1" calcext:value-type="float">
            <text:p>-1</text:p>
          </table:table-cell>
          <table:table-cell table:formula="of:=([.B347]-[.C347])/(3.3/1024)" office:value-type="float" office:value="-344.715636363636" calcext:value-type="float">
            <text:p>-344.715636363636</text:p>
          </table:table-cell>
          <table:table-cell table:number-columns-repeated="48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[.A348]*0.00322" office:value-type="float" office:value="1.11412" calcext:value-type="float">
            <text:p>1.11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8]-[.B347])-(3.3/1024))/(3.3/1024)" office:value-type="float" office:value="-1" calcext:value-type="float">
            <text:p>-1</text:p>
          </table:table-cell>
          <table:table-cell table:formula="of:=([.B348]-[.C348])/(3.3/1024)" office:value-type="float" office:value="-345.714812121212" calcext:value-type="float">
            <text:p>-345.714812121212</text:p>
          </table:table-cell>
          <table:table-cell table:number-columns-repeated="48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[.A349]*0.00322" office:value-type="float" office:value="1.11734" calcext:value-type="float">
            <text:p>1.11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49]-[.B348])-(3.3/1024))/(3.3/1024)" office:value-type="float" office:value="-1" calcext:value-type="float">
            <text:p>-1</text:p>
          </table:table-cell>
          <table:table-cell table:formula="of:=([.B349]-[.C349])/(3.3/1024)" office:value-type="float" office:value="-346.713987878788" calcext:value-type="float">
            <text:p>-346.713987878788</text:p>
          </table:table-cell>
          <table:table-cell table:number-columns-repeated="4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[.A350]*0.00322" office:value-type="float" office:value="1.12056" calcext:value-type="float">
            <text:p>1.12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0]-[.B349])-(3.3/1024))/(3.3/1024)" office:value-type="float" office:value="-1" calcext:value-type="float">
            <text:p>-1</text:p>
          </table:table-cell>
          <table:table-cell table:formula="of:=([.B350]-[.C350])/(3.3/1024)" office:value-type="float" office:value="-347.713163636364" calcext:value-type="float">
            <text:p>-347.713163636364</text:p>
          </table:table-cell>
          <table:table-cell table:number-columns-repeated="48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[.A351]*0.00322" office:value-type="float" office:value="1.12378" calcext:value-type="float">
            <text:p>1.12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1]-[.B350])-(3.3/1024))/(3.3/1024)" office:value-type="float" office:value="-1" calcext:value-type="float">
            <text:p>-1</text:p>
          </table:table-cell>
          <table:table-cell table:formula="of:=([.B351]-[.C351])/(3.3/1024)" office:value-type="float" office:value="-348.712339393939" calcext:value-type="float">
            <text:p>-348.712339393939</text:p>
          </table:table-cell>
          <table:table-cell table:number-columns-repeated="4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[.A352]*0.00322"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2]-[.B351])-(3.3/1024))/(3.3/1024)" office:value-type="float" office:value="-1" calcext:value-type="float">
            <text:p>-1</text:p>
          </table:table-cell>
          <table:table-cell table:formula="of:=([.B352]-[.C352])/(3.3/1024)" office:value-type="float" office:value="-349.711515151515" calcext:value-type="float">
            <text:p>-349.711515151515</text:p>
          </table:table-cell>
          <table:table-cell table:number-columns-repeated="4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[.A353]*0.00322" office:value-type="float" office:value="1.13022" calcext:value-type="float">
            <text:p>1.130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3]-[.B352])-(3.3/1024))/(3.3/1024)" office:value-type="float" office:value="-1" calcext:value-type="float">
            <text:p>-1</text:p>
          </table:table-cell>
          <table:table-cell table:formula="of:=([.B353]-[.C353])/(3.3/1024)" office:value-type="float" office:value="-350.710690909091" calcext:value-type="float">
            <text:p>-350.710690909091</text:p>
          </table:table-cell>
          <table:table-cell table:number-columns-repeated="48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[.A354]*0.00322" office:value-type="float" office:value="1.13344" calcext:value-type="float">
            <text:p>1.133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4]-[.B353])-(3.3/1024))/(3.3/1024)" office:value-type="float" office:value="-1" calcext:value-type="float">
            <text:p>-1</text:p>
          </table:table-cell>
          <table:table-cell table:formula="of:=([.B354]-[.C354])/(3.3/1024)" office:value-type="float" office:value="-351.709866666667" calcext:value-type="float">
            <text:p>-351.709866666667</text:p>
          </table:table-cell>
          <table:table-cell table:number-columns-repeated="48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[.A355]*0.00322" office:value-type="float" office:value="1.13666" calcext:value-type="float">
            <text:p>1.136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5]-[.B354])-(3.3/1024))/(3.3/1024)" office:value-type="float" office:value="-1" calcext:value-type="float">
            <text:p>-1</text:p>
          </table:table-cell>
          <table:table-cell table:formula="of:=([.B355]-[.C355])/(3.3/1024)" office:value-type="float" office:value="-352.709042424242" calcext:value-type="float">
            <text:p>-352.709042424242</text:p>
          </table:table-cell>
          <table:table-cell table:number-columns-repeated="4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[.A356]*0.00322" office:value-type="float" office:value="1.13988" calcext:value-type="float">
            <text:p>1.13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6]-[.B355])-(3.3/1024))/(3.3/1024)" office:value-type="float" office:value="-1" calcext:value-type="float">
            <text:p>-1</text:p>
          </table:table-cell>
          <table:table-cell table:formula="of:=([.B356]-[.C356])/(3.3/1024)" office:value-type="float" office:value="-353.708218181818" calcext:value-type="float">
            <text:p>-353.708218181818</text:p>
          </table:table-cell>
          <table:table-cell table:number-columns-repeated="48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[.A357]*0.00322" office:value-type="float" office:value="1.1431" calcext:value-type="float">
            <text:p>1.14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7]-[.B356])-(3.3/1024))/(3.3/1024)" office:value-type="float" office:value="-1" calcext:value-type="float">
            <text:p>-1</text:p>
          </table:table-cell>
          <table:table-cell table:formula="of:=([.B357]-[.C357])/(3.3/1024)" office:value-type="float" office:value="-354.707393939394" calcext:value-type="float">
            <text:p>-354.707393939394</text:p>
          </table:table-cell>
          <table:table-cell table:number-columns-repeated="4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[.A358]*0.00322" office:value-type="float" office:value="1.14632" calcext:value-type="float">
            <text:p>1.14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8]-[.B357])-(3.3/1024))/(3.3/1024)" office:value-type="float" office:value="-1" calcext:value-type="float">
            <text:p>-1</text:p>
          </table:table-cell>
          <table:table-cell table:formula="of:=([.B358]-[.C358])/(3.3/1024)" office:value-type="float" office:value="-355.70656969697" calcext:value-type="float">
            <text:p>-355.70656969697</text:p>
          </table:table-cell>
          <table:table-cell table:number-columns-repeated="48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[.A359]*0.00322" office:value-type="float" office:value="1.14954" calcext:value-type="float">
            <text:p>1.14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59]-[.B358])-(3.3/1024))/(3.3/1024)" office:value-type="float" office:value="-1" calcext:value-type="float">
            <text:p>-1</text:p>
          </table:table-cell>
          <table:table-cell table:formula="of:=([.B359]-[.C359])/(3.3/1024)" office:value-type="float" office:value="-356.705745454545" calcext:value-type="float">
            <text:p>-356.705745454545</text:p>
          </table:table-cell>
          <table:table-cell table:number-columns-repeated="48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[.A360]*0.00322" office:value-type="float" office:value="1.15276" calcext:value-type="float">
            <text:p>1.15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0]-[.B359])-(3.3/1024))/(3.3/1024)" office:value-type="float" office:value="-1" calcext:value-type="float">
            <text:p>-1</text:p>
          </table:table-cell>
          <table:table-cell table:formula="of:=([.B360]-[.C360])/(3.3/1024)" office:value-type="float" office:value="-357.704921212121" calcext:value-type="float">
            <text:p>-357.704921212121</text:p>
          </table:table-cell>
          <table:table-cell table:number-columns-repeated="48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[.A361]*0.00322" office:value-type="float" office:value="1.15598" calcext:value-type="float">
            <text:p>1.155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1]-[.B360])-(3.3/1024))/(3.3/1024)" office:value-type="float" office:value="-1" calcext:value-type="float">
            <text:p>-1</text:p>
          </table:table-cell>
          <table:table-cell table:formula="of:=([.B361]-[.C361])/(3.3/1024)" office:value-type="float" office:value="-358.704096969697" calcext:value-type="float">
            <text:p>-358.704096969697</text:p>
          </table:table-cell>
          <table:table-cell table:number-columns-repeated="4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[.A362]*0.00322" office:value-type="float" office:value="1.1592" calcext:value-type="float">
            <text:p>1.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2]-[.B361])-(3.3/1024))/(3.3/1024)" office:value-type="float" office:value="-1" calcext:value-type="float">
            <text:p>-1</text:p>
          </table:table-cell>
          <table:table-cell table:formula="of:=([.B362]-[.C362])/(3.3/1024)" office:value-type="float" office:value="-359.703272727273" calcext:value-type="float">
            <text:p>-359.703272727273</text:p>
          </table:table-cell>
          <table:table-cell table:number-columns-repeated="48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[.A363]*0.00322" office:value-type="float" office:value="1.16242" calcext:value-type="float">
            <text:p>1.16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3]-[.B362])-(3.3/1024))/(3.3/1024)" office:value-type="float" office:value="-1" calcext:value-type="float">
            <text:p>-1</text:p>
          </table:table-cell>
          <table:table-cell table:formula="of:=([.B363]-[.C363])/(3.3/1024)" office:value-type="float" office:value="-360.702448484848" calcext:value-type="float">
            <text:p>-360.702448484848</text:p>
          </table:table-cell>
          <table:table-cell table:number-columns-repeated="48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[.A364]*0.00322" office:value-type="float" office:value="1.16564" calcext:value-type="float">
            <text:p>1.16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4]-[.B363])-(3.3/1024))/(3.3/1024)" office:value-type="float" office:value="-1" calcext:value-type="float">
            <text:p>-1</text:p>
          </table:table-cell>
          <table:table-cell table:formula="of:=([.B364]-[.C364])/(3.3/1024)" office:value-type="float" office:value="-361.701624242424" calcext:value-type="float">
            <text:p>-361.701624242424</text:p>
          </table:table-cell>
          <table:table-cell table:number-columns-repeated="48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[.A365]*0.00322" office:value-type="float" office:value="1.16886" calcext:value-type="float">
            <text:p>1.16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5]-[.B364])-(3.3/1024))/(3.3/1024)" office:value-type="float" office:value="-1" calcext:value-type="float">
            <text:p>-1</text:p>
          </table:table-cell>
          <table:table-cell table:formula="of:=([.B365]-[.C365])/(3.3/1024)" office:value-type="float" office:value="-362.7008" calcext:value-type="float">
            <text:p>-362.7008</text:p>
          </table:table-cell>
          <table:table-cell table:number-columns-repeated="4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[.A366]*0.00322" office:value-type="float" office:value="1.17208" calcext:value-type="float">
            <text:p>1.17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6]-[.B365])-(3.3/1024))/(3.3/1024)" office:value-type="float" office:value="-1" calcext:value-type="float">
            <text:p>-1</text:p>
          </table:table-cell>
          <table:table-cell table:formula="of:=([.B366]-[.C366])/(3.3/1024)" office:value-type="float" office:value="-363.699975757576" calcext:value-type="float">
            <text:p>-363.699975757576</text:p>
          </table:table-cell>
          <table:table-cell table:number-columns-repeated="48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[.A367]*0.00322" office:value-type="float" office:value="1.1753" calcext:value-type="float">
            <text:p>1.1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7]-[.B366])-(3.3/1024))/(3.3/1024)" office:value-type="float" office:value="-1" calcext:value-type="float">
            <text:p>-1</text:p>
          </table:table-cell>
          <table:table-cell table:formula="of:=([.B367]-[.C367])/(3.3/1024)" office:value-type="float" office:value="-364.699151515151" calcext:value-type="float">
            <text:p>-364.699151515151</text:p>
          </table:table-cell>
          <table:table-cell table:number-columns-repeated="4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[.A368]*0.00322" office:value-type="float" office:value="1.17852" calcext:value-type="float">
            <text:p>1.178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8]-[.B367])-(3.3/1024))/(3.3/1024)" office:value-type="float" office:value="-1" calcext:value-type="float">
            <text:p>-1</text:p>
          </table:table-cell>
          <table:table-cell table:formula="of:=([.B368]-[.C368])/(3.3/1024)" office:value-type="float" office:value="-365.698327272727" calcext:value-type="float">
            <text:p>-365.698327272727</text:p>
          </table:table-cell>
          <table:table-cell table:number-columns-repeated="48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[.A369]*0.00322" office:value-type="float" office:value="1.18174" calcext:value-type="float">
            <text:p>1.181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69]-[.B368])-(3.3/1024))/(3.3/1024)" office:value-type="float" office:value="-1" calcext:value-type="float">
            <text:p>-1</text:p>
          </table:table-cell>
          <table:table-cell table:formula="of:=([.B369]-[.C369])/(3.3/1024)" office:value-type="float" office:value="-366.697503030303" calcext:value-type="float">
            <text:p>-366.697503030303</text:p>
          </table:table-cell>
          <table:table-cell table:number-columns-repeated="4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[.A370]*0.00322" office:value-type="float" office:value="1.18496" calcext:value-type="float">
            <text:p>1.184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0]-[.B369])-(3.3/1024))/(3.3/1024)" office:value-type="float" office:value="-1" calcext:value-type="float">
            <text:p>-1</text:p>
          </table:table-cell>
          <table:table-cell table:formula="of:=([.B370]-[.C370])/(3.3/1024)" office:value-type="float" office:value="-367.696678787879" calcext:value-type="float">
            <text:p>-367.696678787879</text:p>
          </table:table-cell>
          <table:table-cell table:number-columns-repeated="48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[.A371]*0.00322" office:value-type="float" office:value="1.18818" calcext:value-type="float">
            <text:p>1.18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1]-[.B370])-(3.3/1024))/(3.3/1024)" office:value-type="float" office:value="-1" calcext:value-type="float">
            <text:p>-1</text:p>
          </table:table-cell>
          <table:table-cell table:formula="of:=([.B371]-[.C371])/(3.3/1024)" office:value-type="float" office:value="-368.695854545455" calcext:value-type="float">
            <text:p>-368.695854545455</text:p>
          </table:table-cell>
          <table:table-cell table:number-columns-repeated="48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[.A372]*0.00322" office:value-type="float" office:value="1.1914" calcext:value-type="float">
            <text:p>1.1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2]-[.B371])-(3.3/1024))/(3.3/1024)" office:value-type="float" office:value="-1" calcext:value-type="float">
            <text:p>-1</text:p>
          </table:table-cell>
          <table:table-cell table:formula="of:=([.B372]-[.C372])/(3.3/1024)" office:value-type="float" office:value="-369.69503030303" calcext:value-type="float">
            <text:p>-369.69503030303</text:p>
          </table:table-cell>
          <table:table-cell table:number-columns-repeated="48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[.A373]*0.00322" office:value-type="float" office:value="1.19462" calcext:value-type="float">
            <text:p>1.194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3]-[.B372])-(3.3/1024))/(3.3/1024)" office:value-type="float" office:value="-1" calcext:value-type="float">
            <text:p>-1</text:p>
          </table:table-cell>
          <table:table-cell table:formula="of:=([.B373]-[.C373])/(3.3/1024)" office:value-type="float" office:value="-370.694206060606" calcext:value-type="float">
            <text:p>-370.694206060606</text:p>
          </table:table-cell>
          <table:table-cell table:number-columns-repeated="4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[.A374]*0.00322" office:value-type="float" office:value="1.19784" calcext:value-type="float">
            <text:p>1.19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4]-[.B373])-(3.3/1024))/(3.3/1024)" office:value-type="float" office:value="-1" calcext:value-type="float">
            <text:p>-1</text:p>
          </table:table-cell>
          <table:table-cell table:formula="of:=([.B374]-[.C374])/(3.3/1024)" office:value-type="float" office:value="-371.693381818182" calcext:value-type="float">
            <text:p>-371.693381818182</text:p>
          </table:table-cell>
          <table:table-cell table:number-columns-repeated="48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[.A375]*0.00322" office:value-type="float" office:value="1.20106" calcext:value-type="float">
            <text:p>1.20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5]-[.B374])-(3.3/1024))/(3.3/1024)" office:value-type="float" office:value="-1" calcext:value-type="float">
            <text:p>-1</text:p>
          </table:table-cell>
          <table:table-cell table:formula="of:=([.B375]-[.C375])/(3.3/1024)" office:value-type="float" office:value="-372.692557575758" calcext:value-type="float">
            <text:p>-372.692557575758</text:p>
          </table:table-cell>
          <table:table-cell table:number-columns-repeated="4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[.A376]*0.00322" office:value-type="float" office:value="1.20428" calcext:value-type="float">
            <text:p>1.204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6]-[.B375])-(3.3/1024))/(3.3/1024)" office:value-type="float" office:value="-1" calcext:value-type="float">
            <text:p>-1</text:p>
          </table:table-cell>
          <table:table-cell table:formula="of:=([.B376]-[.C376])/(3.3/1024)" office:value-type="float" office:value="-373.691733333333" calcext:value-type="float">
            <text:p>-373.691733333333</text:p>
          </table:table-cell>
          <table:table-cell table:number-columns-repeated="48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[.A377]*0.00322" office:value-type="float" office:value="1.2075" calcext:value-type="float">
            <text:p>1.20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7]-[.B376])-(3.3/1024))/(3.3/1024)" office:value-type="float" office:value="-1" calcext:value-type="float">
            <text:p>-1</text:p>
          </table:table-cell>
          <table:table-cell table:formula="of:=([.B377]-[.C377])/(3.3/1024)" office:value-type="float" office:value="-374.690909090909" calcext:value-type="float">
            <text:p>-374.690909090909</text:p>
          </table:table-cell>
          <table:table-cell table:number-columns-repeated="48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[.A378]*0.00322" office:value-type="float" office:value="1.21072" calcext:value-type="float">
            <text:p>1.210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8]-[.B377])-(3.3/1024))/(3.3/1024)" office:value-type="float" office:value="-1" calcext:value-type="float">
            <text:p>-1</text:p>
          </table:table-cell>
          <table:table-cell table:formula="of:=([.B378]-[.C378])/(3.3/1024)" office:value-type="float" office:value="-375.690084848485" calcext:value-type="float">
            <text:p>-375.690084848485</text:p>
          </table:table-cell>
          <table:table-cell table:number-columns-repeated="48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[.A379]*0.00322" office:value-type="float" office:value="1.21394" calcext:value-type="float">
            <text:p>1.213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79]-[.B378])-(3.3/1024))/(3.3/1024)" office:value-type="float" office:value="-1" calcext:value-type="float">
            <text:p>-1</text:p>
          </table:table-cell>
          <table:table-cell table:formula="of:=([.B379]-[.C379])/(3.3/1024)" office:value-type="float" office:value="-376.689260606061" calcext:value-type="float">
            <text:p>-376.689260606061</text:p>
          </table:table-cell>
          <table:table-cell table:number-columns-repeated="4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[.A380]*0.00322" office:value-type="float" office:value="1.21716" calcext:value-type="float">
            <text:p>1.21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0]-[.B379])-(3.3/1024))/(3.3/1024)" office:value-type="float" office:value="-1" calcext:value-type="float">
            <text:p>-1</text:p>
          </table:table-cell>
          <table:table-cell table:formula="of:=([.B380]-[.C380])/(3.3/1024)" office:value-type="float" office:value="-377.688436363636" calcext:value-type="float">
            <text:p>-377.688436363636</text:p>
          </table:table-cell>
          <table:table-cell table:number-columns-repeated="48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[.A381]*0.00322" office:value-type="float" office:value="1.22038" calcext:value-type="float">
            <text:p>1.22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1]-[.B380])-(3.3/1024))/(3.3/1024)" office:value-type="float" office:value="-1" calcext:value-type="float">
            <text:p>-1</text:p>
          </table:table-cell>
          <table:table-cell table:formula="of:=([.B381]-[.C381])/(3.3/1024)" office:value-type="float" office:value="-378.687612121212" calcext:value-type="float">
            <text:p>-378.687612121212</text:p>
          </table:table-cell>
          <table:table-cell table:number-columns-repeated="4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[.A382]*0.00322" office:value-type="float" office:value="1.2236" calcext:value-type="float">
            <text:p>1.2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2]-[.B381])-(3.3/1024))/(3.3/1024)" office:value-type="float" office:value="-1" calcext:value-type="float">
            <text:p>-1</text:p>
          </table:table-cell>
          <table:table-cell table:formula="of:=([.B382]-[.C382])/(3.3/1024)" office:value-type="float" office:value="-379.686787878788" calcext:value-type="float">
            <text:p>-379.686787878788</text:p>
          </table:table-cell>
          <table:table-cell table:number-columns-repeated="4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[.A383]*0.00322" office:value-type="float" office:value="1.22682" calcext:value-type="float">
            <text:p>1.226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3]-[.B382])-(3.3/1024))/(3.3/1024)" office:value-type="float" office:value="-1" calcext:value-type="float">
            <text:p>-1</text:p>
          </table:table-cell>
          <table:table-cell table:formula="of:=([.B383]-[.C383])/(3.3/1024)" office:value-type="float" office:value="-380.685963636364" calcext:value-type="float">
            <text:p>-380.685963636364</text:p>
          </table:table-cell>
          <table:table-cell table:number-columns-repeated="48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[.A384]*0.00322" office:value-type="float" office:value="1.23004" calcext:value-type="float">
            <text:p>1.2300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4]-[.B383])-(3.3/1024))/(3.3/1024)" office:value-type="float" office:value="-1" calcext:value-type="float">
            <text:p>-1</text:p>
          </table:table-cell>
          <table:table-cell table:formula="of:=([.B384]-[.C384])/(3.3/1024)" office:value-type="float" office:value="-381.685139393939" calcext:value-type="float">
            <text:p>-381.685139393939</text:p>
          </table:table-cell>
          <table:table-cell table:number-columns-repeated="48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[.A385]*0.00322" office:value-type="float" office:value="1.23326" calcext:value-type="float">
            <text:p>1.2332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5]-[.B384])-(3.3/1024))/(3.3/1024)" office:value-type="float" office:value="-1" calcext:value-type="float">
            <text:p>-1</text:p>
          </table:table-cell>
          <table:table-cell table:formula="of:=([.B385]-[.C385])/(3.3/1024)" office:value-type="float" office:value="-382.684315151515" calcext:value-type="float">
            <text:p>-382.684315151515</text:p>
          </table:table-cell>
          <table:table-cell table:number-columns-repeated="4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[.A386]*0.00322" office:value-type="float" office:value="1.23648" calcext:value-type="float">
            <text:p>1.236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6]-[.B385])-(3.3/1024))/(3.3/1024)" office:value-type="float" office:value="-1" calcext:value-type="float">
            <text:p>-1</text:p>
          </table:table-cell>
          <table:table-cell table:formula="of:=([.B386]-[.C386])/(3.3/1024)" office:value-type="float" office:value="-383.683490909091" calcext:value-type="float">
            <text:p>-383.683490909091</text:p>
          </table:table-cell>
          <table:table-cell table:number-columns-repeated="48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[.A387]*0.00322" office:value-type="float" office:value="1.2397" calcext:value-type="float">
            <text:p>1.239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7]-[.B386])-(3.3/1024))/(3.3/1024)" office:value-type="float" office:value="-1" calcext:value-type="float">
            <text:p>-1</text:p>
          </table:table-cell>
          <table:table-cell table:formula="of:=([.B387]-[.C387])/(3.3/1024)" office:value-type="float" office:value="-384.682666666667" calcext:value-type="float">
            <text:p>-384.682666666667</text:p>
          </table:table-cell>
          <table:table-cell table:number-columns-repeated="4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[.A388]*0.00322" office:value-type="float" office:value="1.24292" calcext:value-type="float">
            <text:p>1.24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8]-[.B387])-(3.3/1024))/(3.3/1024)" office:value-type="float" office:value="-1" calcext:value-type="float">
            <text:p>-1</text:p>
          </table:table-cell>
          <table:table-cell table:formula="of:=([.B388]-[.C388])/(3.3/1024)" office:value-type="float" office:value="-385.681842424242" calcext:value-type="float">
            <text:p>-385.681842424242</text:p>
          </table:table-cell>
          <table:table-cell table:number-columns-repeated="48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[.A389]*0.00322" office:value-type="float" office:value="1.24614" calcext:value-type="float">
            <text:p>1.246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89]-[.B388])-(3.3/1024))/(3.3/1024)" office:value-type="float" office:value="-1" calcext:value-type="float">
            <text:p>-1</text:p>
          </table:table-cell>
          <table:table-cell table:formula="of:=([.B389]-[.C389])/(3.3/1024)" office:value-type="float" office:value="-386.681018181818" calcext:value-type="float">
            <text:p>-386.681018181818</text:p>
          </table:table-cell>
          <table:table-cell table:number-columns-repeated="48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[.A390]*0.00322" office:value-type="float" office:value="1.24936" calcext:value-type="float">
            <text:p>1.2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0]-[.B389])-(3.3/1024))/(3.3/1024)" office:value-type="float" office:value="-1" calcext:value-type="float">
            <text:p>-1</text:p>
          </table:table-cell>
          <table:table-cell table:formula="of:=([.B390]-[.C390])/(3.3/1024)" office:value-type="float" office:value="-387.680193939394" calcext:value-type="float">
            <text:p>-387.680193939394</text:p>
          </table:table-cell>
          <table:table-cell table:number-columns-repeated="48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[.A391]*0.00322" office:value-type="float" office:value="1.25258" calcext:value-type="float">
            <text:p>1.25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1]-[.B390])-(3.3/1024))/(3.3/1024)" office:value-type="float" office:value="-1" calcext:value-type="float">
            <text:p>-1</text:p>
          </table:table-cell>
          <table:table-cell table:formula="of:=([.B391]-[.C391])/(3.3/1024)" office:value-type="float" office:value="-388.67936969697" calcext:value-type="float">
            <text:p>-388.67936969697</text:p>
          </table:table-cell>
          <table:table-cell table:number-columns-repeated="4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[.A392]*0.00322" office:value-type="float" office:value="1.2558" calcext:value-type="float">
            <text:p>1.25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2]-[.B391])-(3.3/1024))/(3.3/1024)" office:value-type="float" office:value="-1" calcext:value-type="float">
            <text:p>-1</text:p>
          </table:table-cell>
          <table:table-cell table:formula="of:=([.B392]-[.C392])/(3.3/1024)" office:value-type="float" office:value="-389.678545454545" calcext:value-type="float">
            <text:p>-389.678545454545</text:p>
          </table:table-cell>
          <table:table-cell table:number-columns-repeated="48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[.A393]*0.00322" office:value-type="float" office:value="1.25902" calcext:value-type="float">
            <text:p>1.259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3]-[.B392])-(3.3/1024))/(3.3/1024)" office:value-type="float" office:value="-1" calcext:value-type="float">
            <text:p>-1</text:p>
          </table:table-cell>
          <table:table-cell table:formula="of:=([.B393]-[.C393])/(3.3/1024)" office:value-type="float" office:value="-390.677721212121" calcext:value-type="float">
            <text:p>-390.677721212121</text:p>
          </table:table-cell>
          <table:table-cell table:number-columns-repeated="4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[.A394]*0.00322" office:value-type="float" office:value="1.26224" calcext:value-type="float">
            <text:p>1.26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4]-[.B393])-(3.3/1024))/(3.3/1024)" office:value-type="float" office:value="-1" calcext:value-type="float">
            <text:p>-1</text:p>
          </table:table-cell>
          <table:table-cell table:formula="of:=([.B394]-[.C394])/(3.3/1024)" office:value-type="float" office:value="-391.676896969697" calcext:value-type="float">
            <text:p>-391.676896969697</text:p>
          </table:table-cell>
          <table:table-cell table:number-columns-repeated="4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[.A395]*0.00322" office:value-type="float" office:value="1.26546" calcext:value-type="float">
            <text:p>1.26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5]-[.B394])-(3.3/1024))/(3.3/1024)" office:value-type="float" office:value="-1" calcext:value-type="float">
            <text:p>-1</text:p>
          </table:table-cell>
          <table:table-cell table:formula="of:=([.B395]-[.C395])/(3.3/1024)" office:value-type="float" office:value="-392.676072727273" calcext:value-type="float">
            <text:p>-392.676072727273</text:p>
          </table:table-cell>
          <table:table-cell table:number-columns-repeated="48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[.A396]*0.00322" office:value-type="float" office:value="1.26868" calcext:value-type="float">
            <text:p>1.26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6]-[.B395])-(3.3/1024))/(3.3/1024)" office:value-type="float" office:value="-1" calcext:value-type="float">
            <text:p>-1</text:p>
          </table:table-cell>
          <table:table-cell table:formula="of:=([.B396]-[.C396])/(3.3/1024)" office:value-type="float" office:value="-393.675248484849" calcext:value-type="float">
            <text:p>-393.675248484849</text:p>
          </table:table-cell>
          <table:table-cell table:number-columns-repeated="48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[.A397]*0.00322" office:value-type="float" office:value="1.2719" calcext:value-type="float">
            <text:p>1.2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7]-[.B396])-(3.3/1024))/(3.3/1024)" office:value-type="float" office:value="-1" calcext:value-type="float">
            <text:p>-1</text:p>
          </table:table-cell>
          <table:table-cell table:formula="of:=([.B397]-[.C397])/(3.3/1024)" office:value-type="float" office:value="-394.674424242424" calcext:value-type="float">
            <text:p>-394.674424242424</text:p>
          </table:table-cell>
          <table:table-cell table:number-columns-repeated="4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[.A398]*0.00322" office:value-type="float" office:value="1.27512" calcext:value-type="float">
            <text:p>1.27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8]-[.B397])-(3.3/1024))/(3.3/1024)" office:value-type="float" office:value="-1" calcext:value-type="float">
            <text:p>-1</text:p>
          </table:table-cell>
          <table:table-cell table:formula="of:=([.B398]-[.C398])/(3.3/1024)" office:value-type="float" office:value="-395.6736" calcext:value-type="float">
            <text:p>-395.6736</text:p>
          </table:table-cell>
          <table:table-cell table:number-columns-repeated="48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[.A399]*0.00322" office:value-type="float" office:value="1.27834" calcext:value-type="float">
            <text:p>1.27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399]-[.B398])-(3.3/1024))/(3.3/1024)" office:value-type="float" office:value="-1" calcext:value-type="float">
            <text:p>-1</text:p>
          </table:table-cell>
          <table:table-cell table:formula="of:=([.B399]-[.C399])/(3.3/1024)" office:value-type="float" office:value="-396.672775757576" calcext:value-type="float">
            <text:p>-396.672775757576</text:p>
          </table:table-cell>
          <table:table-cell table:number-columns-repeated="4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[.A400]*0.00322" office:value-type="float" office:value="1.28156" calcext:value-type="float">
            <text:p>1.281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0]-[.B399])-(3.3/1024))/(3.3/1024)" office:value-type="float" office:value="-1" calcext:value-type="float">
            <text:p>-1</text:p>
          </table:table-cell>
          <table:table-cell table:formula="of:=([.B400]-[.C400])/(3.3/1024)" office:value-type="float" office:value="-397.671951515152" calcext:value-type="float">
            <text:p>-397.671951515152</text:p>
          </table:table-cell>
          <table:table-cell table:number-columns-repeated="48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[.A401]*0.00322" office:value-type="float" office:value="1.28478" calcext:value-type="float">
            <text:p>1.284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1]-[.B400])-(3.3/1024))/(3.3/1024)" office:value-type="float" office:value="-1" calcext:value-type="float">
            <text:p>-1</text:p>
          </table:table-cell>
          <table:table-cell table:formula="of:=([.B401]-[.C401])/(3.3/1024)" office:value-type="float" office:value="-398.671127272727" calcext:value-type="float">
            <text:p>-398.671127272727</text:p>
          </table:table-cell>
          <table:table-cell table:number-columns-repeated="48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[.A402]*0.00322" office:value-type="float" office:value="1.288" calcext:value-type="float">
            <text:p>1.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2]-[.B401])-(3.3/1024))/(3.3/1024)" office:value-type="float" office:value="-1" calcext:value-type="float">
            <text:p>-1</text:p>
          </table:table-cell>
          <table:table-cell table:formula="of:=([.B402]-[.C402])/(3.3/1024)" office:value-type="float" office:value="-399.670303030303" calcext:value-type="float">
            <text:p>-399.670303030303</text:p>
          </table:table-cell>
          <table:table-cell table:number-columns-repeated="48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[.A403]*0.00322" office:value-type="float" office:value="1.29122" calcext:value-type="float">
            <text:p>1.29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3]-[.B402])-(3.3/1024))/(3.3/1024)" office:value-type="float" office:value="-1" calcext:value-type="float">
            <text:p>-1</text:p>
          </table:table-cell>
          <table:table-cell table:formula="of:=([.B403]-[.C403])/(3.3/1024)" office:value-type="float" office:value="-400.669478787879" calcext:value-type="float">
            <text:p>-400.669478787879</text:p>
          </table:table-cell>
          <table:table-cell table:number-columns-repeated="4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[.A404]*0.00322" office:value-type="float" office:value="1.29444" calcext:value-type="float">
            <text:p>1.29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4]-[.B403])-(3.3/1024))/(3.3/1024)" office:value-type="float" office:value="-1" calcext:value-type="float">
            <text:p>-1</text:p>
          </table:table-cell>
          <table:table-cell table:formula="of:=([.B404]-[.C404])/(3.3/1024)" office:value-type="float" office:value="-401.668654545455" calcext:value-type="float">
            <text:p>-401.668654545455</text:p>
          </table:table-cell>
          <table:table-cell table:number-columns-repeated="48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[.A405]*0.00322" office:value-type="float" office:value="1.29766" calcext:value-type="float">
            <text:p>1.297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5]-[.B404])-(3.3/1024))/(3.3/1024)" office:value-type="float" office:value="-1" calcext:value-type="float">
            <text:p>-1</text:p>
          </table:table-cell>
          <table:table-cell table:formula="of:=([.B405]-[.C405])/(3.3/1024)" office:value-type="float" office:value="-402.66783030303" calcext:value-type="float">
            <text:p>-402.66783030303</text:p>
          </table:table-cell>
          <table:table-cell table:number-columns-repeated="4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[.A406]*0.00322" office:value-type="float" office:value="1.30088" calcext:value-type="float">
            <text:p>1.3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6]-[.B405])-(3.3/1024))/(3.3/1024)" office:value-type="float" office:value="-1" calcext:value-type="float">
            <text:p>-1</text:p>
          </table:table-cell>
          <table:table-cell table:formula="of:=([.B406]-[.C406])/(3.3/1024)" office:value-type="float" office:value="-403.667006060606" calcext:value-type="float">
            <text:p>-403.667006060606</text:p>
          </table:table-cell>
          <table:table-cell table:number-columns-repeated="48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[.A407]*0.00322" office:value-type="float" office:value="1.3041" calcext:value-type="float">
            <text:p>1.3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7]-[.B406])-(3.3/1024))/(3.3/1024)" office:value-type="float" office:value="-1" calcext:value-type="float">
            <text:p>-1</text:p>
          </table:table-cell>
          <table:table-cell table:formula="of:=([.B407]-[.C407])/(3.3/1024)" office:value-type="float" office:value="-404.666181818182" calcext:value-type="float">
            <text:p>-404.666181818182</text:p>
          </table:table-cell>
          <table:table-cell table:number-columns-repeated="48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[.A408]*0.00322" office:value-type="float" office:value="1.30732" calcext:value-type="float">
            <text:p>1.307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8]-[.B407])-(3.3/1024))/(3.3/1024)" office:value-type="float" office:value="-1" calcext:value-type="float">
            <text:p>-1</text:p>
          </table:table-cell>
          <table:table-cell table:formula="of:=([.B408]-[.C408])/(3.3/1024)" office:value-type="float" office:value="-405.665357575758" calcext:value-type="float">
            <text:p>-405.665357575758</text:p>
          </table:table-cell>
          <table:table-cell table:number-columns-repeated="48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[.A409]*0.00322" office:value-type="float" office:value="1.31054" calcext:value-type="float">
            <text:p>1.31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09]-[.B408])-(3.3/1024))/(3.3/1024)" office:value-type="float" office:value="-1" calcext:value-type="float">
            <text:p>-1</text:p>
          </table:table-cell>
          <table:table-cell table:formula="of:=([.B409]-[.C409])/(3.3/1024)" office:value-type="float" office:value="-406.664533333333" calcext:value-type="float">
            <text:p>-406.664533333333</text:p>
          </table:table-cell>
          <table:table-cell table:number-columns-repeated="4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[.A410]*0.00322" office:value-type="float" office:value="1.31376" calcext:value-type="float">
            <text:p>1.313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0]-[.B409])-(3.3/1024))/(3.3/1024)" office:value-type="float" office:value="-1" calcext:value-type="float">
            <text:p>-1</text:p>
          </table:table-cell>
          <table:table-cell table:formula="of:=([.B410]-[.C410])/(3.3/1024)" office:value-type="float" office:value="-407.663709090909" calcext:value-type="float">
            <text:p>-407.663709090909</text:p>
          </table:table-cell>
          <table:table-cell table:number-columns-repeated="48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[.A411]*0.00322" office:value-type="float" office:value="1.31698" calcext:value-type="float">
            <text:p>1.316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1]-[.B410])-(3.3/1024))/(3.3/1024)" office:value-type="float" office:value="-1" calcext:value-type="float">
            <text:p>-1</text:p>
          </table:table-cell>
          <table:table-cell table:formula="of:=([.B411]-[.C411])/(3.3/1024)" office:value-type="float" office:value="-408.662884848485" calcext:value-type="float">
            <text:p>-408.662884848485</text:p>
          </table:table-cell>
          <table:table-cell table:number-columns-repeated="4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[.A412]*0.00322" office:value-type="float" office:value="1.3202" calcext:value-type="float">
            <text:p>1.3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2]-[.B411])-(3.3/1024))/(3.3/1024)" office:value-type="float" office:value="-1" calcext:value-type="float">
            <text:p>-1</text:p>
          </table:table-cell>
          <table:table-cell table:formula="of:=([.B412]-[.C412])/(3.3/1024)" office:value-type="float" office:value="-409.662060606061" calcext:value-type="float">
            <text:p>-409.662060606061</text:p>
          </table:table-cell>
          <table:table-cell table:number-columns-repeated="48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[.A413]*0.00322" office:value-type="float" office:value="1.32342" calcext:value-type="float">
            <text:p>1.32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3]-[.B412])-(3.3/1024))/(3.3/1024)" office:value-type="float" office:value="-1" calcext:value-type="float">
            <text:p>-1</text:p>
          </table:table-cell>
          <table:table-cell table:formula="of:=([.B413]-[.C413])/(3.3/1024)" office:value-type="float" office:value="-410.661236363636" calcext:value-type="float">
            <text:p>-410.661236363636</text:p>
          </table:table-cell>
          <table:table-cell table:number-columns-repeated="48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[.A414]*0.00322" office:value-type="float" office:value="1.32664" calcext:value-type="float">
            <text:p>1.32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4]-[.B413])-(3.3/1024))/(3.3/1024)" office:value-type="float" office:value="-1" calcext:value-type="float">
            <text:p>-1</text:p>
          </table:table-cell>
          <table:table-cell table:formula="of:=([.B414]-[.C414])/(3.3/1024)" office:value-type="float" office:value="-411.660412121212" calcext:value-type="float">
            <text:p>-411.660412121212</text:p>
          </table:table-cell>
          <table:table-cell table:number-columns-repeated="48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[.A415]*0.00322" office:value-type="float" office:value="1.32986" calcext:value-type="float">
            <text:p>1.32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5]-[.B414])-(3.3/1024))/(3.3/1024)" office:value-type="float" office:value="-1" calcext:value-type="float">
            <text:p>-1</text:p>
          </table:table-cell>
          <table:table-cell table:formula="of:=([.B415]-[.C415])/(3.3/1024)" office:value-type="float" office:value="-412.659587878788" calcext:value-type="float">
            <text:p>-412.659587878788</text:p>
          </table:table-cell>
          <table:table-cell table:number-columns-repeated="48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[.A416]*0.00322" office:value-type="float" office:value="1.33308" calcext:value-type="float">
            <text:p>1.3330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6]-[.B415])-(3.3/1024))/(3.3/1024)" office:value-type="float" office:value="-1" calcext:value-type="float">
            <text:p>-1</text:p>
          </table:table-cell>
          <table:table-cell table:formula="of:=([.B416]-[.C416])/(3.3/1024)" office:value-type="float" office:value="-413.658763636364" calcext:value-type="float">
            <text:p>-413.658763636364</text:p>
          </table:table-cell>
          <table:table-cell table:number-columns-repeated="4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[.A417]*0.00322" office:value-type="float" office:value="1.3363" calcext:value-type="float">
            <text:p>1.336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7]-[.B416])-(3.3/1024))/(3.3/1024)" office:value-type="float" office:value="-1" calcext:value-type="float">
            <text:p>-1</text:p>
          </table:table-cell>
          <table:table-cell table:formula="of:=([.B417]-[.C417])/(3.3/1024)" office:value-type="float" office:value="-414.657939393939" calcext:value-type="float">
            <text:p>-414.657939393939</text:p>
          </table:table-cell>
          <table:table-cell table:number-columns-repeated="48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[.A418]*0.00322" office:value-type="float" office:value="1.33952" calcext:value-type="float">
            <text:p>1.33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8]-[.B417])-(3.3/1024))/(3.3/1024)" office:value-type="float" office:value="-1" calcext:value-type="float">
            <text:p>-1</text:p>
          </table:table-cell>
          <table:table-cell table:formula="of:=([.B418]-[.C418])/(3.3/1024)" office:value-type="float" office:value="-415.657115151515" calcext:value-type="float">
            <text:p>-415.657115151515</text:p>
          </table:table-cell>
          <table:table-cell table:number-columns-repeated="48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[.A419]*0.00322" office:value-type="float" office:value="1.34274" calcext:value-type="float">
            <text:p>1.3427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19]-[.B418])-(3.3/1024))/(3.3/1024)" office:value-type="float" office:value="-1" calcext:value-type="float">
            <text:p>-1</text:p>
          </table:table-cell>
          <table:table-cell table:formula="of:=([.B419]-[.C419])/(3.3/1024)" office:value-type="float" office:value="-416.656290909091" calcext:value-type="float">
            <text:p>-416.656290909091</text:p>
          </table:table-cell>
          <table:table-cell table:number-columns-repeated="4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[.A420]*0.00322" office:value-type="float" office:value="1.34596" calcext:value-type="float">
            <text:p>1.34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0]-[.B419])-(3.3/1024))/(3.3/1024)" office:value-type="float" office:value="-1" calcext:value-type="float">
            <text:p>-1</text:p>
          </table:table-cell>
          <table:table-cell table:formula="of:=([.B420]-[.C420])/(3.3/1024)" office:value-type="float" office:value="-417.655466666667" calcext:value-type="float">
            <text:p>-417.655466666667</text:p>
          </table:table-cell>
          <table:table-cell table:number-columns-repeated="48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[.A421]*0.00322" office:value-type="float" office:value="1.34918" calcext:value-type="float">
            <text:p>1.349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1]-[.B420])-(3.3/1024))/(3.3/1024)" office:value-type="float" office:value="-1" calcext:value-type="float">
            <text:p>-1</text:p>
          </table:table-cell>
          <table:table-cell table:formula="of:=([.B421]-[.C421])/(3.3/1024)" office:value-type="float" office:value="-418.654642424243" calcext:value-type="float">
            <text:p>-418.654642424243</text:p>
          </table:table-cell>
          <table:table-cell table:number-columns-repeated="48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[.A422]*0.00322" office:value-type="float" office:value="1.3524" calcext:value-type="float">
            <text:p>1.3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2]-[.B421])-(3.3/1024))/(3.3/1024)" office:value-type="float" office:value="-1" calcext:value-type="float">
            <text:p>-1</text:p>
          </table:table-cell>
          <table:table-cell table:formula="of:=([.B422]-[.C422])/(3.3/1024)" office:value-type="float" office:value="-419.653818181818" calcext:value-type="float">
            <text:p>-419.653818181818</text:p>
          </table:table-cell>
          <table:table-cell table:number-columns-repeated="48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[.A423]*0.00322" office:value-type="float" office:value="1.35562" calcext:value-type="float">
            <text:p>1.35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3]-[.B422])-(3.3/1024))/(3.3/1024)" office:value-type="float" office:value="-1" calcext:value-type="float">
            <text:p>-1</text:p>
          </table:table-cell>
          <table:table-cell table:formula="of:=([.B423]-[.C423])/(3.3/1024)" office:value-type="float" office:value="-420.652993939394" calcext:value-type="float">
            <text:p>-420.652993939394</text:p>
          </table:table-cell>
          <table:table-cell table:number-columns-repeated="4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[.A424]*0.00322" office:value-type="float" office:value="1.35884" calcext:value-type="float">
            <text:p>1.358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4]-[.B423])-(3.3/1024))/(3.3/1024)" office:value-type="float" office:value="-1" calcext:value-type="float">
            <text:p>-1</text:p>
          </table:table-cell>
          <table:table-cell table:formula="of:=([.B424]-[.C424])/(3.3/1024)" office:value-type="float" office:value="-421.65216969697" calcext:value-type="float">
            <text:p>-421.65216969697</text:p>
          </table:table-cell>
          <table:table-cell table:number-columns-repeated="48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[.A425]*0.00322" office:value-type="float" office:value="1.36206" calcext:value-type="float">
            <text:p>1.362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5]-[.B424])-(3.3/1024))/(3.3/1024)" office:value-type="float" office:value="-1" calcext:value-type="float">
            <text:p>-1</text:p>
          </table:table-cell>
          <table:table-cell table:formula="of:=([.B425]-[.C425])/(3.3/1024)" office:value-type="float" office:value="-422.651345454546" calcext:value-type="float">
            <text:p>-422.651345454546</text:p>
          </table:table-cell>
          <table:table-cell table:number-columns-repeated="48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[.A426]*0.00322" office:value-type="float" office:value="1.36528" calcext:value-type="float">
            <text:p>1.36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6]-[.B425])-(3.3/1024))/(3.3/1024)" office:value-type="float" office:value="-1" calcext:value-type="float">
            <text:p>-1</text:p>
          </table:table-cell>
          <table:table-cell table:formula="of:=([.B426]-[.C426])/(3.3/1024)" office:value-type="float" office:value="-423.650521212121" calcext:value-type="float">
            <text:p>-423.650521212121</text:p>
          </table:table-cell>
          <table:table-cell table:number-columns-repeated="48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[.A427]*0.00322" office:value-type="float" office:value="1.3685" calcext:value-type="float">
            <text:p>1.3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7]-[.B426])-(3.3/1024))/(3.3/1024)" office:value-type="float" office:value="-1" calcext:value-type="float">
            <text:p>-1</text:p>
          </table:table-cell>
          <table:table-cell table:formula="of:=([.B427]-[.C427])/(3.3/1024)" office:value-type="float" office:value="-424.649696969697" calcext:value-type="float">
            <text:p>-424.649696969697</text:p>
          </table:table-cell>
          <table:table-cell table:number-columns-repeated="48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[.A428]*0.00322" office:value-type="float" office:value="1.37172" calcext:value-type="float">
            <text:p>1.37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8]-[.B427])-(3.3/1024))/(3.3/1024)" office:value-type="float" office:value="-1" calcext:value-type="float">
            <text:p>-1</text:p>
          </table:table-cell>
          <table:table-cell table:formula="of:=([.B428]-[.C428])/(3.3/1024)" office:value-type="float" office:value="-425.648872727273" calcext:value-type="float">
            <text:p>-425.648872727273</text:p>
          </table:table-cell>
          <table:table-cell table:number-columns-repeated="48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[.A429]*0.00322" office:value-type="float" office:value="1.37494" calcext:value-type="float">
            <text:p>1.37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29]-[.B428])-(3.3/1024))/(3.3/1024)" office:value-type="float" office:value="-1" calcext:value-type="float">
            <text:p>-1</text:p>
          </table:table-cell>
          <table:table-cell table:formula="of:=([.B429]-[.C429])/(3.3/1024)" office:value-type="float" office:value="-426.648048484849" calcext:value-type="float">
            <text:p>-426.648048484849</text:p>
          </table:table-cell>
          <table:table-cell table:number-columns-repeated="48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[.A430]*0.00322" office:value-type="float" office:value="1.37816" calcext:value-type="float">
            <text:p>1.37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0]-[.B429])-(3.3/1024))/(3.3/1024)" office:value-type="float" office:value="-1" calcext:value-type="float">
            <text:p>-1</text:p>
          </table:table-cell>
          <table:table-cell table:formula="of:=([.B430]-[.C430])/(3.3/1024)" office:value-type="float" office:value="-427.647224242424" calcext:value-type="float">
            <text:p>-427.647224242424</text:p>
          </table:table-cell>
          <table:table-cell table:number-columns-repeated="48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[.A431]*0.00322" office:value-type="float" office:value="1.38138" calcext:value-type="float">
            <text:p>1.38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1]-[.B430])-(3.3/1024))/(3.3/1024)" office:value-type="float" office:value="-1" calcext:value-type="float">
            <text:p>-1</text:p>
          </table:table-cell>
          <table:table-cell table:formula="of:=([.B431]-[.C431])/(3.3/1024)" office:value-type="float" office:value="-428.6464" calcext:value-type="float">
            <text:p>-428.6464</text:p>
          </table:table-cell>
          <table:table-cell table:number-columns-repeated="48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[.A432]*0.00322" office:value-type="float" office:value="1.3846" calcext:value-type="float">
            <text:p>1.38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2]-[.B431])-(3.3/1024))/(3.3/1024)" office:value-type="float" office:value="-1" calcext:value-type="float">
            <text:p>-1</text:p>
          </table:table-cell>
          <table:table-cell table:formula="of:=([.B432]-[.C432])/(3.3/1024)" office:value-type="float" office:value="-429.645575757576" calcext:value-type="float">
            <text:p>-429.645575757576</text:p>
          </table:table-cell>
          <table:table-cell table:number-columns-repeated="48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[.A433]*0.00322" office:value-type="float" office:value="1.38782" calcext:value-type="float">
            <text:p>1.387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3]-[.B432])-(3.3/1024))/(3.3/1024)" office:value-type="float" office:value="-1" calcext:value-type="float">
            <text:p>-1</text:p>
          </table:table-cell>
          <table:table-cell table:formula="of:=([.B433]-[.C433])/(3.3/1024)" office:value-type="float" office:value="-430.644751515152" calcext:value-type="float">
            <text:p>-430.644751515152</text:p>
          </table:table-cell>
          <table:table-cell table:number-columns-repeated="48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[.A434]*0.00322" office:value-type="float" office:value="1.39104" calcext:value-type="float">
            <text:p>1.39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4]-[.B433])-(3.3/1024))/(3.3/1024)" office:value-type="float" office:value="-1" calcext:value-type="float">
            <text:p>-1</text:p>
          </table:table-cell>
          <table:table-cell table:formula="of:=([.B434]-[.C434])/(3.3/1024)" office:value-type="float" office:value="-431.643927272727" calcext:value-type="float">
            <text:p>-431.643927272727</text:p>
          </table:table-cell>
          <table:table-cell table:number-columns-repeated="48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[.A435]*0.00322" office:value-type="float" office:value="1.39426" calcext:value-type="float">
            <text:p>1.394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5]-[.B434])-(3.3/1024))/(3.3/1024)" office:value-type="float" office:value="-1" calcext:value-type="float">
            <text:p>-1</text:p>
          </table:table-cell>
          <table:table-cell table:formula="of:=([.B435]-[.C435])/(3.3/1024)" office:value-type="float" office:value="-432.643103030303" calcext:value-type="float">
            <text:p>-432.643103030303</text:p>
          </table:table-cell>
          <table:table-cell table:number-columns-repeated="4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[.A436]*0.00322" office:value-type="float" office:value="1.39748" calcext:value-type="float">
            <text:p>1.39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6]-[.B435])-(3.3/1024))/(3.3/1024)" office:value-type="float" office:value="-1" calcext:value-type="float">
            <text:p>-1</text:p>
          </table:table-cell>
          <table:table-cell table:formula="of:=([.B436]-[.C436])/(3.3/1024)" office:value-type="float" office:value="-433.642278787879" calcext:value-type="float">
            <text:p>-433.642278787879</text:p>
          </table:table-cell>
          <table:table-cell table:number-columns-repeated="48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[.A437]*0.00322" office:value-type="float" office:value="1.4007" calcext:value-type="float">
            <text:p>1.4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7]-[.B436])-(3.3/1024))/(3.3/1024)" office:value-type="float" office:value="-1" calcext:value-type="float">
            <text:p>-1</text:p>
          </table:table-cell>
          <table:table-cell table:formula="of:=([.B437]-[.C437])/(3.3/1024)" office:value-type="float" office:value="-434.641454545455" calcext:value-type="float">
            <text:p>-434.641454545455</text:p>
          </table:table-cell>
          <table:table-cell table:number-columns-repeated="48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[.A438]*0.00322" office:value-type="float" office:value="1.40392" calcext:value-type="float">
            <text:p>1.40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8]-[.B437])-(3.3/1024))/(3.3/1024)" office:value-type="float" office:value="-1" calcext:value-type="float">
            <text:p>-1</text:p>
          </table:table-cell>
          <table:table-cell table:formula="of:=([.B438]-[.C438])/(3.3/1024)" office:value-type="float" office:value="-435.64063030303" calcext:value-type="float">
            <text:p>-435.64063030303</text:p>
          </table:table-cell>
          <table:table-cell table:number-columns-repeated="48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[.A439]*0.00322" office:value-type="float" office:value="1.40714" calcext:value-type="float">
            <text:p>1.40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39]-[.B438])-(3.3/1024))/(3.3/1024)" office:value-type="float" office:value="-1" calcext:value-type="float">
            <text:p>-1</text:p>
          </table:table-cell>
          <table:table-cell table:formula="of:=([.B439]-[.C439])/(3.3/1024)" office:value-type="float" office:value="-436.639806060606" calcext:value-type="float">
            <text:p>-436.639806060606</text:p>
          </table:table-cell>
          <table:table-cell table:number-columns-repeated="48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[.A440]*0.00322" office:value-type="float" office:value="1.41036" calcext:value-type="float">
            <text:p>1.410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0]-[.B439])-(3.3/1024))/(3.3/1024)" office:value-type="float" office:value="-1" calcext:value-type="float">
            <text:p>-1</text:p>
          </table:table-cell>
          <table:table-cell table:formula="of:=([.B440]-[.C440])/(3.3/1024)" office:value-type="float" office:value="-437.638981818182" calcext:value-type="float">
            <text:p>-437.638981818182</text:p>
          </table:table-cell>
          <table:table-cell table:number-columns-repeated="48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[.A441]*0.00322" office:value-type="float" office:value="1.41358" calcext:value-type="float">
            <text:p>1.413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1]-[.B440])-(3.3/1024))/(3.3/1024)" office:value-type="float" office:value="-1" calcext:value-type="float">
            <text:p>-1</text:p>
          </table:table-cell>
          <table:table-cell table:formula="of:=([.B441]-[.C441])/(3.3/1024)" office:value-type="float" office:value="-438.638157575758" calcext:value-type="float">
            <text:p>-438.638157575758</text:p>
          </table:table-cell>
          <table:table-cell table:number-columns-repeated="48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[.A442]*0.00322" office:value-type="float" office:value="1.4168" calcext:value-type="float">
            <text:p>1.41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2]-[.B441])-(3.3/1024))/(3.3/1024)" office:value-type="float" office:value="-1" calcext:value-type="float">
            <text:p>-1</text:p>
          </table:table-cell>
          <table:table-cell table:formula="of:=([.B442]-[.C442])/(3.3/1024)" office:value-type="float" office:value="-439.637333333333" calcext:value-type="float">
            <text:p>-439.637333333333</text:p>
          </table:table-cell>
          <table:table-cell table:number-columns-repeated="48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[.A443]*0.00322" office:value-type="float" office:value="1.42002" calcext:value-type="float">
            <text:p>1.42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3]-[.B442])-(3.3/1024))/(3.3/1024)" office:value-type="float" office:value="-1" calcext:value-type="float">
            <text:p>-1</text:p>
          </table:table-cell>
          <table:table-cell table:formula="of:=([.B443]-[.C443])/(3.3/1024)" office:value-type="float" office:value="-440.636509090909" calcext:value-type="float">
            <text:p>-440.636509090909</text:p>
          </table:table-cell>
          <table:table-cell table:number-columns-repeated="48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[.A444]*0.00322" office:value-type="float" office:value="1.42324" calcext:value-type="float">
            <text:p>1.42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4]-[.B443])-(3.3/1024))/(3.3/1024)" office:value-type="float" office:value="-1" calcext:value-type="float">
            <text:p>-1</text:p>
          </table:table-cell>
          <table:table-cell table:formula="of:=([.B444]-[.C444])/(3.3/1024)" office:value-type="float" office:value="-441.635684848485" calcext:value-type="float">
            <text:p>-441.635684848485</text:p>
          </table:table-cell>
          <table:table-cell table:number-columns-repeated="48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[.A445]*0.00322" office:value-type="float" office:value="1.42646" calcext:value-type="float">
            <text:p>1.42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5]-[.B444])-(3.3/1024))/(3.3/1024)" office:value-type="float" office:value="-1" calcext:value-type="float">
            <text:p>-1</text:p>
          </table:table-cell>
          <table:table-cell table:formula="of:=([.B445]-[.C445])/(3.3/1024)" office:value-type="float" office:value="-442.634860606061" calcext:value-type="float">
            <text:p>-442.634860606061</text:p>
          </table:table-cell>
          <table:table-cell table:number-columns-repeated="48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[.A446]*0.00322" office:value-type="float" office:value="1.42968" calcext:value-type="float">
            <text:p>1.42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6]-[.B445])-(3.3/1024))/(3.3/1024)" office:value-type="float" office:value="-1" calcext:value-type="float">
            <text:p>-1</text:p>
          </table:table-cell>
          <table:table-cell table:formula="of:=([.B446]-[.C446])/(3.3/1024)" office:value-type="float" office:value="-443.634036363636" calcext:value-type="float">
            <text:p>-443.634036363636</text:p>
          </table:table-cell>
          <table:table-cell table:number-columns-repeated="48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[.A447]*0.00322" office:value-type="float" office:value="1.4329" calcext:value-type="float">
            <text:p>1.4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7]-[.B446])-(3.3/1024))/(3.3/1024)" office:value-type="float" office:value="-1" calcext:value-type="float">
            <text:p>-1</text:p>
          </table:table-cell>
          <table:table-cell table:formula="of:=([.B447]-[.C447])/(3.3/1024)" office:value-type="float" office:value="-444.633212121212" calcext:value-type="float">
            <text:p>-444.633212121212</text:p>
          </table:table-cell>
          <table:table-cell table:number-columns-repeated="48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[.A448]*0.00322" office:value-type="float" office:value="1.43612" calcext:value-type="float">
            <text:p>1.4361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8]-[.B447])-(3.3/1024))/(3.3/1024)" office:value-type="float" office:value="-1" calcext:value-type="float">
            <text:p>-1</text:p>
          </table:table-cell>
          <table:table-cell table:formula="of:=([.B448]-[.C448])/(3.3/1024)" office:value-type="float" office:value="-445.632387878788" calcext:value-type="float">
            <text:p>-445.632387878788</text:p>
          </table:table-cell>
          <table:table-cell table:number-columns-repeated="48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[.A449]*0.00322" office:value-type="float" office:value="1.43934" calcext:value-type="float">
            <text:p>1.4393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49]-[.B448])-(3.3/1024))/(3.3/1024)" office:value-type="float" office:value="-1" calcext:value-type="float">
            <text:p>-1</text:p>
          </table:table-cell>
          <table:table-cell table:formula="of:=([.B449]-[.C449])/(3.3/1024)" office:value-type="float" office:value="-446.631563636364" calcext:value-type="float">
            <text:p>-446.631563636364</text:p>
          </table:table-cell>
          <table:table-cell table:number-columns-repeated="48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[.A450]*0.00322" office:value-type="float" office:value="1.44256" calcext:value-type="float">
            <text:p>1.442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0]-[.B449])-(3.3/1024))/(3.3/1024)" office:value-type="float" office:value="-1" calcext:value-type="float">
            <text:p>-1</text:p>
          </table:table-cell>
          <table:table-cell table:formula="of:=([.B450]-[.C450])/(3.3/1024)" office:value-type="float" office:value="-447.630739393939" calcext:value-type="float">
            <text:p>-447.630739393939</text:p>
          </table:table-cell>
          <table:table-cell table:number-columns-repeated="48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[.A451]*0.00322" office:value-type="float" office:value="1.44578" calcext:value-type="float">
            <text:p>1.4457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1]-[.B450])-(3.3/1024))/(3.3/1024)" office:value-type="float" office:value="-1" calcext:value-type="float">
            <text:p>-1</text:p>
          </table:table-cell>
          <table:table-cell table:formula="of:=([.B451]-[.C451])/(3.3/1024)" office:value-type="float" office:value="-448.629915151515" calcext:value-type="float">
            <text:p>-448.629915151515</text:p>
          </table:table-cell>
          <table:table-cell table:number-columns-repeated="4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[.A452]*0.00322" office:value-type="float" office:value="1.449" calcext:value-type="float">
            <text:p>1.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2]-[.B451])-(3.3/1024))/(3.3/1024)" office:value-type="float" office:value="-1" calcext:value-type="float">
            <text:p>-1</text:p>
          </table:table-cell>
          <table:table-cell table:formula="of:=([.B452]-[.C452])/(3.3/1024)" office:value-type="float" office:value="-449.629090909091" calcext:value-type="float">
            <text:p>-449.629090909091</text:p>
          </table:table-cell>
          <table:table-cell table:number-columns-repeated="48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[.A453]*0.00322" office:value-type="float" office:value="1.45222" calcext:value-type="float">
            <text:p>1.452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3]-[.B452])-(3.3/1024))/(3.3/1024)" office:value-type="float" office:value="-1" calcext:value-type="float">
            <text:p>-1</text:p>
          </table:table-cell>
          <table:table-cell table:formula="of:=([.B453]-[.C453])/(3.3/1024)" office:value-type="float" office:value="-450.628266666667" calcext:value-type="float">
            <text:p>-450.628266666667</text:p>
          </table:table-cell>
          <table:table-cell table:number-columns-repeated="48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[.A454]*0.00322" office:value-type="float" office:value="1.45544" calcext:value-type="float">
            <text:p>1.45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4]-[.B453])-(3.3/1024))/(3.3/1024)" office:value-type="float" office:value="-1" calcext:value-type="float">
            <text:p>-1</text:p>
          </table:table-cell>
          <table:table-cell table:formula="of:=([.B454]-[.C454])/(3.3/1024)" office:value-type="float" office:value="-451.627442424242" calcext:value-type="float">
            <text:p>-451.627442424242</text:p>
          </table:table-cell>
          <table:table-cell table:number-columns-repeated="48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[.A455]*0.00322" office:value-type="float" office:value="1.45866" calcext:value-type="float">
            <text:p>1.45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5]-[.B454])-(3.3/1024))/(3.3/1024)" office:value-type="float" office:value="-1" calcext:value-type="float">
            <text:p>-1</text:p>
          </table:table-cell>
          <table:table-cell table:formula="of:=([.B455]-[.C455])/(3.3/1024)" office:value-type="float" office:value="-452.626618181818" calcext:value-type="float">
            <text:p>-452.626618181818</text:p>
          </table:table-cell>
          <table:table-cell table:number-columns-repeated="48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[.A456]*0.00322" office:value-type="float" office:value="1.46188" calcext:value-type="float">
            <text:p>1.46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6]-[.B455])-(3.3/1024))/(3.3/1024)" office:value-type="float" office:value="-1" calcext:value-type="float">
            <text:p>-1</text:p>
          </table:table-cell>
          <table:table-cell table:formula="of:=([.B456]-[.C456])/(3.3/1024)" office:value-type="float" office:value="-453.625793939394" calcext:value-type="float">
            <text:p>-453.625793939394</text:p>
          </table:table-cell>
          <table:table-cell table:number-columns-repeated="48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[.A457]*0.00322" office:value-type="float" office:value="1.4651" calcext:value-type="float">
            <text:p>1.46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7]-[.B456])-(3.3/1024))/(3.3/1024)" office:value-type="float" office:value="-1" calcext:value-type="float">
            <text:p>-1</text:p>
          </table:table-cell>
          <table:table-cell table:formula="of:=([.B457]-[.C457])/(3.3/1024)" office:value-type="float" office:value="-454.62496969697" calcext:value-type="float">
            <text:p>-454.62496969697</text:p>
          </table:table-cell>
          <table:table-cell table:number-columns-repeated="48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[.A458]*0.00322" office:value-type="float" office:value="1.46832" calcext:value-type="float">
            <text:p>1.46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8]-[.B457])-(3.3/1024))/(3.3/1024)" office:value-type="float" office:value="-1" calcext:value-type="float">
            <text:p>-1</text:p>
          </table:table-cell>
          <table:table-cell table:formula="of:=([.B458]-[.C458])/(3.3/1024)" office:value-type="float" office:value="-455.624145454545" calcext:value-type="float">
            <text:p>-455.624145454545</text:p>
          </table:table-cell>
          <table:table-cell table:number-columns-repeated="48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[.A459]*0.00322" office:value-type="float" office:value="1.47154" calcext:value-type="float">
            <text:p>1.47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59]-[.B458])-(3.3/1024))/(3.3/1024)" office:value-type="float" office:value="-1" calcext:value-type="float">
            <text:p>-1</text:p>
          </table:table-cell>
          <table:table-cell table:formula="of:=([.B459]-[.C459])/(3.3/1024)" office:value-type="float" office:value="-456.623321212121" calcext:value-type="float">
            <text:p>-456.623321212121</text:p>
          </table:table-cell>
          <table:table-cell table:number-columns-repeated="4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[.A460]*0.00322" office:value-type="float" office:value="1.47476" calcext:value-type="float">
            <text:p>1.47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0]-[.B459])-(3.3/1024))/(3.3/1024)" office:value-type="float" office:value="-1" calcext:value-type="float">
            <text:p>-1</text:p>
          </table:table-cell>
          <table:table-cell table:formula="of:=([.B460]-[.C460])/(3.3/1024)" office:value-type="float" office:value="-457.622496969697" calcext:value-type="float">
            <text:p>-457.622496969697</text:p>
          </table:table-cell>
          <table:table-cell table:number-columns-repeated="48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[.A461]*0.00322" office:value-type="float" office:value="1.47798" calcext:value-type="float">
            <text:p>1.477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1]-[.B460])-(3.3/1024))/(3.3/1024)" office:value-type="float" office:value="-1" calcext:value-type="float">
            <text:p>-1</text:p>
          </table:table-cell>
          <table:table-cell table:formula="of:=([.B461]-[.C461])/(3.3/1024)" office:value-type="float" office:value="-458.621672727273" calcext:value-type="float">
            <text:p>-458.621672727273</text:p>
          </table:table-cell>
          <table:table-cell table:number-columns-repeated="48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[.A462]*0.00322" office:value-type="float" office:value="1.4812" calcext:value-type="float">
            <text:p>1.48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2]-[.B461])-(3.3/1024))/(3.3/1024)" office:value-type="float" office:value="-1" calcext:value-type="float">
            <text:p>-1</text:p>
          </table:table-cell>
          <table:table-cell table:formula="of:=([.B462]-[.C462])/(3.3/1024)" office:value-type="float" office:value="-459.620848484849" calcext:value-type="float">
            <text:p>-459.620848484849</text:p>
          </table:table-cell>
          <table:table-cell table:number-columns-repeated="48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[.A463]*0.00322" office:value-type="float" office:value="1.48442" calcext:value-type="float">
            <text:p>1.48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3]-[.B462])-(3.3/1024))/(3.3/1024)" office:value-type="float" office:value="-1" calcext:value-type="float">
            <text:p>-1</text:p>
          </table:table-cell>
          <table:table-cell table:formula="of:=([.B463]-[.C463])/(3.3/1024)" office:value-type="float" office:value="-460.620024242424" calcext:value-type="float">
            <text:p>-460.620024242424</text:p>
          </table:table-cell>
          <table:table-cell table:number-columns-repeated="48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[.A464]*0.00322" office:value-type="float" office:value="1.48764" calcext:value-type="float">
            <text:p>1.487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4]-[.B463])-(3.3/1024))/(3.3/1024)" office:value-type="float" office:value="-1" calcext:value-type="float">
            <text:p>-1</text:p>
          </table:table-cell>
          <table:table-cell table:formula="of:=([.B464]-[.C464])/(3.3/1024)" office:value-type="float" office:value="-461.6192" calcext:value-type="float">
            <text:p>-461.6192</text:p>
          </table:table-cell>
          <table:table-cell table:number-columns-repeated="48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[.A465]*0.00322" office:value-type="float" office:value="1.49086" calcext:value-type="float">
            <text:p>1.4908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5]-[.B464])-(3.3/1024))/(3.3/1024)" office:value-type="float" office:value="-1" calcext:value-type="float">
            <text:p>-1</text:p>
          </table:table-cell>
          <table:table-cell table:formula="of:=([.B465]-[.C465])/(3.3/1024)" office:value-type="float" office:value="-462.618375757576" calcext:value-type="float">
            <text:p>-462.618375757576</text:p>
          </table:table-cell>
          <table:table-cell table:number-columns-repeated="48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[.A466]*0.00322" office:value-type="float" office:value="1.49408" calcext:value-type="float">
            <text:p>1.49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6]-[.B465])-(3.3/1024))/(3.3/1024)" office:value-type="float" office:value="-1" calcext:value-type="float">
            <text:p>-1</text:p>
          </table:table-cell>
          <table:table-cell table:formula="of:=([.B466]-[.C466])/(3.3/1024)" office:value-type="float" office:value="-463.617551515152" calcext:value-type="float">
            <text:p>-463.617551515152</text:p>
          </table:table-cell>
          <table:table-cell table:number-columns-repeated="48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[.A467]*0.00322" office:value-type="float" office:value="1.4973" calcext:value-type="float">
            <text:p>1.4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7]-[.B466])-(3.3/1024))/(3.3/1024)" office:value-type="float" office:value="-1" calcext:value-type="float">
            <text:p>-1</text:p>
          </table:table-cell>
          <table:table-cell table:formula="of:=([.B467]-[.C467])/(3.3/1024)" office:value-type="float" office:value="-464.616727272727" calcext:value-type="float">
            <text:p>-464.616727272727</text:p>
          </table:table-cell>
          <table:table-cell table:number-columns-repeated="48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[.A468]*0.00322" office:value-type="float" office:value="1.50052" calcext:value-type="float">
            <text:p>1.50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8]-[.B467])-(3.3/1024))/(3.3/1024)" office:value-type="float" office:value="-1" calcext:value-type="float">
            <text:p>-1</text:p>
          </table:table-cell>
          <table:table-cell table:formula="of:=([.B468]-[.C468])/(3.3/1024)" office:value-type="float" office:value="-465.615903030303" calcext:value-type="float">
            <text:p>-465.615903030303</text:p>
          </table:table-cell>
          <table:table-cell table:number-columns-repeated="48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[.A469]*0.00322" office:value-type="float" office:value="1.50374" calcext:value-type="float">
            <text:p>1.503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69]-[.B468])-(3.3/1024))/(3.3/1024)" office:value-type="float" office:value="-1" calcext:value-type="float">
            <text:p>-1</text:p>
          </table:table-cell>
          <table:table-cell table:formula="of:=([.B469]-[.C469])/(3.3/1024)" office:value-type="float" office:value="-466.615078787879" calcext:value-type="float">
            <text:p>-466.615078787879</text:p>
          </table:table-cell>
          <table:table-cell table:number-columns-repeated="48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[.A470]*0.00322" office:value-type="float" office:value="1.50696" calcext:value-type="float">
            <text:p>1.5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0]-[.B469])-(3.3/1024))/(3.3/1024)" office:value-type="float" office:value="-1" calcext:value-type="float">
            <text:p>-1</text:p>
          </table:table-cell>
          <table:table-cell table:formula="of:=([.B470]-[.C470])/(3.3/1024)" office:value-type="float" office:value="-467.614254545455" calcext:value-type="float">
            <text:p>-467.614254545455</text:p>
          </table:table-cell>
          <table:table-cell table:number-columns-repeated="48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[.A471]*0.00322" office:value-type="float" office:value="1.51018" calcext:value-type="float">
            <text:p>1.51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1]-[.B470])-(3.3/1024))/(3.3/1024)" office:value-type="float" office:value="-1" calcext:value-type="float">
            <text:p>-1</text:p>
          </table:table-cell>
          <table:table-cell table:formula="of:=([.B471]-[.C471])/(3.3/1024)" office:value-type="float" office:value="-468.61343030303" calcext:value-type="float">
            <text:p>-468.61343030303</text:p>
          </table:table-cell>
          <table:table-cell table:number-columns-repeated="48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[.A472]*0.00322" office:value-type="float" office:value="1.5134" calcext:value-type="float">
            <text:p>1.5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2]-[.B471])-(3.3/1024))/(3.3/1024)" office:value-type="float" office:value="-1" calcext:value-type="float">
            <text:p>-1</text:p>
          </table:table-cell>
          <table:table-cell table:formula="of:=([.B472]-[.C472])/(3.3/1024)" office:value-type="float" office:value="-469.612606060606" calcext:value-type="float">
            <text:p>-469.612606060606</text:p>
          </table:table-cell>
          <table:table-cell table:number-columns-repeated="48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[.A473]*0.00322" office:value-type="float" office:value="1.51662" calcext:value-type="float">
            <text:p>1.516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3]-[.B472])-(3.3/1024))/(3.3/1024)" office:value-type="float" office:value="-1" calcext:value-type="float">
            <text:p>-1</text:p>
          </table:table-cell>
          <table:table-cell table:formula="of:=([.B473]-[.C473])/(3.3/1024)" office:value-type="float" office:value="-470.611781818182" calcext:value-type="float">
            <text:p>-470.611781818182</text:p>
          </table:table-cell>
          <table:table-cell table:number-columns-repeated="48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[.A474]*0.00322" office:value-type="float" office:value="1.51984" calcext:value-type="float">
            <text:p>1.519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4]-[.B473])-(3.3/1024))/(3.3/1024)" office:value-type="float" office:value="-1" calcext:value-type="float">
            <text:p>-1</text:p>
          </table:table-cell>
          <table:table-cell table:formula="of:=([.B474]-[.C474])/(3.3/1024)" office:value-type="float" office:value="-471.610957575758" calcext:value-type="float">
            <text:p>-471.610957575758</text:p>
          </table:table-cell>
          <table:table-cell table:number-columns-repeated="48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[.A475]*0.00322" office:value-type="float" office:value="1.52306" calcext:value-type="float">
            <text:p>1.52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5]-[.B474])-(3.3/1024))/(3.3/1024)" office:value-type="float" office:value="-1" calcext:value-type="float">
            <text:p>-1</text:p>
          </table:table-cell>
          <table:table-cell table:formula="of:=([.B475]-[.C475])/(3.3/1024)" office:value-type="float" office:value="-472.610133333333" calcext:value-type="float">
            <text:p>-472.610133333333</text:p>
          </table:table-cell>
          <table:table-cell table:number-columns-repeated="48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[.A476]*0.00322" office:value-type="float" office:value="1.52628" calcext:value-type="float">
            <text:p>1.52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6]-[.B475])-(3.3/1024))/(3.3/1024)" office:value-type="float" office:value="-1" calcext:value-type="float">
            <text:p>-1</text:p>
          </table:table-cell>
          <table:table-cell table:formula="of:=([.B476]-[.C476])/(3.3/1024)" office:value-type="float" office:value="-473.609309090909" calcext:value-type="float">
            <text:p>-473.609309090909</text:p>
          </table:table-cell>
          <table:table-cell table:number-columns-repeated="48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[.A477]*0.00322" office:value-type="float" office:value="1.5295" calcext:value-type="float">
            <text:p>1.5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7]-[.B476])-(3.3/1024))/(3.3/1024)" office:value-type="float" office:value="-1" calcext:value-type="float">
            <text:p>-1</text:p>
          </table:table-cell>
          <table:table-cell table:formula="of:=([.B477]-[.C477])/(3.3/1024)" office:value-type="float" office:value="-474.608484848485" calcext:value-type="float">
            <text:p>-474.608484848485</text:p>
          </table:table-cell>
          <table:table-cell table:number-columns-repeated="48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[.A478]*0.00322" office:value-type="float" office:value="1.53272" calcext:value-type="float">
            <text:p>1.53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8]-[.B477])-(3.3/1024))/(3.3/1024)" office:value-type="float" office:value="-1" calcext:value-type="float">
            <text:p>-1</text:p>
          </table:table-cell>
          <table:table-cell table:formula="of:=([.B478]-[.C478])/(3.3/1024)" office:value-type="float" office:value="-475.607660606061" calcext:value-type="float">
            <text:p>-475.607660606061</text:p>
          </table:table-cell>
          <table:table-cell table:number-columns-repeated="48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[.A479]*0.00322" office:value-type="float" office:value="1.53594" calcext:value-type="float">
            <text:p>1.53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79]-[.B478])-(3.3/1024))/(3.3/1024)" office:value-type="float" office:value="-1" calcext:value-type="float">
            <text:p>-1</text:p>
          </table:table-cell>
          <table:table-cell table:formula="of:=([.B479]-[.C479])/(3.3/1024)" office:value-type="float" office:value="-476.606836363636" calcext:value-type="float">
            <text:p>-476.606836363636</text:p>
          </table:table-cell>
          <table:table-cell table:number-columns-repeated="48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[.A480]*0.00322" office:value-type="float" office:value="1.53916" calcext:value-type="float">
            <text:p>1.539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0]-[.B479])-(3.3/1024))/(3.3/1024)" office:value-type="float" office:value="-1" calcext:value-type="float">
            <text:p>-1</text:p>
          </table:table-cell>
          <table:table-cell table:formula="of:=([.B480]-[.C480])/(3.3/1024)" office:value-type="float" office:value="-477.606012121212" calcext:value-type="float">
            <text:p>-477.606012121212</text:p>
          </table:table-cell>
          <table:table-cell table:number-columns-repeated="48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[.A481]*0.00322" office:value-type="float" office:value="1.54238" calcext:value-type="float">
            <text:p>1.542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1]-[.B480])-(3.3/1024))/(3.3/1024)" office:value-type="float" office:value="-1" calcext:value-type="float">
            <text:p>-1</text:p>
          </table:table-cell>
          <table:table-cell table:formula="of:=([.B481]-[.C481])/(3.3/1024)" office:value-type="float" office:value="-478.605187878788" calcext:value-type="float">
            <text:p>-478.605187878788</text:p>
          </table:table-cell>
          <table:table-cell table:number-columns-repeated="48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[.A482]*0.00322" office:value-type="float" office:value="1.5456" calcext:value-type="float">
            <text:p>1.54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2]-[.B481])-(3.3/1024))/(3.3/1024)" office:value-type="float" office:value="-1" calcext:value-type="float">
            <text:p>-1</text:p>
          </table:table-cell>
          <table:table-cell table:formula="of:=([.B482]-[.C482])/(3.3/1024)" office:value-type="float" office:value="-479.604363636364" calcext:value-type="float">
            <text:p>-479.604363636364</text:p>
          </table:table-cell>
          <table:table-cell table:number-columns-repeated="48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[.A483]*0.00322" office:value-type="float" office:value="1.54882" calcext:value-type="float">
            <text:p>1.548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3]-[.B482])-(3.3/1024))/(3.3/1024)" office:value-type="float" office:value="-1" calcext:value-type="float">
            <text:p>-1</text:p>
          </table:table-cell>
          <table:table-cell table:formula="of:=([.B483]-[.C483])/(3.3/1024)" office:value-type="float" office:value="-480.603539393939" calcext:value-type="float">
            <text:p>-480.603539393939</text:p>
          </table:table-cell>
          <table:table-cell table:number-columns-repeated="48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[.A484]*0.00322" office:value-type="float" office:value="1.55204" calcext:value-type="float">
            <text:p>1.55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4]-[.B483])-(3.3/1024))/(3.3/1024)" office:value-type="float" office:value="-1" calcext:value-type="float">
            <text:p>-1</text:p>
          </table:table-cell>
          <table:table-cell table:formula="of:=([.B484]-[.C484])/(3.3/1024)" office:value-type="float" office:value="-481.602715151515" calcext:value-type="float">
            <text:p>-481.602715151515</text:p>
          </table:table-cell>
          <table:table-cell table:number-columns-repeated="48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[.A485]*0.00322" office:value-type="float" office:value="1.55526" calcext:value-type="float">
            <text:p>1.555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5]-[.B484])-(3.3/1024))/(3.3/1024)" office:value-type="float" office:value="-1" calcext:value-type="float">
            <text:p>-1</text:p>
          </table:table-cell>
          <table:table-cell table:formula="of:=([.B485]-[.C485])/(3.3/1024)" office:value-type="float" office:value="-482.601890909091" calcext:value-type="float">
            <text:p>-482.601890909091</text:p>
          </table:table-cell>
          <table:table-cell table:number-columns-repeated="48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[.A486]*0.00322" office:value-type="float" office:value="1.55848" calcext:value-type="float">
            <text:p>1.5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6]-[.B485])-(3.3/1024))/(3.3/1024)" office:value-type="float" office:value="-1" calcext:value-type="float">
            <text:p>-1</text:p>
          </table:table-cell>
          <table:table-cell table:formula="of:=([.B486]-[.C486])/(3.3/1024)" office:value-type="float" office:value="-483.601066666667" calcext:value-type="float">
            <text:p>-483.601066666667</text:p>
          </table:table-cell>
          <table:table-cell table:number-columns-repeated="48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[.A487]*0.00322" office:value-type="float" office:value="1.5617" calcext:value-type="float">
            <text:p>1.5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7]-[.B486])-(3.3/1024))/(3.3/1024)" office:value-type="float" office:value="-1" calcext:value-type="float">
            <text:p>-1</text:p>
          </table:table-cell>
          <table:table-cell table:formula="of:=([.B487]-[.C487])/(3.3/1024)" office:value-type="float" office:value="-484.600242424242" calcext:value-type="float">
            <text:p>-484.600242424242</text:p>
          </table:table-cell>
          <table:table-cell table:number-columns-repeated="48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[.A488]*0.00322" office:value-type="float" office:value="1.56492" calcext:value-type="float">
            <text:p>1.564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8]-[.B487])-(3.3/1024))/(3.3/1024)" office:value-type="float" office:value="-1" calcext:value-type="float">
            <text:p>-1</text:p>
          </table:table-cell>
          <table:table-cell table:formula="of:=([.B488]-[.C488])/(3.3/1024)" office:value-type="float" office:value="-485.599418181818" calcext:value-type="float">
            <text:p>-485.599418181818</text:p>
          </table:table-cell>
          <table:table-cell table:number-columns-repeated="48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[.A489]*0.00322" office:value-type="float" office:value="1.56814" calcext:value-type="float">
            <text:p>1.568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89]-[.B488])-(3.3/1024))/(3.3/1024)" office:value-type="float" office:value="-1" calcext:value-type="float">
            <text:p>-1</text:p>
          </table:table-cell>
          <table:table-cell table:formula="of:=([.B489]-[.C489])/(3.3/1024)" office:value-type="float" office:value="-486.598593939394" calcext:value-type="float">
            <text:p>-486.598593939394</text:p>
          </table:table-cell>
          <table:table-cell table:number-columns-repeated="4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[.A490]*0.00322" office:value-type="float" office:value="1.57136" calcext:value-type="float">
            <text:p>1.5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0]-[.B489])-(3.3/1024))/(3.3/1024)" office:value-type="float" office:value="-1" calcext:value-type="float">
            <text:p>-1</text:p>
          </table:table-cell>
          <table:table-cell table:formula="of:=([.B490]-[.C490])/(3.3/1024)" office:value-type="float" office:value="-487.59776969697" calcext:value-type="float">
            <text:p>-487.59776969697</text:p>
          </table:table-cell>
          <table:table-cell table:number-columns-repeated="48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[.A491]*0.00322" office:value-type="float" office:value="1.57458" calcext:value-type="float">
            <text:p>1.57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1]-[.B490])-(3.3/1024))/(3.3/1024)" office:value-type="float" office:value="-1" calcext:value-type="float">
            <text:p>-1</text:p>
          </table:table-cell>
          <table:table-cell table:formula="of:=([.B491]-[.C491])/(3.3/1024)" office:value-type="float" office:value="-488.596945454546" calcext:value-type="float">
            <text:p>-488.596945454546</text:p>
          </table:table-cell>
          <table:table-cell table:number-columns-repeated="48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[.A492]*0.00322" office:value-type="float" office:value="1.5778" calcext:value-type="float">
            <text:p>1.5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2]-[.B491])-(3.3/1024))/(3.3/1024)" office:value-type="float" office:value="-1" calcext:value-type="float">
            <text:p>-1</text:p>
          </table:table-cell>
          <table:table-cell table:formula="of:=([.B492]-[.C492])/(3.3/1024)" office:value-type="float" office:value="-489.596121212121" calcext:value-type="float">
            <text:p>-489.596121212121</text:p>
          </table:table-cell>
          <table:table-cell table:number-columns-repeated="48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[.A493]*0.00322" office:value-type="float" office:value="1.58102" calcext:value-type="float">
            <text:p>1.58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3]-[.B492])-(3.3/1024))/(3.3/1024)" office:value-type="float" office:value="-1" calcext:value-type="float">
            <text:p>-1</text:p>
          </table:table-cell>
          <table:table-cell table:formula="of:=([.B493]-[.C493])/(3.3/1024)" office:value-type="float" office:value="-490.595296969697" calcext:value-type="float">
            <text:p>-490.595296969697</text:p>
          </table:table-cell>
          <table:table-cell table:number-columns-repeated="48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[.A494]*0.00322" office:value-type="float" office:value="1.58424" calcext:value-type="float">
            <text:p>1.58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4]-[.B493])-(3.3/1024))/(3.3/1024)" office:value-type="float" office:value="-1" calcext:value-type="float">
            <text:p>-1</text:p>
          </table:table-cell>
          <table:table-cell table:formula="of:=([.B494]-[.C494])/(3.3/1024)" office:value-type="float" office:value="-491.594472727273" calcext:value-type="float">
            <text:p>-491.594472727273</text:p>
          </table:table-cell>
          <table:table-cell table:number-columns-repeated="48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[.A495]*0.00322" office:value-type="float" office:value="1.58746" calcext:value-type="float">
            <text:p>1.58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5]-[.B494])-(3.3/1024))/(3.3/1024)" office:value-type="float" office:value="-1" calcext:value-type="float">
            <text:p>-1</text:p>
          </table:table-cell>
          <table:table-cell table:formula="of:=([.B495]-[.C495])/(3.3/1024)" office:value-type="float" office:value="-492.593648484849" calcext:value-type="float">
            <text:p>-492.593648484849</text:p>
          </table:table-cell>
          <table:table-cell table:number-columns-repeated="48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[.A496]*0.00322" office:value-type="float" office:value="1.59068" calcext:value-type="float">
            <text:p>1.590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6]-[.B495])-(3.3/1024))/(3.3/1024)" office:value-type="float" office:value="-1" calcext:value-type="float">
            <text:p>-1</text:p>
          </table:table-cell>
          <table:table-cell table:formula="of:=([.B496]-[.C496])/(3.3/1024)" office:value-type="float" office:value="-493.592824242424" calcext:value-type="float">
            <text:p>-493.592824242424</text:p>
          </table:table-cell>
          <table:table-cell table:number-columns-repeated="48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[.A497]*0.00322" office:value-type="float" office:value="1.5939" calcext:value-type="float">
            <text:p>1.59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7]-[.B496])-(3.3/1024))/(3.3/1024)" office:value-type="float" office:value="-1" calcext:value-type="float">
            <text:p>-1</text:p>
          </table:table-cell>
          <table:table-cell table:formula="of:=([.B497]-[.C497])/(3.3/1024)" office:value-type="float" office:value="-494.592" calcext:value-type="float">
            <text:p>-494.592</text:p>
          </table:table-cell>
          <table:table-cell table:number-columns-repeated="48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[.A498]*0.00322" office:value-type="float" office:value="1.59712" calcext:value-type="float">
            <text:p>1.597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8]-[.B497])-(3.3/1024))/(3.3/1024)" office:value-type="float" office:value="-1" calcext:value-type="float">
            <text:p>-1</text:p>
          </table:table-cell>
          <table:table-cell table:formula="of:=([.B498]-[.C498])/(3.3/1024)" office:value-type="float" office:value="-495.591175757576" calcext:value-type="float">
            <text:p>-495.591175757576</text:p>
          </table:table-cell>
          <table:table-cell table:number-columns-repeated="48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[.A499]*0.00322" office:value-type="float" office:value="1.60034" calcext:value-type="float">
            <text:p>1.600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499]-[.B498])-(3.3/1024))/(3.3/1024)" office:value-type="float" office:value="-1" calcext:value-type="float">
            <text:p>-1</text:p>
          </table:table-cell>
          <table:table-cell table:formula="of:=([.B499]-[.C499])/(3.3/1024)" office:value-type="float" office:value="-496.590351515152" calcext:value-type="float">
            <text:p>-496.590351515152</text:p>
          </table:table-cell>
          <table:table-cell table:number-columns-repeated="48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[.A500]*0.00322" office:value-type="float" office:value="1.60356" calcext:value-type="float">
            <text:p>1.60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0]-[.B499])-(3.3/1024))/(3.3/1024)" office:value-type="float" office:value="-1" calcext:value-type="float">
            <text:p>-1</text:p>
          </table:table-cell>
          <table:table-cell table:formula="of:=([.B500]-[.C500])/(3.3/1024)" office:value-type="float" office:value="-497.589527272727" calcext:value-type="float">
            <text:p>-497.589527272727</text:p>
          </table:table-cell>
          <table:table-cell table:number-columns-repeated="48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[.A501]*0.00322" office:value-type="float" office:value="1.60678" calcext:value-type="float">
            <text:p>1.606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1]-[.B500])-(3.3/1024))/(3.3/1024)" office:value-type="float" office:value="-1" calcext:value-type="float">
            <text:p>-1</text:p>
          </table:table-cell>
          <table:table-cell table:formula="of:=([.B501]-[.C501])/(3.3/1024)" office:value-type="float" office:value="-498.588703030303" calcext:value-type="float">
            <text:p>-498.588703030303</text:p>
          </table:table-cell>
          <table:table-cell table:number-columns-repeated="48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[.A502]*0.00322"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2]-[.B501])-(3.3/1024))/(3.3/1024)" office:value-type="float" office:value="-1" calcext:value-type="float">
            <text:p>-1</text:p>
          </table:table-cell>
          <table:table-cell table:formula="of:=([.B502]-[.C502])/(3.3/1024)" office:value-type="float" office:value="-499.587878787879" calcext:value-type="float">
            <text:p>-499.587878787879</text:p>
          </table:table-cell>
          <table:table-cell table:number-columns-repeated="48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table:formula="of:=[.A503]*0.00322" office:value-type="float" office:value="1.61322" calcext:value-type="float">
            <text:p>1.61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3]-[.B502])-(3.3/1024))/(3.3/1024)" office:value-type="float" office:value="-1" calcext:value-type="float">
            <text:p>-1</text:p>
          </table:table-cell>
          <table:table-cell table:formula="of:=([.B503]-[.C503])/(3.3/1024)" office:value-type="float" office:value="-500.587054545455" calcext:value-type="float">
            <text:p>-500.587054545455</text:p>
          </table:table-cell>
          <table:table-cell table:number-columns-repeated="48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table:formula="of:=[.A504]*0.00322" office:value-type="float" office:value="1.61644" calcext:value-type="float">
            <text:p>1.616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4]-[.B503])-(3.3/1024))/(3.3/1024)" office:value-type="float" office:value="-1" calcext:value-type="float">
            <text:p>-1</text:p>
          </table:table-cell>
          <table:table-cell table:formula="of:=([.B504]-[.C504])/(3.3/1024)" office:value-type="float" office:value="-501.58623030303" calcext:value-type="float">
            <text:p>-501.58623030303</text:p>
          </table:table-cell>
          <table:table-cell table:number-columns-repeated="48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table:formula="of:=[.A505]*0.00322" office:value-type="float" office:value="1.61966" calcext:value-type="float">
            <text:p>1.619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5]-[.B504])-(3.3/1024))/(3.3/1024)" office:value-type="float" office:value="-1" calcext:value-type="float">
            <text:p>-1</text:p>
          </table:table-cell>
          <table:table-cell table:formula="of:=([.B505]-[.C505])/(3.3/1024)" office:value-type="float" office:value="-502.585406060606" calcext:value-type="float">
            <text:p>-502.585406060606</text:p>
          </table:table-cell>
          <table:table-cell table:number-columns-repeated="48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formula="of:=[.A506]*0.00322" office:value-type="float" office:value="1.62288" calcext:value-type="float">
            <text:p>1.62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6]-[.B505])-(3.3/1024))/(3.3/1024)" office:value-type="float" office:value="-1" calcext:value-type="float">
            <text:p>-1</text:p>
          </table:table-cell>
          <table:table-cell table:formula="of:=([.B506]-[.C506])/(3.3/1024)" office:value-type="float" office:value="-503.584581818182" calcext:value-type="float">
            <text:p>-503.584581818182</text:p>
          </table:table-cell>
          <table:table-cell table:number-columns-repeated="48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table:formula="of:=[.A507]*0.00322" office:value-type="float" office:value="1.6261" calcext:value-type="float">
            <text:p>1.6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7]-[.B506])-(3.3/1024))/(3.3/1024)" office:value-type="float" office:value="-1" calcext:value-type="float">
            <text:p>-1</text:p>
          </table:table-cell>
          <table:table-cell table:formula="of:=([.B507]-[.C507])/(3.3/1024)" office:value-type="float" office:value="-504.583757575758" calcext:value-type="float">
            <text:p>-504.583757575758</text:p>
          </table:table-cell>
          <table:table-cell table:number-columns-repeated="48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table:formula="of:=[.A508]*0.00322" office:value-type="float" office:value="1.62932" calcext:value-type="float">
            <text:p>1.62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8]-[.B507])-(3.3/1024))/(3.3/1024)" office:value-type="float" office:value="-1" calcext:value-type="float">
            <text:p>-1</text:p>
          </table:table-cell>
          <table:table-cell table:formula="of:=([.B508]-[.C508])/(3.3/1024)" office:value-type="float" office:value="-505.582933333333" calcext:value-type="float">
            <text:p>-505.582933333333</text:p>
          </table:table-cell>
          <table:table-cell table:number-columns-repeated="48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table:formula="of:=[.A509]*0.00322" office:value-type="float" office:value="1.63254" calcext:value-type="float">
            <text:p>1.63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09]-[.B508])-(3.3/1024))/(3.3/1024)" office:value-type="float" office:value="-1" calcext:value-type="float">
            <text:p>-1</text:p>
          </table:table-cell>
          <table:table-cell table:formula="of:=([.B509]-[.C509])/(3.3/1024)" office:value-type="float" office:value="-506.582109090909" calcext:value-type="float">
            <text:p>-506.582109090909</text:p>
          </table:table-cell>
          <table:table-cell table:number-columns-repeated="48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formula="of:=[.A510]*0.00322" office:value-type="float" office:value="1.63576" calcext:value-type="float">
            <text:p>1.63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0]-[.B509])-(3.3/1024))/(3.3/1024)" office:value-type="float" office:value="-1" calcext:value-type="float">
            <text:p>-1</text:p>
          </table:table-cell>
          <table:table-cell table:formula="of:=([.B510]-[.C510])/(3.3/1024)" office:value-type="float" office:value="-507.581284848485" calcext:value-type="float">
            <text:p>-507.581284848485</text:p>
          </table:table-cell>
          <table:table-cell table:number-columns-repeated="48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table:formula="of:=[.A511]*0.00322" office:value-type="float" office:value="1.63898" calcext:value-type="float">
            <text:p>1.63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1]-[.B510])-(3.3/1024))/(3.3/1024)" office:value-type="float" office:value="-1" calcext:value-type="float">
            <text:p>-1</text:p>
          </table:table-cell>
          <table:table-cell table:formula="of:=([.B511]-[.C511])/(3.3/1024)" office:value-type="float" office:value="-508.580460606061" calcext:value-type="float">
            <text:p>-508.580460606061</text:p>
          </table:table-cell>
          <table:table-cell table:number-columns-repeated="48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[.A512]*0.00322" office:value-type="float" office:value="1.6422" calcext:value-type="float">
            <text:p>1.642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2]-[.B511])-(3.3/1024))/(3.3/1024)" office:value-type="float" office:value="-1" calcext:value-type="float">
            <text:p>-1</text:p>
          </table:table-cell>
          <table:table-cell table:formula="of:=([.B512]-[.C512])/(3.3/1024)" office:value-type="float" office:value="-509.579636363636" calcext:value-type="float">
            <text:p>-509.579636363636</text:p>
          </table:table-cell>
          <table:table-cell table:number-columns-repeated="48"/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table:formula="of:=[.A513]*0.00322" office:value-type="float" office:value="1.64542" calcext:value-type="float">
            <text:p>1.6454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513]-[.B512])-(3.3/1024))/(3.3/1024)" office:value-type="float" office:value="-1" calcext:value-type="float">
            <text:p>-1</text:p>
          </table:table-cell>
          <table:table-cell table:formula="of:=([.B513]-[.C513])/(3.3/1024)" office:value-type="float" office:value="-510.578812121212" calcext:value-type="float">
            <text:p>-510.578812121212</text:p>
          </table:table-cell>
          <table:table-cell table:number-columns-repeated="48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[.A514]*0.00322" office:value-type="float" office:value="1.64864" calcext:value-type="float">
            <text:p>1.648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4]-[.B513])-(3.3/1024))/(3.3/1024)" office:value-type="float" office:value="-1" calcext:value-type="float">
            <text:p>-1</text:p>
          </table:table-cell>
          <table:table-cell table:formula="of:=([.B514]-[.C514])/(3.3/1024)" office:value-type="float" office:value="-511.577987878788" calcext:value-type="float">
            <text:p>-511.577987878788</text:p>
          </table:table-cell>
          <table:table-cell table:number-columns-repeated="48"/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formula="of:=[.A515]*0.00322" office:value-type="float" office:value="1.65186" calcext:value-type="float">
            <text:p>1.651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5]-[.B514])-(3.3/1024))/(3.3/1024)" office:value-type="float" office:value="-1" calcext:value-type="float">
            <text:p>-1</text:p>
          </table:table-cell>
          <table:table-cell table:formula="of:=([.B515]-[.C515])/(3.3/1024)" office:value-type="float" office:value="-512.577163636364" calcext:value-type="float">
            <text:p>-512.577163636364</text:p>
          </table:table-cell>
          <table:table-cell table:number-columns-repeated="48"/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table:formula="of:=[.A516]*0.00322" office:value-type="float" office:value="1.65508" calcext:value-type="float">
            <text:p>1.65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6]-[.B515])-(3.3/1024))/(3.3/1024)" office:value-type="float" office:value="-1" calcext:value-type="float">
            <text:p>-1</text:p>
          </table:table-cell>
          <table:table-cell table:formula="of:=([.B516]-[.C516])/(3.3/1024)" office:value-type="float" office:value="-513.576339393939" calcext:value-type="float">
            <text:p>-513.576339393939</text:p>
          </table:table-cell>
          <table:table-cell table:number-columns-repeated="48"/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table:formula="of:=[.A517]*0.00322" office:value-type="float" office:value="1.6583" calcext:value-type="float">
            <text:p>1.65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7]-[.B516])-(3.3/1024))/(3.3/1024)" office:value-type="float" office:value="-1" calcext:value-type="float">
            <text:p>-1</text:p>
          </table:table-cell>
          <table:table-cell table:formula="of:=([.B517]-[.C517])/(3.3/1024)" office:value-type="float" office:value="-514.575515151515" calcext:value-type="float">
            <text:p>-514.575515151515</text:p>
          </table:table-cell>
          <table:table-cell table:number-columns-repeated="48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formula="of:=[.A518]*0.00322" office:value-type="float" office:value="1.66152" calcext:value-type="float">
            <text:p>1.6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8]-[.B517])-(3.3/1024))/(3.3/1024)" office:value-type="float" office:value="-1" calcext:value-type="float">
            <text:p>-1</text:p>
          </table:table-cell>
          <table:table-cell table:formula="of:=([.B518]-[.C518])/(3.3/1024)" office:value-type="float" office:value="-515.574690909091" calcext:value-type="float">
            <text:p>-515.574690909091</text:p>
          </table:table-cell>
          <table:table-cell table:number-columns-repeated="48"/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table:formula="of:=[.A519]*0.00322" office:value-type="float" office:value="1.66474" calcext:value-type="float">
            <text:p>1.66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19]-[.B518])-(3.3/1024))/(3.3/1024)" office:value-type="float" office:value="-1" calcext:value-type="float">
            <text:p>-1</text:p>
          </table:table-cell>
          <table:table-cell table:formula="of:=([.B519]-[.C519])/(3.3/1024)" office:value-type="float" office:value="-516.573866666667" calcext:value-type="float">
            <text:p>-516.573866666667</text:p>
          </table:table-cell>
          <table:table-cell table:number-columns-repeated="48"/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table:formula="of:=[.A520]*0.00322" office:value-type="float" office:value="1.66796" calcext:value-type="float">
            <text:p>1.667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0]-[.B519])-(3.3/1024))/(3.3/1024)" office:value-type="float" office:value="-1" calcext:value-type="float">
            <text:p>-1</text:p>
          </table:table-cell>
          <table:table-cell table:formula="of:=([.B520]-[.C520])/(3.3/1024)" office:value-type="float" office:value="-517.573042424242" calcext:value-type="float">
            <text:p>-517.573042424242</text:p>
          </table:table-cell>
          <table:table-cell table:number-columns-repeated="48"/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table:formula="of:=[.A521]*0.00322" office:value-type="float" office:value="1.67118" calcext:value-type="float">
            <text:p>1.671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1]-[.B520])-(3.3/1024))/(3.3/1024)" office:value-type="float" office:value="-1" calcext:value-type="float">
            <text:p>-1</text:p>
          </table:table-cell>
          <table:table-cell table:formula="of:=([.B521]-[.C521])/(3.3/1024)" office:value-type="float" office:value="-518.572218181818" calcext:value-type="float">
            <text:p>-518.572218181818</text:p>
          </table:table-cell>
          <table:table-cell table:number-columns-repeated="48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[.A522]*0.00322" office:value-type="float" office:value="1.6744" calcext:value-type="float">
            <text:p>1.6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2]-[.B521])-(3.3/1024))/(3.3/1024)" office:value-type="float" office:value="-1" calcext:value-type="float">
            <text:p>-1</text:p>
          </table:table-cell>
          <table:table-cell table:formula="of:=([.B522]-[.C522])/(3.3/1024)" office:value-type="float" office:value="-519.571393939394" calcext:value-type="float">
            <text:p>-519.571393939394</text:p>
          </table:table-cell>
          <table:table-cell table:number-columns-repeated="48"/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table:formula="of:=[.A523]*0.00322" office:value-type="float" office:value="1.67762" calcext:value-type="float">
            <text:p>1.677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3]-[.B522])-(3.3/1024))/(3.3/1024)" office:value-type="float" office:value="-1" calcext:value-type="float">
            <text:p>-1</text:p>
          </table:table-cell>
          <table:table-cell table:formula="of:=([.B523]-[.C523])/(3.3/1024)" office:value-type="float" office:value="-520.57056969697" calcext:value-type="float">
            <text:p>-520.57056969697</text:p>
          </table:table-cell>
          <table:table-cell table:number-columns-repeated="48"/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table:formula="of:=[.A524]*0.00322" office:value-type="float" office:value="1.68084" calcext:value-type="float">
            <text:p>1.68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4]-[.B523])-(3.3/1024))/(3.3/1024)" office:value-type="float" office:value="-1" calcext:value-type="float">
            <text:p>-1</text:p>
          </table:table-cell>
          <table:table-cell table:formula="of:=([.B524]-[.C524])/(3.3/1024)" office:value-type="float" office:value="-521.569745454546" calcext:value-type="float">
            <text:p>-521.569745454546</text:p>
          </table:table-cell>
          <table:table-cell table:number-columns-repeated="48"/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table:formula="of:=[.A525]*0.00322" office:value-type="float" office:value="1.68406" calcext:value-type="float">
            <text:p>1.68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5]-[.B524])-(3.3/1024))/(3.3/1024)" office:value-type="float" office:value="-1" calcext:value-type="float">
            <text:p>-1</text:p>
          </table:table-cell>
          <table:table-cell table:formula="of:=([.B525]-[.C525])/(3.3/1024)" office:value-type="float" office:value="-522.568921212121" calcext:value-type="float">
            <text:p>-522.568921212121</text:p>
          </table:table-cell>
          <table:table-cell table:number-columns-repeated="48"/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formula="of:=[.A526]*0.00322" office:value-type="float" office:value="1.68728" calcext:value-type="float">
            <text:p>1.687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6]-[.B525])-(3.3/1024))/(3.3/1024)" office:value-type="float" office:value="-1" calcext:value-type="float">
            <text:p>-1</text:p>
          </table:table-cell>
          <table:table-cell table:formula="of:=([.B526]-[.C526])/(3.3/1024)" office:value-type="float" office:value="-523.568096969697" calcext:value-type="float">
            <text:p>-523.568096969697</text:p>
          </table:table-cell>
          <table:table-cell table:number-columns-repeated="48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table:formula="of:=[.A527]*0.00322" office:value-type="float" office:value="1.6905" calcext:value-type="float">
            <text:p>1.6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7]-[.B526])-(3.3/1024))/(3.3/1024)" office:value-type="float" office:value="-1" calcext:value-type="float">
            <text:p>-1</text:p>
          </table:table-cell>
          <table:table-cell table:formula="of:=([.B527]-[.C527])/(3.3/1024)" office:value-type="float" office:value="-524.567272727273" calcext:value-type="float">
            <text:p>-524.567272727273</text:p>
          </table:table-cell>
          <table:table-cell table:number-columns-repeated="48"/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table:formula="of:=[.A528]*0.00322" office:value-type="float" office:value="1.69372" calcext:value-type="float">
            <text:p>1.693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8]-[.B527])-(3.3/1024))/(3.3/1024)" office:value-type="float" office:value="-1" calcext:value-type="float">
            <text:p>-1</text:p>
          </table:table-cell>
          <table:table-cell table:formula="of:=([.B528]-[.C528])/(3.3/1024)" office:value-type="float" office:value="-525.566448484849" calcext:value-type="float">
            <text:p>-525.566448484849</text:p>
          </table:table-cell>
          <table:table-cell table:number-columns-repeated="48"/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table:formula="of:=[.A529]*0.00322" office:value-type="float" office:value="1.69694" calcext:value-type="float">
            <text:p>1.6969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29]-[.B528])-(3.3/1024))/(3.3/1024)" office:value-type="float" office:value="-1" calcext:value-type="float">
            <text:p>-1</text:p>
          </table:table-cell>
          <table:table-cell table:formula="of:=([.B529]-[.C529])/(3.3/1024)" office:value-type="float" office:value="-526.565624242424" calcext:value-type="float">
            <text:p>-526.565624242424</text:p>
          </table:table-cell>
          <table:table-cell table:number-columns-repeated="48"/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formula="of:=[.A530]*0.00322" office:value-type="float" office:value="1.70016" calcext:value-type="float">
            <text:p>1.70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0]-[.B529])-(3.3/1024))/(3.3/1024)" office:value-type="float" office:value="-1" calcext:value-type="float">
            <text:p>-1</text:p>
          </table:table-cell>
          <table:table-cell table:formula="of:=([.B530]-[.C530])/(3.3/1024)" office:value-type="float" office:value="-527.5648" calcext:value-type="float">
            <text:p>-527.5648</text:p>
          </table:table-cell>
          <table:table-cell table:number-columns-repeated="48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table:formula="of:=[.A531]*0.00322" office:value-type="float" office:value="1.70338" calcext:value-type="float">
            <text:p>1.703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1]-[.B530])-(3.3/1024))/(3.3/1024)" office:value-type="float" office:value="-1" calcext:value-type="float">
            <text:p>-1</text:p>
          </table:table-cell>
          <table:table-cell table:formula="of:=([.B531]-[.C531])/(3.3/1024)" office:value-type="float" office:value="-528.563975757576" calcext:value-type="float">
            <text:p>-528.563975757576</text:p>
          </table:table-cell>
          <table:table-cell table:number-columns-repeated="48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formula="of:=[.A532]*0.00322" office:value-type="float" office:value="1.7066" calcext:value-type="float">
            <text:p>1.7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2]-[.B531])-(3.3/1024))/(3.3/1024)" office:value-type="float" office:value="-1" calcext:value-type="float">
            <text:p>-1</text:p>
          </table:table-cell>
          <table:table-cell table:formula="of:=([.B532]-[.C532])/(3.3/1024)" office:value-type="float" office:value="-529.563151515152" calcext:value-type="float">
            <text:p>-529.563151515152</text:p>
          </table:table-cell>
          <table:table-cell table:number-columns-repeated="48"/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table:formula="of:=[.A533]*0.00322" office:value-type="float" office:value="1.70982" calcext:value-type="float">
            <text:p>1.709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3]-[.B532])-(3.3/1024))/(3.3/1024)" office:value-type="float" office:value="-1" calcext:value-type="float">
            <text:p>-1</text:p>
          </table:table-cell>
          <table:table-cell table:formula="of:=([.B533]-[.C533])/(3.3/1024)" office:value-type="float" office:value="-530.562327272727" calcext:value-type="float">
            <text:p>-530.562327272727</text:p>
          </table:table-cell>
          <table:table-cell table:number-columns-repeated="48"/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formula="of:=[.A534]*0.00322" office:value-type="float" office:value="1.71304" calcext:value-type="float">
            <text:p>1.71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4]-[.B533])-(3.3/1024))/(3.3/1024)" office:value-type="float" office:value="-1" calcext:value-type="float">
            <text:p>-1</text:p>
          </table:table-cell>
          <table:table-cell table:formula="of:=([.B534]-[.C534])/(3.3/1024)" office:value-type="float" office:value="-531.561503030303" calcext:value-type="float">
            <text:p>-531.561503030303</text:p>
          </table:table-cell>
          <table:table-cell table:number-columns-repeated="48"/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formula="of:=[.A535]*0.00322" office:value-type="float" office:value="1.71626" calcext:value-type="float">
            <text:p>1.71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5]-[.B534])-(3.3/1024))/(3.3/1024)" office:value-type="float" office:value="-1" calcext:value-type="float">
            <text:p>-1</text:p>
          </table:table-cell>
          <table:table-cell table:formula="of:=([.B535]-[.C535])/(3.3/1024)" office:value-type="float" office:value="-532.560678787879" calcext:value-type="float">
            <text:p>-532.560678787879</text:p>
          </table:table-cell>
          <table:table-cell table:number-columns-repeated="48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formula="of:=[.A536]*0.00322" office:value-type="float" office:value="1.71948" calcext:value-type="float">
            <text:p>1.7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6]-[.B535])-(3.3/1024))/(3.3/1024)" office:value-type="float" office:value="-1" calcext:value-type="float">
            <text:p>-1</text:p>
          </table:table-cell>
          <table:table-cell table:formula="of:=([.B536]-[.C536])/(3.3/1024)" office:value-type="float" office:value="-533.559854545455" calcext:value-type="float">
            <text:p>-533.559854545455</text:p>
          </table:table-cell>
          <table:table-cell table:number-columns-repeated="48"/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formula="of:=[.A537]*0.00322" office:value-type="float" office:value="1.7227" calcext:value-type="float">
            <text:p>1.7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7]-[.B536])-(3.3/1024))/(3.3/1024)" office:value-type="float" office:value="-1" calcext:value-type="float">
            <text:p>-1</text:p>
          </table:table-cell>
          <table:table-cell table:formula="of:=([.B537]-[.C537])/(3.3/1024)" office:value-type="float" office:value="-534.55903030303" calcext:value-type="float">
            <text:p>-534.55903030303</text:p>
          </table:table-cell>
          <table:table-cell table:number-columns-repeated="48"/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formula="of:=[.A538]*0.00322" office:value-type="float" office:value="1.72592" calcext:value-type="float">
            <text:p>1.725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8]-[.B537])-(3.3/1024))/(3.3/1024)" office:value-type="float" office:value="-1" calcext:value-type="float">
            <text:p>-1</text:p>
          </table:table-cell>
          <table:table-cell table:formula="of:=([.B538]-[.C538])/(3.3/1024)" office:value-type="float" office:value="-535.558206060606" calcext:value-type="float">
            <text:p>-535.558206060606</text:p>
          </table:table-cell>
          <table:table-cell table:number-columns-repeated="48"/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formula="of:=[.A539]*0.00322" office:value-type="float" office:value="1.72914" calcext:value-type="float">
            <text:p>1.729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39]-[.B538])-(3.3/1024))/(3.3/1024)" office:value-type="float" office:value="-1" calcext:value-type="float">
            <text:p>-1</text:p>
          </table:table-cell>
          <table:table-cell table:formula="of:=([.B539]-[.C539])/(3.3/1024)" office:value-type="float" office:value="-536.557381818182" calcext:value-type="float">
            <text:p>-536.557381818182</text:p>
          </table:table-cell>
          <table:table-cell table:number-columns-repeated="48"/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formula="of:=[.A540]*0.00322" office:value-type="float" office:value="1.73236" calcext:value-type="float">
            <text:p>1.73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0]-[.B539])-(3.3/1024))/(3.3/1024)" office:value-type="float" office:value="-1" calcext:value-type="float">
            <text:p>-1</text:p>
          </table:table-cell>
          <table:table-cell table:formula="of:=([.B540]-[.C540])/(3.3/1024)" office:value-type="float" office:value="-537.556557575758" calcext:value-type="float">
            <text:p>-537.556557575758</text:p>
          </table:table-cell>
          <table:table-cell table:number-columns-repeated="48"/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table:formula="of:=[.A541]*0.00322" office:value-type="float" office:value="1.73558" calcext:value-type="float">
            <text:p>1.73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1]-[.B540])-(3.3/1024))/(3.3/1024)" office:value-type="float" office:value="-1" calcext:value-type="float">
            <text:p>-1</text:p>
          </table:table-cell>
          <table:table-cell table:formula="of:=([.B541]-[.C541])/(3.3/1024)" office:value-type="float" office:value="-538.555733333333" calcext:value-type="float">
            <text:p>-538.555733333333</text:p>
          </table:table-cell>
          <table:table-cell table:number-columns-repeated="48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[.A542]*0.00322" office:value-type="float" office:value="1.7388" calcext:value-type="float">
            <text:p>1.7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2]-[.B541])-(3.3/1024))/(3.3/1024)" office:value-type="float" office:value="-1" calcext:value-type="float">
            <text:p>-1</text:p>
          </table:table-cell>
          <table:table-cell table:formula="of:=([.B542]-[.C542])/(3.3/1024)" office:value-type="float" office:value="-539.554909090909" calcext:value-type="float">
            <text:p>-539.554909090909</text:p>
          </table:table-cell>
          <table:table-cell table:number-columns-repeated="48"/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table:formula="of:=[.A543]*0.00322" office:value-type="float" office:value="1.74202" calcext:value-type="float">
            <text:p>1.74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3]-[.B542])-(3.3/1024))/(3.3/1024)" office:value-type="float" office:value="-1" calcext:value-type="float">
            <text:p>-1</text:p>
          </table:table-cell>
          <table:table-cell table:formula="of:=([.B543]-[.C543])/(3.3/1024)" office:value-type="float" office:value="-540.554084848485" calcext:value-type="float">
            <text:p>-540.554084848485</text:p>
          </table:table-cell>
          <table:table-cell table:number-columns-repeated="48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table:formula="of:=[.A544]*0.00322" office:value-type="float" office:value="1.74524" calcext:value-type="float">
            <text:p>1.745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4]-[.B543])-(3.3/1024))/(3.3/1024)" office:value-type="float" office:value="-1" calcext:value-type="float">
            <text:p>-1</text:p>
          </table:table-cell>
          <table:table-cell table:formula="of:=([.B544]-[.C544])/(3.3/1024)" office:value-type="float" office:value="-541.553260606061" calcext:value-type="float">
            <text:p>-541.553260606061</text:p>
          </table:table-cell>
          <table:table-cell table:number-columns-repeated="48"/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table:formula="of:=[.A545]*0.00322" office:value-type="float" office:value="1.74846" calcext:value-type="float">
            <text:p>1.7484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5]-[.B544])-(3.3/1024))/(3.3/1024)" office:value-type="float" office:value="-1" calcext:value-type="float">
            <text:p>-1</text:p>
          </table:table-cell>
          <table:table-cell table:formula="of:=([.B545]-[.C545])/(3.3/1024)" office:value-type="float" office:value="-542.552436363636" calcext:value-type="float">
            <text:p>-542.552436363636</text:p>
          </table:table-cell>
          <table:table-cell table:number-columns-repeated="48"/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formula="of:=[.A546]*0.00322" office:value-type="float" office:value="1.75168" calcext:value-type="float">
            <text:p>1.75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6]-[.B545])-(3.3/1024))/(3.3/1024)" office:value-type="float" office:value="-1" calcext:value-type="float">
            <text:p>-1</text:p>
          </table:table-cell>
          <table:table-cell table:formula="of:=([.B546]-[.C546])/(3.3/1024)" office:value-type="float" office:value="-543.551612121212" calcext:value-type="float">
            <text:p>-543.551612121212</text:p>
          </table:table-cell>
          <table:table-cell table:number-columns-repeated="48"/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table:formula="of:=[.A547]*0.00322" office:value-type="float" office:value="1.7549" calcext:value-type="float">
            <text:p>1.75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7]-[.B546])-(3.3/1024))/(3.3/1024)" office:value-type="float" office:value="-1" calcext:value-type="float">
            <text:p>-1</text:p>
          </table:table-cell>
          <table:table-cell table:formula="of:=([.B547]-[.C547])/(3.3/1024)" office:value-type="float" office:value="-544.550787878788" calcext:value-type="float">
            <text:p>-544.550787878788</text:p>
          </table:table-cell>
          <table:table-cell table:number-columns-repeated="48"/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table:formula="of:=[.A548]*0.00322" office:value-type="float" office:value="1.75812" calcext:value-type="float">
            <text:p>1.758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8]-[.B547])-(3.3/1024))/(3.3/1024)" office:value-type="float" office:value="-1" calcext:value-type="float">
            <text:p>-1</text:p>
          </table:table-cell>
          <table:table-cell table:formula="of:=([.B548]-[.C548])/(3.3/1024)" office:value-type="float" office:value="-545.549963636364" calcext:value-type="float">
            <text:p>-545.549963636364</text:p>
          </table:table-cell>
          <table:table-cell table:number-columns-repeated="48"/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table:formula="of:=[.A549]*0.00322" office:value-type="float" office:value="1.76134" calcext:value-type="float">
            <text:p>1.76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49]-[.B548])-(3.3/1024))/(3.3/1024)" office:value-type="float" office:value="-1" calcext:value-type="float">
            <text:p>-1</text:p>
          </table:table-cell>
          <table:table-cell table:formula="of:=([.B549]-[.C549])/(3.3/1024)" office:value-type="float" office:value="-546.549139393939" calcext:value-type="float">
            <text:p>-546.549139393939</text:p>
          </table:table-cell>
          <table:table-cell table:number-columns-repeated="48"/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formula="of:=[.A550]*0.00322" office:value-type="float" office:value="1.76456" calcext:value-type="float">
            <text:p>1.76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0]-[.B549])-(3.3/1024))/(3.3/1024)" office:value-type="float" office:value="-1" calcext:value-type="float">
            <text:p>-1</text:p>
          </table:table-cell>
          <table:table-cell table:formula="of:=([.B550]-[.C550])/(3.3/1024)" office:value-type="float" office:value="-547.548315151515" calcext:value-type="float">
            <text:p>-547.548315151515</text:p>
          </table:table-cell>
          <table:table-cell table:number-columns-repeated="48"/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table:formula="of:=[.A551]*0.00322" office:value-type="float" office:value="1.76778" calcext:value-type="float">
            <text:p>1.76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1]-[.B550])-(3.3/1024))/(3.3/1024)" office:value-type="float" office:value="-1" calcext:value-type="float">
            <text:p>-1</text:p>
          </table:table-cell>
          <table:table-cell table:formula="of:=([.B551]-[.C551])/(3.3/1024)" office:value-type="float" office:value="-548.547490909091" calcext:value-type="float">
            <text:p>-548.547490909091</text:p>
          </table:table-cell>
          <table:table-cell table:number-columns-repeated="48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formula="of:=[.A552]*0.00322" office:value-type="float" office:value="1.771" calcext:value-type="float">
            <text:p>1.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2]-[.B551])-(3.3/1024))/(3.3/1024)" office:value-type="float" office:value="-1" calcext:value-type="float">
            <text:p>-1</text:p>
          </table:table-cell>
          <table:table-cell table:formula="of:=([.B552]-[.C552])/(3.3/1024)" office:value-type="float" office:value="-549.546666666667" calcext:value-type="float">
            <text:p>-549.546666666667</text:p>
          </table:table-cell>
          <table:table-cell table:number-columns-repeated="48"/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table:formula="of:=[.A553]*0.00322" office:value-type="float" office:value="1.77422" calcext:value-type="float">
            <text:p>1.774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3]-[.B552])-(3.3/1024))/(3.3/1024)" office:value-type="float" office:value="-1" calcext:value-type="float">
            <text:p>-1</text:p>
          </table:table-cell>
          <table:table-cell table:formula="of:=([.B553]-[.C553])/(3.3/1024)" office:value-type="float" office:value="-550.545842424243" calcext:value-type="float">
            <text:p>-550.545842424243</text:p>
          </table:table-cell>
          <table:table-cell table:number-columns-repeated="48"/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formula="of:=[.A554]*0.00322" office:value-type="float" office:value="1.77744" calcext:value-type="float">
            <text:p>1.7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4]-[.B553])-(3.3/1024))/(3.3/1024)" office:value-type="float" office:value="-1" calcext:value-type="float">
            <text:p>-1</text:p>
          </table:table-cell>
          <table:table-cell table:formula="of:=([.B554]-[.C554])/(3.3/1024)" office:value-type="float" office:value="-551.545018181818" calcext:value-type="float">
            <text:p>-551.545018181818</text:p>
          </table:table-cell>
          <table:table-cell table:number-columns-repeated="48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table:formula="of:=[.A555]*0.00322" office:value-type="float" office:value="1.78066" calcext:value-type="float">
            <text:p>1.7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5]-[.B554])-(3.3/1024))/(3.3/1024)" office:value-type="float" office:value="-1" calcext:value-type="float">
            <text:p>-1</text:p>
          </table:table-cell>
          <table:table-cell table:formula="of:=([.B555]-[.C555])/(3.3/1024)" office:value-type="float" office:value="-552.544193939394" calcext:value-type="float">
            <text:p>-552.544193939394</text:p>
          </table:table-cell>
          <table:table-cell table:number-columns-repeated="48"/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table:formula="of:=[.A556]*0.00322" office:value-type="float" office:value="1.78388" calcext:value-type="float">
            <text:p>1.78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6]-[.B555])-(3.3/1024))/(3.3/1024)" office:value-type="float" office:value="-1" calcext:value-type="float">
            <text:p>-1</text:p>
          </table:table-cell>
          <table:table-cell table:formula="of:=([.B556]-[.C556])/(3.3/1024)" office:value-type="float" office:value="-553.54336969697" calcext:value-type="float">
            <text:p>-553.54336969697</text:p>
          </table:table-cell>
          <table:table-cell table:number-columns-repeated="48"/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table:formula="of:=[.A557]*0.00322" office:value-type="float" office:value="1.7871" calcext:value-type="float">
            <text:p>1.7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7]-[.B556])-(3.3/1024))/(3.3/1024)" office:value-type="float" office:value="-1" calcext:value-type="float">
            <text:p>-1</text:p>
          </table:table-cell>
          <table:table-cell table:formula="of:=([.B557]-[.C557])/(3.3/1024)" office:value-type="float" office:value="-554.542545454546" calcext:value-type="float">
            <text:p>-554.542545454546</text:p>
          </table:table-cell>
          <table:table-cell table:number-columns-repeated="48"/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formula="of:=[.A558]*0.00322" office:value-type="float" office:value="1.79032" calcext:value-type="float">
            <text:p>1.79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8]-[.B557])-(3.3/1024))/(3.3/1024)" office:value-type="float" office:value="-1" calcext:value-type="float">
            <text:p>-1</text:p>
          </table:table-cell>
          <table:table-cell table:formula="of:=([.B558]-[.C558])/(3.3/1024)" office:value-type="float" office:value="-555.541721212121" calcext:value-type="float">
            <text:p>-555.541721212121</text:p>
          </table:table-cell>
          <table:table-cell table:number-columns-repeated="48"/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table:formula="of:=[.A559]*0.00322" office:value-type="float" office:value="1.79354" calcext:value-type="float">
            <text:p>1.79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59]-[.B558])-(3.3/1024))/(3.3/1024)" office:value-type="float" office:value="-1" calcext:value-type="float">
            <text:p>-1</text:p>
          </table:table-cell>
          <table:table-cell table:formula="of:=([.B559]-[.C559])/(3.3/1024)" office:value-type="float" office:value="-556.540896969697" calcext:value-type="float">
            <text:p>-556.540896969697</text:p>
          </table:table-cell>
          <table:table-cell table:number-columns-repeated="48"/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table:formula="of:=[.A560]*0.00322" office:value-type="float" office:value="1.79676" calcext:value-type="float">
            <text:p>1.796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0]-[.B559])-(3.3/1024))/(3.3/1024)" office:value-type="float" office:value="-1" calcext:value-type="float">
            <text:p>-1</text:p>
          </table:table-cell>
          <table:table-cell table:formula="of:=([.B560]-[.C560])/(3.3/1024)" office:value-type="float" office:value="-557.540072727273" calcext:value-type="float">
            <text:p>-557.540072727273</text:p>
          </table:table-cell>
          <table:table-cell table:number-columns-repeated="48"/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table:formula="of:=[.A561]*0.00322" office:value-type="float" office:value="1.79998" calcext:value-type="float">
            <text:p>1.799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1]-[.B560])-(3.3/1024))/(3.3/1024)" office:value-type="float" office:value="-1" calcext:value-type="float">
            <text:p>-1</text:p>
          </table:table-cell>
          <table:table-cell table:formula="of:=([.B561]-[.C561])/(3.3/1024)" office:value-type="float" office:value="-558.539248484849" calcext:value-type="float">
            <text:p>-558.539248484849</text:p>
          </table:table-cell>
          <table:table-cell table:number-columns-repeated="48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[.A562]*0.00322" office:value-type="float" office:value="1.8032" calcext:value-type="float">
            <text:p>1.80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2]-[.B561])-(3.3/1024))/(3.3/1024)" office:value-type="float" office:value="-1" calcext:value-type="float">
            <text:p>-1</text:p>
          </table:table-cell>
          <table:table-cell table:formula="of:=([.B562]-[.C562])/(3.3/1024)" office:value-type="float" office:value="-559.538424242424" calcext:value-type="float">
            <text:p>-559.538424242424</text:p>
          </table:table-cell>
          <table:table-cell table:number-columns-repeated="48"/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table:formula="of:=[.A563]*0.00322" office:value-type="float" office:value="1.80642" calcext:value-type="float">
            <text:p>1.806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3]-[.B562])-(3.3/1024))/(3.3/1024)" office:value-type="float" office:value="-1" calcext:value-type="float">
            <text:p>-1</text:p>
          </table:table-cell>
          <table:table-cell table:formula="of:=([.B563]-[.C563])/(3.3/1024)" office:value-type="float" office:value="-560.5376" calcext:value-type="float">
            <text:p>-560.5376</text:p>
          </table:table-cell>
          <table:table-cell table:number-columns-repeated="48"/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table:formula="of:=[.A564]*0.00322" office:value-type="float" office:value="1.80964" calcext:value-type="float">
            <text:p>1.80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4]-[.B563])-(3.3/1024))/(3.3/1024)" office:value-type="float" office:value="-1" calcext:value-type="float">
            <text:p>-1</text:p>
          </table:table-cell>
          <table:table-cell table:formula="of:=([.B564]-[.C564])/(3.3/1024)" office:value-type="float" office:value="-561.536775757576" calcext:value-type="float">
            <text:p>-561.536775757576</text:p>
          </table:table-cell>
          <table:table-cell table:number-columns-repeated="48"/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table:formula="of:=[.A565]*0.00322" office:value-type="float" office:value="1.81286" calcext:value-type="float">
            <text:p>1.81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5]-[.B564])-(3.3/1024))/(3.3/1024)" office:value-type="float" office:value="-1" calcext:value-type="float">
            <text:p>-1</text:p>
          </table:table-cell>
          <table:table-cell table:formula="of:=([.B565]-[.C565])/(3.3/1024)" office:value-type="float" office:value="-562.535951515152" calcext:value-type="float">
            <text:p>-562.535951515152</text:p>
          </table:table-cell>
          <table:table-cell table:number-columns-repeated="48"/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formula="of:=[.A566]*0.00322" office:value-type="float" office:value="1.81608" calcext:value-type="float">
            <text:p>1.8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6]-[.B565])-(3.3/1024))/(3.3/1024)" office:value-type="float" office:value="-1" calcext:value-type="float">
            <text:p>-1</text:p>
          </table:table-cell>
          <table:table-cell table:formula="of:=([.B566]-[.C566])/(3.3/1024)" office:value-type="float" office:value="-563.535127272727" calcext:value-type="float">
            <text:p>-563.535127272727</text:p>
          </table:table-cell>
          <table:table-cell table:number-columns-repeated="48"/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table:formula="of:=[.A567]*0.00322" office:value-type="float" office:value="1.8193" calcext:value-type="float">
            <text:p>1.8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7]-[.B566])-(3.3/1024))/(3.3/1024)" office:value-type="float" office:value="-1" calcext:value-type="float">
            <text:p>-1</text:p>
          </table:table-cell>
          <table:table-cell table:formula="of:=([.B567]-[.C567])/(3.3/1024)" office:value-type="float" office:value="-564.534303030303" calcext:value-type="float">
            <text:p>-564.534303030303</text:p>
          </table:table-cell>
          <table:table-cell table:number-columns-repeated="48"/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table:formula="of:=[.A568]*0.00322" office:value-type="float" office:value="1.82252" calcext:value-type="float">
            <text:p>1.82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8]-[.B567])-(3.3/1024))/(3.3/1024)" office:value-type="float" office:value="-1" calcext:value-type="float">
            <text:p>-1</text:p>
          </table:table-cell>
          <table:table-cell table:formula="of:=([.B568]-[.C568])/(3.3/1024)" office:value-type="float" office:value="-565.533478787879" calcext:value-type="float">
            <text:p>-565.533478787879</text:p>
          </table:table-cell>
          <table:table-cell table:number-columns-repeated="48"/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table:formula="of:=[.A569]*0.00322" office:value-type="float" office:value="1.82574" calcext:value-type="float">
            <text:p>1.825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69]-[.B568])-(3.3/1024))/(3.3/1024)" office:value-type="float" office:value="-1" calcext:value-type="float">
            <text:p>-1</text:p>
          </table:table-cell>
          <table:table-cell table:formula="of:=([.B569]-[.C569])/(3.3/1024)" office:value-type="float" office:value="-566.532654545455" calcext:value-type="float">
            <text:p>-566.532654545455</text:p>
          </table:table-cell>
          <table:table-cell table:number-columns-repeated="48"/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formula="of:=[.A570]*0.00322" office:value-type="float" office:value="1.82896" calcext:value-type="float">
            <text:p>1.828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0]-[.B569])-(3.3/1024))/(3.3/1024)" office:value-type="float" office:value="-1" calcext:value-type="float">
            <text:p>-1</text:p>
          </table:table-cell>
          <table:table-cell table:formula="of:=([.B570]-[.C570])/(3.3/1024)" office:value-type="float" office:value="-567.53183030303" calcext:value-type="float">
            <text:p>-567.53183030303</text:p>
          </table:table-cell>
          <table:table-cell table:number-columns-repeated="48"/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table:formula="of:=[.A571]*0.00322" office:value-type="float" office:value="1.83218" calcext:value-type="float">
            <text:p>1.83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1]-[.B570])-(3.3/1024))/(3.3/1024)" office:value-type="float" office:value="-1" calcext:value-type="float">
            <text:p>-1</text:p>
          </table:table-cell>
          <table:table-cell table:formula="of:=([.B571]-[.C571])/(3.3/1024)" office:value-type="float" office:value="-568.531006060606" calcext:value-type="float">
            <text:p>-568.531006060606</text:p>
          </table:table-cell>
          <table:table-cell table:number-columns-repeated="48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[.A572]*0.00322" office:value-type="float" office:value="1.8354" calcext:value-type="float">
            <text:p>1.8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2]-[.B571])-(3.3/1024))/(3.3/1024)" office:value-type="float" office:value="-1" calcext:value-type="float">
            <text:p>-1</text:p>
          </table:table-cell>
          <table:table-cell table:formula="of:=([.B572]-[.C572])/(3.3/1024)" office:value-type="float" office:value="-569.530181818182" calcext:value-type="float">
            <text:p>-569.530181818182</text:p>
          </table:table-cell>
          <table:table-cell table:number-columns-repeated="48"/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table:formula="of:=[.A573]*0.00322" office:value-type="float" office:value="1.83862" calcext:value-type="float">
            <text:p>1.838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3]-[.B572])-(3.3/1024))/(3.3/1024)" office:value-type="float" office:value="-1" calcext:value-type="float">
            <text:p>-1</text:p>
          </table:table-cell>
          <table:table-cell table:formula="of:=([.B573]-[.C573])/(3.3/1024)" office:value-type="float" office:value="-570.529357575758" calcext:value-type="float">
            <text:p>-570.529357575758</text:p>
          </table:table-cell>
          <table:table-cell table:number-columns-repeated="48"/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formula="of:=[.A574]*0.00322" office:value-type="float" office:value="1.84184" calcext:value-type="float">
            <text:p>1.84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4]-[.B573])-(3.3/1024))/(3.3/1024)" office:value-type="float" office:value="-1" calcext:value-type="float">
            <text:p>-1</text:p>
          </table:table-cell>
          <table:table-cell table:formula="of:=([.B574]-[.C574])/(3.3/1024)" office:value-type="float" office:value="-571.528533333333" calcext:value-type="float">
            <text:p>-571.528533333333</text:p>
          </table:table-cell>
          <table:table-cell table:number-columns-repeated="48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table:formula="of:=[.A575]*0.00322" office:value-type="float" office:value="1.84506" calcext:value-type="float">
            <text:p>1.84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5]-[.B574])-(3.3/1024))/(3.3/1024)" office:value-type="float" office:value="-1" calcext:value-type="float">
            <text:p>-1</text:p>
          </table:table-cell>
          <table:table-cell table:formula="of:=([.B575]-[.C575])/(3.3/1024)" office:value-type="float" office:value="-572.527709090909" calcext:value-type="float">
            <text:p>-572.527709090909</text:p>
          </table:table-cell>
          <table:table-cell table:number-columns-repeated="48"/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table:formula="of:=[.A576]*0.00322" office:value-type="float" office:value="1.84828" calcext:value-type="float">
            <text:p>1.8482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6]-[.B575])-(3.3/1024))/(3.3/1024)" office:value-type="float" office:value="-1" calcext:value-type="float">
            <text:p>-1</text:p>
          </table:table-cell>
          <table:table-cell table:formula="of:=([.B576]-[.C576])/(3.3/1024)" office:value-type="float" office:value="-573.526884848485" calcext:value-type="float">
            <text:p>-573.526884848485</text:p>
          </table:table-cell>
          <table:table-cell table:number-columns-repeated="48"/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formula="of:=[.A577]*0.00322" office:value-type="float" office:value="1.8515" calcext:value-type="float">
            <text:p>1.851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7]-[.B576])-(3.3/1024))/(3.3/1024)" office:value-type="float" office:value="-1" calcext:value-type="float">
            <text:p>-1</text:p>
          </table:table-cell>
          <table:table-cell table:formula="of:=([.B577]-[.C577])/(3.3/1024)" office:value-type="float" office:value="-574.526060606061" calcext:value-type="float">
            <text:p>-574.526060606061</text:p>
          </table:table-cell>
          <table:table-cell table:number-columns-repeated="48"/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formula="of:=[.A578]*0.00322" office:value-type="float" office:value="1.85472" calcext:value-type="float">
            <text:p>1.854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8]-[.B577])-(3.3/1024))/(3.3/1024)" office:value-type="float" office:value="-1" calcext:value-type="float">
            <text:p>-1</text:p>
          </table:table-cell>
          <table:table-cell table:formula="of:=([.B578]-[.C578])/(3.3/1024)" office:value-type="float" office:value="-575.525236363636" calcext:value-type="float">
            <text:p>-575.525236363636</text:p>
          </table:table-cell>
          <table:table-cell table:number-columns-repeated="48"/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formula="of:=[.A579]*0.00322" office:value-type="float" office:value="1.85794" calcext:value-type="float">
            <text:p>1.857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79]-[.B578])-(3.3/1024))/(3.3/1024)" office:value-type="float" office:value="-1" calcext:value-type="float">
            <text:p>-1</text:p>
          </table:table-cell>
          <table:table-cell table:formula="of:=([.B579]-[.C579])/(3.3/1024)" office:value-type="float" office:value="-576.524412121212" calcext:value-type="float">
            <text:p>-576.524412121212</text:p>
          </table:table-cell>
          <table:table-cell table:number-columns-repeated="48"/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formula="of:=[.A580]*0.00322" office:value-type="float" office:value="1.86116" calcext:value-type="float">
            <text:p>1.86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0]-[.B579])-(3.3/1024))/(3.3/1024)" office:value-type="float" office:value="-1" calcext:value-type="float">
            <text:p>-1</text:p>
          </table:table-cell>
          <table:table-cell table:formula="of:=([.B580]-[.C580])/(3.3/1024)" office:value-type="float" office:value="-577.523587878788" calcext:value-type="float">
            <text:p>-577.523587878788</text:p>
          </table:table-cell>
          <table:table-cell table:number-columns-repeated="48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formula="of:=[.A581]*0.00322" office:value-type="float" office:value="1.86438" calcext:value-type="float">
            <text:p>1.864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1]-[.B580])-(3.3/1024))/(3.3/1024)" office:value-type="float" office:value="-1" calcext:value-type="float">
            <text:p>-1</text:p>
          </table:table-cell>
          <table:table-cell table:formula="of:=([.B581]-[.C581])/(3.3/1024)" office:value-type="float" office:value="-578.522763636364" calcext:value-type="float">
            <text:p>-578.522763636364</text:p>
          </table:table-cell>
          <table:table-cell table:number-columns-repeated="48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[.A582]*0.00322" office:value-type="float" office:value="1.8676" calcext:value-type="float">
            <text:p>1.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2]-[.B581])-(3.3/1024))/(3.3/1024)" office:value-type="float" office:value="-1" calcext:value-type="float">
            <text:p>-1</text:p>
          </table:table-cell>
          <table:table-cell table:formula="of:=([.B582]-[.C582])/(3.3/1024)" office:value-type="float" office:value="-579.521939393939" calcext:value-type="float">
            <text:p>-579.521939393939</text:p>
          </table:table-cell>
          <table:table-cell table:number-columns-repeated="48"/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formula="of:=[.A583]*0.00322" office:value-type="float" office:value="1.87082" calcext:value-type="float">
            <text:p>1.87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3]-[.B582])-(3.3/1024))/(3.3/1024)" office:value-type="float" office:value="-1" calcext:value-type="float">
            <text:p>-1</text:p>
          </table:table-cell>
          <table:table-cell table:formula="of:=([.B583]-[.C583])/(3.3/1024)" office:value-type="float" office:value="-580.521115151515" calcext:value-type="float">
            <text:p>-580.521115151515</text:p>
          </table:table-cell>
          <table:table-cell table:number-columns-repeated="48"/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table:formula="of:=[.A584]*0.00322" office:value-type="float" office:value="1.87404" calcext:value-type="float">
            <text:p>1.87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4]-[.B583])-(3.3/1024))/(3.3/1024)" office:value-type="float" office:value="-1" calcext:value-type="float">
            <text:p>-1</text:p>
          </table:table-cell>
          <table:table-cell table:formula="of:=([.B584]-[.C584])/(3.3/1024)" office:value-type="float" office:value="-581.520290909091" calcext:value-type="float">
            <text:p>-581.520290909091</text:p>
          </table:table-cell>
          <table:table-cell table:number-columns-repeated="48"/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table:formula="of:=[.A585]*0.00322" office:value-type="float" office:value="1.87726" calcext:value-type="float">
            <text:p>1.877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5]-[.B584])-(3.3/1024))/(3.3/1024)" office:value-type="float" office:value="-1" calcext:value-type="float">
            <text:p>-1</text:p>
          </table:table-cell>
          <table:table-cell table:formula="of:=([.B585]-[.C585])/(3.3/1024)" office:value-type="float" office:value="-582.519466666667" calcext:value-type="float">
            <text:p>-582.519466666667</text:p>
          </table:table-cell>
          <table:table-cell table:number-columns-repeated="48"/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formula="of:=[.A586]*0.00322" office:value-type="float" office:value="1.88048" calcext:value-type="float">
            <text:p>1.8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6]-[.B585])-(3.3/1024))/(3.3/1024)" office:value-type="float" office:value="-1" calcext:value-type="float">
            <text:p>-1</text:p>
          </table:table-cell>
          <table:table-cell table:formula="of:=([.B586]-[.C586])/(3.3/1024)" office:value-type="float" office:value="-583.518642424243" calcext:value-type="float">
            <text:p>-583.518642424243</text:p>
          </table:table-cell>
          <table:table-cell table:number-columns-repeated="48"/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table:formula="of:=[.A587]*0.00322" office:value-type="float" office:value="1.8837" calcext:value-type="float">
            <text:p>1.8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7]-[.B586])-(3.3/1024))/(3.3/1024)" office:value-type="float" office:value="-1" calcext:value-type="float">
            <text:p>-1</text:p>
          </table:table-cell>
          <table:table-cell table:formula="of:=([.B587]-[.C587])/(3.3/1024)" office:value-type="float" office:value="-584.517818181818" calcext:value-type="float">
            <text:p>-584.517818181818</text:p>
          </table:table-cell>
          <table:table-cell table:number-columns-repeated="48"/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table:formula="of:=[.A588]*0.00322" office:value-type="float" office:value="1.88692" calcext:value-type="float">
            <text:p>1.88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8]-[.B587])-(3.3/1024))/(3.3/1024)" office:value-type="float" office:value="-1" calcext:value-type="float">
            <text:p>-1</text:p>
          </table:table-cell>
          <table:table-cell table:formula="of:=([.B588]-[.C588])/(3.3/1024)" office:value-type="float" office:value="-585.516993939394" calcext:value-type="float">
            <text:p>-585.516993939394</text:p>
          </table:table-cell>
          <table:table-cell table:number-columns-repeated="48"/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table:formula="of:=[.A589]*0.00322" office:value-type="float" office:value="1.89014" calcext:value-type="float">
            <text:p>1.89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89]-[.B588])-(3.3/1024))/(3.3/1024)" office:value-type="float" office:value="-1" calcext:value-type="float">
            <text:p>-1</text:p>
          </table:table-cell>
          <table:table-cell table:formula="of:=([.B589]-[.C589])/(3.3/1024)" office:value-type="float" office:value="-586.51616969697" calcext:value-type="float">
            <text:p>-586.51616969697</text:p>
          </table:table-cell>
          <table:table-cell table:number-columns-repeated="48"/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formula="of:=[.A590]*0.00322" office:value-type="float" office:value="1.89336" calcext:value-type="float">
            <text:p>1.89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0]-[.B589])-(3.3/1024))/(3.3/1024)" office:value-type="float" office:value="-1" calcext:value-type="float">
            <text:p>-1</text:p>
          </table:table-cell>
          <table:table-cell table:formula="of:=([.B590]-[.C590])/(3.3/1024)" office:value-type="float" office:value="-587.515345454546" calcext:value-type="float">
            <text:p>-587.515345454546</text:p>
          </table:table-cell>
          <table:table-cell table:number-columns-repeated="48"/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table:formula="of:=[.A591]*0.00322" office:value-type="float" office:value="1.89658" calcext:value-type="float">
            <text:p>1.89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1]-[.B590])-(3.3/1024))/(3.3/1024)" office:value-type="float" office:value="-1" calcext:value-type="float">
            <text:p>-1</text:p>
          </table:table-cell>
          <table:table-cell table:formula="of:=([.B591]-[.C591])/(3.3/1024)" office:value-type="float" office:value="-588.514521212121" calcext:value-type="float">
            <text:p>-588.514521212121</text:p>
          </table:table-cell>
          <table:table-cell table:number-columns-repeated="48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formula="of:=[.A592]*0.00322" office:value-type="float" office:value="1.8998" calcext:value-type="float">
            <text:p>1.89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2]-[.B591])-(3.3/1024))/(3.3/1024)" office:value-type="float" office:value="-1" calcext:value-type="float">
            <text:p>-1</text:p>
          </table:table-cell>
          <table:table-cell table:formula="of:=([.B592]-[.C592])/(3.3/1024)" office:value-type="float" office:value="-589.513696969697" calcext:value-type="float">
            <text:p>-589.513696969697</text:p>
          </table:table-cell>
          <table:table-cell table:number-columns-repeated="48"/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table:formula="of:=[.A593]*0.00322" office:value-type="float" office:value="1.90302" calcext:value-type="float">
            <text:p>1.903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3]-[.B592])-(3.3/1024))/(3.3/1024)" office:value-type="float" office:value="-1" calcext:value-type="float">
            <text:p>-1</text:p>
          </table:table-cell>
          <table:table-cell table:formula="of:=([.B593]-[.C593])/(3.3/1024)" office:value-type="float" office:value="-590.512872727273" calcext:value-type="float">
            <text:p>-590.512872727273</text:p>
          </table:table-cell>
          <table:table-cell table:number-columns-repeated="48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formula="of:=[.A594]*0.00322" office:value-type="float" office:value="1.90624" calcext:value-type="float">
            <text:p>1.90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4]-[.B593])-(3.3/1024))/(3.3/1024)" office:value-type="float" office:value="-1" calcext:value-type="float">
            <text:p>-1</text:p>
          </table:table-cell>
          <table:table-cell table:formula="of:=([.B594]-[.C594])/(3.3/1024)" office:value-type="float" office:value="-591.512048484849" calcext:value-type="float">
            <text:p>-591.512048484849</text:p>
          </table:table-cell>
          <table:table-cell table:number-columns-repeated="48"/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table:formula="of:=[.A595]*0.00322" office:value-type="float" office:value="1.90946" calcext:value-type="float">
            <text:p>1.909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5]-[.B594])-(3.3/1024))/(3.3/1024)" office:value-type="float" office:value="-1" calcext:value-type="float">
            <text:p>-1</text:p>
          </table:table-cell>
          <table:table-cell table:formula="of:=([.B595]-[.C595])/(3.3/1024)" office:value-type="float" office:value="-592.511224242424" calcext:value-type="float">
            <text:p>-592.511224242424</text:p>
          </table:table-cell>
          <table:table-cell table:number-columns-repeated="48"/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table:formula="of:=[.A596]*0.00322" office:value-type="float" office:value="1.91268" calcext:value-type="float">
            <text:p>1.91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6]-[.B595])-(3.3/1024))/(3.3/1024)" office:value-type="float" office:value="-1" calcext:value-type="float">
            <text:p>-1</text:p>
          </table:table-cell>
          <table:table-cell table:formula="of:=([.B596]-[.C596])/(3.3/1024)" office:value-type="float" office:value="-593.5104" calcext:value-type="float">
            <text:p>-593.5104</text:p>
          </table:table-cell>
          <table:table-cell table:number-columns-repeated="48"/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table:formula="of:=[.A597]*0.00322" office:value-type="float" office:value="1.9159" calcext:value-type="float">
            <text:p>1.91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7]-[.B596])-(3.3/1024))/(3.3/1024)" office:value-type="float" office:value="-1" calcext:value-type="float">
            <text:p>-1</text:p>
          </table:table-cell>
          <table:table-cell table:formula="of:=([.B597]-[.C597])/(3.3/1024)" office:value-type="float" office:value="-594.509575757576" calcext:value-type="float">
            <text:p>-594.509575757576</text:p>
          </table:table-cell>
          <table:table-cell table:number-columns-repeated="48"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formula="of:=[.A598]*0.00322" office:value-type="float" office:value="1.91912" calcext:value-type="float">
            <text:p>1.9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8]-[.B597])-(3.3/1024))/(3.3/1024)" office:value-type="float" office:value="-1" calcext:value-type="float">
            <text:p>-1</text:p>
          </table:table-cell>
          <table:table-cell table:formula="of:=([.B598]-[.C598])/(3.3/1024)" office:value-type="float" office:value="-595.508751515152" calcext:value-type="float">
            <text:p>-595.508751515152</text:p>
          </table:table-cell>
          <table:table-cell table:number-columns-repeated="48"/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table:formula="of:=[.A599]*0.00322" office:value-type="float" office:value="1.92234" calcext:value-type="float">
            <text:p>1.92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599]-[.B598])-(3.3/1024))/(3.3/1024)" office:value-type="float" office:value="-1" calcext:value-type="float">
            <text:p>-1</text:p>
          </table:table-cell>
          <table:table-cell table:formula="of:=([.B599]-[.C599])/(3.3/1024)" office:value-type="float" office:value="-596.507927272727" calcext:value-type="float">
            <text:p>-596.507927272727</text:p>
          </table:table-cell>
          <table:table-cell table:number-columns-repeated="48"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table:formula="of:=[.A600]*0.00322" office:value-type="float" office:value="1.92556" calcext:value-type="float">
            <text:p>1.92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0]-[.B599])-(3.3/1024))/(3.3/1024)" office:value-type="float" office:value="-1" calcext:value-type="float">
            <text:p>-1</text:p>
          </table:table-cell>
          <table:table-cell table:formula="of:=([.B600]-[.C600])/(3.3/1024)" office:value-type="float" office:value="-597.507103030303" calcext:value-type="float">
            <text:p>-597.507103030303</text:p>
          </table:table-cell>
          <table:table-cell table:number-columns-repeated="48"/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table:formula="of:=[.A601]*0.00322" office:value-type="float" office:value="1.92878" calcext:value-type="float">
            <text:p>1.928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1]-[.B600])-(3.3/1024))/(3.3/1024)" office:value-type="float" office:value="-1" calcext:value-type="float">
            <text:p>-1</text:p>
          </table:table-cell>
          <table:table-cell table:formula="of:=([.B601]-[.C601])/(3.3/1024)" office:value-type="float" office:value="-598.506278787879" calcext:value-type="float">
            <text:p>-598.506278787879</text:p>
          </table:table-cell>
          <table:table-cell table:number-columns-repeated="48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[.A602]*0.00322" office:value-type="float" office:value="1.932" calcext:value-type="float">
            <text:p>1.9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2]-[.B601])-(3.3/1024))/(3.3/1024)" office:value-type="float" office:value="-1" calcext:value-type="float">
            <text:p>-1</text:p>
          </table:table-cell>
          <table:table-cell table:formula="of:=([.B602]-[.C602])/(3.3/1024)" office:value-type="float" office:value="-599.505454545455" calcext:value-type="float">
            <text:p>-599.505454545455</text:p>
          </table:table-cell>
          <table:table-cell table:number-columns-repeated="48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table:formula="of:=[.A603]*0.00322" office:value-type="float" office:value="1.93522" calcext:value-type="float">
            <text:p>1.93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3]-[.B602])-(3.3/1024))/(3.3/1024)" office:value-type="float" office:value="-1" calcext:value-type="float">
            <text:p>-1</text:p>
          </table:table-cell>
          <table:table-cell table:formula="of:=([.B603]-[.C603])/(3.3/1024)" office:value-type="float" office:value="-600.50463030303" calcext:value-type="float">
            <text:p>-600.50463030303</text:p>
          </table:table-cell>
          <table:table-cell table:number-columns-repeated="48"/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table:formula="of:=[.A604]*0.00322" office:value-type="float" office:value="1.93844" calcext:value-type="float">
            <text:p>1.93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4]-[.B603])-(3.3/1024))/(3.3/1024)" office:value-type="float" office:value="-1" calcext:value-type="float">
            <text:p>-1</text:p>
          </table:table-cell>
          <table:table-cell table:formula="of:=([.B604]-[.C604])/(3.3/1024)" office:value-type="float" office:value="-601.503806060606" calcext:value-type="float">
            <text:p>-601.503806060606</text:p>
          </table:table-cell>
          <table:table-cell table:number-columns-repeated="48"/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table:formula="of:=[.A605]*0.00322" office:value-type="float" office:value="1.94166" calcext:value-type="float">
            <text:p>1.94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5]-[.B604])-(3.3/1024))/(3.3/1024)" office:value-type="float" office:value="-1" calcext:value-type="float">
            <text:p>-1</text:p>
          </table:table-cell>
          <table:table-cell table:formula="of:=([.B605]-[.C605])/(3.3/1024)" office:value-type="float" office:value="-602.502981818182" calcext:value-type="float">
            <text:p>-602.502981818182</text:p>
          </table:table-cell>
          <table:table-cell table:number-columns-repeated="48"/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formula="of:=[.A606]*0.00322" office:value-type="float" office:value="1.94488" calcext:value-type="float">
            <text:p>1.94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6]-[.B605])-(3.3/1024))/(3.3/1024)" office:value-type="float" office:value="-1" calcext:value-type="float">
            <text:p>-1</text:p>
          </table:table-cell>
          <table:table-cell table:formula="of:=([.B606]-[.C606])/(3.3/1024)" office:value-type="float" office:value="-603.502157575758" calcext:value-type="float">
            <text:p>-603.502157575758</text:p>
          </table:table-cell>
          <table:table-cell table:number-columns-repeated="48"/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table:formula="of:=[.A607]*0.00322" office:value-type="float" office:value="1.9481" calcext:value-type="float">
            <text:p>1.9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7]-[.B606])-(3.3/1024))/(3.3/1024)" office:value-type="float" office:value="-1" calcext:value-type="float">
            <text:p>-1</text:p>
          </table:table-cell>
          <table:table-cell table:formula="of:=([.B607]-[.C607])/(3.3/1024)" office:value-type="float" office:value="-604.501333333333" calcext:value-type="float">
            <text:p>-604.501333333333</text:p>
          </table:table-cell>
          <table:table-cell table:number-columns-repeated="48"/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table:formula="of:=[.A608]*0.00322" office:value-type="float" office:value="1.95132" calcext:value-type="float">
            <text:p>1.951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8]-[.B607])-(3.3/1024))/(3.3/1024)" office:value-type="float" office:value="-1" calcext:value-type="float">
            <text:p>-1</text:p>
          </table:table-cell>
          <table:table-cell table:formula="of:=([.B608]-[.C608])/(3.3/1024)" office:value-type="float" office:value="-605.500509090909" calcext:value-type="float">
            <text:p>-605.500509090909</text:p>
          </table:table-cell>
          <table:table-cell table:number-columns-repeated="48"/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table:formula="of:=[.A609]*0.00322" office:value-type="float" office:value="1.95454" calcext:value-type="float">
            <text:p>1.9545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09]-[.B608])-(3.3/1024))/(3.3/1024)" office:value-type="float" office:value="-1" calcext:value-type="float">
            <text:p>-1</text:p>
          </table:table-cell>
          <table:table-cell table:formula="of:=([.B609]-[.C609])/(3.3/1024)" office:value-type="float" office:value="-606.499684848485" calcext:value-type="float">
            <text:p>-606.499684848485</text:p>
          </table:table-cell>
          <table:table-cell table:number-columns-repeated="48"/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formula="of:=[.A610]*0.00322" office:value-type="float" office:value="1.95776" calcext:value-type="float">
            <text:p>1.9577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0]-[.B609])-(3.3/1024))/(3.3/1024)" office:value-type="float" office:value="-1" calcext:value-type="float">
            <text:p>-1</text:p>
          </table:table-cell>
          <table:table-cell table:formula="of:=([.B610]-[.C610])/(3.3/1024)" office:value-type="float" office:value="-607.498860606061" calcext:value-type="float">
            <text:p>-607.498860606061</text:p>
          </table:table-cell>
          <table:table-cell table:number-columns-repeated="48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table:formula="of:=[.A611]*0.00322" office:value-type="float" office:value="1.96098" calcext:value-type="float">
            <text:p>1.960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1]-[.B610])-(3.3/1024))/(3.3/1024)" office:value-type="float" office:value="-1" calcext:value-type="float">
            <text:p>-1</text:p>
          </table:table-cell>
          <table:table-cell table:formula="of:=([.B611]-[.C611])/(3.3/1024)" office:value-type="float" office:value="-608.498036363636" calcext:value-type="float">
            <text:p>-608.498036363636</text:p>
          </table:table-cell>
          <table:table-cell table:number-columns-repeated="48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formula="of:=[.A612]*0.00322" office:value-type="float" office:value="1.9642" calcext:value-type="float">
            <text:p>1.9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2]-[.B611])-(3.3/1024))/(3.3/1024)" office:value-type="float" office:value="-1" calcext:value-type="float">
            <text:p>-1</text:p>
          </table:table-cell>
          <table:table-cell table:formula="of:=([.B612]-[.C612])/(3.3/1024)" office:value-type="float" office:value="-609.497212121212" calcext:value-type="float">
            <text:p>-609.497212121212</text:p>
          </table:table-cell>
          <table:table-cell table:number-columns-repeated="48"/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table:formula="of:=[.A613]*0.00322" office:value-type="float" office:value="1.96742" calcext:value-type="float">
            <text:p>1.967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3]-[.B612])-(3.3/1024))/(3.3/1024)" office:value-type="float" office:value="-1" calcext:value-type="float">
            <text:p>-1</text:p>
          </table:table-cell>
          <table:table-cell table:formula="of:=([.B613]-[.C613])/(3.3/1024)" office:value-type="float" office:value="-610.496387878788" calcext:value-type="float">
            <text:p>-610.496387878788</text:p>
          </table:table-cell>
          <table:table-cell table:number-columns-repeated="48"/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formula="of:=[.A614]*0.00322" office:value-type="float" office:value="1.97064" calcext:value-type="float">
            <text:p>1.97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4]-[.B613])-(3.3/1024))/(3.3/1024)" office:value-type="float" office:value="-1" calcext:value-type="float">
            <text:p>-1</text:p>
          </table:table-cell>
          <table:table-cell table:formula="of:=([.B614]-[.C614])/(3.3/1024)" office:value-type="float" office:value="-611.495563636364" calcext:value-type="float">
            <text:p>-611.495563636364</text:p>
          </table:table-cell>
          <table:table-cell table:number-columns-repeated="48"/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table:formula="of:=[.A615]*0.00322" office:value-type="float" office:value="1.97386" calcext:value-type="float">
            <text:p>1.97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5]-[.B614])-(3.3/1024))/(3.3/1024)" office:value-type="float" office:value="-1" calcext:value-type="float">
            <text:p>-1</text:p>
          </table:table-cell>
          <table:table-cell table:formula="of:=([.B615]-[.C615])/(3.3/1024)" office:value-type="float" office:value="-612.494739393939" calcext:value-type="float">
            <text:p>-612.494739393939</text:p>
          </table:table-cell>
          <table:table-cell table:number-columns-repeated="48"/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formula="of:=[.A616]*0.00322" office:value-type="float" office:value="1.97708" calcext:value-type="float">
            <text:p>1.977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6]-[.B615])-(3.3/1024))/(3.3/1024)" office:value-type="float" office:value="-1" calcext:value-type="float">
            <text:p>-1</text:p>
          </table:table-cell>
          <table:table-cell table:formula="of:=([.B616]-[.C616])/(3.3/1024)" office:value-type="float" office:value="-613.493915151515" calcext:value-type="float">
            <text:p>-613.493915151515</text:p>
          </table:table-cell>
          <table:table-cell table:number-columns-repeated="48"/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formula="of:=[.A617]*0.00322" office:value-type="float" office:value="1.9803" calcext:value-type="float">
            <text:p>1.98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7]-[.B616])-(3.3/1024))/(3.3/1024)" office:value-type="float" office:value="-1" calcext:value-type="float">
            <text:p>-1</text:p>
          </table:table-cell>
          <table:table-cell table:formula="of:=([.B617]-[.C617])/(3.3/1024)" office:value-type="float" office:value="-614.493090909091" calcext:value-type="float">
            <text:p>-614.493090909091</text:p>
          </table:table-cell>
          <table:table-cell table:number-columns-repeated="48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formula="of:=[.A618]*0.00322" office:value-type="float" office:value="1.98352" calcext:value-type="float">
            <text:p>1.98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8]-[.B617])-(3.3/1024))/(3.3/1024)" office:value-type="float" office:value="-1" calcext:value-type="float">
            <text:p>-1</text:p>
          </table:table-cell>
          <table:table-cell table:formula="of:=([.B618]-[.C618])/(3.3/1024)" office:value-type="float" office:value="-615.492266666667" calcext:value-type="float">
            <text:p>-615.492266666667</text:p>
          </table:table-cell>
          <table:table-cell table:number-columns-repeated="48"/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formula="of:=[.A619]*0.00322" office:value-type="float" office:value="1.98674" calcext:value-type="float">
            <text:p>1.986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19]-[.B618])-(3.3/1024))/(3.3/1024)" office:value-type="float" office:value="-1" calcext:value-type="float">
            <text:p>-1</text:p>
          </table:table-cell>
          <table:table-cell table:formula="of:=([.B619]-[.C619])/(3.3/1024)" office:value-type="float" office:value="-616.491442424243" calcext:value-type="float">
            <text:p>-616.491442424243</text:p>
          </table:table-cell>
          <table:table-cell table:number-columns-repeated="48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formula="of:=[.A620]*0.00322" office:value-type="float" office:value="1.98996" calcext:value-type="float">
            <text:p>1.98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0]-[.B619])-(3.3/1024))/(3.3/1024)" office:value-type="float" office:value="-1" calcext:value-type="float">
            <text:p>-1</text:p>
          </table:table-cell>
          <table:table-cell table:formula="of:=([.B620]-[.C620])/(3.3/1024)" office:value-type="float" office:value="-617.490618181818" calcext:value-type="float">
            <text:p>-617.490618181818</text:p>
          </table:table-cell>
          <table:table-cell table:number-columns-repeated="48"/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formula="of:=[.A621]*0.00322" office:value-type="float" office:value="1.99318" calcext:value-type="float">
            <text:p>1.99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1]-[.B620])-(3.3/1024))/(3.3/1024)" office:value-type="float" office:value="-1" calcext:value-type="float">
            <text:p>-1</text:p>
          </table:table-cell>
          <table:table-cell table:formula="of:=([.B621]-[.C621])/(3.3/1024)" office:value-type="float" office:value="-618.489793939394" calcext:value-type="float">
            <text:p>-618.489793939394</text:p>
          </table:table-cell>
          <table:table-cell table:number-columns-repeated="48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[.A622]*0.00322" office:value-type="float" office:value="1.9964" calcext:value-type="float">
            <text:p>1.99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2]-[.B621])-(3.3/1024))/(3.3/1024)" office:value-type="float" office:value="-1" calcext:value-type="float">
            <text:p>-1</text:p>
          </table:table-cell>
          <table:table-cell table:formula="of:=([.B622]-[.C622])/(3.3/1024)" office:value-type="float" office:value="-619.48896969697" calcext:value-type="float">
            <text:p>-619.48896969697</text:p>
          </table:table-cell>
          <table:table-cell table:number-columns-repeated="48"/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table:formula="of:=[.A623]*0.00322" office:value-type="float" office:value="1.99962" calcext:value-type="float">
            <text:p>1.99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3]-[.B622])-(3.3/1024))/(3.3/1024)" office:value-type="float" office:value="-1" calcext:value-type="float">
            <text:p>-1</text:p>
          </table:table-cell>
          <table:table-cell table:formula="of:=([.B623]-[.C623])/(3.3/1024)" office:value-type="float" office:value="-620.488145454546" calcext:value-type="float">
            <text:p>-620.488145454546</text:p>
          </table:table-cell>
          <table:table-cell table:number-columns-repeated="48"/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table:formula="of:=[.A624]*0.00322" office:value-type="float" office:value="2.00284" calcext:value-type="float">
            <text:p>2.002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4]-[.B623])-(3.3/1024))/(3.3/1024)" office:value-type="float" office:value="-1" calcext:value-type="float">
            <text:p>-1</text:p>
          </table:table-cell>
          <table:table-cell table:formula="of:=([.B624]-[.C624])/(3.3/1024)" office:value-type="float" office:value="-621.487321212121" calcext:value-type="float">
            <text:p>-621.487321212121</text:p>
          </table:table-cell>
          <table:table-cell table:number-columns-repeated="48"/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table:formula="of:=[.A625]*0.00322" office:value-type="float" office:value="2.00606" calcext:value-type="float">
            <text:p>2.006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5]-[.B624])-(3.3/1024))/(3.3/1024)" office:value-type="float" office:value="-1" calcext:value-type="float">
            <text:p>-1</text:p>
          </table:table-cell>
          <table:table-cell table:formula="of:=([.B625]-[.C625])/(3.3/1024)" office:value-type="float" office:value="-622.486496969697" calcext:value-type="float">
            <text:p>-622.486496969697</text:p>
          </table:table-cell>
          <table:table-cell table:number-columns-repeated="48"/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formula="of:=[.A626]*0.00322" office:value-type="float" office:value="2.00928" calcext:value-type="float">
            <text:p>2.009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6]-[.B625])-(3.3/1024))/(3.3/1024)" office:value-type="float" office:value="-1" calcext:value-type="float">
            <text:p>-1</text:p>
          </table:table-cell>
          <table:table-cell table:formula="of:=([.B626]-[.C626])/(3.3/1024)" office:value-type="float" office:value="-623.485672727273" calcext:value-type="float">
            <text:p>-623.485672727273</text:p>
          </table:table-cell>
          <table:table-cell table:number-columns-repeated="48"/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table:formula="of:=[.A627]*0.00322" office:value-type="float" office:value="2.0125" calcext:value-type="float">
            <text:p>2.0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7]-[.B626])-(3.3/1024))/(3.3/1024)" office:value-type="float" office:value="-1" calcext:value-type="float">
            <text:p>-1</text:p>
          </table:table-cell>
          <table:table-cell table:formula="of:=([.B627]-[.C627])/(3.3/1024)" office:value-type="float" office:value="-624.484848484849" calcext:value-type="float">
            <text:p>-624.484848484849</text:p>
          </table:table-cell>
          <table:table-cell table:number-columns-repeated="48"/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table:formula="of:=[.A628]*0.00322" office:value-type="float" office:value="2.01572" calcext:value-type="float">
            <text:p>2.01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8]-[.B627])-(3.3/1024))/(3.3/1024)" office:value-type="float" office:value="-1" calcext:value-type="float">
            <text:p>-1</text:p>
          </table:table-cell>
          <table:table-cell table:formula="of:=([.B628]-[.C628])/(3.3/1024)" office:value-type="float" office:value="-625.484024242424" calcext:value-type="float">
            <text:p>-625.484024242424</text:p>
          </table:table-cell>
          <table:table-cell table:number-columns-repeated="48"/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table:formula="of:=[.A629]*0.00322" office:value-type="float" office:value="2.01894" calcext:value-type="float">
            <text:p>2.018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29]-[.B628])-(3.3/1024))/(3.3/1024)" office:value-type="float" office:value="-1" calcext:value-type="float">
            <text:p>-1</text:p>
          </table:table-cell>
          <table:table-cell table:formula="of:=([.B629]-[.C629])/(3.3/1024)" office:value-type="float" office:value="-626.4832" calcext:value-type="float">
            <text:p>-626.4832</text:p>
          </table:table-cell>
          <table:table-cell table:number-columns-repeated="48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formula="of:=[.A630]*0.00322" office:value-type="float" office:value="2.02216" calcext:value-type="float">
            <text:p>2.0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0]-[.B629])-(3.3/1024))/(3.3/1024)" office:value-type="float" office:value="-1" calcext:value-type="float">
            <text:p>-1</text:p>
          </table:table-cell>
          <table:table-cell table:formula="of:=([.B630]-[.C630])/(3.3/1024)" office:value-type="float" office:value="-627.482375757576" calcext:value-type="float">
            <text:p>-627.482375757576</text:p>
          </table:table-cell>
          <table:table-cell table:number-columns-repeated="48"/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table:formula="of:=[.A631]*0.00322" office:value-type="float" office:value="2.02538" calcext:value-type="float">
            <text:p>2.02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1]-[.B630])-(3.3/1024))/(3.3/1024)" office:value-type="float" office:value="-1" calcext:value-type="float">
            <text:p>-1</text:p>
          </table:table-cell>
          <table:table-cell table:formula="of:=([.B631]-[.C631])/(3.3/1024)" office:value-type="float" office:value="-628.481551515152" calcext:value-type="float">
            <text:p>-628.481551515152</text:p>
          </table:table-cell>
          <table:table-cell table:number-columns-repeated="48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[.A632]*0.00322" office:value-type="float" office:value="2.0286" calcext:value-type="float">
            <text:p>2.0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2]-[.B631])-(3.3/1024))/(3.3/1024)" office:value-type="float" office:value="-1" calcext:value-type="float">
            <text:p>-1</text:p>
          </table:table-cell>
          <table:table-cell table:formula="of:=([.B632]-[.C632])/(3.3/1024)" office:value-type="float" office:value="-629.480727272727" calcext:value-type="float">
            <text:p>-629.480727272727</text:p>
          </table:table-cell>
          <table:table-cell table:number-columns-repeated="48"/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table:formula="of:=[.A633]*0.00322" office:value-type="float" office:value="2.03182" calcext:value-type="float">
            <text:p>2.03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3]-[.B632])-(3.3/1024))/(3.3/1024)" office:value-type="float" office:value="-1" calcext:value-type="float">
            <text:p>-1</text:p>
          </table:table-cell>
          <table:table-cell table:formula="of:=([.B633]-[.C633])/(3.3/1024)" office:value-type="float" office:value="-630.479903030303" calcext:value-type="float">
            <text:p>-630.479903030303</text:p>
          </table:table-cell>
          <table:table-cell table:number-columns-repeated="48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formula="of:=[.A634]*0.00322" office:value-type="float" office:value="2.03504" calcext:value-type="float">
            <text:p>2.035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4]-[.B633])-(3.3/1024))/(3.3/1024)" office:value-type="float" office:value="-1" calcext:value-type="float">
            <text:p>-1</text:p>
          </table:table-cell>
          <table:table-cell table:formula="of:=([.B634]-[.C634])/(3.3/1024)" office:value-type="float" office:value="-631.479078787879" calcext:value-type="float">
            <text:p>-631.479078787879</text:p>
          </table:table-cell>
          <table:table-cell table:number-columns-repeated="48"/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table:formula="of:=[.A635]*0.00322" office:value-type="float" office:value="2.03826" calcext:value-type="float">
            <text:p>2.038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5]-[.B634])-(3.3/1024))/(3.3/1024)" office:value-type="float" office:value="-1" calcext:value-type="float">
            <text:p>-1</text:p>
          </table:table-cell>
          <table:table-cell table:formula="of:=([.B635]-[.C635])/(3.3/1024)" office:value-type="float" office:value="-632.478254545455" calcext:value-type="float">
            <text:p>-632.478254545455</text:p>
          </table:table-cell>
          <table:table-cell table:number-columns-repeated="48"/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table:formula="of:=[.A636]*0.00322" office:value-type="float" office:value="2.04148" calcext:value-type="float">
            <text:p>2.04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6]-[.B635])-(3.3/1024))/(3.3/1024)" office:value-type="float" office:value="-1" calcext:value-type="float">
            <text:p>-1</text:p>
          </table:table-cell>
          <table:table-cell table:formula="of:=([.B636]-[.C636])/(3.3/1024)" office:value-type="float" office:value="-633.47743030303" calcext:value-type="float">
            <text:p>-633.47743030303</text:p>
          </table:table-cell>
          <table:table-cell table:number-columns-repeated="48"/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table:formula="of:=[.A637]*0.00322" office:value-type="float" office:value="2.0447" calcext:value-type="float">
            <text:p>2.0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7]-[.B636])-(3.3/1024))/(3.3/1024)" office:value-type="float" office:value="-1" calcext:value-type="float">
            <text:p>-1</text:p>
          </table:table-cell>
          <table:table-cell table:formula="of:=([.B637]-[.C637])/(3.3/1024)" office:value-type="float" office:value="-634.476606060606" calcext:value-type="float">
            <text:p>-634.476606060606</text:p>
          </table:table-cell>
          <table:table-cell table:number-columns-repeated="48"/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formula="of:=[.A638]*0.00322" office:value-type="float" office:value="2.04792" calcext:value-type="float">
            <text:p>2.04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8]-[.B637])-(3.3/1024))/(3.3/1024)" office:value-type="float" office:value="-1" calcext:value-type="float">
            <text:p>-1</text:p>
          </table:table-cell>
          <table:table-cell table:formula="of:=([.B638]-[.C638])/(3.3/1024)" office:value-type="float" office:value="-635.475781818182" calcext:value-type="float">
            <text:p>-635.475781818182</text:p>
          </table:table-cell>
          <table:table-cell table:number-columns-repeated="48"/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table:formula="of:=[.A639]*0.00322" office:value-type="float" office:value="2.05114" calcext:value-type="float">
            <text:p>2.05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39]-[.B638])-(3.3/1024))/(3.3/1024)" office:value-type="float" office:value="-1" calcext:value-type="float">
            <text:p>-1</text:p>
          </table:table-cell>
          <table:table-cell table:formula="of:=([.B639]-[.C639])/(3.3/1024)" office:value-type="float" office:value="-636.474957575758" calcext:value-type="float">
            <text:p>-636.474957575758</text:p>
          </table:table-cell>
          <table:table-cell table:number-columns-repeated="48"/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table:formula="of:=[.A640]*0.00322" office:value-type="float" office:value="2.05436" calcext:value-type="float">
            <text:p>2.0543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0]-[.B639])-(3.3/1024))/(3.3/1024)" office:value-type="float" office:value="-1" calcext:value-type="float">
            <text:p>-1</text:p>
          </table:table-cell>
          <table:table-cell table:formula="of:=([.B640]-[.C640])/(3.3/1024)" office:value-type="float" office:value="-637.474133333333" calcext:value-type="float">
            <text:p>-637.474133333333</text:p>
          </table:table-cell>
          <table:table-cell table:number-columns-repeated="48"/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table:formula="of:=[.A641]*0.00322" office:value-type="float" office:value="2.05758" calcext:value-type="float">
            <text:p>2.0575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1]-[.B640])-(3.3/1024))/(3.3/1024)" office:value-type="float" office:value="-1" calcext:value-type="float">
            <text:p>-1</text:p>
          </table:table-cell>
          <table:table-cell table:formula="of:=([.B641]-[.C641])/(3.3/1024)" office:value-type="float" office:value="-638.473309090909" calcext:value-type="float">
            <text:p>-638.473309090909</text:p>
          </table:table-cell>
          <table:table-cell table:number-columns-repeated="48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[.A642]*0.00322" office:value-type="float" office:value="2.0608" calcext:value-type="float">
            <text:p>2.06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2]-[.B641])-(3.3/1024))/(3.3/1024)" office:value-type="float" office:value="-1" calcext:value-type="float">
            <text:p>-1</text:p>
          </table:table-cell>
          <table:table-cell table:formula="of:=([.B642]-[.C642])/(3.3/1024)" office:value-type="float" office:value="-639.472484848485" calcext:value-type="float">
            <text:p>-639.472484848485</text:p>
          </table:table-cell>
          <table:table-cell table:number-columns-repeated="48"/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table:formula="of:=[.A643]*0.00322" office:value-type="float" office:value="2.06402" calcext:value-type="float">
            <text:p>2.0640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3]-[.B642])-(3.3/1024))/(3.3/1024)" office:value-type="float" office:value="-1" calcext:value-type="float">
            <text:p>-1</text:p>
          </table:table-cell>
          <table:table-cell table:formula="of:=([.B643]-[.C643])/(3.3/1024)" office:value-type="float" office:value="-640.471660606061" calcext:value-type="float">
            <text:p>-640.471660606061</text:p>
          </table:table-cell>
          <table:table-cell table:number-columns-repeated="48"/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table:formula="of:=[.A644]*0.00322" office:value-type="float" office:value="2.06724" calcext:value-type="float">
            <text:p>2.06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4]-[.B643])-(3.3/1024))/(3.3/1024)" office:value-type="float" office:value="-1" calcext:value-type="float">
            <text:p>-1</text:p>
          </table:table-cell>
          <table:table-cell table:formula="of:=([.B644]-[.C644])/(3.3/1024)" office:value-type="float" office:value="-641.470836363636" calcext:value-type="float">
            <text:p>-641.470836363636</text:p>
          </table:table-cell>
          <table:table-cell table:number-columns-repeated="48"/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table:formula="of:=[.A645]*0.00322" office:value-type="float" office:value="2.07046" calcext:value-type="float">
            <text:p>2.070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5]-[.B644])-(3.3/1024))/(3.3/1024)" office:value-type="float" office:value="-1" calcext:value-type="float">
            <text:p>-1</text:p>
          </table:table-cell>
          <table:table-cell table:formula="of:=([.B645]-[.C645])/(3.3/1024)" office:value-type="float" office:value="-642.470012121212" calcext:value-type="float">
            <text:p>-642.470012121212</text:p>
          </table:table-cell>
          <table:table-cell table:number-columns-repeated="48"/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formula="of:=[.A646]*0.00322" office:value-type="float" office:value="2.07368" calcext:value-type="float">
            <text:p>2.0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6]-[.B645])-(3.3/1024))/(3.3/1024)" office:value-type="float" office:value="-1" calcext:value-type="float">
            <text:p>-1</text:p>
          </table:table-cell>
          <table:table-cell table:formula="of:=([.B646]-[.C646])/(3.3/1024)" office:value-type="float" office:value="-643.469187878788" calcext:value-type="float">
            <text:p>-643.469187878788</text:p>
          </table:table-cell>
          <table:table-cell table:number-columns-repeated="48"/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table:formula="of:=[.A647]*0.00322" office:value-type="float" office:value="2.0769" calcext:value-type="float">
            <text:p>2.0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7]-[.B646])-(3.3/1024))/(3.3/1024)" office:value-type="float" office:value="-1" calcext:value-type="float">
            <text:p>-1</text:p>
          </table:table-cell>
          <table:table-cell table:formula="of:=([.B647]-[.C647])/(3.3/1024)" office:value-type="float" office:value="-644.468363636364" calcext:value-type="float">
            <text:p>-644.468363636364</text:p>
          </table:table-cell>
          <table:table-cell table:number-columns-repeated="48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table:formula="of:=[.A648]*0.00322" office:value-type="float" office:value="2.08012" calcext:value-type="float">
            <text:p>2.08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8]-[.B647])-(3.3/1024))/(3.3/1024)" office:value-type="float" office:value="-1" calcext:value-type="float">
            <text:p>-1</text:p>
          </table:table-cell>
          <table:table-cell table:formula="of:=([.B648]-[.C648])/(3.3/1024)" office:value-type="float" office:value="-645.467539393939" calcext:value-type="float">
            <text:p>-645.467539393939</text:p>
          </table:table-cell>
          <table:table-cell table:number-columns-repeated="48"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table:formula="of:=[.A649]*0.00322" office:value-type="float" office:value="2.08334" calcext:value-type="float">
            <text:p>2.083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49]-[.B648])-(3.3/1024))/(3.3/1024)" office:value-type="float" office:value="-1" calcext:value-type="float">
            <text:p>-1</text:p>
          </table:table-cell>
          <table:table-cell table:formula="of:=([.B649]-[.C649])/(3.3/1024)" office:value-type="float" office:value="-646.466715151515" calcext:value-type="float">
            <text:p>-646.466715151515</text:p>
          </table:table-cell>
          <table:table-cell table:number-columns-repeated="48"/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formula="of:=[.A650]*0.00322" office:value-type="float" office:value="2.08656" calcext:value-type="float">
            <text:p>2.0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0]-[.B649])-(3.3/1024))/(3.3/1024)" office:value-type="float" office:value="-1" calcext:value-type="float">
            <text:p>-1</text:p>
          </table:table-cell>
          <table:table-cell table:formula="of:=([.B650]-[.C650])/(3.3/1024)" office:value-type="float" office:value="-647.465890909091" calcext:value-type="float">
            <text:p>-647.465890909091</text:p>
          </table:table-cell>
          <table:table-cell table:number-columns-repeated="48"/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table:formula="of:=[.A651]*0.00322" office:value-type="float" office:value="2.08978" calcext:value-type="float">
            <text:p>2.08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1]-[.B650])-(3.3/1024))/(3.3/1024)" office:value-type="float" office:value="-1" calcext:value-type="float">
            <text:p>-1</text:p>
          </table:table-cell>
          <table:table-cell table:formula="of:=([.B651]-[.C651])/(3.3/1024)" office:value-type="float" office:value="-648.465066666667" calcext:value-type="float">
            <text:p>-648.465066666667</text:p>
          </table:table-cell>
          <table:table-cell table:number-columns-repeated="48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formula="of:=[.A652]*0.00322" office:value-type="float" office:value="2.093" calcext:value-type="float">
            <text:p>2.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2]-[.B651])-(3.3/1024))/(3.3/1024)" office:value-type="float" office:value="-1" calcext:value-type="float">
            <text:p>-1</text:p>
          </table:table-cell>
          <table:table-cell table:formula="of:=([.B652]-[.C652])/(3.3/1024)" office:value-type="float" office:value="-649.464242424243" calcext:value-type="float">
            <text:p>-649.464242424243</text:p>
          </table:table-cell>
          <table:table-cell table:number-columns-repeated="48"/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table:formula="of:=[.A653]*0.00322" office:value-type="float" office:value="2.09622" calcext:value-type="float">
            <text:p>2.09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3]-[.B652])-(3.3/1024))/(3.3/1024)" office:value-type="float" office:value="-1" calcext:value-type="float">
            <text:p>-1</text:p>
          </table:table-cell>
          <table:table-cell table:formula="of:=([.B653]-[.C653])/(3.3/1024)" office:value-type="float" office:value="-650.463418181818" calcext:value-type="float">
            <text:p>-650.463418181818</text:p>
          </table:table-cell>
          <table:table-cell table:number-columns-repeated="48"/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formula="of:=[.A654]*0.00322" office:value-type="float" office:value="2.09944" calcext:value-type="float">
            <text:p>2.09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4]-[.B653])-(3.3/1024))/(3.3/1024)" office:value-type="float" office:value="-1" calcext:value-type="float">
            <text:p>-1</text:p>
          </table:table-cell>
          <table:table-cell table:formula="of:=([.B654]-[.C654])/(3.3/1024)" office:value-type="float" office:value="-651.462593939394" calcext:value-type="float">
            <text:p>-651.462593939394</text:p>
          </table:table-cell>
          <table:table-cell table:number-columns-repeated="48"/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table:formula="of:=[.A655]*0.00322" office:value-type="float" office:value="2.10266" calcext:value-type="float">
            <text:p>2.10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5]-[.B654])-(3.3/1024))/(3.3/1024)" office:value-type="float" office:value="-1" calcext:value-type="float">
            <text:p>-1</text:p>
          </table:table-cell>
          <table:table-cell table:formula="of:=([.B655]-[.C655])/(3.3/1024)" office:value-type="float" office:value="-652.46176969697" calcext:value-type="float">
            <text:p>-652.46176969697</text:p>
          </table:table-cell>
          <table:table-cell table:number-columns-repeated="48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formula="of:=[.A656]*0.00322" office:value-type="float" office:value="2.10588" calcext:value-type="float">
            <text:p>2.105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6]-[.B655])-(3.3/1024))/(3.3/1024)" office:value-type="float" office:value="-1" calcext:value-type="float">
            <text:p>-1</text:p>
          </table:table-cell>
          <table:table-cell table:formula="of:=([.B656]-[.C656])/(3.3/1024)" office:value-type="float" office:value="-653.460945454546" calcext:value-type="float">
            <text:p>-653.460945454546</text:p>
          </table:table-cell>
          <table:table-cell table:number-columns-repeated="48"/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formula="of:=[.A657]*0.00322" office:value-type="float" office:value="2.1091" calcext:value-type="float">
            <text:p>2.109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7]-[.B656])-(3.3/1024))/(3.3/1024)" office:value-type="float" office:value="-1" calcext:value-type="float">
            <text:p>-1</text:p>
          </table:table-cell>
          <table:table-cell table:formula="of:=([.B657]-[.C657])/(3.3/1024)" office:value-type="float" office:value="-654.460121212121" calcext:value-type="float">
            <text:p>-654.460121212121</text:p>
          </table:table-cell>
          <table:table-cell table:number-columns-repeated="48"/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formula="of:=[.A658]*0.00322" office:value-type="float" office:value="2.11232" calcext:value-type="float">
            <text:p>2.11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8]-[.B657])-(3.3/1024))/(3.3/1024)" office:value-type="float" office:value="-1" calcext:value-type="float">
            <text:p>-1</text:p>
          </table:table-cell>
          <table:table-cell table:formula="of:=([.B658]-[.C658])/(3.3/1024)" office:value-type="float" office:value="-655.459296969697" calcext:value-type="float">
            <text:p>-655.459296969697</text:p>
          </table:table-cell>
          <table:table-cell table:number-columns-repeated="48"/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formula="of:=[.A659]*0.00322" office:value-type="float" office:value="2.11554" calcext:value-type="float">
            <text:p>2.115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59]-[.B658])-(3.3/1024))/(3.3/1024)" office:value-type="float" office:value="-1" calcext:value-type="float">
            <text:p>-1</text:p>
          </table:table-cell>
          <table:table-cell table:formula="of:=([.B659]-[.C659])/(3.3/1024)" office:value-type="float" office:value="-656.458472727273" calcext:value-type="float">
            <text:p>-656.458472727273</text:p>
          </table:table-cell>
          <table:table-cell table:number-columns-repeated="48"/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formula="of:=[.A660]*0.00322" office:value-type="float" office:value="2.11876" calcext:value-type="float">
            <text:p>2.11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0]-[.B659])-(3.3/1024))/(3.3/1024)" office:value-type="float" office:value="-1" calcext:value-type="float">
            <text:p>-1</text:p>
          </table:table-cell>
          <table:table-cell table:formula="of:=([.B660]-[.C660])/(3.3/1024)" office:value-type="float" office:value="-657.457648484849" calcext:value-type="float">
            <text:p>-657.457648484849</text:p>
          </table:table-cell>
          <table:table-cell table:number-columns-repeated="48"/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formula="of:=[.A661]*0.00322" office:value-type="float" office:value="2.12198" calcext:value-type="float">
            <text:p>2.121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1]-[.B660])-(3.3/1024))/(3.3/1024)" office:value-type="float" office:value="-1" calcext:value-type="float">
            <text:p>-1</text:p>
          </table:table-cell>
          <table:table-cell table:formula="of:=([.B661]-[.C661])/(3.3/1024)" office:value-type="float" office:value="-658.456824242424" calcext:value-type="float">
            <text:p>-658.456824242424</text:p>
          </table:table-cell>
          <table:table-cell table:number-columns-repeated="48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[.A662]*0.00322" office:value-type="float" office:value="2.1252" calcext:value-type="float">
            <text:p>2.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2]-[.B661])-(3.3/1024))/(3.3/1024)" office:value-type="float" office:value="-1" calcext:value-type="float">
            <text:p>-1</text:p>
          </table:table-cell>
          <table:table-cell table:formula="of:=([.B662]-[.C662])/(3.3/1024)" office:value-type="float" office:value="-659.456" calcext:value-type="float">
            <text:p>-659.456</text:p>
          </table:table-cell>
          <table:table-cell table:number-columns-repeated="48"/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table:formula="of:=[.A663]*0.00322" office:value-type="float" office:value="2.12842" calcext:value-type="float">
            <text:p>2.12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3]-[.B662])-(3.3/1024))/(3.3/1024)" office:value-type="float" office:value="-1" calcext:value-type="float">
            <text:p>-1</text:p>
          </table:table-cell>
          <table:table-cell table:formula="of:=([.B663]-[.C663])/(3.3/1024)" office:value-type="float" office:value="-660.455175757576" calcext:value-type="float">
            <text:p>-660.455175757576</text:p>
          </table:table-cell>
          <table:table-cell table:number-columns-repeated="48"/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table:formula="of:=[.A664]*0.00322" office:value-type="float" office:value="2.13164" calcext:value-type="float">
            <text:p>2.13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4]-[.B663])-(3.3/1024))/(3.3/1024)" office:value-type="float" office:value="-1" calcext:value-type="float">
            <text:p>-1</text:p>
          </table:table-cell>
          <table:table-cell table:formula="of:=([.B664]-[.C664])/(3.3/1024)" office:value-type="float" office:value="-661.454351515152" calcext:value-type="float">
            <text:p>-661.454351515152</text:p>
          </table:table-cell>
          <table:table-cell table:number-columns-repeated="48"/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table:formula="of:=[.A665]*0.00322" office:value-type="float" office:value="2.13486" calcext:value-type="float">
            <text:p>2.134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5]-[.B664])-(3.3/1024))/(3.3/1024)" office:value-type="float" office:value="-1" calcext:value-type="float">
            <text:p>-1</text:p>
          </table:table-cell>
          <table:table-cell table:formula="of:=([.B665]-[.C665])/(3.3/1024)" office:value-type="float" office:value="-662.453527272727" calcext:value-type="float">
            <text:p>-662.453527272727</text:p>
          </table:table-cell>
          <table:table-cell table:number-columns-repeated="48"/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formula="of:=[.A666]*0.00322" office:value-type="float" office:value="2.13808" calcext:value-type="float">
            <text:p>2.138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6]-[.B665])-(3.3/1024))/(3.3/1024)" office:value-type="float" office:value="-1" calcext:value-type="float">
            <text:p>-1</text:p>
          </table:table-cell>
          <table:table-cell table:formula="of:=([.B666]-[.C666])/(3.3/1024)" office:value-type="float" office:value="-663.452703030303" calcext:value-type="float">
            <text:p>-663.452703030303</text:p>
          </table:table-cell>
          <table:table-cell table:number-columns-repeated="48"/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table:formula="of:=[.A667]*0.00322" office:value-type="float" office:value="2.1413" calcext:value-type="float">
            <text:p>2.14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7]-[.B666])-(3.3/1024))/(3.3/1024)" office:value-type="float" office:value="-1" calcext:value-type="float">
            <text:p>-1</text:p>
          </table:table-cell>
          <table:table-cell table:formula="of:=([.B667]-[.C667])/(3.3/1024)" office:value-type="float" office:value="-664.451878787879" calcext:value-type="float">
            <text:p>-664.451878787879</text:p>
          </table:table-cell>
          <table:table-cell table:number-columns-repeated="48"/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table:formula="of:=[.A668]*0.00322" office:value-type="float" office:value="2.14452" calcext:value-type="float">
            <text:p>2.14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8]-[.B667])-(3.3/1024))/(3.3/1024)" office:value-type="float" office:value="-1" calcext:value-type="float">
            <text:p>-1</text:p>
          </table:table-cell>
          <table:table-cell table:formula="of:=([.B668]-[.C668])/(3.3/1024)" office:value-type="float" office:value="-665.451054545455" calcext:value-type="float">
            <text:p>-665.451054545455</text:p>
          </table:table-cell>
          <table:table-cell table:number-columns-repeated="48"/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table:formula="of:=[.A669]*0.00322" office:value-type="float" office:value="2.14774" calcext:value-type="float">
            <text:p>2.147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69]-[.B668])-(3.3/1024))/(3.3/1024)" office:value-type="float" office:value="-1" calcext:value-type="float">
            <text:p>-1</text:p>
          </table:table-cell>
          <table:table-cell table:formula="of:=([.B669]-[.C669])/(3.3/1024)" office:value-type="float" office:value="-666.45023030303" calcext:value-type="float">
            <text:p>-666.45023030303</text:p>
          </table:table-cell>
          <table:table-cell table:number-columns-repeated="48"/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formula="of:=[.A670]*0.00322" office:value-type="float" office:value="2.15096" calcext:value-type="float">
            <text:p>2.15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0]-[.B669])-(3.3/1024))/(3.3/1024)" office:value-type="float" office:value="-1" calcext:value-type="float">
            <text:p>-1</text:p>
          </table:table-cell>
          <table:table-cell table:formula="of:=([.B670]-[.C670])/(3.3/1024)" office:value-type="float" office:value="-667.449406060606" calcext:value-type="float">
            <text:p>-667.449406060606</text:p>
          </table:table-cell>
          <table:table-cell table:number-columns-repeated="48"/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table:formula="of:=[.A671]*0.00322" office:value-type="float" office:value="2.15418" calcext:value-type="float">
            <text:p>2.15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1]-[.B670])-(3.3/1024))/(3.3/1024)" office:value-type="float" office:value="-1" calcext:value-type="float">
            <text:p>-1</text:p>
          </table:table-cell>
          <table:table-cell table:formula="of:=([.B671]-[.C671])/(3.3/1024)" office:value-type="float" office:value="-668.448581818182" calcext:value-type="float">
            <text:p>-668.448581818182</text:p>
          </table:table-cell>
          <table:table-cell table:number-columns-repeated="48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formula="of:=[.A672]*0.00322" office:value-type="float" office:value="2.1574" calcext:value-type="float">
            <text:p>2.157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2]-[.B671])-(3.3/1024))/(3.3/1024)" office:value-type="float" office:value="-1" calcext:value-type="float">
            <text:p>-1</text:p>
          </table:table-cell>
          <table:table-cell table:formula="of:=([.B672]-[.C672])/(3.3/1024)" office:value-type="float" office:value="-669.447757575758" calcext:value-type="float">
            <text:p>-669.447757575758</text:p>
          </table:table-cell>
          <table:table-cell table:number-columns-repeated="48"/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table:formula="of:=[.A673]*0.00322" office:value-type="float" office:value="2.16062" calcext:value-type="float">
            <text:p>2.1606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3]-[.B672])-(3.3/1024))/(3.3/1024)" office:value-type="float" office:value="-1" calcext:value-type="float">
            <text:p>-1</text:p>
          </table:table-cell>
          <table:table-cell table:formula="of:=([.B673]-[.C673])/(3.3/1024)" office:value-type="float" office:value="-670.446933333333" calcext:value-type="float">
            <text:p>-670.446933333333</text:p>
          </table:table-cell>
          <table:table-cell table:number-columns-repeated="48"/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formula="of:=[.A674]*0.00322" office:value-type="float" office:value="2.16384" calcext:value-type="float">
            <text:p>2.163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4]-[.B673])-(3.3/1024))/(3.3/1024)" office:value-type="float" office:value="-1" calcext:value-type="float">
            <text:p>-1</text:p>
          </table:table-cell>
          <table:table-cell table:formula="of:=([.B674]-[.C674])/(3.3/1024)" office:value-type="float" office:value="-671.446109090909" calcext:value-type="float">
            <text:p>-671.446109090909</text:p>
          </table:table-cell>
          <table:table-cell table:number-columns-repeated="48"/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table:formula="of:=[.A675]*0.00322" office:value-type="float" office:value="2.16706" calcext:value-type="float">
            <text:p>2.1670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5]-[.B674])-(3.3/1024))/(3.3/1024)" office:value-type="float" office:value="-1" calcext:value-type="float">
            <text:p>-1</text:p>
          </table:table-cell>
          <table:table-cell table:formula="of:=([.B675]-[.C675])/(3.3/1024)" office:value-type="float" office:value="-672.445284848485" calcext:value-type="float">
            <text:p>-672.445284848485</text:p>
          </table:table-cell>
          <table:table-cell table:number-columns-repeated="48"/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table:formula="of:=[.A676]*0.00322" office:value-type="float" office:value="2.17028" calcext:value-type="float">
            <text:p>2.17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6]-[.B675])-(3.3/1024))/(3.3/1024)" office:value-type="float" office:value="-1" calcext:value-type="float">
            <text:p>-1</text:p>
          </table:table-cell>
          <table:table-cell table:formula="of:=([.B676]-[.C676])/(3.3/1024)" office:value-type="float" office:value="-673.444460606061" calcext:value-type="float">
            <text:p>-673.444460606061</text:p>
          </table:table-cell>
          <table:table-cell table:number-columns-repeated="48"/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table:formula="of:=[.A677]*0.00322" office:value-type="float" office:value="2.1735" calcext:value-type="float">
            <text:p>2.17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7]-[.B676])-(3.3/1024))/(3.3/1024)" office:value-type="float" office:value="-1" calcext:value-type="float">
            <text:p>-1</text:p>
          </table:table-cell>
          <table:table-cell table:formula="of:=([.B677]-[.C677])/(3.3/1024)" office:value-type="float" office:value="-674.443636363636" calcext:value-type="float">
            <text:p>-674.443636363636</text:p>
          </table:table-cell>
          <table:table-cell table:number-columns-repeated="48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formula="of:=[.A678]*0.00322" office:value-type="float" office:value="2.17672" calcext:value-type="float">
            <text:p>2.1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8]-[.B677])-(3.3/1024))/(3.3/1024)" office:value-type="float" office:value="-1" calcext:value-type="float">
            <text:p>-1</text:p>
          </table:table-cell>
          <table:table-cell table:formula="of:=([.B678]-[.C678])/(3.3/1024)" office:value-type="float" office:value="-675.442812121212" calcext:value-type="float">
            <text:p>-675.442812121212</text:p>
          </table:table-cell>
          <table:table-cell table:number-columns-repeated="48"/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table:formula="of:=[.A679]*0.00322" office:value-type="float" office:value="2.17994" calcext:value-type="float">
            <text:p>2.17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79]-[.B678])-(3.3/1024))/(3.3/1024)" office:value-type="float" office:value="-1" calcext:value-type="float">
            <text:p>-1</text:p>
          </table:table-cell>
          <table:table-cell table:formula="of:=([.B679]-[.C679])/(3.3/1024)" office:value-type="float" office:value="-676.441987878788" calcext:value-type="float">
            <text:p>-676.441987878788</text:p>
          </table:table-cell>
          <table:table-cell table:number-columns-repeated="48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table:formula="of:=[.A680]*0.00322" office:value-type="float" office:value="2.18316" calcext:value-type="float">
            <text:p>2.183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0]-[.B679])-(3.3/1024))/(3.3/1024)" office:value-type="float" office:value="-1" calcext:value-type="float">
            <text:p>-1</text:p>
          </table:table-cell>
          <table:table-cell table:formula="of:=([.B680]-[.C680])/(3.3/1024)" office:value-type="float" office:value="-677.441163636364" calcext:value-type="float">
            <text:p>-677.441163636364</text:p>
          </table:table-cell>
          <table:table-cell table:number-columns-repeated="48"/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table:formula="of:=[.A681]*0.00322" office:value-type="float" office:value="2.18638" calcext:value-type="float">
            <text:p>2.186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1]-[.B680])-(3.3/1024))/(3.3/1024)" office:value-type="float" office:value="-1" calcext:value-type="float">
            <text:p>-1</text:p>
          </table:table-cell>
          <table:table-cell table:formula="of:=([.B681]-[.C681])/(3.3/1024)" office:value-type="float" office:value="-678.44033939394" calcext:value-type="float">
            <text:p>-678.44033939394</text:p>
          </table:table-cell>
          <table:table-cell table:number-columns-repeated="48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[.A682]*0.00322" office:value-type="float" office:value="2.1896" calcext:value-type="float">
            <text:p>2.1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2]-[.B681])-(3.3/1024))/(3.3/1024)" office:value-type="float" office:value="-1" calcext:value-type="float">
            <text:p>-1</text:p>
          </table:table-cell>
          <table:table-cell table:formula="of:=([.B682]-[.C682])/(3.3/1024)" office:value-type="float" office:value="-679.439515151515" calcext:value-type="float">
            <text:p>-679.439515151515</text:p>
          </table:table-cell>
          <table:table-cell table:number-columns-repeated="48"/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table:formula="of:=[.A683]*0.00322" office:value-type="float" office:value="2.19282" calcext:value-type="float">
            <text:p>2.19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3]-[.B682])-(3.3/1024))/(3.3/1024)" office:value-type="float" office:value="-1" calcext:value-type="float">
            <text:p>-1</text:p>
          </table:table-cell>
          <table:table-cell table:formula="of:=([.B683]-[.C683])/(3.3/1024)" office:value-type="float" office:value="-680.438690909091" calcext:value-type="float">
            <text:p>-680.438690909091</text:p>
          </table:table-cell>
          <table:table-cell table:number-columns-repeated="48"/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table:formula="of:=[.A684]*0.00322" office:value-type="float" office:value="2.19604" calcext:value-type="float">
            <text:p>2.19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4]-[.B683])-(3.3/1024))/(3.3/1024)" office:value-type="float" office:value="-1" calcext:value-type="float">
            <text:p>-1</text:p>
          </table:table-cell>
          <table:table-cell table:formula="of:=([.B684]-[.C684])/(3.3/1024)" office:value-type="float" office:value="-681.437866666667" calcext:value-type="float">
            <text:p>-681.437866666667</text:p>
          </table:table-cell>
          <table:table-cell table:number-columns-repeated="48"/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table:formula="of:=[.A685]*0.00322" office:value-type="float" office:value="2.19926" calcext:value-type="float">
            <text:p>2.19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5]-[.B684])-(3.3/1024))/(3.3/1024)" office:value-type="float" office:value="-1" calcext:value-type="float">
            <text:p>-1</text:p>
          </table:table-cell>
          <table:table-cell table:formula="of:=([.B685]-[.C685])/(3.3/1024)" office:value-type="float" office:value="-682.437042424243" calcext:value-type="float">
            <text:p>-682.437042424243</text:p>
          </table:table-cell>
          <table:table-cell table:number-columns-repeated="48"/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formula="of:=[.A686]*0.00322" office:value-type="float" office:value="2.20248" calcext:value-type="float">
            <text:p>2.20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6]-[.B685])-(3.3/1024))/(3.3/1024)" office:value-type="float" office:value="-1" calcext:value-type="float">
            <text:p>-1</text:p>
          </table:table-cell>
          <table:table-cell table:formula="of:=([.B686]-[.C686])/(3.3/1024)" office:value-type="float" office:value="-683.436218181818" calcext:value-type="float">
            <text:p>-683.436218181818</text:p>
          </table:table-cell>
          <table:table-cell table:number-columns-repeated="48"/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table:formula="of:=[.A687]*0.00322" office:value-type="float" office:value="2.2057" calcext:value-type="float">
            <text:p>2.2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7]-[.B686])-(3.3/1024))/(3.3/1024)" office:value-type="float" office:value="-1" calcext:value-type="float">
            <text:p>-1</text:p>
          </table:table-cell>
          <table:table-cell table:formula="of:=([.B687]-[.C687])/(3.3/1024)" office:value-type="float" office:value="-684.435393939394" calcext:value-type="float">
            <text:p>-684.435393939394</text:p>
          </table:table-cell>
          <table:table-cell table:number-columns-repeated="48"/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table:formula="of:=[.A688]*0.00322" office:value-type="float" office:value="2.20892" calcext:value-type="float">
            <text:p>2.208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8]-[.B687])-(3.3/1024))/(3.3/1024)" office:value-type="float" office:value="-1" calcext:value-type="float">
            <text:p>-1</text:p>
          </table:table-cell>
          <table:table-cell table:formula="of:=([.B688]-[.C688])/(3.3/1024)" office:value-type="float" office:value="-685.43456969697" calcext:value-type="float">
            <text:p>-685.43456969697</text:p>
          </table:table-cell>
          <table:table-cell table:number-columns-repeated="48"/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table:formula="of:=[.A689]*0.00322" office:value-type="float" office:value="2.21214" calcext:value-type="float">
            <text:p>2.212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89]-[.B688])-(3.3/1024))/(3.3/1024)" office:value-type="float" office:value="-1" calcext:value-type="float">
            <text:p>-1</text:p>
          </table:table-cell>
          <table:table-cell table:formula="of:=([.B689]-[.C689])/(3.3/1024)" office:value-type="float" office:value="-686.433745454546" calcext:value-type="float">
            <text:p>-686.433745454546</text:p>
          </table:table-cell>
          <table:table-cell table:number-columns-repeated="48"/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formula="of:=[.A690]*0.00322" office:value-type="float" office:value="2.21536" calcext:value-type="float">
            <text:p>2.215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0]-[.B689])-(3.3/1024))/(3.3/1024)" office:value-type="float" office:value="-1" calcext:value-type="float">
            <text:p>-1</text:p>
          </table:table-cell>
          <table:table-cell table:formula="of:=([.B690]-[.C690])/(3.3/1024)" office:value-type="float" office:value="-687.432921212121" calcext:value-type="float">
            <text:p>-687.432921212121</text:p>
          </table:table-cell>
          <table:table-cell table:number-columns-repeated="48"/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table:formula="of:=[.A691]*0.00322" office:value-type="float" office:value="2.21858" calcext:value-type="float">
            <text:p>2.218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1]-[.B690])-(3.3/1024))/(3.3/1024)" office:value-type="float" office:value="-1" calcext:value-type="float">
            <text:p>-1</text:p>
          </table:table-cell>
          <table:table-cell table:formula="of:=([.B691]-[.C691])/(3.3/1024)" office:value-type="float" office:value="-688.432096969697" calcext:value-type="float">
            <text:p>-688.432096969697</text:p>
          </table:table-cell>
          <table:table-cell table:number-columns-repeated="48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formula="of:=[.A692]*0.00322" office:value-type="float" office:value="2.2218" calcext:value-type="float">
            <text:p>2.2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2]-[.B691])-(3.3/1024))/(3.3/1024)" office:value-type="float" office:value="-1" calcext:value-type="float">
            <text:p>-1</text:p>
          </table:table-cell>
          <table:table-cell table:formula="of:=([.B692]-[.C692])/(3.3/1024)" office:value-type="float" office:value="-689.431272727273" calcext:value-type="float">
            <text:p>-689.431272727273</text:p>
          </table:table-cell>
          <table:table-cell table:number-columns-repeated="48"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table:formula="of:=[.A693]*0.00322" office:value-type="float" office:value="2.22502" calcext:value-type="float">
            <text:p>2.22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3]-[.B692])-(3.3/1024))/(3.3/1024)" office:value-type="float" office:value="-1" calcext:value-type="float">
            <text:p>-1</text:p>
          </table:table-cell>
          <table:table-cell table:formula="of:=([.B693]-[.C693])/(3.3/1024)" office:value-type="float" office:value="-690.430448484849" calcext:value-type="float">
            <text:p>-690.430448484849</text:p>
          </table:table-cell>
          <table:table-cell table:number-columns-repeated="48"/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formula="of:=[.A694]*0.00322" office:value-type="float" office:value="2.22824" calcext:value-type="float">
            <text:p>2.22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4]-[.B693])-(3.3/1024))/(3.3/1024)" office:value-type="float" office:value="-1" calcext:value-type="float">
            <text:p>-1</text:p>
          </table:table-cell>
          <table:table-cell table:formula="of:=([.B694]-[.C694])/(3.3/1024)" office:value-type="float" office:value="-691.429624242424" calcext:value-type="float">
            <text:p>-691.429624242424</text:p>
          </table:table-cell>
          <table:table-cell table:number-columns-repeated="48"/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table:formula="of:=[.A695]*0.00322" office:value-type="float" office:value="2.23146" calcext:value-type="float">
            <text:p>2.23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5]-[.B694])-(3.3/1024))/(3.3/1024)" office:value-type="float" office:value="-1" calcext:value-type="float">
            <text:p>-1</text:p>
          </table:table-cell>
          <table:table-cell table:formula="of:=([.B695]-[.C695])/(3.3/1024)" office:value-type="float" office:value="-692.4288" calcext:value-type="float">
            <text:p>-692.4288</text:p>
          </table:table-cell>
          <table:table-cell table:number-columns-repeated="48"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table:formula="of:=[.A696]*0.00322" office:value-type="float" office:value="2.23468" calcext:value-type="float">
            <text:p>2.234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6]-[.B695])-(3.3/1024))/(3.3/1024)" office:value-type="float" office:value="-1" calcext:value-type="float">
            <text:p>-1</text:p>
          </table:table-cell>
          <table:table-cell table:formula="of:=([.B696]-[.C696])/(3.3/1024)" office:value-type="float" office:value="-693.427975757576" calcext:value-type="float">
            <text:p>-693.427975757576</text:p>
          </table:table-cell>
          <table:table-cell table:number-columns-repeated="48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table:formula="of:=[.A697]*0.00322" office:value-type="float" office:value="2.2379" calcext:value-type="float">
            <text:p>2.2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7]-[.B696])-(3.3/1024))/(3.3/1024)" office:value-type="float" office:value="-1" calcext:value-type="float">
            <text:p>-1</text:p>
          </table:table-cell>
          <table:table-cell table:formula="of:=([.B697]-[.C697])/(3.3/1024)" office:value-type="float" office:value="-694.427151515152" calcext:value-type="float">
            <text:p>-694.427151515152</text:p>
          </table:table-cell>
          <table:table-cell table:number-columns-repeated="48"/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formula="of:=[.A698]*0.00322" office:value-type="float" office:value="2.24112" calcext:value-type="float">
            <text:p>2.24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8]-[.B697])-(3.3/1024))/(3.3/1024)" office:value-type="float" office:value="-1" calcext:value-type="float">
            <text:p>-1</text:p>
          </table:table-cell>
          <table:table-cell table:formula="of:=([.B698]-[.C698])/(3.3/1024)" office:value-type="float" office:value="-695.426327272727" calcext:value-type="float">
            <text:p>-695.426327272727</text:p>
          </table:table-cell>
          <table:table-cell table:number-columns-repeated="48"/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table:formula="of:=[.A699]*0.00322" office:value-type="float" office:value="2.24434" calcext:value-type="float">
            <text:p>2.24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699]-[.B698])-(3.3/1024))/(3.3/1024)" office:value-type="float" office:value="-1" calcext:value-type="float">
            <text:p>-1</text:p>
          </table:table-cell>
          <table:table-cell table:formula="of:=([.B699]-[.C699])/(3.3/1024)" office:value-type="float" office:value="-696.425503030303" calcext:value-type="float">
            <text:p>-696.425503030303</text:p>
          </table:table-cell>
          <table:table-cell table:number-columns-repeated="48"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formula="of:=[.A700]*0.00322" office:value-type="float" office:value="2.24756" calcext:value-type="float">
            <text:p>2.24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0]-[.B699])-(3.3/1024))/(3.3/1024)" office:value-type="float" office:value="-1" calcext:value-type="float">
            <text:p>-1</text:p>
          </table:table-cell>
          <table:table-cell table:formula="of:=([.B700]-[.C700])/(3.3/1024)" office:value-type="float" office:value="-697.424678787879" calcext:value-type="float">
            <text:p>-697.424678787879</text:p>
          </table:table-cell>
          <table:table-cell table:number-columns-repeated="48"/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formula="of:=[.A701]*0.00322" office:value-type="float" office:value="2.25078" calcext:value-type="float">
            <text:p>2.25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1]-[.B700])-(3.3/1024))/(3.3/1024)" office:value-type="float" office:value="-1" calcext:value-type="float">
            <text:p>-1</text:p>
          </table:table-cell>
          <table:table-cell table:formula="of:=([.B701]-[.C701])/(3.3/1024)" office:value-type="float" office:value="-698.423854545455" calcext:value-type="float">
            <text:p>-698.423854545455</text:p>
          </table:table-cell>
          <table:table-cell table:number-columns-repeated="48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[.A702]*0.00322" office:value-type="float" office:value="2.254" calcext:value-type="float">
            <text:p>2.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2]-[.B701])-(3.3/1024))/(3.3/1024)" office:value-type="float" office:value="-1" calcext:value-type="float">
            <text:p>-1</text:p>
          </table:table-cell>
          <table:table-cell table:formula="of:=([.B702]-[.C702])/(3.3/1024)" office:value-type="float" office:value="-699.42303030303" calcext:value-type="float">
            <text:p>-699.42303030303</text:p>
          </table:table-cell>
          <table:table-cell table:number-columns-repeated="48"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formula="of:=[.A703]*0.00322" office:value-type="float" office:value="2.25722" calcext:value-type="float">
            <text:p>2.25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3]-[.B702])-(3.3/1024))/(3.3/1024)" office:value-type="float" office:value="-1" calcext:value-type="float">
            <text:p>-1</text:p>
          </table:table-cell>
          <table:table-cell table:formula="of:=([.B703]-[.C703])/(3.3/1024)" office:value-type="float" office:value="-700.422206060606" calcext:value-type="float">
            <text:p>-700.422206060606</text:p>
          </table:table-cell>
          <table:table-cell table:number-columns-repeated="48"/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formula="of:=[.A704]*0.00322" office:value-type="float" office:value="2.26044" calcext:value-type="float">
            <text:p>2.260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4]-[.B703])-(3.3/1024))/(3.3/1024)" office:value-type="float" office:value="-1" calcext:value-type="float">
            <text:p>-1</text:p>
          </table:table-cell>
          <table:table-cell table:formula="of:=([.B704]-[.C704])/(3.3/1024)" office:value-type="float" office:value="-701.421381818182" calcext:value-type="float">
            <text:p>-701.421381818182</text:p>
          </table:table-cell>
          <table:table-cell table:number-columns-repeated="48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formula="of:=[.A705]*0.00322" office:value-type="float" office:value="2.26366" calcext:value-type="float">
            <text:p>2.2636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5]-[.B704])-(3.3/1024))/(3.3/1024)" office:value-type="float" office:value="-1" calcext:value-type="float">
            <text:p>-1</text:p>
          </table:table-cell>
          <table:table-cell table:formula="of:=([.B705]-[.C705])/(3.3/1024)" office:value-type="float" office:value="-702.420557575758" calcext:value-type="float">
            <text:p>-702.420557575758</text:p>
          </table:table-cell>
          <table:table-cell table:number-columns-repeated="48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formula="of:=[.A706]*0.00322" office:value-type="float" office:value="2.26688" calcext:value-type="float">
            <text:p>2.266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6]-[.B705])-(3.3/1024))/(3.3/1024)" office:value-type="float" office:value="-1" calcext:value-type="float">
            <text:p>-1</text:p>
          </table:table-cell>
          <table:table-cell table:formula="of:=([.B706]-[.C706])/(3.3/1024)" office:value-type="float" office:value="-703.419733333333" calcext:value-type="float">
            <text:p>-703.419733333333</text:p>
          </table:table-cell>
          <table:table-cell table:number-columns-repeated="48"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table:formula="of:=[.A707]*0.00322" office:value-type="float" office:value="2.2701" calcext:value-type="float">
            <text:p>2.27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7]-[.B706])-(3.3/1024))/(3.3/1024)" office:value-type="float" office:value="-1" calcext:value-type="float">
            <text:p>-1</text:p>
          </table:table-cell>
          <table:table-cell table:formula="of:=([.B707]-[.C707])/(3.3/1024)" office:value-type="float" office:value="-704.418909090909" calcext:value-type="float">
            <text:p>-704.418909090909</text:p>
          </table:table-cell>
          <table:table-cell table:number-columns-repeated="48"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table:formula="of:=[.A708]*0.00322" office:value-type="float" office:value="2.27332" calcext:value-type="float">
            <text:p>2.27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8]-[.B707])-(3.3/1024))/(3.3/1024)" office:value-type="float" office:value="-1" calcext:value-type="float">
            <text:p>-1</text:p>
          </table:table-cell>
          <table:table-cell table:formula="of:=([.B708]-[.C708])/(3.3/1024)" office:value-type="float" office:value="-705.418084848485" calcext:value-type="float">
            <text:p>-705.418084848485</text:p>
          </table:table-cell>
          <table:table-cell table:number-columns-repeated="48"/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table:formula="of:=[.A709]*0.00322" office:value-type="float" office:value="2.27654" calcext:value-type="float">
            <text:p>2.2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09]-[.B708])-(3.3/1024))/(3.3/1024)" office:value-type="float" office:value="-1" calcext:value-type="float">
            <text:p>-1</text:p>
          </table:table-cell>
          <table:table-cell table:formula="of:=([.B709]-[.C709])/(3.3/1024)" office:value-type="float" office:value="-706.417260606061" calcext:value-type="float">
            <text:p>-706.417260606061</text:p>
          </table:table-cell>
          <table:table-cell table:number-columns-repeated="48"/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formula="of:=[.A710]*0.00322" office:value-type="float" office:value="2.27976" calcext:value-type="float">
            <text:p>2.2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0]-[.B709])-(3.3/1024))/(3.3/1024)" office:value-type="float" office:value="-1" calcext:value-type="float">
            <text:p>-1</text:p>
          </table:table-cell>
          <table:table-cell table:formula="of:=([.B710]-[.C710])/(3.3/1024)" office:value-type="float" office:value="-707.416436363636" calcext:value-type="float">
            <text:p>-707.416436363636</text:p>
          </table:table-cell>
          <table:table-cell table:number-columns-repeated="48"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table:formula="of:=[.A711]*0.00322" office:value-type="float" office:value="2.28298" calcext:value-type="float">
            <text:p>2.28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1]-[.B710])-(3.3/1024))/(3.3/1024)" office:value-type="float" office:value="-1" calcext:value-type="float">
            <text:p>-1</text:p>
          </table:table-cell>
          <table:table-cell table:formula="of:=([.B711]-[.C711])/(3.3/1024)" office:value-type="float" office:value="-708.415612121212" calcext:value-type="float">
            <text:p>-708.415612121212</text:p>
          </table:table-cell>
          <table:table-cell table:number-columns-repeated="48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formula="of:=[.A712]*0.00322" office:value-type="float" office:value="2.2862" calcext:value-type="float">
            <text:p>2.2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2]-[.B711])-(3.3/1024))/(3.3/1024)" office:value-type="float" office:value="-1" calcext:value-type="float">
            <text:p>-1</text:p>
          </table:table-cell>
          <table:table-cell table:formula="of:=([.B712]-[.C712])/(3.3/1024)" office:value-type="float" office:value="-709.414787878788" calcext:value-type="float">
            <text:p>-709.414787878788</text:p>
          </table:table-cell>
          <table:table-cell table:number-columns-repeated="48"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table:formula="of:=[.A713]*0.00322" office:value-type="float" office:value="2.28942" calcext:value-type="float">
            <text:p>2.2894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3]-[.B712])-(3.3/1024))/(3.3/1024)" office:value-type="float" office:value="-1" calcext:value-type="float">
            <text:p>-1</text:p>
          </table:table-cell>
          <table:table-cell table:formula="of:=([.B713]-[.C713])/(3.3/1024)" office:value-type="float" office:value="-710.413963636364" calcext:value-type="float">
            <text:p>-710.413963636364</text:p>
          </table:table-cell>
          <table:table-cell table:number-columns-repeated="48"/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formula="of:=[.A714]*0.00322" office:value-type="float" office:value="2.29264" calcext:value-type="float">
            <text:p>2.2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4]-[.B713])-(3.3/1024))/(3.3/1024)" office:value-type="float" office:value="-1" calcext:value-type="float">
            <text:p>-1</text:p>
          </table:table-cell>
          <table:table-cell table:formula="of:=([.B714]-[.C714])/(3.3/1024)" office:value-type="float" office:value="-711.413139393939" calcext:value-type="float">
            <text:p>-711.413139393939</text:p>
          </table:table-cell>
          <table:table-cell table:number-columns-repeated="48"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table:formula="of:=[.A715]*0.00322" office:value-type="float" office:value="2.29586" calcext:value-type="float">
            <text:p>2.295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5]-[.B714])-(3.3/1024))/(3.3/1024)" office:value-type="float" office:value="-1" calcext:value-type="float">
            <text:p>-1</text:p>
          </table:table-cell>
          <table:table-cell table:formula="of:=([.B715]-[.C715])/(3.3/1024)" office:value-type="float" office:value="-712.412315151515" calcext:value-type="float">
            <text:p>-712.412315151515</text:p>
          </table:table-cell>
          <table:table-cell table:number-columns-repeated="48"/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table:formula="of:=[.A716]*0.00322" office:value-type="float" office:value="2.29908" calcext:value-type="float">
            <text:p>2.29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6]-[.B715])-(3.3/1024))/(3.3/1024)" office:value-type="float" office:value="-1" calcext:value-type="float">
            <text:p>-1</text:p>
          </table:table-cell>
          <table:table-cell table:formula="of:=([.B716]-[.C716])/(3.3/1024)" office:value-type="float" office:value="-713.411490909091" calcext:value-type="float">
            <text:p>-713.411490909091</text:p>
          </table:table-cell>
          <table:table-cell table:number-columns-repeated="48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table:formula="of:=[.A717]*0.00322" office:value-type="float" office:value="2.3023" calcext:value-type="float">
            <text:p>2.3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7]-[.B716])-(3.3/1024))/(3.3/1024)" office:value-type="float" office:value="-1" calcext:value-type="float">
            <text:p>-1</text:p>
          </table:table-cell>
          <table:table-cell table:formula="of:=([.B717]-[.C717])/(3.3/1024)" office:value-type="float" office:value="-714.410666666667" calcext:value-type="float">
            <text:p>-714.410666666667</text:p>
          </table:table-cell>
          <table:table-cell table:number-columns-repeated="48"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formula="of:=[.A718]*0.00322" office:value-type="float" office:value="2.30552" calcext:value-type="float">
            <text:p>2.30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8]-[.B717])-(3.3/1024))/(3.3/1024)" office:value-type="float" office:value="-1" calcext:value-type="float">
            <text:p>-1</text:p>
          </table:table-cell>
          <table:table-cell table:formula="of:=([.B718]-[.C718])/(3.3/1024)" office:value-type="float" office:value="-715.409842424242" calcext:value-type="float">
            <text:p>-715.409842424242</text:p>
          </table:table-cell>
          <table:table-cell table:number-columns-repeated="48"/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table:formula="of:=[.A719]*0.00322" office:value-type="float" office:value="2.30874" calcext:value-type="float">
            <text:p>2.30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19]-[.B718])-(3.3/1024))/(3.3/1024)" office:value-type="float" office:value="-1" calcext:value-type="float">
            <text:p>-1</text:p>
          </table:table-cell>
          <table:table-cell table:formula="of:=([.B719]-[.C719])/(3.3/1024)" office:value-type="float" office:value="-716.409018181818" calcext:value-type="float">
            <text:p>-716.409018181818</text:p>
          </table:table-cell>
          <table:table-cell table:number-columns-repeated="48"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table:formula="of:=[.A720]*0.00322" office:value-type="float" office:value="2.31196" calcext:value-type="float">
            <text:p>2.311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0]-[.B719])-(3.3/1024))/(3.3/1024)" office:value-type="float" office:value="-1" calcext:value-type="float">
            <text:p>-1</text:p>
          </table:table-cell>
          <table:table-cell table:formula="of:=([.B720]-[.C720])/(3.3/1024)" office:value-type="float" office:value="-717.408193939394" calcext:value-type="float">
            <text:p>-717.408193939394</text:p>
          </table:table-cell>
          <table:table-cell table:number-columns-repeated="48"/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table:formula="of:=[.A721]*0.00322" office:value-type="float" office:value="2.31518" calcext:value-type="float">
            <text:p>2.3151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1]-[.B720])-(3.3/1024))/(3.3/1024)" office:value-type="float" office:value="-1" calcext:value-type="float">
            <text:p>-1</text:p>
          </table:table-cell>
          <table:table-cell table:formula="of:=([.B721]-[.C721])/(3.3/1024)" office:value-type="float" office:value="-718.40736969697" calcext:value-type="float">
            <text:p>-718.40736969697</text:p>
          </table:table-cell>
          <table:table-cell table:number-columns-repeated="48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[.A722]*0.00322" office:value-type="float" office:value="2.3184" calcext:value-type="float">
            <text:p>2.3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2]-[.B721])-(3.3/1024))/(3.3/1024)" office:value-type="float" office:value="-1" calcext:value-type="float">
            <text:p>-1</text:p>
          </table:table-cell>
          <table:table-cell table:formula="of:=([.B722]-[.C722])/(3.3/1024)" office:value-type="float" office:value="-719.406545454546" calcext:value-type="float">
            <text:p>-719.406545454546</text:p>
          </table:table-cell>
          <table:table-cell table:number-columns-repeated="48"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table:formula="of:=[.A723]*0.00322" office:value-type="float" office:value="2.32162" calcext:value-type="float">
            <text:p>2.321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3]-[.B722])-(3.3/1024))/(3.3/1024)" office:value-type="float" office:value="-1" calcext:value-type="float">
            <text:p>-1</text:p>
          </table:table-cell>
          <table:table-cell table:formula="of:=([.B723]-[.C723])/(3.3/1024)" office:value-type="float" office:value="-720.405721212121" calcext:value-type="float">
            <text:p>-720.405721212121</text:p>
          </table:table-cell>
          <table:table-cell table:number-columns-repeated="48"/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table:formula="of:=[.A724]*0.00322" office:value-type="float" office:value="2.32484" calcext:value-type="float">
            <text:p>2.32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4]-[.B723])-(3.3/1024))/(3.3/1024)" office:value-type="float" office:value="-1" calcext:value-type="float">
            <text:p>-1</text:p>
          </table:table-cell>
          <table:table-cell table:formula="of:=([.B724]-[.C724])/(3.3/1024)" office:value-type="float" office:value="-721.404896969697" calcext:value-type="float">
            <text:p>-721.404896969697</text:p>
          </table:table-cell>
          <table:table-cell table:number-columns-repeated="48"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table:formula="of:=[.A725]*0.00322" office:value-type="float" office:value="2.32806" calcext:value-type="float">
            <text:p>2.328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5]-[.B724])-(3.3/1024))/(3.3/1024)" office:value-type="float" office:value="-1" calcext:value-type="float">
            <text:p>-1</text:p>
          </table:table-cell>
          <table:table-cell table:formula="of:=([.B725]-[.C725])/(3.3/1024)" office:value-type="float" office:value="-722.404072727273" calcext:value-type="float">
            <text:p>-722.404072727273</text:p>
          </table:table-cell>
          <table:table-cell table:number-columns-repeated="48"/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formula="of:=[.A726]*0.00322" office:value-type="float" office:value="2.33128" calcext:value-type="float">
            <text:p>2.3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6]-[.B725])-(3.3/1024))/(3.3/1024)" office:value-type="float" office:value="-1" calcext:value-type="float">
            <text:p>-1</text:p>
          </table:table-cell>
          <table:table-cell table:formula="of:=([.B726]-[.C726])/(3.3/1024)" office:value-type="float" office:value="-723.403248484849" calcext:value-type="float">
            <text:p>-723.403248484849</text:p>
          </table:table-cell>
          <table:table-cell table:number-columns-repeated="48"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table:formula="of:=[.A727]*0.00322" office:value-type="float" office:value="2.3345" calcext:value-type="float">
            <text:p>2.3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7]-[.B726])-(3.3/1024))/(3.3/1024)" office:value-type="float" office:value="-1" calcext:value-type="float">
            <text:p>-1</text:p>
          </table:table-cell>
          <table:table-cell table:formula="of:=([.B727]-[.C727])/(3.3/1024)" office:value-type="float" office:value="-724.402424242424" calcext:value-type="float">
            <text:p>-724.402424242424</text:p>
          </table:table-cell>
          <table:table-cell table:number-columns-repeated="48"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table:formula="of:=[.A728]*0.00322" office:value-type="float" office:value="2.33772" calcext:value-type="float">
            <text:p>2.33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8]-[.B727])-(3.3/1024))/(3.3/1024)" office:value-type="float" office:value="-1" calcext:value-type="float">
            <text:p>-1</text:p>
          </table:table-cell>
          <table:table-cell table:formula="of:=([.B728]-[.C728])/(3.3/1024)" office:value-type="float" office:value="-725.4016" calcext:value-type="float">
            <text:p>-725.4016</text:p>
          </table:table-cell>
          <table:table-cell table:number-columns-repeated="48"/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table:formula="of:=[.A729]*0.00322" office:value-type="float" office:value="2.34094" calcext:value-type="float">
            <text:p>2.340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29]-[.B728])-(3.3/1024))/(3.3/1024)" office:value-type="float" office:value="-1" calcext:value-type="float">
            <text:p>-1</text:p>
          </table:table-cell>
          <table:table-cell table:formula="of:=([.B729]-[.C729])/(3.3/1024)" office:value-type="float" office:value="-726.400775757576" calcext:value-type="float">
            <text:p>-726.400775757576</text:p>
          </table:table-cell>
          <table:table-cell table:number-columns-repeated="48"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formula="of:=[.A730]*0.00322" office:value-type="float" office:value="2.34416" calcext:value-type="float">
            <text:p>2.344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0]-[.B729])-(3.3/1024))/(3.3/1024)" office:value-type="float" office:value="-1" calcext:value-type="float">
            <text:p>-1</text:p>
          </table:table-cell>
          <table:table-cell table:formula="of:=([.B730]-[.C730])/(3.3/1024)" office:value-type="float" office:value="-727.399951515152" calcext:value-type="float">
            <text:p>-727.399951515152</text:p>
          </table:table-cell>
          <table:table-cell table:number-columns-repeated="48"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table:formula="of:=[.A731]*0.00322" office:value-type="float" office:value="2.34738" calcext:value-type="float">
            <text:p>2.347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1]-[.B730])-(3.3/1024))/(3.3/1024)" office:value-type="float" office:value="-1" calcext:value-type="float">
            <text:p>-1</text:p>
          </table:table-cell>
          <table:table-cell table:formula="of:=([.B731]-[.C731])/(3.3/1024)" office:value-type="float" office:value="-728.399127272727" calcext:value-type="float">
            <text:p>-728.399127272727</text:p>
          </table:table-cell>
          <table:table-cell table:number-columns-repeated="48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formula="of:=[.A732]*0.00322" office:value-type="float" office:value="2.3506" calcext:value-type="float">
            <text:p>2.3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2]-[.B731])-(3.3/1024))/(3.3/1024)" office:value-type="float" office:value="-1" calcext:value-type="float">
            <text:p>-1</text:p>
          </table:table-cell>
          <table:table-cell table:formula="of:=([.B732]-[.C732])/(3.3/1024)" office:value-type="float" office:value="-729.398303030303" calcext:value-type="float">
            <text:p>-729.398303030303</text:p>
          </table:table-cell>
          <table:table-cell table:number-columns-repeated="48"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table:formula="of:=[.A733]*0.00322" office:value-type="float" office:value="2.35382" calcext:value-type="float">
            <text:p>2.35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3]-[.B732])-(3.3/1024))/(3.3/1024)" office:value-type="float" office:value="-1" calcext:value-type="float">
            <text:p>-1</text:p>
          </table:table-cell>
          <table:table-cell table:formula="of:=([.B733]-[.C733])/(3.3/1024)" office:value-type="float" office:value="-730.397478787879" calcext:value-type="float">
            <text:p>-730.397478787879</text:p>
          </table:table-cell>
          <table:table-cell table:number-columns-repeated="48"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formula="of:=[.A734]*0.00322" office:value-type="float" office:value="2.35704" calcext:value-type="float">
            <text:p>2.35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4]-[.B733])-(3.3/1024))/(3.3/1024)" office:value-type="float" office:value="-1" calcext:value-type="float">
            <text:p>-1</text:p>
          </table:table-cell>
          <table:table-cell table:formula="of:=([.B734]-[.C734])/(3.3/1024)" office:value-type="float" office:value="-731.396654545455" calcext:value-type="float">
            <text:p>-731.396654545455</text:p>
          </table:table-cell>
          <table:table-cell table:number-columns-repeated="48"/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table:formula="of:=[.A735]*0.00322" office:value-type="float" office:value="2.36026" calcext:value-type="float">
            <text:p>2.36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5]-[.B734])-(3.3/1024))/(3.3/1024)" office:value-type="float" office:value="-1" calcext:value-type="float">
            <text:p>-1</text:p>
          </table:table-cell>
          <table:table-cell table:formula="of:=([.B735]-[.C735])/(3.3/1024)" office:value-type="float" office:value="-732.39583030303" calcext:value-type="float">
            <text:p>-732.39583030303</text:p>
          </table:table-cell>
          <table:table-cell table:number-columns-repeated="48"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table:formula="of:=[.A736]*0.00322" office:value-type="float" office:value="2.36348" calcext:value-type="float">
            <text:p>2.363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6]-[.B735])-(3.3/1024))/(3.3/1024)" office:value-type="float" office:value="-1" calcext:value-type="float">
            <text:p>-1</text:p>
          </table:table-cell>
          <table:table-cell table:formula="of:=([.B736]-[.C736])/(3.3/1024)" office:value-type="float" office:value="-733.395006060606" calcext:value-type="float">
            <text:p>-733.395006060606</text:p>
          </table:table-cell>
          <table:table-cell table:number-columns-repeated="48"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table:formula="of:=[.A737]*0.00322" office:value-type="float" office:value="2.3667" calcext:value-type="float">
            <text:p>2.3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7]-[.B736])-(3.3/1024))/(3.3/1024)" office:value-type="float" office:value="-1" calcext:value-type="float">
            <text:p>-1</text:p>
          </table:table-cell>
          <table:table-cell table:formula="of:=([.B737]-[.C737])/(3.3/1024)" office:value-type="float" office:value="-734.394181818182" calcext:value-type="float">
            <text:p>-734.394181818182</text:p>
          </table:table-cell>
          <table:table-cell table:number-columns-repeated="48"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formula="of:=[.A738]*0.00322" office:value-type="float" office:value="2.36992" calcext:value-type="float">
            <text:p>2.369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8]-[.B737])-(3.3/1024))/(3.3/1024)" office:value-type="float" office:value="-1" calcext:value-type="float">
            <text:p>-1</text:p>
          </table:table-cell>
          <table:table-cell table:formula="of:=([.B738]-[.C738])/(3.3/1024)" office:value-type="float" office:value="-735.393357575758" calcext:value-type="float">
            <text:p>-735.393357575758</text:p>
          </table:table-cell>
          <table:table-cell table:number-columns-repeated="48"/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formula="of:=[.A739]*0.00322" office:value-type="float" office:value="2.37314" calcext:value-type="float">
            <text:p>2.373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39]-[.B738])-(3.3/1024))/(3.3/1024)" office:value-type="float" office:value="-1" calcext:value-type="float">
            <text:p>-1</text:p>
          </table:table-cell>
          <table:table-cell table:formula="of:=([.B739]-[.C739])/(3.3/1024)" office:value-type="float" office:value="-736.392533333333" calcext:value-type="float">
            <text:p>-736.392533333333</text:p>
          </table:table-cell>
          <table:table-cell table:number-columns-repeated="48"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formula="of:=[.A740]*0.00322" office:value-type="float" office:value="2.37636" calcext:value-type="float">
            <text:p>2.37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0]-[.B739])-(3.3/1024))/(3.3/1024)" office:value-type="float" office:value="-1" calcext:value-type="float">
            <text:p>-1</text:p>
          </table:table-cell>
          <table:table-cell table:formula="of:=([.B740]-[.C740])/(3.3/1024)" office:value-type="float" office:value="-737.391709090909" calcext:value-type="float">
            <text:p>-737.391709090909</text:p>
          </table:table-cell>
          <table:table-cell table:number-columns-repeated="48"/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formula="of:=[.A741]*0.00322" office:value-type="float" office:value="2.37958" calcext:value-type="float">
            <text:p>2.379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1]-[.B740])-(3.3/1024))/(3.3/1024)" office:value-type="float" office:value="-1" calcext:value-type="float">
            <text:p>-1</text:p>
          </table:table-cell>
          <table:table-cell table:formula="of:=([.B741]-[.C741])/(3.3/1024)" office:value-type="float" office:value="-738.390884848485" calcext:value-type="float">
            <text:p>-738.390884848485</text:p>
          </table:table-cell>
          <table:table-cell table:number-columns-repeated="48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[.A742]*0.00322" office:value-type="float" office:value="2.3828" calcext:value-type="float">
            <text:p>2.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2]-[.B741])-(3.3/1024))/(3.3/1024)" office:value-type="float" office:value="-1" calcext:value-type="float">
            <text:p>-1</text:p>
          </table:table-cell>
          <table:table-cell table:formula="of:=([.B742]-[.C742])/(3.3/1024)" office:value-type="float" office:value="-739.390060606061" calcext:value-type="float">
            <text:p>-739.390060606061</text:p>
          </table:table-cell>
          <table:table-cell table:number-columns-repeated="48"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formula="of:=[.A743]*0.00322" office:value-type="float" office:value="2.38602" calcext:value-type="float">
            <text:p>2.38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3]-[.B742])-(3.3/1024))/(3.3/1024)" office:value-type="float" office:value="-1" calcext:value-type="float">
            <text:p>-1</text:p>
          </table:table-cell>
          <table:table-cell table:formula="of:=([.B743]-[.C743])/(3.3/1024)" office:value-type="float" office:value="-740.389236363636" calcext:value-type="float">
            <text:p>-740.389236363636</text:p>
          </table:table-cell>
          <table:table-cell table:number-columns-repeated="48"/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formula="of:=[.A744]*0.00322" office:value-type="float" office:value="2.38924" calcext:value-type="float">
            <text:p>2.38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4]-[.B743])-(3.3/1024))/(3.3/1024)" office:value-type="float" office:value="-1" calcext:value-type="float">
            <text:p>-1</text:p>
          </table:table-cell>
          <table:table-cell table:formula="of:=([.B744]-[.C744])/(3.3/1024)" office:value-type="float" office:value="-741.388412121212" calcext:value-type="float">
            <text:p>-741.388412121212</text:p>
          </table:table-cell>
          <table:table-cell table:number-columns-repeated="48"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formula="of:=[.A745]*0.00322" office:value-type="float" office:value="2.39246" calcext:value-type="float">
            <text:p>2.392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5]-[.B744])-(3.3/1024))/(3.3/1024)" office:value-type="float" office:value="-1" calcext:value-type="float">
            <text:p>-1</text:p>
          </table:table-cell>
          <table:table-cell table:formula="of:=([.B745]-[.C745])/(3.3/1024)" office:value-type="float" office:value="-742.387587878788" calcext:value-type="float">
            <text:p>-742.387587878788</text:p>
          </table:table-cell>
          <table:table-cell table:number-columns-repeated="48"/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formula="of:=[.A746]*0.00322" office:value-type="float" office:value="2.39568" calcext:value-type="float">
            <text:p>2.39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6]-[.B745])-(3.3/1024))/(3.3/1024)" office:value-type="float" office:value="-1" calcext:value-type="float">
            <text:p>-1</text:p>
          </table:table-cell>
          <table:table-cell table:formula="of:=([.B746]-[.C746])/(3.3/1024)" office:value-type="float" office:value="-743.386763636364" calcext:value-type="float">
            <text:p>-743.386763636364</text:p>
          </table:table-cell>
          <table:table-cell table:number-columns-repeated="48"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table:formula="of:=[.A747]*0.00322" office:value-type="float" office:value="2.3989" calcext:value-type="float">
            <text:p>2.3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7]-[.B746])-(3.3/1024))/(3.3/1024)" office:value-type="float" office:value="-1" calcext:value-type="float">
            <text:p>-1</text:p>
          </table:table-cell>
          <table:table-cell table:formula="of:=([.B747]-[.C747])/(3.3/1024)" office:value-type="float" office:value="-744.38593939394" calcext:value-type="float">
            <text:p>-744.38593939394</text:p>
          </table:table-cell>
          <table:table-cell table:number-columns-repeated="48"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table:formula="of:=[.A748]*0.00322" office:value-type="float" office:value="2.40212" calcext:value-type="float">
            <text:p>2.40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8]-[.B747])-(3.3/1024))/(3.3/1024)" office:value-type="float" office:value="-1" calcext:value-type="float">
            <text:p>-1</text:p>
          </table:table-cell>
          <table:table-cell table:formula="of:=([.B748]-[.C748])/(3.3/1024)" office:value-type="float" office:value="-745.385115151515" calcext:value-type="float">
            <text:p>-745.385115151515</text:p>
          </table:table-cell>
          <table:table-cell table:number-columns-repeated="48"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table:formula="of:=[.A749]*0.00322" office:value-type="float" office:value="2.40534" calcext:value-type="float">
            <text:p>2.40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49]-[.B748])-(3.3/1024))/(3.3/1024)" office:value-type="float" office:value="-1" calcext:value-type="float">
            <text:p>-1</text:p>
          </table:table-cell>
          <table:table-cell table:formula="of:=([.B749]-[.C749])/(3.3/1024)" office:value-type="float" office:value="-746.384290909091" calcext:value-type="float">
            <text:p>-746.384290909091</text:p>
          </table:table-cell>
          <table:table-cell table:number-columns-repeated="48"/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formula="of:=[.A750]*0.00322" office:value-type="float" office:value="2.40856" calcext:value-type="float">
            <text:p>2.40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0]-[.B749])-(3.3/1024))/(3.3/1024)" office:value-type="float" office:value="-1" calcext:value-type="float">
            <text:p>-1</text:p>
          </table:table-cell>
          <table:table-cell table:formula="of:=([.B750]-[.C750])/(3.3/1024)" office:value-type="float" office:value="-747.383466666667" calcext:value-type="float">
            <text:p>-747.383466666667</text:p>
          </table:table-cell>
          <table:table-cell table:number-columns-repeated="48"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table:formula="of:=[.A751]*0.00322" office:value-type="float" office:value="2.41178" calcext:value-type="float">
            <text:p>2.41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1]-[.B750])-(3.3/1024))/(3.3/1024)" office:value-type="float" office:value="-1" calcext:value-type="float">
            <text:p>-1</text:p>
          </table:table-cell>
          <table:table-cell table:formula="of:=([.B751]-[.C751])/(3.3/1024)" office:value-type="float" office:value="-748.382642424243" calcext:value-type="float">
            <text:p>-748.382642424243</text:p>
          </table:table-cell>
          <table:table-cell table:number-columns-repeated="48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formula="of:=[.A752]*0.00322"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2]-[.B751])-(3.3/1024))/(3.3/1024)" office:value-type="float" office:value="-1" calcext:value-type="float">
            <text:p>-1</text:p>
          </table:table-cell>
          <table:table-cell table:formula="of:=([.B752]-[.C752])/(3.3/1024)" office:value-type="float" office:value="-749.381818181818" calcext:value-type="float">
            <text:p>-749.381818181818</text:p>
          </table:table-cell>
          <table:table-cell table:number-columns-repeated="48"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table:formula="of:=[.A753]*0.00322" office:value-type="float" office:value="2.41822" calcext:value-type="float">
            <text:p>2.418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3]-[.B752])-(3.3/1024))/(3.3/1024)" office:value-type="float" office:value="-1" calcext:value-type="float">
            <text:p>-1</text:p>
          </table:table-cell>
          <table:table-cell table:formula="of:=([.B753]-[.C753])/(3.3/1024)" office:value-type="float" office:value="-750.380993939394" calcext:value-type="float">
            <text:p>-750.380993939394</text:p>
          </table:table-cell>
          <table:table-cell table:number-columns-repeated="48"/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formula="of:=[.A754]*0.00322" office:value-type="float" office:value="2.42144" calcext:value-type="float">
            <text:p>2.42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4]-[.B753])-(3.3/1024))/(3.3/1024)" office:value-type="float" office:value="-1" calcext:value-type="float">
            <text:p>-1</text:p>
          </table:table-cell>
          <table:table-cell table:formula="of:=([.B754]-[.C754])/(3.3/1024)" office:value-type="float" office:value="-751.38016969697" calcext:value-type="float">
            <text:p>-751.38016969697</text:p>
          </table:table-cell>
          <table:table-cell table:number-columns-repeated="48"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table:formula="of:=[.A755]*0.00322" office:value-type="float" office:value="2.42466" calcext:value-type="float">
            <text:p>2.424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5]-[.B754])-(3.3/1024))/(3.3/1024)" office:value-type="float" office:value="-1" calcext:value-type="float">
            <text:p>-1</text:p>
          </table:table-cell>
          <table:table-cell table:formula="of:=([.B755]-[.C755])/(3.3/1024)" office:value-type="float" office:value="-752.379345454546" calcext:value-type="float">
            <text:p>-752.379345454546</text:p>
          </table:table-cell>
          <table:table-cell table:number-columns-repeated="48"/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table:formula="of:=[.A756]*0.00322" office:value-type="float" office:value="2.42788" calcext:value-type="float">
            <text:p>2.42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6]-[.B755])-(3.3/1024))/(3.3/1024)" office:value-type="float" office:value="-1" calcext:value-type="float">
            <text:p>-1</text:p>
          </table:table-cell>
          <table:table-cell table:formula="of:=([.B756]-[.C756])/(3.3/1024)" office:value-type="float" office:value="-753.378521212121" calcext:value-type="float">
            <text:p>-753.378521212121</text:p>
          </table:table-cell>
          <table:table-cell table:number-columns-repeated="48"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table:formula="of:=[.A757]*0.00322" office:value-type="float" office:value="2.4311" calcext:value-type="float">
            <text:p>2.43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7]-[.B756])-(3.3/1024))/(3.3/1024)" office:value-type="float" office:value="-1" calcext:value-type="float">
            <text:p>-1</text:p>
          </table:table-cell>
          <table:table-cell table:formula="of:=([.B757]-[.C757])/(3.3/1024)" office:value-type="float" office:value="-754.377696969697" calcext:value-type="float">
            <text:p>-754.377696969697</text:p>
          </table:table-cell>
          <table:table-cell table:number-columns-repeated="48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formula="of:=[.A758]*0.00322" office:value-type="float" office:value="2.43432" calcext:value-type="float">
            <text:p>2.4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8]-[.B757])-(3.3/1024))/(3.3/1024)" office:value-type="float" office:value="-1" calcext:value-type="float">
            <text:p>-1</text:p>
          </table:table-cell>
          <table:table-cell table:formula="of:=([.B758]-[.C758])/(3.3/1024)" office:value-type="float" office:value="-755.376872727273" calcext:value-type="float">
            <text:p>-755.376872727273</text:p>
          </table:table-cell>
          <table:table-cell table:number-columns-repeated="48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table:formula="of:=[.A759]*0.00322" office:value-type="float" office:value="2.43754" calcext:value-type="float">
            <text:p>2.4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59]-[.B758])-(3.3/1024))/(3.3/1024)" office:value-type="float" office:value="-1" calcext:value-type="float">
            <text:p>-1</text:p>
          </table:table-cell>
          <table:table-cell table:formula="of:=([.B759]-[.C759])/(3.3/1024)" office:value-type="float" office:value="-756.376048484849" calcext:value-type="float">
            <text:p>-756.376048484849</text:p>
          </table:table-cell>
          <table:table-cell table:number-columns-repeated="48"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table:formula="of:=[.A760]*0.00322" office:value-type="float" office:value="2.44076" calcext:value-type="float">
            <text:p>2.44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0]-[.B759])-(3.3/1024))/(3.3/1024)" office:value-type="float" office:value="-1" calcext:value-type="float">
            <text:p>-1</text:p>
          </table:table-cell>
          <table:table-cell table:formula="of:=([.B760]-[.C760])/(3.3/1024)" office:value-type="float" office:value="-757.375224242424" calcext:value-type="float">
            <text:p>-757.375224242424</text:p>
          </table:table-cell>
          <table:table-cell table:number-columns-repeated="48"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table:formula="of:=[.A761]*0.00322" office:value-type="float" office:value="2.44398" calcext:value-type="float">
            <text:p>2.44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1]-[.B760])-(3.3/1024))/(3.3/1024)" office:value-type="float" office:value="-1" calcext:value-type="float">
            <text:p>-1</text:p>
          </table:table-cell>
          <table:table-cell table:formula="of:=([.B761]-[.C761])/(3.3/1024)" office:value-type="float" office:value="-758.3744" calcext:value-type="float">
            <text:p>-758.3744</text:p>
          </table:table-cell>
          <table:table-cell table:number-columns-repeated="48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[.A762]*0.00322" office:value-type="float" office:value="2.4472" calcext:value-type="float">
            <text:p>2.44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2]-[.B761])-(3.3/1024))/(3.3/1024)" office:value-type="float" office:value="-1" calcext:value-type="float">
            <text:p>-1</text:p>
          </table:table-cell>
          <table:table-cell table:formula="of:=([.B762]-[.C762])/(3.3/1024)" office:value-type="float" office:value="-759.373575757576" calcext:value-type="float">
            <text:p>-759.373575757576</text:p>
          </table:table-cell>
          <table:table-cell table:number-columns-repeated="48"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table:formula="of:=[.A763]*0.00322" office:value-type="float" office:value="2.45042" calcext:value-type="float">
            <text:p>2.450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3]-[.B762])-(3.3/1024))/(3.3/1024)" office:value-type="float" office:value="-1" calcext:value-type="float">
            <text:p>-1</text:p>
          </table:table-cell>
          <table:table-cell table:formula="of:=([.B763]-[.C763])/(3.3/1024)" office:value-type="float" office:value="-760.372751515152" calcext:value-type="float">
            <text:p>-760.372751515152</text:p>
          </table:table-cell>
          <table:table-cell table:number-columns-repeated="48"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table:formula="of:=[.A764]*0.00322" office:value-type="float" office:value="2.45364" calcext:value-type="float">
            <text:p>2.45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4]-[.B763])-(3.3/1024))/(3.3/1024)" office:value-type="float" office:value="-1" calcext:value-type="float">
            <text:p>-1</text:p>
          </table:table-cell>
          <table:table-cell table:formula="of:=([.B764]-[.C764])/(3.3/1024)" office:value-type="float" office:value="-761.371927272727" calcext:value-type="float">
            <text:p>-761.371927272727</text:p>
          </table:table-cell>
          <table:table-cell table:number-columns-repeated="48"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table:formula="of:=[.A765]*0.00322" office:value-type="float" office:value="2.45686" calcext:value-type="float">
            <text:p>2.45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5]-[.B764])-(3.3/1024))/(3.3/1024)" office:value-type="float" office:value="-1" calcext:value-type="float">
            <text:p>-1</text:p>
          </table:table-cell>
          <table:table-cell table:formula="of:=([.B765]-[.C765])/(3.3/1024)" office:value-type="float" office:value="-762.371103030303" calcext:value-type="float">
            <text:p>-762.371103030303</text:p>
          </table:table-cell>
          <table:table-cell table:number-columns-repeated="48"/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formula="of:=[.A766]*0.00322" office:value-type="float" office:value="2.46008" calcext:value-type="float">
            <text:p>2.46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6]-[.B765])-(3.3/1024))/(3.3/1024)" office:value-type="float" office:value="-1" calcext:value-type="float">
            <text:p>-1</text:p>
          </table:table-cell>
          <table:table-cell table:formula="of:=([.B766]-[.C766])/(3.3/1024)" office:value-type="float" office:value="-763.370278787879" calcext:value-type="float">
            <text:p>-763.370278787879</text:p>
          </table:table-cell>
          <table:table-cell table:number-columns-repeated="48"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table:formula="of:=[.A767]*0.00322" office:value-type="float" office:value="2.4633" calcext:value-type="float">
            <text:p>2.4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7]-[.B766])-(3.3/1024))/(3.3/1024)" office:value-type="float" office:value="-1" calcext:value-type="float">
            <text:p>-1</text:p>
          </table:table-cell>
          <table:table-cell table:formula="of:=([.B767]-[.C767])/(3.3/1024)" office:value-type="float" office:value="-764.369454545455" calcext:value-type="float">
            <text:p>-764.369454545455</text:p>
          </table:table-cell>
          <table:table-cell table:number-columns-repeated="48"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table:formula="of:=[.A768]*0.00322" office:value-type="float" office:value="2.46652" calcext:value-type="float">
            <text:p>2.4665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8]-[.B767])-(3.3/1024))/(3.3/1024)" office:value-type="float" office:value="-1" calcext:value-type="float">
            <text:p>-1</text:p>
          </table:table-cell>
          <table:table-cell table:formula="of:=([.B768]-[.C768])/(3.3/1024)" office:value-type="float" office:value="-765.36863030303" calcext:value-type="float">
            <text:p>-765.36863030303</text:p>
          </table:table-cell>
          <table:table-cell table:number-columns-repeated="48"/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table:formula="of:=[.A769]*0.00322" office:value-type="float" office:value="2.46974" calcext:value-type="float">
            <text:p>2.4697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B769]-[.B768])-(3.3/1024))/(3.3/1024)" office:value-type="float" office:value="-1" calcext:value-type="float">
            <text:p>-1</text:p>
          </table:table-cell>
          <table:table-cell table:formula="of:=([.B769]-[.C769])/(3.3/1024)" office:value-type="float" office:value="-766.367806060606" calcext:value-type="float">
            <text:p>-766.367806060606</text:p>
          </table:table-cell>
          <table:table-cell table:number-columns-repeated="48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formula="of:=[.A770]*0.00322" office:value-type="float" office:value="2.47296" calcext:value-type="float">
            <text:p>2.4729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0]-[.B769])-(3.3/1024))/(3.3/1024)" office:value-type="float" office:value="-1" calcext:value-type="float">
            <text:p>-1</text:p>
          </table:table-cell>
          <table:table-cell table:formula="of:=([.B770]-[.C770])/(3.3/1024)" office:value-type="float" office:value="-767.366981818182" calcext:value-type="float">
            <text:p>-767.366981818182</text:p>
          </table:table-cell>
          <table:table-cell table:number-columns-repeated="48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table:formula="of:=[.A771]*0.00322" office:value-type="float" office:value="2.47618" calcext:value-type="float">
            <text:p>2.4761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1]-[.B770])-(3.3/1024))/(3.3/1024)" office:value-type="float" office:value="-1" calcext:value-type="float">
            <text:p>-1</text:p>
          </table:table-cell>
          <table:table-cell table:formula="of:=([.B771]-[.C771])/(3.3/1024)" office:value-type="float" office:value="-768.366157575758" calcext:value-type="float">
            <text:p>-768.366157575758</text:p>
          </table:table-cell>
          <table:table-cell table:number-columns-repeated="48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formula="of:=[.A772]*0.00322" office:value-type="float" office:value="2.4794" calcext:value-type="float">
            <text:p>2.4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2]-[.B771])-(3.3/1024))/(3.3/1024)" office:value-type="float" office:value="-1" calcext:value-type="float">
            <text:p>-1</text:p>
          </table:table-cell>
          <table:table-cell table:formula="of:=([.B772]-[.C772])/(3.3/1024)" office:value-type="float" office:value="-769.365333333333" calcext:value-type="float">
            <text:p>-769.365333333333</text:p>
          </table:table-cell>
          <table:table-cell table:number-columns-repeated="48"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table:formula="of:=[.A773]*0.00322" office:value-type="float" office:value="2.48262" calcext:value-type="float">
            <text:p>2.482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3]-[.B772])-(3.3/1024))/(3.3/1024)" office:value-type="float" office:value="-1" calcext:value-type="float">
            <text:p>-1</text:p>
          </table:table-cell>
          <table:table-cell table:formula="of:=([.B773]-[.C773])/(3.3/1024)" office:value-type="float" office:value="-770.364509090909" calcext:value-type="float">
            <text:p>-770.364509090909</text:p>
          </table:table-cell>
          <table:table-cell table:number-columns-repeated="48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formula="of:=[.A774]*0.00322" office:value-type="float" office:value="2.48584" calcext:value-type="float">
            <text:p>2.48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4]-[.B773])-(3.3/1024))/(3.3/1024)" office:value-type="float" office:value="-1" calcext:value-type="float">
            <text:p>-1</text:p>
          </table:table-cell>
          <table:table-cell table:formula="of:=([.B774]-[.C774])/(3.3/1024)" office:value-type="float" office:value="-771.363684848485" calcext:value-type="float">
            <text:p>-771.363684848485</text:p>
          </table:table-cell>
          <table:table-cell table:number-columns-repeated="48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table:formula="of:=[.A775]*0.00322" office:value-type="float" office:value="2.48906" calcext:value-type="float">
            <text:p>2.48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5]-[.B774])-(3.3/1024))/(3.3/1024)" office:value-type="float" office:value="-1" calcext:value-type="float">
            <text:p>-1</text:p>
          </table:table-cell>
          <table:table-cell table:formula="of:=([.B775]-[.C775])/(3.3/1024)" office:value-type="float" office:value="-772.362860606061" calcext:value-type="float">
            <text:p>-772.362860606061</text:p>
          </table:table-cell>
          <table:table-cell table:number-columns-repeated="48"/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table:formula="of:=[.A776]*0.00322" office:value-type="float" office:value="2.49228" calcext:value-type="float">
            <text:p>2.49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6]-[.B775])-(3.3/1024))/(3.3/1024)" office:value-type="float" office:value="-1" calcext:value-type="float">
            <text:p>-1</text:p>
          </table:table-cell>
          <table:table-cell table:formula="of:=([.B776]-[.C776])/(3.3/1024)" office:value-type="float" office:value="-773.362036363637" calcext:value-type="float">
            <text:p>-773.362036363637</text:p>
          </table:table-cell>
          <table:table-cell table:number-columns-repeated="48"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table:formula="of:=[.A777]*0.00322" office:value-type="float" office:value="2.4955" calcext:value-type="float">
            <text:p>2.49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7]-[.B776])-(3.3/1024))/(3.3/1024)" office:value-type="float" office:value="-1" calcext:value-type="float">
            <text:p>-1</text:p>
          </table:table-cell>
          <table:table-cell table:formula="of:=([.B777]-[.C777])/(3.3/1024)" office:value-type="float" office:value="-774.361212121212" calcext:value-type="float">
            <text:p>-774.361212121212</text:p>
          </table:table-cell>
          <table:table-cell table:number-columns-repeated="48"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formula="of:=[.A778]*0.00322" office:value-type="float" office:value="2.49872" calcext:value-type="float">
            <text:p>2.49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8]-[.B777])-(3.3/1024))/(3.3/1024)" office:value-type="float" office:value="-1" calcext:value-type="float">
            <text:p>-1</text:p>
          </table:table-cell>
          <table:table-cell table:formula="of:=([.B778]-[.C778])/(3.3/1024)" office:value-type="float" office:value="-775.360387878788" calcext:value-type="float">
            <text:p>-775.360387878788</text:p>
          </table:table-cell>
          <table:table-cell table:number-columns-repeated="48"/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table:formula="of:=[.A779]*0.00322" office:value-type="float" office:value="2.50194" calcext:value-type="float">
            <text:p>2.50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79]-[.B778])-(3.3/1024))/(3.3/1024)" office:value-type="float" office:value="-1" calcext:value-type="float">
            <text:p>-1</text:p>
          </table:table-cell>
          <table:table-cell table:formula="of:=([.B779]-[.C779])/(3.3/1024)" office:value-type="float" office:value="-776.359563636364" calcext:value-type="float">
            <text:p>-776.359563636364</text:p>
          </table:table-cell>
          <table:table-cell table:number-columns-repeated="48"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formula="of:=[.A780]*0.00322" office:value-type="float" office:value="2.50516" calcext:value-type="float">
            <text:p>2.50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0]-[.B779])-(3.3/1024))/(3.3/1024)" office:value-type="float" office:value="-1" calcext:value-type="float">
            <text:p>-1</text:p>
          </table:table-cell>
          <table:table-cell table:formula="of:=([.B780]-[.C780])/(3.3/1024)" office:value-type="float" office:value="-777.35873939394" calcext:value-type="float">
            <text:p>-777.35873939394</text:p>
          </table:table-cell>
          <table:table-cell table:number-columns-repeated="48"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formula="of:=[.A781]*0.00322" office:value-type="float" office:value="2.50838" calcext:value-type="float">
            <text:p>2.50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1]-[.B780])-(3.3/1024))/(3.3/1024)" office:value-type="float" office:value="-1" calcext:value-type="float">
            <text:p>-1</text:p>
          </table:table-cell>
          <table:table-cell table:formula="of:=([.B781]-[.C781])/(3.3/1024)" office:value-type="float" office:value="-778.357915151515" calcext:value-type="float">
            <text:p>-778.357915151515</text:p>
          </table:table-cell>
          <table:table-cell table:number-columns-repeated="48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[.A782]*0.00322" office:value-type="float" office:value="2.5116" calcext:value-type="float">
            <text:p>2.5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2]-[.B781])-(3.3/1024))/(3.3/1024)" office:value-type="float" office:value="-1" calcext:value-type="float">
            <text:p>-1</text:p>
          </table:table-cell>
          <table:table-cell table:formula="of:=([.B782]-[.C782])/(3.3/1024)" office:value-type="float" office:value="-779.357090909091" calcext:value-type="float">
            <text:p>-779.357090909091</text:p>
          </table:table-cell>
          <table:table-cell table:number-columns-repeated="48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formula="of:=[.A783]*0.00322" office:value-type="float" office:value="2.51482" calcext:value-type="float">
            <text:p>2.5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3]-[.B782])-(3.3/1024))/(3.3/1024)" office:value-type="float" office:value="-1" calcext:value-type="float">
            <text:p>-1</text:p>
          </table:table-cell>
          <table:table-cell table:formula="of:=([.B783]-[.C783])/(3.3/1024)" office:value-type="float" office:value="-780.356266666667" calcext:value-type="float">
            <text:p>-780.356266666667</text:p>
          </table:table-cell>
          <table:table-cell table:number-columns-repeated="48"/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formula="of:=[.A784]*0.00322" office:value-type="float" office:value="2.51804" calcext:value-type="float">
            <text:p>2.518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4]-[.B783])-(3.3/1024))/(3.3/1024)" office:value-type="float" office:value="-1" calcext:value-type="float">
            <text:p>-1</text:p>
          </table:table-cell>
          <table:table-cell table:formula="of:=([.B784]-[.C784])/(3.3/1024)" office:value-type="float" office:value="-781.355442424243" calcext:value-type="float">
            <text:p>-781.355442424243</text:p>
          </table:table-cell>
          <table:table-cell table:number-columns-repeated="48"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formula="of:=[.A785]*0.00322" office:value-type="float" office:value="2.52126" calcext:value-type="float">
            <text:p>2.521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5]-[.B784])-(3.3/1024))/(3.3/1024)" office:value-type="float" office:value="-1" calcext:value-type="float">
            <text:p>-1</text:p>
          </table:table-cell>
          <table:table-cell table:formula="of:=([.B785]-[.C785])/(3.3/1024)" office:value-type="float" office:value="-782.354618181818" calcext:value-type="float">
            <text:p>-782.354618181818</text:p>
          </table:table-cell>
          <table:table-cell table:number-columns-repeated="48"/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formula="of:=[.A786]*0.00322" office:value-type="float" office:value="2.52448" calcext:value-type="float">
            <text:p>2.52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6]-[.B785])-(3.3/1024))/(3.3/1024)" office:value-type="float" office:value="-1" calcext:value-type="float">
            <text:p>-1</text:p>
          </table:table-cell>
          <table:table-cell table:formula="of:=([.B786]-[.C786])/(3.3/1024)" office:value-type="float" office:value="-783.353793939394" calcext:value-type="float">
            <text:p>-783.353793939394</text:p>
          </table:table-cell>
          <table:table-cell table:number-columns-repeated="48"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table:formula="of:=[.A787]*0.00322" office:value-type="float" office:value="2.5277" calcext:value-type="float">
            <text:p>2.52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7]-[.B786])-(3.3/1024))/(3.3/1024)" office:value-type="float" office:value="-1" calcext:value-type="float">
            <text:p>-1</text:p>
          </table:table-cell>
          <table:table-cell table:formula="of:=([.B787]-[.C787])/(3.3/1024)" office:value-type="float" office:value="-784.35296969697" calcext:value-type="float">
            <text:p>-784.35296969697</text:p>
          </table:table-cell>
          <table:table-cell table:number-columns-repeated="48"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table:formula="of:=[.A788]*0.00322" office:value-type="float" office:value="2.53092" calcext:value-type="float">
            <text:p>2.53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8]-[.B787])-(3.3/1024))/(3.3/1024)" office:value-type="float" office:value="-1" calcext:value-type="float">
            <text:p>-1</text:p>
          </table:table-cell>
          <table:table-cell table:formula="of:=([.B788]-[.C788])/(3.3/1024)" office:value-type="float" office:value="-785.352145454546" calcext:value-type="float">
            <text:p>-785.352145454546</text:p>
          </table:table-cell>
          <table:table-cell table:number-columns-repeated="48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table:formula="of:=[.A789]*0.00322" office:value-type="float" office:value="2.53414" calcext:value-type="float">
            <text:p>2.534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89]-[.B788])-(3.3/1024))/(3.3/1024)" office:value-type="float" office:value="-1" calcext:value-type="float">
            <text:p>-1</text:p>
          </table:table-cell>
          <table:table-cell table:formula="of:=([.B789]-[.C789])/(3.3/1024)" office:value-type="float" office:value="-786.351321212121" calcext:value-type="float">
            <text:p>-786.351321212121</text:p>
          </table:table-cell>
          <table:table-cell table:number-columns-repeated="48"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formula="of:=[.A790]*0.00322" office:value-type="float" office:value="2.53736" calcext:value-type="float">
            <text:p>2.5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0]-[.B789])-(3.3/1024))/(3.3/1024)" office:value-type="float" office:value="-1" calcext:value-type="float">
            <text:p>-1</text:p>
          </table:table-cell>
          <table:table-cell table:formula="of:=([.B790]-[.C790])/(3.3/1024)" office:value-type="float" office:value="-787.350496969697" calcext:value-type="float">
            <text:p>-787.350496969697</text:p>
          </table:table-cell>
          <table:table-cell table:number-columns-repeated="48"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table:formula="of:=[.A791]*0.00322" office:value-type="float" office:value="2.54058" calcext:value-type="float">
            <text:p>2.54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1]-[.B790])-(3.3/1024))/(3.3/1024)" office:value-type="float" office:value="-1" calcext:value-type="float">
            <text:p>-1</text:p>
          </table:table-cell>
          <table:table-cell table:formula="of:=([.B791]-[.C791])/(3.3/1024)" office:value-type="float" office:value="-788.349672727273" calcext:value-type="float">
            <text:p>-788.349672727273</text:p>
          </table:table-cell>
          <table:table-cell table:number-columns-repeated="48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formula="of:=[.A792]*0.00322" office:value-type="float" office:value="2.5438" calcext:value-type="float">
            <text:p>2.5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2]-[.B791])-(3.3/1024))/(3.3/1024)" office:value-type="float" office:value="-1" calcext:value-type="float">
            <text:p>-1</text:p>
          </table:table-cell>
          <table:table-cell table:formula="of:=([.B792]-[.C792])/(3.3/1024)" office:value-type="float" office:value="-789.348848484849" calcext:value-type="float">
            <text:p>-789.348848484849</text:p>
          </table:table-cell>
          <table:table-cell table:number-columns-repeated="48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table:formula="of:=[.A793]*0.00322" office:value-type="float" office:value="2.54702" calcext:value-type="float">
            <text:p>2.54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3]-[.B792])-(3.3/1024))/(3.3/1024)" office:value-type="float" office:value="-1" calcext:value-type="float">
            <text:p>-1</text:p>
          </table:table-cell>
          <table:table-cell table:formula="of:=([.B793]-[.C793])/(3.3/1024)" office:value-type="float" office:value="-790.348024242424" calcext:value-type="float">
            <text:p>-790.348024242424</text:p>
          </table:table-cell>
          <table:table-cell table:number-columns-repeated="48"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formula="of:=[.A794]*0.00322" office:value-type="float" office:value="2.55024" calcext:value-type="float">
            <text:p>2.550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4]-[.B793])-(3.3/1024))/(3.3/1024)" office:value-type="float" office:value="-1" calcext:value-type="float">
            <text:p>-1</text:p>
          </table:table-cell>
          <table:table-cell table:formula="of:=([.B794]-[.C794])/(3.3/1024)" office:value-type="float" office:value="-791.3472" calcext:value-type="float">
            <text:p>-791.3472</text:p>
          </table:table-cell>
          <table:table-cell table:number-columns-repeated="48"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table:formula="of:=[.A795]*0.00322" office:value-type="float" office:value="2.55346" calcext:value-type="float">
            <text:p>2.55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5]-[.B794])-(3.3/1024))/(3.3/1024)" office:value-type="float" office:value="-1" calcext:value-type="float">
            <text:p>-1</text:p>
          </table:table-cell>
          <table:table-cell table:formula="of:=([.B795]-[.C795])/(3.3/1024)" office:value-type="float" office:value="-792.346375757576" calcext:value-type="float">
            <text:p>-792.346375757576</text:p>
          </table:table-cell>
          <table:table-cell table:number-columns-repeated="48"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table:formula="of:=[.A796]*0.00322" office:value-type="float" office:value="2.55668" calcext:value-type="float">
            <text:p>2.55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6]-[.B795])-(3.3/1024))/(3.3/1024)" office:value-type="float" office:value="-1" calcext:value-type="float">
            <text:p>-1</text:p>
          </table:table-cell>
          <table:table-cell table:formula="of:=([.B796]-[.C796])/(3.3/1024)" office:value-type="float" office:value="-793.345551515152" calcext:value-type="float">
            <text:p>-793.345551515152</text:p>
          </table:table-cell>
          <table:table-cell table:number-columns-repeated="48"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table:formula="of:=[.A797]*0.00322" office:value-type="float" office:value="2.5599" calcext:value-type="float">
            <text:p>2.5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7]-[.B796])-(3.3/1024))/(3.3/1024)" office:value-type="float" office:value="-1" calcext:value-type="float">
            <text:p>-1</text:p>
          </table:table-cell>
          <table:table-cell table:formula="of:=([.B797]-[.C797])/(3.3/1024)" office:value-type="float" office:value="-794.344727272727" calcext:value-type="float">
            <text:p>-794.344727272727</text:p>
          </table:table-cell>
          <table:table-cell table:number-columns-repeated="48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formula="of:=[.A798]*0.00322" office:value-type="float" office:value="2.56312" calcext:value-type="float">
            <text:p>2.56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8]-[.B797])-(3.3/1024))/(3.3/1024)" office:value-type="float" office:value="-1" calcext:value-type="float">
            <text:p>-1</text:p>
          </table:table-cell>
          <table:table-cell table:formula="of:=([.B798]-[.C798])/(3.3/1024)" office:value-type="float" office:value="-795.343903030303" calcext:value-type="float">
            <text:p>-795.343903030303</text:p>
          </table:table-cell>
          <table:table-cell table:number-columns-repeated="48"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table:formula="of:=[.A799]*0.00322" office:value-type="float" office:value="2.56634" calcext:value-type="float">
            <text:p>2.56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799]-[.B798])-(3.3/1024))/(3.3/1024)" office:value-type="float" office:value="-1" calcext:value-type="float">
            <text:p>-1</text:p>
          </table:table-cell>
          <table:table-cell table:formula="of:=([.B799]-[.C799])/(3.3/1024)" office:value-type="float" office:value="-796.343078787879" calcext:value-type="float">
            <text:p>-796.343078787879</text:p>
          </table:table-cell>
          <table:table-cell table:number-columns-repeated="48"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table:formula="of:=[.A800]*0.00322" office:value-type="float" office:value="2.56956" calcext:value-type="float">
            <text:p>2.569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0]-[.B799])-(3.3/1024))/(3.3/1024)" office:value-type="float" office:value="-1" calcext:value-type="float">
            <text:p>-1</text:p>
          </table:table-cell>
          <table:table-cell table:formula="of:=([.B800]-[.C800])/(3.3/1024)" office:value-type="float" office:value="-797.342254545455" calcext:value-type="float">
            <text:p>-797.342254545455</text:p>
          </table:table-cell>
          <table:table-cell table:number-columns-repeated="48"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table:formula="of:=[.A801]*0.00322" office:value-type="float" office:value="2.57278" calcext:value-type="float">
            <text:p>2.5727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1]-[.B800])-(3.3/1024))/(3.3/1024)" office:value-type="float" office:value="-1" calcext:value-type="float">
            <text:p>-1</text:p>
          </table:table-cell>
          <table:table-cell table:formula="of:=([.B801]-[.C801])/(3.3/1024)" office:value-type="float" office:value="-798.34143030303" calcext:value-type="float">
            <text:p>-798.34143030303</text:p>
          </table:table-cell>
          <table:table-cell table:number-columns-repeated="48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[.A802]*0.00322" office:value-type="float" office:value="2.576" calcext:value-type="float">
            <text:p>2.5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2]-[.B801])-(3.3/1024))/(3.3/1024)" office:value-type="float" office:value="-1" calcext:value-type="float">
            <text:p>-1</text:p>
          </table:table-cell>
          <table:table-cell table:formula="of:=([.B802]-[.C802])/(3.3/1024)" office:value-type="float" office:value="-799.340606060606" calcext:value-type="float">
            <text:p>-799.340606060606</text:p>
          </table:table-cell>
          <table:table-cell table:number-columns-repeated="48"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table:formula="of:=[.A803]*0.00322" office:value-type="float" office:value="2.57922" calcext:value-type="float">
            <text:p>2.579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3]-[.B802])-(3.3/1024))/(3.3/1024)" office:value-type="float" office:value="-1" calcext:value-type="float">
            <text:p>-1</text:p>
          </table:table-cell>
          <table:table-cell table:formula="of:=([.B803]-[.C803])/(3.3/1024)" office:value-type="float" office:value="-800.339781818182" calcext:value-type="float">
            <text:p>-800.339781818182</text:p>
          </table:table-cell>
          <table:table-cell table:number-columns-repeated="48"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table:formula="of:=[.A804]*0.00322" office:value-type="float" office:value="2.58244" calcext:value-type="float">
            <text:p>2.58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4]-[.B803])-(3.3/1024))/(3.3/1024)" office:value-type="float" office:value="-1" calcext:value-type="float">
            <text:p>-1</text:p>
          </table:table-cell>
          <table:table-cell table:formula="of:=([.B804]-[.C804])/(3.3/1024)" office:value-type="float" office:value="-801.338957575758" calcext:value-type="float">
            <text:p>-801.338957575758</text:p>
          </table:table-cell>
          <table:table-cell table:number-columns-repeated="48"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table:formula="of:=[.A805]*0.00322" office:value-type="float" office:value="2.58566" calcext:value-type="float">
            <text:p>2.585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5]-[.B804])-(3.3/1024))/(3.3/1024)" office:value-type="float" office:value="-1" calcext:value-type="float">
            <text:p>-1</text:p>
          </table:table-cell>
          <table:table-cell table:formula="of:=([.B805]-[.C805])/(3.3/1024)" office:value-type="float" office:value="-802.338133333334" calcext:value-type="float">
            <text:p>-802.338133333334</text:p>
          </table:table-cell>
          <table:table-cell table:number-columns-repeated="48"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formula="of:=[.A806]*0.00322" office:value-type="float" office:value="2.58888" calcext:value-type="float">
            <text:p>2.58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6]-[.B805])-(3.3/1024))/(3.3/1024)" office:value-type="float" office:value="-1" calcext:value-type="float">
            <text:p>-1</text:p>
          </table:table-cell>
          <table:table-cell table:formula="of:=([.B806]-[.C806])/(3.3/1024)" office:value-type="float" office:value="-803.337309090909" calcext:value-type="float">
            <text:p>-803.337309090909</text:p>
          </table:table-cell>
          <table:table-cell table:number-columns-repeated="48"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table:formula="of:=[.A807]*0.00322" office:value-type="float" office:value="2.5921" calcext:value-type="float">
            <text:p>2.5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7]-[.B806])-(3.3/1024))/(3.3/1024)" office:value-type="float" office:value="-1" calcext:value-type="float">
            <text:p>-1</text:p>
          </table:table-cell>
          <table:table-cell table:formula="of:=([.B807]-[.C807])/(3.3/1024)" office:value-type="float" office:value="-804.336484848485" calcext:value-type="float">
            <text:p>-804.336484848485</text:p>
          </table:table-cell>
          <table:table-cell table:number-columns-repeated="48"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table:formula="of:=[.A808]*0.00322" office:value-type="float" office:value="2.59532" calcext:value-type="float">
            <text:p>2.59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8]-[.B807])-(3.3/1024))/(3.3/1024)" office:value-type="float" office:value="-1" calcext:value-type="float">
            <text:p>-1</text:p>
          </table:table-cell>
          <table:table-cell table:formula="of:=([.B808]-[.C808])/(3.3/1024)" office:value-type="float" office:value="-805.335660606061" calcext:value-type="float">
            <text:p>-805.335660606061</text:p>
          </table:table-cell>
          <table:table-cell table:number-columns-repeated="48"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table:formula="of:=[.A809]*0.00322" office:value-type="float" office:value="2.59854" calcext:value-type="float">
            <text:p>2.598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09]-[.B808])-(3.3/1024))/(3.3/1024)" office:value-type="float" office:value="-1" calcext:value-type="float">
            <text:p>-1</text:p>
          </table:table-cell>
          <table:table-cell table:formula="of:=([.B809]-[.C809])/(3.3/1024)" office:value-type="float" office:value="-806.334836363637" calcext:value-type="float">
            <text:p>-806.334836363637</text:p>
          </table:table-cell>
          <table:table-cell table:number-columns-repeated="48"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formula="of:=[.A810]*0.00322" office:value-type="float" office:value="2.60176" calcext:value-type="float">
            <text:p>2.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0]-[.B809])-(3.3/1024))/(3.3/1024)" office:value-type="float" office:value="-1" calcext:value-type="float">
            <text:p>-1</text:p>
          </table:table-cell>
          <table:table-cell table:formula="of:=([.B810]-[.C810])/(3.3/1024)" office:value-type="float" office:value="-807.334012121212" calcext:value-type="float">
            <text:p>-807.334012121212</text:p>
          </table:table-cell>
          <table:table-cell table:number-columns-repeated="48"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table:formula="of:=[.A811]*0.00322" office:value-type="float" office:value="2.60498" calcext:value-type="float">
            <text:p>2.60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1]-[.B810])-(3.3/1024))/(3.3/1024)" office:value-type="float" office:value="-1" calcext:value-type="float">
            <text:p>-1</text:p>
          </table:table-cell>
          <table:table-cell table:formula="of:=([.B811]-[.C811])/(3.3/1024)" office:value-type="float" office:value="-808.333187878788" calcext:value-type="float">
            <text:p>-808.333187878788</text:p>
          </table:table-cell>
          <table:table-cell table:number-columns-repeated="48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formula="of:=[.A812]*0.00322" office:value-type="float" office:value="2.6082" calcext:value-type="float">
            <text:p>2.6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2]-[.B811])-(3.3/1024))/(3.3/1024)" office:value-type="float" office:value="-1" calcext:value-type="float">
            <text:p>-1</text:p>
          </table:table-cell>
          <table:table-cell table:formula="of:=([.B812]-[.C812])/(3.3/1024)" office:value-type="float" office:value="-809.332363636364" calcext:value-type="float">
            <text:p>-809.332363636364</text:p>
          </table:table-cell>
          <table:table-cell table:number-columns-repeated="48"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table:formula="of:=[.A813]*0.00322" office:value-type="float" office:value="2.61142" calcext:value-type="float">
            <text:p>2.61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3]-[.B812])-(3.3/1024))/(3.3/1024)" office:value-type="float" office:value="-1" calcext:value-type="float">
            <text:p>-1</text:p>
          </table:table-cell>
          <table:table-cell table:formula="of:=([.B813]-[.C813])/(3.3/1024)" office:value-type="float" office:value="-810.33153939394" calcext:value-type="float">
            <text:p>-810.33153939394</text:p>
          </table:table-cell>
          <table:table-cell table:number-columns-repeated="48"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formula="of:=[.A814]*0.00322" office:value-type="float" office:value="2.61464" calcext:value-type="float">
            <text:p>2.61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4]-[.B813])-(3.3/1024))/(3.3/1024)" office:value-type="float" office:value="-1" calcext:value-type="float">
            <text:p>-1</text:p>
          </table:table-cell>
          <table:table-cell table:formula="of:=([.B814]-[.C814])/(3.3/1024)" office:value-type="float" office:value="-811.330715151515" calcext:value-type="float">
            <text:p>-811.330715151515</text:p>
          </table:table-cell>
          <table:table-cell table:number-columns-repeated="48"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table:formula="of:=[.A815]*0.00322" office:value-type="float" office:value="2.61786" calcext:value-type="float">
            <text:p>2.61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5]-[.B814])-(3.3/1024))/(3.3/1024)" office:value-type="float" office:value="-1" calcext:value-type="float">
            <text:p>-1</text:p>
          </table:table-cell>
          <table:table-cell table:formula="of:=([.B815]-[.C815])/(3.3/1024)" office:value-type="float" office:value="-812.329890909091" calcext:value-type="float">
            <text:p>-812.329890909091</text:p>
          </table:table-cell>
          <table:table-cell table:number-columns-repeated="48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table:formula="of:=[.A816]*0.00322" office:value-type="float" office:value="2.62108" calcext:value-type="float">
            <text:p>2.621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6]-[.B815])-(3.3/1024))/(3.3/1024)" office:value-type="float" office:value="-1" calcext:value-type="float">
            <text:p>-1</text:p>
          </table:table-cell>
          <table:table-cell table:formula="of:=([.B816]-[.C816])/(3.3/1024)" office:value-type="float" office:value="-813.329066666667" calcext:value-type="float">
            <text:p>-813.329066666667</text:p>
          </table:table-cell>
          <table:table-cell table:number-columns-repeated="48"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table:formula="of:=[.A817]*0.00322" office:value-type="float" office:value="2.6243" calcext:value-type="float">
            <text:p>2.62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7]-[.B816])-(3.3/1024))/(3.3/1024)" office:value-type="float" office:value="-1" calcext:value-type="float">
            <text:p>-1</text:p>
          </table:table-cell>
          <table:table-cell table:formula="of:=([.B817]-[.C817])/(3.3/1024)" office:value-type="float" office:value="-814.328242424243" calcext:value-type="float">
            <text:p>-814.328242424243</text:p>
          </table:table-cell>
          <table:table-cell table:number-columns-repeated="48"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formula="of:=[.A818]*0.00322" office:value-type="float" office:value="2.62752" calcext:value-type="float">
            <text:p>2.627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8]-[.B817])-(3.3/1024))/(3.3/1024)" office:value-type="float" office:value="-1" calcext:value-type="float">
            <text:p>-1</text:p>
          </table:table-cell>
          <table:table-cell table:formula="of:=([.B818]-[.C818])/(3.3/1024)" office:value-type="float" office:value="-815.327418181818" calcext:value-type="float">
            <text:p>-815.327418181818</text:p>
          </table:table-cell>
          <table:table-cell table:number-columns-repeated="48"/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table:formula="of:=[.A819]*0.00322" office:value-type="float" office:value="2.63074" calcext:value-type="float">
            <text:p>2.630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19]-[.B818])-(3.3/1024))/(3.3/1024)" office:value-type="float" office:value="-1" calcext:value-type="float">
            <text:p>-1</text:p>
          </table:table-cell>
          <table:table-cell table:formula="of:=([.B819]-[.C819])/(3.3/1024)" office:value-type="float" office:value="-816.326593939394" calcext:value-type="float">
            <text:p>-816.326593939394</text:p>
          </table:table-cell>
          <table:table-cell table:number-columns-repeated="48"/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formula="of:=[.A820]*0.00322" office:value-type="float" office:value="2.63396" calcext:value-type="float">
            <text:p>2.63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0]-[.B819])-(3.3/1024))/(3.3/1024)" office:value-type="float" office:value="-1" calcext:value-type="float">
            <text:p>-1</text:p>
          </table:table-cell>
          <table:table-cell table:formula="of:=([.B820]-[.C820])/(3.3/1024)" office:value-type="float" office:value="-817.32576969697" calcext:value-type="float">
            <text:p>-817.32576969697</text:p>
          </table:table-cell>
          <table:table-cell table:number-columns-repeated="48"/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formula="of:=[.A821]*0.00322" office:value-type="float" office:value="2.63718" calcext:value-type="float">
            <text:p>2.637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1]-[.B820])-(3.3/1024))/(3.3/1024)" office:value-type="float" office:value="-1" calcext:value-type="float">
            <text:p>-1</text:p>
          </table:table-cell>
          <table:table-cell table:formula="of:=([.B821]-[.C821])/(3.3/1024)" office:value-type="float" office:value="-818.324945454546" calcext:value-type="float">
            <text:p>-818.324945454546</text:p>
          </table:table-cell>
          <table:table-cell table:number-columns-repeated="48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[.A822]*0.00322" office:value-type="float" office:value="2.6404" calcext:value-type="float">
            <text:p>2.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2]-[.B821])-(3.3/1024))/(3.3/1024)" office:value-type="float" office:value="-1" calcext:value-type="float">
            <text:p>-1</text:p>
          </table:table-cell>
          <table:table-cell table:formula="of:=([.B822]-[.C822])/(3.3/1024)" office:value-type="float" office:value="-819.324121212121" calcext:value-type="float">
            <text:p>-819.324121212121</text:p>
          </table:table-cell>
          <table:table-cell table:number-columns-repeated="48"/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formula="of:=[.A823]*0.00322" office:value-type="float" office:value="2.64362" calcext:value-type="float">
            <text:p>2.64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3]-[.B822])-(3.3/1024))/(3.3/1024)" office:value-type="float" office:value="-1" calcext:value-type="float">
            <text:p>-1</text:p>
          </table:table-cell>
          <table:table-cell table:formula="of:=([.B823]-[.C823])/(3.3/1024)" office:value-type="float" office:value="-820.323296969697" calcext:value-type="float">
            <text:p>-820.323296969697</text:p>
          </table:table-cell>
          <table:table-cell table:number-columns-repeated="48"/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formula="of:=[.A824]*0.00322" office:value-type="float" office:value="2.64684" calcext:value-type="float">
            <text:p>2.646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4]-[.B823])-(3.3/1024))/(3.3/1024)" office:value-type="float" office:value="-1" calcext:value-type="float">
            <text:p>-1</text:p>
          </table:table-cell>
          <table:table-cell table:formula="of:=([.B824]-[.C824])/(3.3/1024)" office:value-type="float" office:value="-821.322472727273" calcext:value-type="float">
            <text:p>-821.322472727273</text:p>
          </table:table-cell>
          <table:table-cell table:number-columns-repeated="48"/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formula="of:=[.A825]*0.00322" office:value-type="float" office:value="2.65006" calcext:value-type="float">
            <text:p>2.65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5]-[.B824])-(3.3/1024))/(3.3/1024)" office:value-type="float" office:value="-1" calcext:value-type="float">
            <text:p>-1</text:p>
          </table:table-cell>
          <table:table-cell table:formula="of:=([.B825]-[.C825])/(3.3/1024)" office:value-type="float" office:value="-822.321648484849" calcext:value-type="float">
            <text:p>-822.321648484849</text:p>
          </table:table-cell>
          <table:table-cell table:number-columns-repeated="48"/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formula="of:=[.A826]*0.00322" office:value-type="float" office:value="2.65328" calcext:value-type="float">
            <text:p>2.653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6]-[.B825])-(3.3/1024))/(3.3/1024)" office:value-type="float" office:value="-1" calcext:value-type="float">
            <text:p>-1</text:p>
          </table:table-cell>
          <table:table-cell table:formula="of:=([.B826]-[.C826])/(3.3/1024)" office:value-type="float" office:value="-823.320824242424" calcext:value-type="float">
            <text:p>-823.320824242424</text:p>
          </table:table-cell>
          <table:table-cell table:number-columns-repeated="48"/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table:formula="of:=[.A827]*0.00322" office:value-type="float" office:value="2.6565" calcext:value-type="float">
            <text:p>2.65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7]-[.B826])-(3.3/1024))/(3.3/1024)" office:value-type="float" office:value="-1" calcext:value-type="float">
            <text:p>-1</text:p>
          </table:table-cell>
          <table:table-cell table:formula="of:=([.B827]-[.C827])/(3.3/1024)" office:value-type="float" office:value="-824.32" calcext:value-type="float">
            <text:p>-824.32</text:p>
          </table:table-cell>
          <table:table-cell table:number-columns-repeated="48"/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table:formula="of:=[.A828]*0.00322" office:value-type="float" office:value="2.65972" calcext:value-type="float">
            <text:p>2.65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8]-[.B827])-(3.3/1024))/(3.3/1024)" office:value-type="float" office:value="-1" calcext:value-type="float">
            <text:p>-1</text:p>
          </table:table-cell>
          <table:table-cell table:formula="of:=([.B828]-[.C828])/(3.3/1024)" office:value-type="float" office:value="-825.319175757576" calcext:value-type="float">
            <text:p>-825.319175757576</text:p>
          </table:table-cell>
          <table:table-cell table:number-columns-repeated="48"/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table:formula="of:=[.A829]*0.00322" office:value-type="float" office:value="2.66294" calcext:value-type="float">
            <text:p>2.66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29]-[.B828])-(3.3/1024))/(3.3/1024)" office:value-type="float" office:value="-1" calcext:value-type="float">
            <text:p>-1</text:p>
          </table:table-cell>
          <table:table-cell table:formula="of:=([.B829]-[.C829])/(3.3/1024)" office:value-type="float" office:value="-826.318351515152" calcext:value-type="float">
            <text:p>-826.318351515152</text:p>
          </table:table-cell>
          <table:table-cell table:number-columns-repeated="48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formula="of:=[.A830]*0.00322" office:value-type="float" office:value="2.66616" calcext:value-type="float">
            <text:p>2.66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0]-[.B829])-(3.3/1024))/(3.3/1024)" office:value-type="float" office:value="-1" calcext:value-type="float">
            <text:p>-1</text:p>
          </table:table-cell>
          <table:table-cell table:formula="of:=([.B830]-[.C830])/(3.3/1024)" office:value-type="float" office:value="-827.317527272727" calcext:value-type="float">
            <text:p>-827.317527272727</text:p>
          </table:table-cell>
          <table:table-cell table:number-columns-repeated="48"/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table:formula="of:=[.A831]*0.00322" office:value-type="float" office:value="2.66938" calcext:value-type="float">
            <text:p>2.66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1]-[.B830])-(3.3/1024))/(3.3/1024)" office:value-type="float" office:value="-1" calcext:value-type="float">
            <text:p>-1</text:p>
          </table:table-cell>
          <table:table-cell table:formula="of:=([.B831]-[.C831])/(3.3/1024)" office:value-type="float" office:value="-828.316703030303" calcext:value-type="float">
            <text:p>-828.316703030303</text:p>
          </table:table-cell>
          <table:table-cell table:number-columns-repeated="48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formula="of:=[.A832]*0.00322" office:value-type="float" office:value="2.6726" calcext:value-type="float">
            <text:p>2.672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2]-[.B831])-(3.3/1024))/(3.3/1024)" office:value-type="float" office:value="-1" calcext:value-type="float">
            <text:p>-1</text:p>
          </table:table-cell>
          <table:table-cell table:formula="of:=([.B832]-[.C832])/(3.3/1024)" office:value-type="float" office:value="-829.315878787879" calcext:value-type="float">
            <text:p>-829.315878787879</text:p>
          </table:table-cell>
          <table:table-cell table:number-columns-repeated="48"/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table:formula="of:=[.A833]*0.00322" office:value-type="float" office:value="2.67582" calcext:value-type="float">
            <text:p>2.6758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3]-[.B832])-(3.3/1024))/(3.3/1024)" office:value-type="float" office:value="-1" calcext:value-type="float">
            <text:p>-1</text:p>
          </table:table-cell>
          <table:table-cell table:formula="of:=([.B833]-[.C833])/(3.3/1024)" office:value-type="float" office:value="-830.315054545455" calcext:value-type="float">
            <text:p>-830.315054545455</text:p>
          </table:table-cell>
          <table:table-cell table:number-columns-repeated="48"/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formula="of:=[.A834]*0.00322" office:value-type="float" office:value="2.67904" calcext:value-type="float">
            <text:p>2.679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4]-[.B833])-(3.3/1024))/(3.3/1024)" office:value-type="float" office:value="-1" calcext:value-type="float">
            <text:p>-1</text:p>
          </table:table-cell>
          <table:table-cell table:formula="of:=([.B834]-[.C834])/(3.3/1024)" office:value-type="float" office:value="-831.31423030303" calcext:value-type="float">
            <text:p>-831.31423030303</text:p>
          </table:table-cell>
          <table:table-cell table:number-columns-repeated="48"/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table:formula="of:=[.A835]*0.00322" office:value-type="float" office:value="2.68226" calcext:value-type="float">
            <text:p>2.682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5]-[.B834])-(3.3/1024))/(3.3/1024)" office:value-type="float" office:value="-1" calcext:value-type="float">
            <text:p>-1</text:p>
          </table:table-cell>
          <table:table-cell table:formula="of:=([.B835]-[.C835])/(3.3/1024)" office:value-type="float" office:value="-832.313406060606" calcext:value-type="float">
            <text:p>-832.313406060606</text:p>
          </table:table-cell>
          <table:table-cell table:number-columns-repeated="48"/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table:formula="of:=[.A836]*0.00322" office:value-type="float" office:value="2.68548" calcext:value-type="float">
            <text:p>2.68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6]-[.B835])-(3.3/1024))/(3.3/1024)" office:value-type="float" office:value="-1" calcext:value-type="float">
            <text:p>-1</text:p>
          </table:table-cell>
          <table:table-cell table:formula="of:=([.B836]-[.C836])/(3.3/1024)" office:value-type="float" office:value="-833.312581818182" calcext:value-type="float">
            <text:p>-833.312581818182</text:p>
          </table:table-cell>
          <table:table-cell table:number-columns-repeated="48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table:formula="of:=[.A837]*0.00322" office:value-type="float" office:value="2.6887" calcext:value-type="float">
            <text:p>2.68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7]-[.B836])-(3.3/1024))/(3.3/1024)" office:value-type="float" office:value="-1" calcext:value-type="float">
            <text:p>-1</text:p>
          </table:table-cell>
          <table:table-cell table:formula="of:=([.B837]-[.C837])/(3.3/1024)" office:value-type="float" office:value="-834.311757575758" calcext:value-type="float">
            <text:p>-834.311757575758</text:p>
          </table:table-cell>
          <table:table-cell table:number-columns-repeated="48"/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formula="of:=[.A838]*0.00322" office:value-type="float" office:value="2.69192" calcext:value-type="float">
            <text:p>2.69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8]-[.B837])-(3.3/1024))/(3.3/1024)" office:value-type="float" office:value="-1" calcext:value-type="float">
            <text:p>-1</text:p>
          </table:table-cell>
          <table:table-cell table:formula="of:=([.B838]-[.C838])/(3.3/1024)" office:value-type="float" office:value="-835.310933333333" calcext:value-type="float">
            <text:p>-835.310933333333</text:p>
          </table:table-cell>
          <table:table-cell table:number-columns-repeated="48"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table:formula="of:=[.A839]*0.00322" office:value-type="float" office:value="2.69514" calcext:value-type="float">
            <text:p>2.69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39]-[.B838])-(3.3/1024))/(3.3/1024)" office:value-type="float" office:value="-1" calcext:value-type="float">
            <text:p>-1</text:p>
          </table:table-cell>
          <table:table-cell table:formula="of:=([.B839]-[.C839])/(3.3/1024)" office:value-type="float" office:value="-836.310109090909" calcext:value-type="float">
            <text:p>-836.310109090909</text:p>
          </table:table-cell>
          <table:table-cell table:number-columns-repeated="48"/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table:formula="of:=[.A840]*0.00322" office:value-type="float" office:value="2.69836" calcext:value-type="float">
            <text:p>2.698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0]-[.B839])-(3.3/1024))/(3.3/1024)" office:value-type="float" office:value="-1" calcext:value-type="float">
            <text:p>-1</text:p>
          </table:table-cell>
          <table:table-cell table:formula="of:=([.B840]-[.C840])/(3.3/1024)" office:value-type="float" office:value="-837.309284848485" calcext:value-type="float">
            <text:p>-837.309284848485</text:p>
          </table:table-cell>
          <table:table-cell table:number-columns-repeated="48"/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table:formula="of:=[.A841]*0.00322" office:value-type="float" office:value="2.70158" calcext:value-type="float">
            <text:p>2.70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1]-[.B840])-(3.3/1024))/(3.3/1024)" office:value-type="float" office:value="-1" calcext:value-type="float">
            <text:p>-1</text:p>
          </table:table-cell>
          <table:table-cell table:formula="of:=([.B841]-[.C841])/(3.3/1024)" office:value-type="float" office:value="-838.308460606061" calcext:value-type="float">
            <text:p>-838.308460606061</text:p>
          </table:table-cell>
          <table:table-cell table:number-columns-repeated="48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[.A842]*0.00322" office:value-type="float" office:value="2.7048" calcext:value-type="float">
            <text:p>2.7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2]-[.B841])-(3.3/1024))/(3.3/1024)" office:value-type="float" office:value="-1" calcext:value-type="float">
            <text:p>-1</text:p>
          </table:table-cell>
          <table:table-cell table:formula="of:=([.B842]-[.C842])/(3.3/1024)" office:value-type="float" office:value="-839.307636363636" calcext:value-type="float">
            <text:p>-839.307636363636</text:p>
          </table:table-cell>
          <table:table-cell table:number-columns-repeated="48"/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table:formula="of:=[.A843]*0.00322" office:value-type="float" office:value="2.70802" calcext:value-type="float">
            <text:p>2.70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3]-[.B842])-(3.3/1024))/(3.3/1024)" office:value-type="float" office:value="-1" calcext:value-type="float">
            <text:p>-1</text:p>
          </table:table-cell>
          <table:table-cell table:formula="of:=([.B843]-[.C843])/(3.3/1024)" office:value-type="float" office:value="-840.306812121212" calcext:value-type="float">
            <text:p>-840.306812121212</text:p>
          </table:table-cell>
          <table:table-cell table:number-columns-repeated="48"/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table:formula="of:=[.A844]*0.00322" office:value-type="float" office:value="2.71124" calcext:value-type="float">
            <text:p>2.7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4]-[.B843])-(3.3/1024))/(3.3/1024)" office:value-type="float" office:value="-1" calcext:value-type="float">
            <text:p>-1</text:p>
          </table:table-cell>
          <table:table-cell table:formula="of:=([.B844]-[.C844])/(3.3/1024)" office:value-type="float" office:value="-841.305987878788" calcext:value-type="float">
            <text:p>-841.305987878788</text:p>
          </table:table-cell>
          <table:table-cell table:number-columns-repeated="48"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table:formula="of:=[.A845]*0.00322" office:value-type="float" office:value="2.71446" calcext:value-type="float">
            <text:p>2.71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5]-[.B844])-(3.3/1024))/(3.3/1024)" office:value-type="float" office:value="-1" calcext:value-type="float">
            <text:p>-1</text:p>
          </table:table-cell>
          <table:table-cell table:formula="of:=([.B845]-[.C845])/(3.3/1024)" office:value-type="float" office:value="-842.305163636364" calcext:value-type="float">
            <text:p>-842.305163636364</text:p>
          </table:table-cell>
          <table:table-cell table:number-columns-repeated="48"/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formula="of:=[.A846]*0.00322" office:value-type="float" office:value="2.71768" calcext:value-type="float">
            <text:p>2.71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6]-[.B845])-(3.3/1024))/(3.3/1024)" office:value-type="float" office:value="-1" calcext:value-type="float">
            <text:p>-1</text:p>
          </table:table-cell>
          <table:table-cell table:formula="of:=([.B846]-[.C846])/(3.3/1024)" office:value-type="float" office:value="-843.304339393939" calcext:value-type="float">
            <text:p>-843.304339393939</text:p>
          </table:table-cell>
          <table:table-cell table:number-columns-repeated="48"/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table:formula="of:=[.A847]*0.00322" office:value-type="float" office:value="2.7209" calcext:value-type="float">
            <text:p>2.7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7]-[.B846])-(3.3/1024))/(3.3/1024)" office:value-type="float" office:value="-1" calcext:value-type="float">
            <text:p>-1</text:p>
          </table:table-cell>
          <table:table-cell table:formula="of:=([.B847]-[.C847])/(3.3/1024)" office:value-type="float" office:value="-844.303515151515" calcext:value-type="float">
            <text:p>-844.303515151515</text:p>
          </table:table-cell>
          <table:table-cell table:number-columns-repeated="48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table:formula="of:=[.A848]*0.00322" office:value-type="float" office:value="2.72412" calcext:value-type="float">
            <text:p>2.724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8]-[.B847])-(3.3/1024))/(3.3/1024)" office:value-type="float" office:value="-1" calcext:value-type="float">
            <text:p>-1</text:p>
          </table:table-cell>
          <table:table-cell table:formula="of:=([.B848]-[.C848])/(3.3/1024)" office:value-type="float" office:value="-845.302690909091" calcext:value-type="float">
            <text:p>-845.302690909091</text:p>
          </table:table-cell>
          <table:table-cell table:number-columns-repeated="48"/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table:formula="of:=[.A849]*0.00322" office:value-type="float" office:value="2.72734" calcext:value-type="float">
            <text:p>2.7273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49]-[.B848])-(3.3/1024))/(3.3/1024)" office:value-type="float" office:value="-1" calcext:value-type="float">
            <text:p>-1</text:p>
          </table:table-cell>
          <table:table-cell table:formula="of:=([.B849]-[.C849])/(3.3/1024)" office:value-type="float" office:value="-846.301866666667" calcext:value-type="float">
            <text:p>-846.301866666667</text:p>
          </table:table-cell>
          <table:table-cell table:number-columns-repeated="48"/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formula="of:=[.A850]*0.00322" office:value-type="float" office:value="2.73056" calcext:value-type="float">
            <text:p>2.73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0]-[.B849])-(3.3/1024))/(3.3/1024)" office:value-type="float" office:value="-1" calcext:value-type="float">
            <text:p>-1</text:p>
          </table:table-cell>
          <table:table-cell table:formula="of:=([.B850]-[.C850])/(3.3/1024)" office:value-type="float" office:value="-847.301042424243" calcext:value-type="float">
            <text:p>-847.301042424243</text:p>
          </table:table-cell>
          <table:table-cell table:number-columns-repeated="48"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table:formula="of:=[.A851]*0.00322" office:value-type="float" office:value="2.73378" calcext:value-type="float">
            <text:p>2.73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1]-[.B850])-(3.3/1024))/(3.3/1024)" office:value-type="float" office:value="-1" calcext:value-type="float">
            <text:p>-1</text:p>
          </table:table-cell>
          <table:table-cell table:formula="of:=([.B851]-[.C851])/(3.3/1024)" office:value-type="float" office:value="-848.300218181818" calcext:value-type="float">
            <text:p>-848.300218181818</text:p>
          </table:table-cell>
          <table:table-cell table:number-columns-repeated="48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[.A852]*0.00322" office:value-type="float" office:value="2.737" calcext:value-type="float">
            <text:p>2.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2]-[.B851])-(3.3/1024))/(3.3/1024)" office:value-type="float" office:value="-1" calcext:value-type="float">
            <text:p>-1</text:p>
          </table:table-cell>
          <table:table-cell table:formula="of:=([.B852]-[.C852])/(3.3/1024)" office:value-type="float" office:value="-849.299393939394" calcext:value-type="float">
            <text:p>-849.299393939394</text:p>
          </table:table-cell>
          <table:table-cell table:number-columns-repeated="48"/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table:formula="of:=[.A853]*0.00322" office:value-type="float" office:value="2.74022" calcext:value-type="float">
            <text:p>2.74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3]-[.B852])-(3.3/1024))/(3.3/1024)" office:value-type="float" office:value="-1" calcext:value-type="float">
            <text:p>-1</text:p>
          </table:table-cell>
          <table:table-cell table:formula="of:=([.B853]-[.C853])/(3.3/1024)" office:value-type="float" office:value="-850.29856969697" calcext:value-type="float">
            <text:p>-850.29856969697</text:p>
          </table:table-cell>
          <table:table-cell table:number-columns-repeated="48"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formula="of:=[.A854]*0.00322" office:value-type="float" office:value="2.74344" calcext:value-type="float">
            <text:p>2.7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4]-[.B853])-(3.3/1024))/(3.3/1024)" office:value-type="float" office:value="-1" calcext:value-type="float">
            <text:p>-1</text:p>
          </table:table-cell>
          <table:table-cell table:formula="of:=([.B854]-[.C854])/(3.3/1024)" office:value-type="float" office:value="-851.297745454546" calcext:value-type="float">
            <text:p>-851.297745454546</text:p>
          </table:table-cell>
          <table:table-cell table:number-columns-repeated="48"/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table:formula="of:=[.A855]*0.00322" office:value-type="float" office:value="2.74666" calcext:value-type="float">
            <text:p>2.74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5]-[.B854])-(3.3/1024))/(3.3/1024)" office:value-type="float" office:value="-1" calcext:value-type="float">
            <text:p>-1</text:p>
          </table:table-cell>
          <table:table-cell table:formula="of:=([.B855]-[.C855])/(3.3/1024)" office:value-type="float" office:value="-852.296921212121" calcext:value-type="float">
            <text:p>-852.296921212121</text:p>
          </table:table-cell>
          <table:table-cell table:number-columns-repeated="48"/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table:formula="of:=[.A856]*0.00322" office:value-type="float" office:value="2.74988" calcext:value-type="float">
            <text:p>2.74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6]-[.B855])-(3.3/1024))/(3.3/1024)" office:value-type="float" office:value="-1" calcext:value-type="float">
            <text:p>-1</text:p>
          </table:table-cell>
          <table:table-cell table:formula="of:=([.B856]-[.C856])/(3.3/1024)" office:value-type="float" office:value="-853.296096969697" calcext:value-type="float">
            <text:p>-853.296096969697</text:p>
          </table:table-cell>
          <table:table-cell table:number-columns-repeated="48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table:formula="of:=[.A857]*0.00322" office:value-type="float" office:value="2.7531" calcext:value-type="float">
            <text:p>2.75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7]-[.B856])-(3.3/1024))/(3.3/1024)" office:value-type="float" office:value="-1" calcext:value-type="float">
            <text:p>-1</text:p>
          </table:table-cell>
          <table:table-cell table:formula="of:=([.B857]-[.C857])/(3.3/1024)" office:value-type="float" office:value="-854.295272727273" calcext:value-type="float">
            <text:p>-854.295272727273</text:p>
          </table:table-cell>
          <table:table-cell table:number-columns-repeated="48"/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formula="of:=[.A858]*0.00322" office:value-type="float" office:value="2.75632" calcext:value-type="float">
            <text:p>2.75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8]-[.B857])-(3.3/1024))/(3.3/1024)" office:value-type="float" office:value="-1" calcext:value-type="float">
            <text:p>-1</text:p>
          </table:table-cell>
          <table:table-cell table:formula="of:=([.B858]-[.C858])/(3.3/1024)" office:value-type="float" office:value="-855.294448484849" calcext:value-type="float">
            <text:p>-855.294448484849</text:p>
          </table:table-cell>
          <table:table-cell table:number-columns-repeated="48"/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formula="of:=[.A859]*0.00322" office:value-type="float" office:value="2.75954" calcext:value-type="float">
            <text:p>2.75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59]-[.B858])-(3.3/1024))/(3.3/1024)" office:value-type="float" office:value="-1" calcext:value-type="float">
            <text:p>-1</text:p>
          </table:table-cell>
          <table:table-cell table:formula="of:=([.B859]-[.C859])/(3.3/1024)" office:value-type="float" office:value="-856.293624242424" calcext:value-type="float">
            <text:p>-856.293624242424</text:p>
          </table:table-cell>
          <table:table-cell table:number-columns-repeated="48"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formula="of:=[.A860]*0.00322" office:value-type="float" office:value="2.76276" calcext:value-type="float">
            <text:p>2.76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0]-[.B859])-(3.3/1024))/(3.3/1024)" office:value-type="float" office:value="-1" calcext:value-type="float">
            <text:p>-1</text:p>
          </table:table-cell>
          <table:table-cell table:formula="of:=([.B860]-[.C860])/(3.3/1024)" office:value-type="float" office:value="-857.2928" calcext:value-type="float">
            <text:p>-857.2928</text:p>
          </table:table-cell>
          <table:table-cell table:number-columns-repeated="48"/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formula="of:=[.A861]*0.00322" office:value-type="float" office:value="2.76598" calcext:value-type="float">
            <text:p>2.76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1]-[.B860])-(3.3/1024))/(3.3/1024)" office:value-type="float" office:value="-1" calcext:value-type="float">
            <text:p>-1</text:p>
          </table:table-cell>
          <table:table-cell table:formula="of:=([.B861]-[.C861])/(3.3/1024)" office:value-type="float" office:value="-858.291975757576" calcext:value-type="float">
            <text:p>-858.291975757576</text:p>
          </table:table-cell>
          <table:table-cell table:number-columns-repeated="48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[.A862]*0.00322" office:value-type="float" office:value="2.7692" calcext:value-type="float">
            <text:p>2.7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2]-[.B861])-(3.3/1024))/(3.3/1024)" office:value-type="float" office:value="-1" calcext:value-type="float">
            <text:p>-1</text:p>
          </table:table-cell>
          <table:table-cell table:formula="of:=([.B862]-[.C862])/(3.3/1024)" office:value-type="float" office:value="-859.291151515152" calcext:value-type="float">
            <text:p>-859.291151515152</text:p>
          </table:table-cell>
          <table:table-cell table:number-columns-repeated="48"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formula="of:=[.A863]*0.00322" office:value-type="float" office:value="2.77242" calcext:value-type="float">
            <text:p>2.77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3]-[.B862])-(3.3/1024))/(3.3/1024)" office:value-type="float" office:value="-1" calcext:value-type="float">
            <text:p>-1</text:p>
          </table:table-cell>
          <table:table-cell table:formula="of:=([.B863]-[.C863])/(3.3/1024)" office:value-type="float" office:value="-860.290327272727" calcext:value-type="float">
            <text:p>-860.290327272727</text:p>
          </table:table-cell>
          <table:table-cell table:number-columns-repeated="48"/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formula="of:=[.A864]*0.00322" office:value-type="float" office:value="2.77564" calcext:value-type="float">
            <text:p>2.7756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4]-[.B863])-(3.3/1024))/(3.3/1024)" office:value-type="float" office:value="-1" calcext:value-type="float">
            <text:p>-1</text:p>
          </table:table-cell>
          <table:table-cell table:formula="of:=([.B864]-[.C864])/(3.3/1024)" office:value-type="float" office:value="-861.289503030303" calcext:value-type="float">
            <text:p>-861.289503030303</text:p>
          </table:table-cell>
          <table:table-cell table:number-columns-repeated="48"/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formula="of:=[.A865]*0.00322" office:value-type="float" office:value="2.77886" calcext:value-type="float">
            <text:p>2.778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5]-[.B864])-(3.3/1024))/(3.3/1024)" office:value-type="float" office:value="-1" calcext:value-type="float">
            <text:p>-1</text:p>
          </table:table-cell>
          <table:table-cell table:formula="of:=([.B865]-[.C865])/(3.3/1024)" office:value-type="float" office:value="-862.288678787879" calcext:value-type="float">
            <text:p>-862.288678787879</text:p>
          </table:table-cell>
          <table:table-cell table:number-columns-repeated="48"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formula="of:=[.A866]*0.00322" office:value-type="float" office:value="2.78208" calcext:value-type="float">
            <text:p>2.782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6]-[.B865])-(3.3/1024))/(3.3/1024)" office:value-type="float" office:value="-1" calcext:value-type="float">
            <text:p>-1</text:p>
          </table:table-cell>
          <table:table-cell table:formula="of:=([.B866]-[.C866])/(3.3/1024)" office:value-type="float" office:value="-863.287854545455" calcext:value-type="float">
            <text:p>-863.287854545455</text:p>
          </table:table-cell>
          <table:table-cell table:number-columns-repeated="48"/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table:formula="of:=[.A867]*0.00322" office:value-type="float" office:value="2.7853" calcext:value-type="float">
            <text:p>2.78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7]-[.B866])-(3.3/1024))/(3.3/1024)" office:value-type="float" office:value="-1" calcext:value-type="float">
            <text:p>-1</text:p>
          </table:table-cell>
          <table:table-cell table:formula="of:=([.B867]-[.C867])/(3.3/1024)" office:value-type="float" office:value="-864.28703030303" calcext:value-type="float">
            <text:p>-864.28703030303</text:p>
          </table:table-cell>
          <table:table-cell table:number-columns-repeated="48"/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table:formula="of:=[.A868]*0.00322" office:value-type="float" office:value="2.78852" calcext:value-type="float">
            <text:p>2.78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8]-[.B867])-(3.3/1024))/(3.3/1024)" office:value-type="float" office:value="-1" calcext:value-type="float">
            <text:p>-1</text:p>
          </table:table-cell>
          <table:table-cell table:formula="of:=([.B868]-[.C868])/(3.3/1024)" office:value-type="float" office:value="-865.286206060606" calcext:value-type="float">
            <text:p>-865.286206060606</text:p>
          </table:table-cell>
          <table:table-cell table:number-columns-repeated="48"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table:formula="of:=[.A869]*0.00322" office:value-type="float" office:value="2.79174" calcext:value-type="float">
            <text:p>2.791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69]-[.B868])-(3.3/1024))/(3.3/1024)" office:value-type="float" office:value="-1" calcext:value-type="float">
            <text:p>-1</text:p>
          </table:table-cell>
          <table:table-cell table:formula="of:=([.B869]-[.C869])/(3.3/1024)" office:value-type="float" office:value="-866.285381818182" calcext:value-type="float">
            <text:p>-866.285381818182</text:p>
          </table:table-cell>
          <table:table-cell table:number-columns-repeated="48"/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formula="of:=[.A870]*0.00322" office:value-type="float" office:value="2.79496" calcext:value-type="float">
            <text:p>2.7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0]-[.B869])-(3.3/1024))/(3.3/1024)" office:value-type="float" office:value="-1" calcext:value-type="float">
            <text:p>-1</text:p>
          </table:table-cell>
          <table:table-cell table:formula="of:=([.B870]-[.C870])/(3.3/1024)" office:value-type="float" office:value="-867.284557575758" calcext:value-type="float">
            <text:p>-867.284557575758</text:p>
          </table:table-cell>
          <table:table-cell table:number-columns-repeated="48"/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table:formula="of:=[.A871]*0.00322" office:value-type="float" office:value="2.79818" calcext:value-type="float">
            <text:p>2.79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1]-[.B870])-(3.3/1024))/(3.3/1024)" office:value-type="float" office:value="-1" calcext:value-type="float">
            <text:p>-1</text:p>
          </table:table-cell>
          <table:table-cell table:formula="of:=([.B871]-[.C871])/(3.3/1024)" office:value-type="float" office:value="-868.283733333333" calcext:value-type="float">
            <text:p>-868.283733333333</text:p>
          </table:table-cell>
          <table:table-cell table:number-columns-repeated="48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formula="of:=[.A872]*0.00322" office:value-type="float" office:value="2.8014" calcext:value-type="float">
            <text:p>2.80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2]-[.B871])-(3.3/1024))/(3.3/1024)" office:value-type="float" office:value="-1" calcext:value-type="float">
            <text:p>-1</text:p>
          </table:table-cell>
          <table:table-cell table:formula="of:=([.B872]-[.C872])/(3.3/1024)" office:value-type="float" office:value="-869.282909090909" calcext:value-type="float">
            <text:p>-869.282909090909</text:p>
          </table:table-cell>
          <table:table-cell table:number-columns-repeated="48"/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table:formula="of:=[.A873]*0.00322" office:value-type="float" office:value="2.80462" calcext:value-type="float">
            <text:p>2.804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3]-[.B872])-(3.3/1024))/(3.3/1024)" office:value-type="float" office:value="-1" calcext:value-type="float">
            <text:p>-1</text:p>
          </table:table-cell>
          <table:table-cell table:formula="of:=([.B873]-[.C873])/(3.3/1024)" office:value-type="float" office:value="-870.282084848485" calcext:value-type="float">
            <text:p>-870.282084848485</text:p>
          </table:table-cell>
          <table:table-cell table:number-columns-repeated="48"/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formula="of:=[.A874]*0.00322" office:value-type="float" office:value="2.80784" calcext:value-type="float">
            <text:p>2.80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4]-[.B873])-(3.3/1024))/(3.3/1024)" office:value-type="float" office:value="-1" calcext:value-type="float">
            <text:p>-1</text:p>
          </table:table-cell>
          <table:table-cell table:formula="of:=([.B874]-[.C874])/(3.3/1024)" office:value-type="float" office:value="-871.281260606061" calcext:value-type="float">
            <text:p>-871.281260606061</text:p>
          </table:table-cell>
          <table:table-cell table:number-columns-repeated="48"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table:formula="of:=[.A875]*0.00322" office:value-type="float" office:value="2.81106" calcext:value-type="float">
            <text:p>2.81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5]-[.B874])-(3.3/1024))/(3.3/1024)" office:value-type="float" office:value="-1" calcext:value-type="float">
            <text:p>-1</text:p>
          </table:table-cell>
          <table:table-cell table:formula="of:=([.B875]-[.C875])/(3.3/1024)" office:value-type="float" office:value="-872.280436363637" calcext:value-type="float">
            <text:p>-872.280436363637</text:p>
          </table:table-cell>
          <table:table-cell table:number-columns-repeated="48"/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table:formula="of:=[.A876]*0.00322" office:value-type="float" office:value="2.81428" calcext:value-type="float">
            <text:p>2.81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6]-[.B875])-(3.3/1024))/(3.3/1024)" office:value-type="float" office:value="-1" calcext:value-type="float">
            <text:p>-1</text:p>
          </table:table-cell>
          <table:table-cell table:formula="of:=([.B876]-[.C876])/(3.3/1024)" office:value-type="float" office:value="-873.279612121212" calcext:value-type="float">
            <text:p>-873.279612121212</text:p>
          </table:table-cell>
          <table:table-cell table:number-columns-repeated="48"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table:formula="of:=[.A877]*0.00322" office:value-type="float" office:value="2.8175" calcext:value-type="float">
            <text:p>2.8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7]-[.B876])-(3.3/1024))/(3.3/1024)" office:value-type="float" office:value="-1" calcext:value-type="float">
            <text:p>-1</text:p>
          </table:table-cell>
          <table:table-cell table:formula="of:=([.B877]-[.C877])/(3.3/1024)" office:value-type="float" office:value="-874.278787878788" calcext:value-type="float">
            <text:p>-874.278787878788</text:p>
          </table:table-cell>
          <table:table-cell table:number-columns-repeated="48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formula="of:=[.A878]*0.00322" office:value-type="float" office:value="2.82072" calcext:value-type="float">
            <text:p>2.82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8]-[.B877])-(3.3/1024))/(3.3/1024)" office:value-type="float" office:value="-1" calcext:value-type="float">
            <text:p>-1</text:p>
          </table:table-cell>
          <table:table-cell table:formula="of:=([.B878]-[.C878])/(3.3/1024)" office:value-type="float" office:value="-875.277963636364" calcext:value-type="float">
            <text:p>-875.277963636364</text:p>
          </table:table-cell>
          <table:table-cell table:number-columns-repeated="48"/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table:formula="of:=[.A879]*0.00322" office:value-type="float" office:value="2.82394" calcext:value-type="float">
            <text:p>2.82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79]-[.B878])-(3.3/1024))/(3.3/1024)" office:value-type="float" office:value="-1" calcext:value-type="float">
            <text:p>-1</text:p>
          </table:table-cell>
          <table:table-cell table:formula="of:=([.B879]-[.C879])/(3.3/1024)" office:value-type="float" office:value="-876.27713939394" calcext:value-type="float">
            <text:p>-876.27713939394</text:p>
          </table:table-cell>
          <table:table-cell table:number-columns-repeated="48"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table:formula="of:=[.A880]*0.00322" office:value-type="float" office:value="2.82716" calcext:value-type="float">
            <text:p>2.827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0]-[.B879])-(3.3/1024))/(3.3/1024)" office:value-type="float" office:value="-1" calcext:value-type="float">
            <text:p>-1</text:p>
          </table:table-cell>
          <table:table-cell table:formula="of:=([.B880]-[.C880])/(3.3/1024)" office:value-type="float" office:value="-877.276315151515" calcext:value-type="float">
            <text:p>-877.276315151515</text:p>
          </table:table-cell>
          <table:table-cell table:number-columns-repeated="48"/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table:formula="of:=[.A881]*0.00322" office:value-type="float" office:value="2.83038" calcext:value-type="float">
            <text:p>2.83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1]-[.B880])-(3.3/1024))/(3.3/1024)" office:value-type="float" office:value="-1" calcext:value-type="float">
            <text:p>-1</text:p>
          </table:table-cell>
          <table:table-cell table:formula="of:=([.B881]-[.C881])/(3.3/1024)" office:value-type="float" office:value="-878.275490909091" calcext:value-type="float">
            <text:p>-878.275490909091</text:p>
          </table:table-cell>
          <table:table-cell table:number-columns-repeated="48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[.A882]*0.00322" office:value-type="float" office:value="2.8336" calcext:value-type="float">
            <text:p>2.83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2]-[.B881])-(3.3/1024))/(3.3/1024)" office:value-type="float" office:value="-1" calcext:value-type="float">
            <text:p>-1</text:p>
          </table:table-cell>
          <table:table-cell table:formula="of:=([.B882]-[.C882])/(3.3/1024)" office:value-type="float" office:value="-879.274666666667" calcext:value-type="float">
            <text:p>-879.274666666667</text:p>
          </table:table-cell>
          <table:table-cell table:number-columns-repeated="48"/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table:formula="of:=[.A883]*0.00322" office:value-type="float" office:value="2.83682" calcext:value-type="float">
            <text:p>2.836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3]-[.B882])-(3.3/1024))/(3.3/1024)" office:value-type="float" office:value="-1" calcext:value-type="float">
            <text:p>-1</text:p>
          </table:table-cell>
          <table:table-cell table:formula="of:=([.B883]-[.C883])/(3.3/1024)" office:value-type="float" office:value="-880.273842424243" calcext:value-type="float">
            <text:p>-880.273842424243</text:p>
          </table:table-cell>
          <table:table-cell table:number-columns-repeated="48"/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table:formula="of:=[.A884]*0.00322" office:value-type="float" office:value="2.84004" calcext:value-type="float">
            <text:p>2.84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4]-[.B883])-(3.3/1024))/(3.3/1024)" office:value-type="float" office:value="-1" calcext:value-type="float">
            <text:p>-1</text:p>
          </table:table-cell>
          <table:table-cell table:formula="of:=([.B884]-[.C884])/(3.3/1024)" office:value-type="float" office:value="-881.273018181818" calcext:value-type="float">
            <text:p>-881.273018181818</text:p>
          </table:table-cell>
          <table:table-cell table:number-columns-repeated="48"/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table:formula="of:=[.A885]*0.00322" office:value-type="float" office:value="2.84326" calcext:value-type="float">
            <text:p>2.843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5]-[.B884])-(3.3/1024))/(3.3/1024)" office:value-type="float" office:value="-1" calcext:value-type="float">
            <text:p>-1</text:p>
          </table:table-cell>
          <table:table-cell table:formula="of:=([.B885]-[.C885])/(3.3/1024)" office:value-type="float" office:value="-882.272193939394" calcext:value-type="float">
            <text:p>-882.272193939394</text:p>
          </table:table-cell>
          <table:table-cell table:number-columns-repeated="48"/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formula="of:=[.A886]*0.00322" office:value-type="float" office:value="2.84648" calcext:value-type="float">
            <text:p>2.8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6]-[.B885])-(3.3/1024))/(3.3/1024)" office:value-type="float" office:value="-1" calcext:value-type="float">
            <text:p>-1</text:p>
          </table:table-cell>
          <table:table-cell table:formula="of:=([.B886]-[.C886])/(3.3/1024)" office:value-type="float" office:value="-883.27136969697" calcext:value-type="float">
            <text:p>-883.27136969697</text:p>
          </table:table-cell>
          <table:table-cell table:number-columns-repeated="48"/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table:formula="of:=[.A887]*0.00322" office:value-type="float" office:value="2.8497" calcext:value-type="float">
            <text:p>2.84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7]-[.B886])-(3.3/1024))/(3.3/1024)" office:value-type="float" office:value="-1" calcext:value-type="float">
            <text:p>-1</text:p>
          </table:table-cell>
          <table:table-cell table:formula="of:=([.B887]-[.C887])/(3.3/1024)" office:value-type="float" office:value="-884.270545454546" calcext:value-type="float">
            <text:p>-884.270545454546</text:p>
          </table:table-cell>
          <table:table-cell table:number-columns-repeated="48"/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table:formula="of:=[.A888]*0.00322" office:value-type="float" office:value="2.85292" calcext:value-type="float">
            <text:p>2.85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8]-[.B887])-(3.3/1024))/(3.3/1024)" office:value-type="float" office:value="-1" calcext:value-type="float">
            <text:p>-1</text:p>
          </table:table-cell>
          <table:table-cell table:formula="of:=([.B888]-[.C888])/(3.3/1024)" office:value-type="float" office:value="-885.269721212121" calcext:value-type="float">
            <text:p>-885.269721212121</text:p>
          </table:table-cell>
          <table:table-cell table:number-columns-repeated="48"/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table:formula="of:=[.A889]*0.00322" office:value-type="float" office:value="2.85614" calcext:value-type="float">
            <text:p>2.85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89]-[.B888])-(3.3/1024))/(3.3/1024)" office:value-type="float" office:value="-1" calcext:value-type="float">
            <text:p>-1</text:p>
          </table:table-cell>
          <table:table-cell table:formula="of:=([.B889]-[.C889])/(3.3/1024)" office:value-type="float" office:value="-886.268896969697" calcext:value-type="float">
            <text:p>-886.268896969697</text:p>
          </table:table-cell>
          <table:table-cell table:number-columns-repeated="48"/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formula="of:=[.A890]*0.00322" office:value-type="float" office:value="2.85936" calcext:value-type="float">
            <text:p>2.859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0]-[.B889])-(3.3/1024))/(3.3/1024)" office:value-type="float" office:value="-1" calcext:value-type="float">
            <text:p>-1</text:p>
          </table:table-cell>
          <table:table-cell table:formula="of:=([.B890]-[.C890])/(3.3/1024)" office:value-type="float" office:value="-887.268072727273" calcext:value-type="float">
            <text:p>-887.268072727273</text:p>
          </table:table-cell>
          <table:table-cell table:number-columns-repeated="48"/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table:formula="of:=[.A891]*0.00322" office:value-type="float" office:value="2.86258" calcext:value-type="float">
            <text:p>2.86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1]-[.B890])-(3.3/1024))/(3.3/1024)" office:value-type="float" office:value="-1" calcext:value-type="float">
            <text:p>-1</text:p>
          </table:table-cell>
          <table:table-cell table:formula="of:=([.B891]-[.C891])/(3.3/1024)" office:value-type="float" office:value="-888.267248484849" calcext:value-type="float">
            <text:p>-888.267248484849</text:p>
          </table:table-cell>
          <table:table-cell table:number-columns-repeated="48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formula="of:=[.A892]*0.00322" office:value-type="float" office:value="2.8658" calcext:value-type="float">
            <text:p>2.8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2]-[.B891])-(3.3/1024))/(3.3/1024)" office:value-type="float" office:value="-1" calcext:value-type="float">
            <text:p>-1</text:p>
          </table:table-cell>
          <table:table-cell table:formula="of:=([.B892]-[.C892])/(3.3/1024)" office:value-type="float" office:value="-889.266424242424" calcext:value-type="float">
            <text:p>-889.266424242424</text:p>
          </table:table-cell>
          <table:table-cell table:number-columns-repeated="48"/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table:formula="of:=[.A893]*0.00322" office:value-type="float" office:value="2.86902" calcext:value-type="float">
            <text:p>2.86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3]-[.B892])-(3.3/1024))/(3.3/1024)" office:value-type="float" office:value="-1" calcext:value-type="float">
            <text:p>-1</text:p>
          </table:table-cell>
          <table:table-cell table:formula="of:=([.B893]-[.C893])/(3.3/1024)" office:value-type="float" office:value="-890.2656" calcext:value-type="float">
            <text:p>-890.2656</text:p>
          </table:table-cell>
          <table:table-cell table:number-columns-repeated="48"/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formula="of:=[.A894]*0.00322" office:value-type="float" office:value="2.87224" calcext:value-type="float">
            <text:p>2.87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4]-[.B893])-(3.3/1024))/(3.3/1024)" office:value-type="float" office:value="-1" calcext:value-type="float">
            <text:p>-1</text:p>
          </table:table-cell>
          <table:table-cell table:formula="of:=([.B894]-[.C894])/(3.3/1024)" office:value-type="float" office:value="-891.264775757576" calcext:value-type="float">
            <text:p>-891.264775757576</text:p>
          </table:table-cell>
          <table:table-cell table:number-columns-repeated="48"/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table:formula="of:=[.A895]*0.00322" office:value-type="float" office:value="2.87546" calcext:value-type="float">
            <text:p>2.87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5]-[.B894])-(3.3/1024))/(3.3/1024)" office:value-type="float" office:value="-1" calcext:value-type="float">
            <text:p>-1</text:p>
          </table:table-cell>
          <table:table-cell table:formula="of:=([.B895]-[.C895])/(3.3/1024)" office:value-type="float" office:value="-892.263951515152" calcext:value-type="float">
            <text:p>-892.263951515152</text:p>
          </table:table-cell>
          <table:table-cell table:number-columns-repeated="48"/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table:formula="of:=[.A896]*0.00322" office:value-type="float" office:value="2.87868" calcext:value-type="float">
            <text:p>2.8786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6]-[.B895])-(3.3/1024))/(3.3/1024)" office:value-type="float" office:value="-1" calcext:value-type="float">
            <text:p>-1</text:p>
          </table:table-cell>
          <table:table-cell table:formula="of:=([.B896]-[.C896])/(3.3/1024)" office:value-type="float" office:value="-893.263127272727" calcext:value-type="float">
            <text:p>-893.263127272727</text:p>
          </table:table-cell>
          <table:table-cell table:number-columns-repeated="48"/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table:formula="of:=[.A897]*0.00322" office:value-type="float" office:value="2.8819" calcext:value-type="float">
            <text:p>2.881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B897]-[.B896])-(3.3/1024))/(3.3/1024)" office:value-type="float" office:value="-1" calcext:value-type="float">
            <text:p>-1</text:p>
          </table:table-cell>
          <table:table-cell table:formula="of:=([.B897]-[.C897])/(3.3/1024)" office:value-type="float" office:value="-894.262303030303" calcext:value-type="float">
            <text:p>-894.262303030303</text:p>
          </table:table-cell>
          <table:table-cell table:number-columns-repeated="48"/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formula="of:=[.A898]*0.00322" office:value-type="float" office:value="2.88512" calcext:value-type="float">
            <text:p>2.885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898]-[.B897])-(3.3/1024))/(3.3/1024)" office:value-type="float" office:value="-1" calcext:value-type="float">
            <text:p>-1</text:p>
          </table:table-cell>
          <table:table-cell table:formula="of:=([.B898]-[.C898])/(3.3/1024)" office:value-type="float" office:value="-895.261478787879" calcext:value-type="float">
            <text:p>-895.261478787879</text:p>
          </table:table-cell>
          <table:table-cell table:number-columns-repeated="48"/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table:formula="of:=[.A899]*0.00322" office:value-type="float" office:value="2.88834" calcext:value-type="float">
            <text:p>2.8883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899]-[.B898])-(3.3/1024))/(3.3/1024)" office:value-type="float" office:value="-1" calcext:value-type="float">
            <text:p>-1</text:p>
          </table:table-cell>
          <table:table-cell table:formula="of:=([.B899]-[.C899])/(3.3/1024)" office:value-type="float" office:value="-896.260654545455" calcext:value-type="float">
            <text:p>-896.260654545455</text:p>
          </table:table-cell>
          <table:table-cell table:number-columns-repeated="48"/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formula="of:=[.A900]*0.00322" office:value-type="float" office:value="2.89156" calcext:value-type="float">
            <text:p>2.89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0]-[.B899])-(3.3/1024))/(3.3/1024)" office:value-type="float" office:value="-1" calcext:value-type="float">
            <text:p>-1</text:p>
          </table:table-cell>
          <table:table-cell table:formula="of:=([.B900]-[.C900])/(3.3/1024)" office:value-type="float" office:value="-897.25983030303" calcext:value-type="float">
            <text:p>-897.25983030303</text:p>
          </table:table-cell>
          <table:table-cell table:number-columns-repeated="48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formula="of:=[.A901]*0.00322" office:value-type="float" office:value="2.89478" calcext:value-type="float">
            <text:p>2.89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1]-[.B900])-(3.3/1024))/(3.3/1024)" office:value-type="float" office:value="-1" calcext:value-type="float">
            <text:p>-1</text:p>
          </table:table-cell>
          <table:table-cell table:formula="of:=([.B901]-[.C901])/(3.3/1024)" office:value-type="float" office:value="-898.259006060606" calcext:value-type="float">
            <text:p>-898.259006060606</text:p>
          </table:table-cell>
          <table:table-cell table:number-columns-repeated="48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[.A902]*0.00322" office:value-type="float" office:value="2.898" calcext:value-type="float">
            <text:p>2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2]-[.B901])-(3.3/1024))/(3.3/1024)" office:value-type="float" office:value="-1" calcext:value-type="float">
            <text:p>-1</text:p>
          </table:table-cell>
          <table:table-cell table:formula="of:=([.B902]-[.C902])/(3.3/1024)" office:value-type="float" office:value="-899.258181818182" calcext:value-type="float">
            <text:p>-899.258181818182</text:p>
          </table:table-cell>
          <table:table-cell table:number-columns-repeated="48"/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formula="of:=[.A903]*0.00322" office:value-type="float" office:value="2.90122" calcext:value-type="float">
            <text:p>2.90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3]-[.B902])-(3.3/1024))/(3.3/1024)" office:value-type="float" office:value="-1" calcext:value-type="float">
            <text:p>-1</text:p>
          </table:table-cell>
          <table:table-cell table:formula="of:=([.B903]-[.C903])/(3.3/1024)" office:value-type="float" office:value="-900.257357575758" calcext:value-type="float">
            <text:p>-900.257357575758</text:p>
          </table:table-cell>
          <table:table-cell table:number-columns-repeated="48"/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formula="of:=[.A904]*0.00322" office:value-type="float" office:value="2.90444" calcext:value-type="float">
            <text:p>2.90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4]-[.B903])-(3.3/1024))/(3.3/1024)" office:value-type="float" office:value="-1" calcext:value-type="float">
            <text:p>-1</text:p>
          </table:table-cell>
          <table:table-cell table:formula="of:=([.B904]-[.C904])/(3.3/1024)" office:value-type="float" office:value="-901.256533333333" calcext:value-type="float">
            <text:p>-901.256533333333</text:p>
          </table:table-cell>
          <table:table-cell table:number-columns-repeated="48"/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formula="of:=[.A905]*0.00322" office:value-type="float" office:value="2.90766" calcext:value-type="float">
            <text:p>2.9076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5]-[.B904])-(3.3/1024))/(3.3/1024)" office:value-type="float" office:value="-1" calcext:value-type="float">
            <text:p>-1</text:p>
          </table:table-cell>
          <table:table-cell table:formula="of:=([.B905]-[.C905])/(3.3/1024)" office:value-type="float" office:value="-902.255709090909" calcext:value-type="float">
            <text:p>-902.255709090909</text:p>
          </table:table-cell>
          <table:table-cell table:number-columns-repeated="48"/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formula="of:=[.A906]*0.00322" office:value-type="float" office:value="2.91088" calcext:value-type="float">
            <text:p>2.91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6]-[.B905])-(3.3/1024))/(3.3/1024)" office:value-type="float" office:value="-1" calcext:value-type="float">
            <text:p>-1</text:p>
          </table:table-cell>
          <table:table-cell table:formula="of:=([.B906]-[.C906])/(3.3/1024)" office:value-type="float" office:value="-903.254884848485" calcext:value-type="float">
            <text:p>-903.254884848485</text:p>
          </table:table-cell>
          <table:table-cell table:number-columns-repeated="48"/>
        </table:table-row>
        <table:table-row table:style-name="ro1">
          <table:table-cell office:value-type="float" office:value="905" calcext:value-type="float">
            <text:p>905</text:p>
          </table:table-cell>
          <table:table-cell/>
          <table:table-cell table:formula="of:=[.A907]*0.00322" office:value-type="float" office:value="2.9141" calcext:value-type="float">
            <text:p>2.9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7]-[.B906])-(3.3/1024))/(3.3/1024)" office:value-type="float" office:value="-1" calcext:value-type="float">
            <text:p>-1</text:p>
          </table:table-cell>
          <table:table-cell table:formula="of:=([.B907]-[.C907])/(3.3/1024)" office:value-type="float" office:value="-904.254060606061" calcext:value-type="float">
            <text:p>-904.254060606061</text:p>
          </table:table-cell>
          <table:table-cell table:number-columns-repeated="48"/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table:formula="of:=[.A908]*0.00322" office:value-type="float" office:value="2.91732" calcext:value-type="float">
            <text:p>2.91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8]-[.B907])-(3.3/1024))/(3.3/1024)" office:value-type="float" office:value="-1" calcext:value-type="float">
            <text:p>-1</text:p>
          </table:table-cell>
          <table:table-cell table:formula="of:=([.B908]-[.C908])/(3.3/1024)" office:value-type="float" office:value="-905.253236363637" calcext:value-type="float">
            <text:p>-905.253236363637</text:p>
          </table:table-cell>
          <table:table-cell table:number-columns-repeated="48"/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table:formula="of:=[.A909]*0.00322" office:value-type="float" office:value="2.92054" calcext:value-type="float">
            <text:p>2.920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09]-[.B908])-(3.3/1024))/(3.3/1024)" office:value-type="float" office:value="-1" calcext:value-type="float">
            <text:p>-1</text:p>
          </table:table-cell>
          <table:table-cell table:formula="of:=([.B909]-[.C909])/(3.3/1024)" office:value-type="float" office:value="-906.252412121212" calcext:value-type="float">
            <text:p>-906.252412121212</text:p>
          </table:table-cell>
          <table:table-cell table:number-columns-repeated="48"/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formula="of:=[.A910]*0.00322" office:value-type="float" office:value="2.92376" calcext:value-type="float">
            <text:p>2.92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0]-[.B909])-(3.3/1024))/(3.3/1024)" office:value-type="float" office:value="-1" calcext:value-type="float">
            <text:p>-1</text:p>
          </table:table-cell>
          <table:table-cell table:formula="of:=([.B910]-[.C910])/(3.3/1024)" office:value-type="float" office:value="-907.251587878788" calcext:value-type="float">
            <text:p>-907.251587878788</text:p>
          </table:table-cell>
          <table:table-cell table:number-columns-repeated="48"/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table:formula="of:=[.A911]*0.00322" office:value-type="float" office:value="2.92698" calcext:value-type="float">
            <text:p>2.92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1]-[.B910])-(3.3/1024))/(3.3/1024)" office:value-type="float" office:value="-1" calcext:value-type="float">
            <text:p>-1</text:p>
          </table:table-cell>
          <table:table-cell table:formula="of:=([.B911]-[.C911])/(3.3/1024)" office:value-type="float" office:value="-908.250763636364" calcext:value-type="float">
            <text:p>-908.250763636364</text:p>
          </table:table-cell>
          <table:table-cell table:number-columns-repeated="48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[.A912]*0.00322" office:value-type="float" office:value="2.9302" calcext:value-type="float">
            <text:p>2.93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2]-[.B911])-(3.3/1024))/(3.3/1024)" office:value-type="float" office:value="-1" calcext:value-type="float">
            <text:p>-1</text:p>
          </table:table-cell>
          <table:table-cell table:formula="of:=([.B912]-[.C912])/(3.3/1024)" office:value-type="float" office:value="-909.24993939394" calcext:value-type="float">
            <text:p>-909.24993939394</text:p>
          </table:table-cell>
          <table:table-cell table:number-columns-repeated="48"/>
        </table:table-row>
        <table:table-row table:style-name="ro1">
          <table:table-cell office:value-type="float" office:value="911" calcext:value-type="float">
            <text:p>911</text:p>
          </table:table-cell>
          <table:table-cell/>
          <table:table-cell table:formula="of:=[.A913]*0.00322" office:value-type="float" office:value="2.93342" calcext:value-type="float">
            <text:p>2.9334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3]-[.B912])-(3.3/1024))/(3.3/1024)" office:value-type="float" office:value="-1" calcext:value-type="float">
            <text:p>-1</text:p>
          </table:table-cell>
          <table:table-cell table:formula="of:=([.B913]-[.C913])/(3.3/1024)" office:value-type="float" office:value="-910.249115151515" calcext:value-type="float">
            <text:p>-910.249115151515</text:p>
          </table:table-cell>
          <table:table-cell table:number-columns-repeated="48"/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formula="of:=[.A914]*0.00322" office:value-type="float" office:value="2.93664" calcext:value-type="float">
            <text:p>2.9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4]-[.B913])-(3.3/1024))/(3.3/1024)" office:value-type="float" office:value="-1" calcext:value-type="float">
            <text:p>-1</text:p>
          </table:table-cell>
          <table:table-cell table:formula="of:=([.B914]-[.C914])/(3.3/1024)" office:value-type="float" office:value="-911.248290909091" calcext:value-type="float">
            <text:p>-911.248290909091</text:p>
          </table:table-cell>
          <table:table-cell table:number-columns-repeated="48"/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table:formula="of:=[.A915]*0.00322" office:value-type="float" office:value="2.93986" calcext:value-type="float">
            <text:p>2.939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5]-[.B914])-(3.3/1024))/(3.3/1024)" office:value-type="float" office:value="-1" calcext:value-type="float">
            <text:p>-1</text:p>
          </table:table-cell>
          <table:table-cell table:formula="of:=([.B915]-[.C915])/(3.3/1024)" office:value-type="float" office:value="-912.247466666667" calcext:value-type="float">
            <text:p>-912.247466666667</text:p>
          </table:table-cell>
          <table:table-cell table:number-columns-repeated="48"/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table:formula="of:=[.A916]*0.00322" office:value-type="float" office:value="2.94308" calcext:value-type="float">
            <text:p>2.94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6]-[.B915])-(3.3/1024))/(3.3/1024)" office:value-type="float" office:value="-1" calcext:value-type="float">
            <text:p>-1</text:p>
          </table:table-cell>
          <table:table-cell table:formula="of:=([.B916]-[.C916])/(3.3/1024)" office:value-type="float" office:value="-913.246642424243" calcext:value-type="float">
            <text:p>-913.246642424243</text:p>
          </table:table-cell>
          <table:table-cell table:number-columns-repeated="48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table:formula="of:=[.A917]*0.00322" office:value-type="float" office:value="2.9463" calcext:value-type="float">
            <text:p>2.94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7]-[.B916])-(3.3/1024))/(3.3/1024)" office:value-type="float" office:value="-1" calcext:value-type="float">
            <text:p>-1</text:p>
          </table:table-cell>
          <table:table-cell table:formula="of:=([.B917]-[.C917])/(3.3/1024)" office:value-type="float" office:value="-914.245818181818" calcext:value-type="float">
            <text:p>-914.245818181818</text:p>
          </table:table-cell>
          <table:table-cell table:number-columns-repeated="48"/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formula="of:=[.A918]*0.00322" office:value-type="float" office:value="2.94952" calcext:value-type="float">
            <text:p>2.9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8]-[.B917])-(3.3/1024))/(3.3/1024)" office:value-type="float" office:value="-1" calcext:value-type="float">
            <text:p>-1</text:p>
          </table:table-cell>
          <table:table-cell table:formula="of:=([.B918]-[.C918])/(3.3/1024)" office:value-type="float" office:value="-915.244993939394" calcext:value-type="float">
            <text:p>-915.244993939394</text:p>
          </table:table-cell>
          <table:table-cell table:number-columns-repeated="48"/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table:formula="of:=[.A919]*0.00322" office:value-type="float" office:value="2.95274" calcext:value-type="float">
            <text:p>2.95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19]-[.B918])-(3.3/1024))/(3.3/1024)" office:value-type="float" office:value="-1" calcext:value-type="float">
            <text:p>-1</text:p>
          </table:table-cell>
          <table:table-cell table:formula="of:=([.B919]-[.C919])/(3.3/1024)" office:value-type="float" office:value="-916.24416969697" calcext:value-type="float">
            <text:p>-916.24416969697</text:p>
          </table:table-cell>
          <table:table-cell table:number-columns-repeated="48"/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table:formula="of:=[.A920]*0.00322" office:value-type="float" office:value="2.95596" calcext:value-type="float">
            <text:p>2.955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0]-[.B919])-(3.3/1024))/(3.3/1024)" office:value-type="float" office:value="-1" calcext:value-type="float">
            <text:p>-1</text:p>
          </table:table-cell>
          <table:table-cell table:formula="of:=([.B920]-[.C920])/(3.3/1024)" office:value-type="float" office:value="-917.243345454546" calcext:value-type="float">
            <text:p>-917.243345454546</text:p>
          </table:table-cell>
          <table:table-cell table:number-columns-repeated="48"/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table:formula="of:=[.A921]*0.00322" office:value-type="float" office:value="2.95918" calcext:value-type="float">
            <text:p>2.959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1]-[.B920])-(3.3/1024))/(3.3/1024)" office:value-type="float" office:value="-1" calcext:value-type="float">
            <text:p>-1</text:p>
          </table:table-cell>
          <table:table-cell table:formula="of:=([.B921]-[.C921])/(3.3/1024)" office:value-type="float" office:value="-918.242521212121" calcext:value-type="float">
            <text:p>-918.242521212121</text:p>
          </table:table-cell>
          <table:table-cell table:number-columns-repeated="48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[.A922]*0.00322" office:value-type="float" office:value="2.9624" calcext:value-type="float">
            <text:p>2.96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2]-[.B921])-(3.3/1024))/(3.3/1024)" office:value-type="float" office:value="-1" calcext:value-type="float">
            <text:p>-1</text:p>
          </table:table-cell>
          <table:table-cell table:formula="of:=([.B922]-[.C922])/(3.3/1024)" office:value-type="float" office:value="-919.241696969697" calcext:value-type="float">
            <text:p>-919.241696969697</text:p>
          </table:table-cell>
          <table:table-cell table:number-columns-repeated="48"/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table:formula="of:=[.A923]*0.00322" office:value-type="float" office:value="2.96562" calcext:value-type="float">
            <text:p>2.96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3]-[.B922])-(3.3/1024))/(3.3/1024)" office:value-type="float" office:value="-1" calcext:value-type="float">
            <text:p>-1</text:p>
          </table:table-cell>
          <table:table-cell table:formula="of:=([.B923]-[.C923])/(3.3/1024)" office:value-type="float" office:value="-920.240872727273" calcext:value-type="float">
            <text:p>-920.240872727273</text:p>
          </table:table-cell>
          <table:table-cell table:number-columns-repeated="48"/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table:formula="of:=[.A924]*0.00322" office:value-type="float" office:value="2.96884" calcext:value-type="float">
            <text:p>2.96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4]-[.B923])-(3.3/1024))/(3.3/1024)" office:value-type="float" office:value="-1" calcext:value-type="float">
            <text:p>-1</text:p>
          </table:table-cell>
          <table:table-cell table:formula="of:=([.B924]-[.C924])/(3.3/1024)" office:value-type="float" office:value="-921.240048484849" calcext:value-type="float">
            <text:p>-921.240048484849</text:p>
          </table:table-cell>
          <table:table-cell table:number-columns-repeated="48"/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table:formula="of:=[.A925]*0.00322" office:value-type="float" office:value="2.97206" calcext:value-type="float">
            <text:p>2.97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5]-[.B924])-(3.3/1024))/(3.3/1024)" office:value-type="float" office:value="-1" calcext:value-type="float">
            <text:p>-1</text:p>
          </table:table-cell>
          <table:table-cell table:formula="of:=([.B925]-[.C925])/(3.3/1024)" office:value-type="float" office:value="-922.239224242424" calcext:value-type="float">
            <text:p>-922.239224242424</text:p>
          </table:table-cell>
          <table:table-cell table:number-columns-repeated="48"/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formula="of:=[.A926]*0.00322" office:value-type="float" office:value="2.97528" calcext:value-type="float">
            <text:p>2.97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6]-[.B925])-(3.3/1024))/(3.3/1024)" office:value-type="float" office:value="-1" calcext:value-type="float">
            <text:p>-1</text:p>
          </table:table-cell>
          <table:table-cell table:formula="of:=([.B926]-[.C926])/(3.3/1024)" office:value-type="float" office:value="-923.2384" calcext:value-type="float">
            <text:p>-923.2384</text:p>
          </table:table-cell>
          <table:table-cell table:number-columns-repeated="48"/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table:formula="of:=[.A927]*0.00322" office:value-type="float" office:value="2.9785" calcext:value-type="float">
            <text:p>2.9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7]-[.B926])-(3.3/1024))/(3.3/1024)" office:value-type="float" office:value="-1" calcext:value-type="float">
            <text:p>-1</text:p>
          </table:table-cell>
          <table:table-cell table:formula="of:=([.B927]-[.C927])/(3.3/1024)" office:value-type="float" office:value="-924.237575757576" calcext:value-type="float">
            <text:p>-924.237575757576</text:p>
          </table:table-cell>
          <table:table-cell table:number-columns-repeated="48"/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table:formula="of:=[.A928]*0.00322" office:value-type="float" office:value="2.98172" calcext:value-type="float">
            <text:p>2.9817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8]-[.B927])-(3.3/1024))/(3.3/1024)" office:value-type="float" office:value="-1" calcext:value-type="float">
            <text:p>-1</text:p>
          </table:table-cell>
          <table:table-cell table:formula="of:=([.B928]-[.C928])/(3.3/1024)" office:value-type="float" office:value="-925.236751515152" calcext:value-type="float">
            <text:p>-925.236751515152</text:p>
          </table:table-cell>
          <table:table-cell table:number-columns-repeated="48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table:formula="of:=[.A929]*0.00322" office:value-type="float" office:value="2.98494" calcext:value-type="float">
            <text:p>2.9849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29]-[.B928])-(3.3/1024))/(3.3/1024)" office:value-type="float" office:value="-1" calcext:value-type="float">
            <text:p>-1</text:p>
          </table:table-cell>
          <table:table-cell table:formula="of:=([.B929]-[.C929])/(3.3/1024)" office:value-type="float" office:value="-926.235927272727" calcext:value-type="float">
            <text:p>-926.235927272727</text:p>
          </table:table-cell>
          <table:table-cell table:number-columns-repeated="48"/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formula="of:=[.A930]*0.00322" office:value-type="float" office:value="2.98816" calcext:value-type="float">
            <text:p>2.98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0]-[.B929])-(3.3/1024))/(3.3/1024)" office:value-type="float" office:value="-1" calcext:value-type="float">
            <text:p>-1</text:p>
          </table:table-cell>
          <table:table-cell table:formula="of:=([.B930]-[.C930])/(3.3/1024)" office:value-type="float" office:value="-927.235103030303" calcext:value-type="float">
            <text:p>-927.235103030303</text:p>
          </table:table-cell>
          <table:table-cell table:number-columns-repeated="48"/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table:formula="of:=[.A931]*0.00322" office:value-type="float" office:value="2.99138" calcext:value-type="float">
            <text:p>2.991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1]-[.B930])-(3.3/1024))/(3.3/1024)" office:value-type="float" office:value="-1" calcext:value-type="float">
            <text:p>-1</text:p>
          </table:table-cell>
          <table:table-cell table:formula="of:=([.B931]-[.C931])/(3.3/1024)" office:value-type="float" office:value="-928.234278787879" calcext:value-type="float">
            <text:p>-928.234278787879</text:p>
          </table:table-cell>
          <table:table-cell table:number-columns-repeated="48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formula="of:=[.A932]*0.00322" office:value-type="float" office:value="2.9946" calcext:value-type="float">
            <text:p>2.9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2]-[.B931])-(3.3/1024))/(3.3/1024)" office:value-type="float" office:value="-1" calcext:value-type="float">
            <text:p>-1</text:p>
          </table:table-cell>
          <table:table-cell table:formula="of:=([.B932]-[.C932])/(3.3/1024)" office:value-type="float" office:value="-929.233454545455" calcext:value-type="float">
            <text:p>-929.233454545455</text:p>
          </table:table-cell>
          <table:table-cell table:number-columns-repeated="48"/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table:formula="of:=[.A933]*0.00322" office:value-type="float" office:value="2.99782" calcext:value-type="float">
            <text:p>2.997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3]-[.B932])-(3.3/1024))/(3.3/1024)" office:value-type="float" office:value="-1" calcext:value-type="float">
            <text:p>-1</text:p>
          </table:table-cell>
          <table:table-cell table:formula="of:=([.B933]-[.C933])/(3.3/1024)" office:value-type="float" office:value="-930.23263030303" calcext:value-type="float">
            <text:p>-930.23263030303</text:p>
          </table:table-cell>
          <table:table-cell table:number-columns-repeated="48"/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formula="of:=[.A934]*0.00322" office:value-type="float" office:value="3.00104" calcext:value-type="float">
            <text:p>3.0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4]-[.B933])-(3.3/1024))/(3.3/1024)" office:value-type="float" office:value="-1" calcext:value-type="float">
            <text:p>-1</text:p>
          </table:table-cell>
          <table:table-cell table:formula="of:=([.B934]-[.C934])/(3.3/1024)" office:value-type="float" office:value="-931.231806060606" calcext:value-type="float">
            <text:p>-931.231806060606</text:p>
          </table:table-cell>
          <table:table-cell table:number-columns-repeated="48"/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table:formula="of:=[.A935]*0.00322" office:value-type="float" office:value="3.00426" calcext:value-type="float">
            <text:p>3.00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5]-[.B934])-(3.3/1024))/(3.3/1024)" office:value-type="float" office:value="-1" calcext:value-type="float">
            <text:p>-1</text:p>
          </table:table-cell>
          <table:table-cell table:formula="of:=([.B935]-[.C935])/(3.3/1024)" office:value-type="float" office:value="-932.230981818182" calcext:value-type="float">
            <text:p>-932.230981818182</text:p>
          </table:table-cell>
          <table:table-cell table:number-columns-repeated="48"/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table:formula="of:=[.A936]*0.00322" office:value-type="float" office:value="3.00748" calcext:value-type="float">
            <text:p>3.007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6]-[.B935])-(3.3/1024))/(3.3/1024)" office:value-type="float" office:value="-1" calcext:value-type="float">
            <text:p>-1</text:p>
          </table:table-cell>
          <table:table-cell table:formula="of:=([.B936]-[.C936])/(3.3/1024)" office:value-type="float" office:value="-933.230157575758" calcext:value-type="float">
            <text:p>-933.230157575758</text:p>
          </table:table-cell>
          <table:table-cell table:number-columns-repeated="48"/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table:formula="of:=[.A937]*0.00322" office:value-type="float" office:value="3.0107" calcext:value-type="float">
            <text:p>3.01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7]-[.B936])-(3.3/1024))/(3.3/1024)" office:value-type="float" office:value="-1" calcext:value-type="float">
            <text:p>-1</text:p>
          </table:table-cell>
          <table:table-cell table:formula="of:=([.B937]-[.C937])/(3.3/1024)" office:value-type="float" office:value="-934.229333333334" calcext:value-type="float">
            <text:p>-934.229333333334</text:p>
          </table:table-cell>
          <table:table-cell table:number-columns-repeated="48"/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formula="of:=[.A938]*0.00322" office:value-type="float" office:value="3.01392" calcext:value-type="float">
            <text:p>3.01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8]-[.B937])-(3.3/1024))/(3.3/1024)" office:value-type="float" office:value="-1" calcext:value-type="float">
            <text:p>-1</text:p>
          </table:table-cell>
          <table:table-cell table:formula="of:=([.B938]-[.C938])/(3.3/1024)" office:value-type="float" office:value="-935.228509090909" calcext:value-type="float">
            <text:p>-935.228509090909</text:p>
          </table:table-cell>
          <table:table-cell table:number-columns-repeated="48"/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formula="of:=[.A939]*0.00322" office:value-type="float" office:value="3.01714" calcext:value-type="float">
            <text:p>3.01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39]-[.B938])-(3.3/1024))/(3.3/1024)" office:value-type="float" office:value="-1" calcext:value-type="float">
            <text:p>-1</text:p>
          </table:table-cell>
          <table:table-cell table:formula="of:=([.B939]-[.C939])/(3.3/1024)" office:value-type="float" office:value="-936.227684848485" calcext:value-type="float">
            <text:p>-936.227684848485</text:p>
          </table:table-cell>
          <table:table-cell table:number-columns-repeated="48"/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formula="of:=[.A940]*0.00322" office:value-type="float" office:value="3.02036" calcext:value-type="float">
            <text:p>3.02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0]-[.B939])-(3.3/1024))/(3.3/1024)" office:value-type="float" office:value="-1" calcext:value-type="float">
            <text:p>-1</text:p>
          </table:table-cell>
          <table:table-cell table:formula="of:=([.B940]-[.C940])/(3.3/1024)" office:value-type="float" office:value="-937.226860606061" calcext:value-type="float">
            <text:p>-937.226860606061</text:p>
          </table:table-cell>
          <table:table-cell table:number-columns-repeated="48"/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formula="of:=[.A941]*0.00322" office:value-type="float" office:value="3.02358" calcext:value-type="float">
            <text:p>3.02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1]-[.B940])-(3.3/1024))/(3.3/1024)" office:value-type="float" office:value="-1" calcext:value-type="float">
            <text:p>-1</text:p>
          </table:table-cell>
          <table:table-cell table:formula="of:=([.B941]-[.C941])/(3.3/1024)" office:value-type="float" office:value="-938.226036363637" calcext:value-type="float">
            <text:p>-938.226036363637</text:p>
          </table:table-cell>
          <table:table-cell table:number-columns-repeated="48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[.A942]*0.00322" office:value-type="float" office:value="3.0268" calcext:value-type="float">
            <text:p>3.0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2]-[.B941])-(3.3/1024))/(3.3/1024)" office:value-type="float" office:value="-1" calcext:value-type="float">
            <text:p>-1</text:p>
          </table:table-cell>
          <table:table-cell table:formula="of:=([.B942]-[.C942])/(3.3/1024)" office:value-type="float" office:value="-939.225212121212" calcext:value-type="float">
            <text:p>-939.225212121212</text:p>
          </table:table-cell>
          <table:table-cell table:number-columns-repeated="48"/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formula="of:=[.A943]*0.00322" office:value-type="float" office:value="3.03002" calcext:value-type="float">
            <text:p>3.03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3]-[.B942])-(3.3/1024))/(3.3/1024)" office:value-type="float" office:value="-1" calcext:value-type="float">
            <text:p>-1</text:p>
          </table:table-cell>
          <table:table-cell table:formula="of:=([.B943]-[.C943])/(3.3/1024)" office:value-type="float" office:value="-940.224387878788" calcext:value-type="float">
            <text:p>-940.224387878788</text:p>
          </table:table-cell>
          <table:table-cell table:number-columns-repeated="48"/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formula="of:=[.A944]*0.00322" office:value-type="float" office:value="3.03324" calcext:value-type="float">
            <text:p>3.033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4]-[.B943])-(3.3/1024))/(3.3/1024)" office:value-type="float" office:value="-1" calcext:value-type="float">
            <text:p>-1</text:p>
          </table:table-cell>
          <table:table-cell table:formula="of:=([.B944]-[.C944])/(3.3/1024)" office:value-type="float" office:value="-941.223563636364" calcext:value-type="float">
            <text:p>-941.223563636364</text:p>
          </table:table-cell>
          <table:table-cell table:number-columns-repeated="48"/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formula="of:=[.A945]*0.00322" office:value-type="float" office:value="3.03646" calcext:value-type="float">
            <text:p>3.036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5]-[.B944])-(3.3/1024))/(3.3/1024)" office:value-type="float" office:value="-1" calcext:value-type="float">
            <text:p>-1</text:p>
          </table:table-cell>
          <table:table-cell table:formula="of:=([.B945]-[.C945])/(3.3/1024)" office:value-type="float" office:value="-942.22273939394" calcext:value-type="float">
            <text:p>-942.22273939394</text:p>
          </table:table-cell>
          <table:table-cell table:number-columns-repeated="48"/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formula="of:=[.A946]*0.00322" office:value-type="float" office:value="3.03968" calcext:value-type="float">
            <text:p>3.039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6]-[.B945])-(3.3/1024))/(3.3/1024)" office:value-type="float" office:value="-1" calcext:value-type="float">
            <text:p>-1</text:p>
          </table:table-cell>
          <table:table-cell table:formula="of:=([.B946]-[.C946])/(3.3/1024)" office:value-type="float" office:value="-943.221915151515" calcext:value-type="float">
            <text:p>-943.221915151515</text:p>
          </table:table-cell>
          <table:table-cell table:number-columns-repeated="48"/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table:formula="of:=[.A947]*0.00322" office:value-type="float" office:value="3.0429" calcext:value-type="float">
            <text:p>3.04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7]-[.B946])-(3.3/1024))/(3.3/1024)" office:value-type="float" office:value="-1" calcext:value-type="float">
            <text:p>-1</text:p>
          </table:table-cell>
          <table:table-cell table:formula="of:=([.B947]-[.C947])/(3.3/1024)" office:value-type="float" office:value="-944.221090909091" calcext:value-type="float">
            <text:p>-944.221090909091</text:p>
          </table:table-cell>
          <table:table-cell table:number-columns-repeated="48"/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table:formula="of:=[.A948]*0.00322" office:value-type="float" office:value="3.04612" calcext:value-type="float">
            <text:p>3.04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8]-[.B947])-(3.3/1024))/(3.3/1024)" office:value-type="float" office:value="-1" calcext:value-type="float">
            <text:p>-1</text:p>
          </table:table-cell>
          <table:table-cell table:formula="of:=([.B948]-[.C948])/(3.3/1024)" office:value-type="float" office:value="-945.220266666667" calcext:value-type="float">
            <text:p>-945.220266666667</text:p>
          </table:table-cell>
          <table:table-cell table:number-columns-repeated="48"/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table:formula="of:=[.A949]*0.00322" office:value-type="float" office:value="3.04934" calcext:value-type="float">
            <text:p>3.049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49]-[.B948])-(3.3/1024))/(3.3/1024)" office:value-type="float" office:value="-1" calcext:value-type="float">
            <text:p>-1</text:p>
          </table:table-cell>
          <table:table-cell table:formula="of:=([.B949]-[.C949])/(3.3/1024)" office:value-type="float" office:value="-946.219442424243" calcext:value-type="float">
            <text:p>-946.219442424243</text:p>
          </table:table-cell>
          <table:table-cell table:number-columns-repeated="48"/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formula="of:=[.A950]*0.00322" office:value-type="float" office:value="3.05256" calcext:value-type="float">
            <text:p>3.05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0]-[.B949])-(3.3/1024))/(3.3/1024)" office:value-type="float" office:value="-1" calcext:value-type="float">
            <text:p>-1</text:p>
          </table:table-cell>
          <table:table-cell table:formula="of:=([.B950]-[.C950])/(3.3/1024)" office:value-type="float" office:value="-947.218618181818" calcext:value-type="float">
            <text:p>-947.218618181818</text:p>
          </table:table-cell>
          <table:table-cell table:number-columns-repeated="48"/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table:formula="of:=[.A951]*0.00322" office:value-type="float" office:value="3.05578" calcext:value-type="float">
            <text:p>3.05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1]-[.B950])-(3.3/1024))/(3.3/1024)" office:value-type="float" office:value="-1" calcext:value-type="float">
            <text:p>-1</text:p>
          </table:table-cell>
          <table:table-cell table:formula="of:=([.B951]-[.C951])/(3.3/1024)" office:value-type="float" office:value="-948.217793939394" calcext:value-type="float">
            <text:p>-948.217793939394</text:p>
          </table:table-cell>
          <table:table-cell table:number-columns-repeated="48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[.A952]*0.00322" office:value-type="float" office:value="3.059" calcext:value-type="float">
            <text:p>3.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2]-[.B951])-(3.3/1024))/(3.3/1024)" office:value-type="float" office:value="-1" calcext:value-type="float">
            <text:p>-1</text:p>
          </table:table-cell>
          <table:table-cell table:formula="of:=([.B952]-[.C952])/(3.3/1024)" office:value-type="float" office:value="-949.21696969697" calcext:value-type="float">
            <text:p>-949.21696969697</text:p>
          </table:table-cell>
          <table:table-cell table:number-columns-repeated="48"/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table:formula="of:=[.A953]*0.00322" office:value-type="float" office:value="3.06222" calcext:value-type="float">
            <text:p>3.06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3]-[.B952])-(3.3/1024))/(3.3/1024)" office:value-type="float" office:value="-1" calcext:value-type="float">
            <text:p>-1</text:p>
          </table:table-cell>
          <table:table-cell table:formula="of:=([.B953]-[.C953])/(3.3/1024)" office:value-type="float" office:value="-950.216145454546" calcext:value-type="float">
            <text:p>-950.216145454546</text:p>
          </table:table-cell>
          <table:table-cell table:number-columns-repeated="48"/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formula="of:=[.A954]*0.00322" office:value-type="float" office:value="3.06544" calcext:value-type="float">
            <text:p>3.065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4]-[.B953])-(3.3/1024))/(3.3/1024)" office:value-type="float" office:value="-1" calcext:value-type="float">
            <text:p>-1</text:p>
          </table:table-cell>
          <table:table-cell table:formula="of:=([.B954]-[.C954])/(3.3/1024)" office:value-type="float" office:value="-951.215321212121" calcext:value-type="float">
            <text:p>-951.215321212121</text:p>
          </table:table-cell>
          <table:table-cell table:number-columns-repeated="48"/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table:formula="of:=[.A955]*0.00322" office:value-type="float" office:value="3.06866" calcext:value-type="float">
            <text:p>3.068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5]-[.B954])-(3.3/1024))/(3.3/1024)" office:value-type="float" office:value="-1" calcext:value-type="float">
            <text:p>-1</text:p>
          </table:table-cell>
          <table:table-cell table:formula="of:=([.B955]-[.C955])/(3.3/1024)" office:value-type="float" office:value="-952.214496969697" calcext:value-type="float">
            <text:p>-952.214496969697</text:p>
          </table:table-cell>
          <table:table-cell table:number-columns-repeated="48"/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table:formula="of:=[.A956]*0.00322" office:value-type="float" office:value="3.07188" calcext:value-type="float">
            <text:p>3.07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6]-[.B955])-(3.3/1024))/(3.3/1024)" office:value-type="float" office:value="-1" calcext:value-type="float">
            <text:p>-1</text:p>
          </table:table-cell>
          <table:table-cell table:formula="of:=([.B956]-[.C956])/(3.3/1024)" office:value-type="float" office:value="-953.213672727273" calcext:value-type="float">
            <text:p>-953.213672727273</text:p>
          </table:table-cell>
          <table:table-cell table:number-columns-repeated="48"/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table:formula="of:=[.A957]*0.00322" office:value-type="float" office:value="3.0751" calcext:value-type="float">
            <text:p>3.0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7]-[.B956])-(3.3/1024))/(3.3/1024)" office:value-type="float" office:value="-1" calcext:value-type="float">
            <text:p>-1</text:p>
          </table:table-cell>
          <table:table-cell table:formula="of:=([.B957]-[.C957])/(3.3/1024)" office:value-type="float" office:value="-954.212848484849" calcext:value-type="float">
            <text:p>-954.212848484849</text:p>
          </table:table-cell>
          <table:table-cell table:number-columns-repeated="48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formula="of:=[.A958]*0.00322" office:value-type="float" office:value="3.07832" calcext:value-type="float">
            <text:p>3.07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8]-[.B957])-(3.3/1024))/(3.3/1024)" office:value-type="float" office:value="-1" calcext:value-type="float">
            <text:p>-1</text:p>
          </table:table-cell>
          <table:table-cell table:formula="of:=([.B958]-[.C958])/(3.3/1024)" office:value-type="float" office:value="-955.212024242424" calcext:value-type="float">
            <text:p>-955.212024242424</text:p>
          </table:table-cell>
          <table:table-cell table:number-columns-repeated="48"/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table:formula="of:=[.A959]*0.00322" office:value-type="float" office:value="3.08154" calcext:value-type="float">
            <text:p>3.08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59]-[.B958])-(3.3/1024))/(3.3/1024)" office:value-type="float" office:value="-1" calcext:value-type="float">
            <text:p>-1</text:p>
          </table:table-cell>
          <table:table-cell table:formula="of:=([.B959]-[.C959])/(3.3/1024)" office:value-type="float" office:value="-956.2112" calcext:value-type="float">
            <text:p>-956.2112</text:p>
          </table:table-cell>
          <table:table-cell table:number-columns-repeated="4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08725" calcext:value-type="float">
            <text:p>3.08725</text:p>
          </table:table-cell>
          <table:table-cell table:formula="of:=[.A960]*0.00322" office:value-type="float" office:value="3.08476" calcext:value-type="float">
            <text:p>3.0847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60]-[.B959])-(3.3/1024))/(3.3/1024)" office:value-type="float" office:value="956.98303030303" calcext:value-type="float">
            <text:p>956.98303030303</text:p>
          </table:table-cell>
          <table:table-cell table:formula="of:=([.B960]-[.C960])/(3.3/1024)" office:value-type="float" office:value="0.772654545454509" calcext:value-type="float">
            <text:p>0.772654545454509</text:p>
          </table:table-cell>
          <table:table-cell table:number-columns-repeated="4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09047" calcext:value-type="float">
            <text:p>3.09047</text:p>
          </table:table-cell>
          <table:table-cell table:formula="of:=[.A961]*0.00322" office:value-type="float" office:value="3.08798" calcext:value-type="float">
            <text:p>3.0879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([.B961]-[.B960])-(3.3/1024))/(3.3/1024)" office:value-type="float" office:value="-0.000824242424311073" calcext:value-type="float">
            <text:p>-0.000824242424311</text:p>
          </table:table-cell>
          <table:table-cell table:formula="of:=([.B961]-[.C961])/(3.3/1024)" office:value-type="float" office:value="0.772654545454371" calcext:value-type="float">
            <text:p>0.772654545454371</text:p>
          </table:table-cell>
          <table:table-cell table:number-columns-repeated="4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09359" calcext:value-type="float">
            <text:p>3.09359</text:p>
          </table:table-cell>
          <table:table-cell table:formula="of:=[.A962]*0.00322" office:value-type="float" office:value="3.0912" calcext:value-type="float">
            <text:p>3.09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2]-[.B961])-(3.3/1024))/(3.3/1024)" office:value-type="float" office:value="-0.0318545454545418" calcext:value-type="float">
            <text:p>-0.031854545454542</text:p>
          </table:table-cell>
          <table:table-cell table:formula="of:=([.B962]-[.C962])/(3.3/1024)" office:value-type="float" office:value="0.74162424242414" calcext:value-type="float">
            <text:p>0.74162424242414</text:p>
          </table:table-cell>
          <table:table-cell table:number-columns-repeated="4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09682" calcext:value-type="float">
            <text:p>3.09682</text:p>
          </table:table-cell>
          <table:table-cell table:formula="of:=[.A963]*0.00322" office:value-type="float" office:value="3.09442" calcext:value-type="float">
            <text:p>3.094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3]-[.B962])-(3.3/1024))/(3.3/1024)" office:value-type="float" office:value="0.00227878787887736" calcext:value-type="float">
            <text:p>0.002278787878877</text:p>
          </table:table-cell>
          <table:table-cell table:formula="of:=([.B963]-[.C963])/(3.3/1024)" office:value-type="float" office:value="0.744727272727191" calcext:value-type="float">
            <text:p>0.744727272727191</text:p>
          </table:table-cell>
          <table:table-cell table:number-columns-repeated="4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10006" calcext:value-type="float">
            <text:p>3.10006</text:p>
          </table:table-cell>
          <table:table-cell table:formula="of:=[.A964]*0.00322" office:value-type="float" office:value="3.09764" calcext:value-type="float">
            <text:p>3.09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4]-[.B963])-(3.3/1024))/(3.3/1024)" office:value-type="float" office:value="0.00538181818179019" calcext:value-type="float">
            <text:p>0.00538181818179</text:p>
          </table:table-cell>
          <table:table-cell table:formula="of:=([.B964]-[.C964])/(3.3/1024)" office:value-type="float" office:value="0.750933333333292" calcext:value-type="float">
            <text:p>0.750933333333292</text:p>
          </table:table-cell>
          <table:table-cell table:number-columns-repeated="4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10329" calcext:value-type="float">
            <text:p>3.10329</text:p>
          </table:table-cell>
          <table:table-cell table:formula="of:=[.A965]*0.00322" office:value-type="float" office:value="3.10086" calcext:value-type="float">
            <text:p>3.100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5]-[.B964])-(3.3/1024))/(3.3/1024)" office:value-type="float" office:value="0.00227878787873956" calcext:value-type="float">
            <text:p>0.00227878787874</text:p>
          </table:table-cell>
          <table:table-cell table:formula="of:=([.B965]-[.C965])/(3.3/1024)" office:value-type="float" office:value="0.754036363636205" calcext:value-type="float">
            <text:p>0.754036363636205</text:p>
          </table:table-cell>
          <table:table-cell table:number-columns-repeated="48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10652" calcext:value-type="float">
            <text:p>3.10652</text:p>
          </table:table-cell>
          <table:table-cell table:formula="of:=[.A966]*0.00322" office:value-type="float" office:value="3.10408" calcext:value-type="float">
            <text:p>3.10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6]-[.B965])-(3.3/1024))/(3.3/1024)" office:value-type="float" office:value="0.00227878787887736" calcext:value-type="float">
            <text:p>0.002278787878877</text:p>
          </table:table-cell>
          <table:table-cell table:formula="of:=([.B966]-[.C966])/(3.3/1024)" office:value-type="float" office:value="0.757139393939393" calcext:value-type="float">
            <text:p>0.757139393939393</text:p>
          </table:table-cell>
          <table:table-cell table:number-columns-repeated="4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10975" calcext:value-type="float">
            <text:p>3.10975</text:p>
          </table:table-cell>
          <table:table-cell table:formula="of:=[.A967]*0.00322" office:value-type="float" office:value="3.1073" calcext:value-type="float">
            <text:p>3.1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7]-[.B966])-(3.3/1024))/(3.3/1024)" office:value-type="float" office:value="0.00227878787873956" calcext:value-type="float">
            <text:p>0.00227878787874</text:p>
          </table:table-cell>
          <table:table-cell table:formula="of:=([.B967]-[.C967])/(3.3/1024)" office:value-type="float" office:value="0.760242424242306" calcext:value-type="float">
            <text:p>0.760242424242306</text:p>
          </table:table-cell>
          <table:table-cell table:number-columns-repeated="48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11298" calcext:value-type="float">
            <text:p>3.11298</text:p>
          </table:table-cell>
          <table:table-cell table:formula="of:=[.A968]*0.00322" office:value-type="float" office:value="3.11052" calcext:value-type="float">
            <text:p>3.11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8]-[.B967])-(3.3/1024))/(3.3/1024)" office:value-type="float" office:value="0.00227878787873956" calcext:value-type="float">
            <text:p>0.00227878787874</text:p>
          </table:table-cell>
          <table:table-cell table:formula="of:=([.B968]-[.C968])/(3.3/1024)" office:value-type="float" office:value="0.763345454545357" calcext:value-type="float">
            <text:p>0.763345454545357</text:p>
          </table:table-cell>
          <table:table-cell table:number-columns-repeated="4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11621" calcext:value-type="float">
            <text:p>3.11621</text:p>
          </table:table-cell>
          <table:table-cell table:formula="of:=[.A969]*0.00322" office:value-type="float" office:value="3.11374" calcext:value-type="float">
            <text:p>3.113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69]-[.B968])-(3.3/1024))/(3.3/1024)" office:value-type="float" office:value="0.00227878787887736" calcext:value-type="float">
            <text:p>0.002278787878877</text:p>
          </table:table-cell>
          <table:table-cell table:formula="of:=([.B969]-[.C969])/(3.3/1024)" office:value-type="float" office:value="0.766448484848407" calcext:value-type="float">
            <text:p>0.766448484848407</text:p>
          </table:table-cell>
          <table:table-cell table:number-columns-repeated="4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11944" calcext:value-type="float">
            <text:p>3.11944</text:p>
          </table:table-cell>
          <table:table-cell table:formula="of:=[.A970]*0.00322" office:value-type="float" office:value="3.11696" calcext:value-type="float">
            <text:p>3.11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0]-[.B969])-(3.3/1024))/(3.3/1024)" office:value-type="float" office:value="0.00227878787873956" calcext:value-type="float">
            <text:p>0.00227878787874</text:p>
          </table:table-cell>
          <table:table-cell table:formula="of:=([.B970]-[.C970])/(3.3/1024)" office:value-type="float" office:value="0.769551515151458" calcext:value-type="float">
            <text:p>0.769551515151458</text:p>
          </table:table-cell>
          <table:table-cell table:number-columns-repeated="4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12267" calcext:value-type="float">
            <text:p>3.12267</text:p>
          </table:table-cell>
          <table:table-cell table:formula="of:=[.A971]*0.00322" office:value-type="float" office:value="3.12018" calcext:value-type="float">
            <text:p>3.1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1]-[.B970])-(3.3/1024))/(3.3/1024)" office:value-type="float" office:value="0.00227878787873956" calcext:value-type="float">
            <text:p>0.00227878787874</text:p>
          </table:table-cell>
          <table:table-cell table:formula="of:=([.B971]-[.C971])/(3.3/1024)" office:value-type="float" office:value="0.772654545454371" calcext:value-type="float">
            <text:p>0.772654545454371</text:p>
          </table:table-cell>
          <table:table-cell table:number-columns-repeated="4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1259" calcext:value-type="float">
            <text:p>3.1259</text:p>
          </table:table-cell>
          <table:table-cell table:formula="of:=[.A972]*0.00322" office:value-type="float" office:value="3.1234" calcext:value-type="float">
            <text:p>3.1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2]-[.B971])-(3.3/1024))/(3.3/1024)" office:value-type="float" office:value="0.00227878787887736" calcext:value-type="float">
            <text:p>0.002278787878877</text:p>
          </table:table-cell>
          <table:table-cell table:formula="of:=([.B972]-[.C972])/(3.3/1024)" office:value-type="float" office:value="0.775757575757559" calcext:value-type="float">
            <text:p>0.775757575757559</text:p>
          </table:table-cell>
          <table:table-cell table:number-columns-repeated="4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12912" calcext:value-type="float">
            <text:p>3.12912</text:p>
          </table:table-cell>
          <table:table-cell table:formula="of:=[.A973]*0.00322" office:value-type="float" office:value="3.12662" calcext:value-type="float">
            <text:p>3.12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3]-[.B972])-(3.3/1024))/(3.3/1024)" office:value-type="float" office:value="-0.000824242424311073" calcext:value-type="float">
            <text:p>-0.000824242424311</text:p>
          </table:table-cell>
          <table:table-cell table:formula="of:=([.B973]-[.C973])/(3.3/1024)" office:value-type="float" office:value="0.775757575757421" calcext:value-type="float">
            <text:p>0.775757575757421</text:p>
          </table:table-cell>
          <table:table-cell table:number-columns-repeated="48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13235" calcext:value-type="float">
            <text:p>3.13235</text:p>
          </table:table-cell>
          <table:table-cell table:formula="of:=[.A974]*0.00322" office:value-type="float" office:value="3.12984" calcext:value-type="float">
            <text:p>3.12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4]-[.B973])-(3.3/1024))/(3.3/1024)" office:value-type="float" office:value="0.00227878787887736" calcext:value-type="float">
            <text:p>0.002278787878877</text:p>
          </table:table-cell>
          <table:table-cell table:formula="of:=([.B974]-[.C974])/(3.3/1024)" office:value-type="float" office:value="0.77886060606061" calcext:value-type="float">
            <text:p>0.77886060606061</text:p>
          </table:table-cell>
          <table:table-cell table:number-columns-repeated="4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13558" calcext:value-type="float">
            <text:p>3.13558</text:p>
          </table:table-cell>
          <table:table-cell table:formula="of:=[.A975]*0.00322" office:value-type="float" office:value="3.13306" calcext:value-type="float">
            <text:p>3.13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5]-[.B974])-(3.3/1024))/(3.3/1024)" office:value-type="float" office:value="0.00227878787873956" calcext:value-type="float">
            <text:p>0.00227878787874</text:p>
          </table:table-cell>
          <table:table-cell table:formula="of:=([.B975]-[.C975])/(3.3/1024)" office:value-type="float" office:value="0.781963636363523" calcext:value-type="float">
            <text:p>0.781963636363523</text:p>
          </table:table-cell>
          <table:table-cell table:number-columns-repeated="48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1388" calcext:value-type="float">
            <text:p>3.1388</text:p>
          </table:table-cell>
          <table:table-cell table:formula="of:=[.A976]*0.00322" office:value-type="float" office:value="3.13628" calcext:value-type="float">
            <text:p>3.136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6]-[.B975])-(3.3/1024))/(3.3/1024)" office:value-type="float" office:value="-0.000824242424311073" calcext:value-type="float">
            <text:p>-0.000824242424311</text:p>
          </table:table-cell>
          <table:table-cell table:formula="of:=([.B976]-[.C976])/(3.3/1024)" office:value-type="float" office:value="0.781963636363523" calcext:value-type="float">
            <text:p>0.781963636363523</text:p>
          </table:table-cell>
          <table:table-cell table:number-columns-repeated="4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14203" calcext:value-type="float">
            <text:p>3.14203</text:p>
          </table:table-cell>
          <table:table-cell table:formula="of:=[.A977]*0.00322" office:value-type="float" office:value="3.1395" calcext:value-type="float">
            <text:p>3.139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7]-[.B976])-(3.3/1024))/(3.3/1024)" office:value-type="float" office:value="0.00227878787887736" calcext:value-type="float">
            <text:p>0.002278787878877</text:p>
          </table:table-cell>
          <table:table-cell table:formula="of:=([.B977]-[.C977])/(3.3/1024)" office:value-type="float" office:value="0.785066666666573" calcext:value-type="float">
            <text:p>0.785066666666573</text:p>
          </table:table-cell>
          <table:table-cell table:number-columns-repeated="4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14525" calcext:value-type="float">
            <text:p>3.14525</text:p>
          </table:table-cell>
          <table:table-cell table:formula="of:=[.A978]*0.00322" office:value-type="float" office:value="3.14272" calcext:value-type="float">
            <text:p>3.14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8]-[.B977])-(3.3/1024))/(3.3/1024)" office:value-type="float" office:value="-0.000824242424311073" calcext:value-type="float">
            <text:p>-0.000824242424311</text:p>
          </table:table-cell>
          <table:table-cell table:formula="of:=([.B978]-[.C978])/(3.3/1024)" office:value-type="float" office:value="0.785066666666573" calcext:value-type="float">
            <text:p>0.785066666666573</text:p>
          </table:table-cell>
          <table:table-cell table:number-columns-repeated="4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14847" calcext:value-type="float">
            <text:p>3.14847</text:p>
          </table:table-cell>
          <table:table-cell table:formula="of:=[.A979]*0.00322" office:value-type="float" office:value="3.14594" calcext:value-type="float">
            <text:p>3.14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79]-[.B978])-(3.3/1024))/(3.3/1024)" office:value-type="float" office:value="-0.000824242424173271" calcext:value-type="float">
            <text:p>-0.000824242424173</text:p>
          </table:table-cell>
          <table:table-cell table:formula="of:=([.B979]-[.C979])/(3.3/1024)" office:value-type="float" office:value="0.785066666666573" calcext:value-type="float">
            <text:p>0.785066666666573</text:p>
          </table:table-cell>
          <table:table-cell table:number-columns-repeated="4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1517" calcext:value-type="float">
            <text:p>3.1517</text:p>
          </table:table-cell>
          <table:table-cell table:formula="of:=[.A980]*0.00322" office:value-type="float" office:value="3.14916" calcext:value-type="float">
            <text:p>3.149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0]-[.B979])-(3.3/1024))/(3.3/1024)" office:value-type="float" office:value="0.00227878787873956" calcext:value-type="float">
            <text:p>0.00227878787874</text:p>
          </table:table-cell>
          <table:table-cell table:formula="of:=([.B980]-[.C980])/(3.3/1024)" office:value-type="float" office:value="0.788169696969624" calcext:value-type="float">
            <text:p>0.788169696969624</text:p>
          </table:table-cell>
          <table:table-cell table:number-columns-repeated="4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15493" calcext:value-type="float">
            <text:p>3.15493</text:p>
          </table:table-cell>
          <table:table-cell table:formula="of:=[.A981]*0.00322" office:value-type="float" office:value="3.15238" calcext:value-type="float">
            <text:p>3.152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1]-[.B980])-(3.3/1024))/(3.3/1024)" office:value-type="float" office:value="0.00227878787887736" calcext:value-type="float">
            <text:p>0.002278787878877</text:p>
          </table:table-cell>
          <table:table-cell table:formula="of:=([.B981]-[.C981])/(3.3/1024)" office:value-type="float" office:value="0.791272727272675" calcext:value-type="float">
            <text:p>0.791272727272675</text:p>
          </table:table-cell>
          <table:table-cell table:number-columns-repeated="4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15815" calcext:value-type="float">
            <text:p>3.15815</text:p>
          </table:table-cell>
          <table:table-cell table:formula="of:=[.A982]*0.00322" office:value-type="float" office:value="3.1556" calcext:value-type="float">
            <text:p>3.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2]-[.B981])-(3.3/1024))/(3.3/1024)" office:value-type="float" office:value="-0.000824242424311073" calcext:value-type="float">
            <text:p>-0.000824242424311</text:p>
          </table:table-cell>
          <table:table-cell table:formula="of:=([.B982]-[.C982])/(3.3/1024)" office:value-type="float" office:value="0.791272727272675" calcext:value-type="float">
            <text:p>0.791272727272675</text:p>
          </table:table-cell>
          <table:table-cell table:number-columns-repeated="4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16138" calcext:value-type="float">
            <text:p>3.16138</text:p>
          </table:table-cell>
          <table:table-cell table:formula="of:=[.A983]*0.00322" office:value-type="float" office:value="3.15882" calcext:value-type="float">
            <text:p>3.15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3]-[.B982])-(3.3/1024))/(3.3/1024)" office:value-type="float" office:value="0.00227878787873956" calcext:value-type="float">
            <text:p>0.00227878787874</text:p>
          </table:table-cell>
          <table:table-cell table:formula="of:=([.B983]-[.C983])/(3.3/1024)" office:value-type="float" office:value="0.794375757575587" calcext:value-type="float">
            <text:p>0.794375757575587</text:p>
          </table:table-cell>
          <table:table-cell table:number-columns-repeated="4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1646" calcext:value-type="float">
            <text:p>3.1646</text:p>
          </table:table-cell>
          <table:table-cell table:formula="of:=[.A984]*0.00322" office:value-type="float" office:value="3.16204" calcext:value-type="float">
            <text:p>3.162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4]-[.B983])-(3.3/1024))/(3.3/1024)" office:value-type="float" office:value="-0.000824242424173271" calcext:value-type="float">
            <text:p>-0.000824242424173</text:p>
          </table:table-cell>
          <table:table-cell table:formula="of:=([.B984]-[.C984])/(3.3/1024)" office:value-type="float" office:value="0.794375757575725" calcext:value-type="float">
            <text:p>0.794375757575725</text:p>
          </table:table-cell>
          <table:table-cell table:number-columns-repeated="4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16783" calcext:value-type="float">
            <text:p>3.16783</text:p>
          </table:table-cell>
          <table:table-cell table:formula="of:=[.A985]*0.00322" office:value-type="float" office:value="3.16526" calcext:value-type="float">
            <text:p>3.16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5]-[.B984])-(3.3/1024))/(3.3/1024)" office:value-type="float" office:value="0.00227878787873956" calcext:value-type="float">
            <text:p>0.00227878787874</text:p>
          </table:table-cell>
          <table:table-cell table:formula="of:=([.B985]-[.C985])/(3.3/1024)" office:value-type="float" office:value="0.797478787878638" calcext:value-type="float">
            <text:p>0.797478787878638</text:p>
          </table:table-cell>
          <table:table-cell table:number-columns-repeated="48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17105" calcext:value-type="float">
            <text:p>3.17105</text:p>
          </table:table-cell>
          <table:table-cell table:formula="of:=[.A986]*0.00322" office:value-type="float" office:value="3.16848" calcext:value-type="float">
            <text:p>3.168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6]-[.B985])-(3.3/1024))/(3.3/1024)" office:value-type="float" office:value="-0.000824242424173271" calcext:value-type="float">
            <text:p>-0.000824242424173</text:p>
          </table:table-cell>
          <table:table-cell table:formula="of:=([.B986]-[.C986])/(3.3/1024)" office:value-type="float" office:value="0.797478787878776" calcext:value-type="float">
            <text:p>0.797478787878776</text:p>
          </table:table-cell>
          <table:table-cell table:number-columns-repeated="4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17427" calcext:value-type="float">
            <text:p>3.17427</text:p>
          </table:table-cell>
          <table:table-cell table:formula="of:=[.A987]*0.00322" office:value-type="float" office:value="3.1717" calcext:value-type="float">
            <text:p>3.17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7]-[.B986])-(3.3/1024))/(3.3/1024)" office:value-type="float" office:value="-0.000824242424311073" calcext:value-type="float">
            <text:p>-0.000824242424311</text:p>
          </table:table-cell>
          <table:table-cell table:formula="of:=([.B987]-[.C987])/(3.3/1024)" office:value-type="float" office:value="0.797478787878638" calcext:value-type="float">
            <text:p>0.797478787878638</text:p>
          </table:table-cell>
          <table:table-cell table:number-columns-repeated="4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1775" calcext:value-type="float">
            <text:p>3.1775</text:p>
          </table:table-cell>
          <table:table-cell table:formula="of:=[.A988]*0.00322" office:value-type="float" office:value="3.17492" calcext:value-type="float">
            <text:p>3.17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8]-[.B987])-(3.3/1024))/(3.3/1024)" office:value-type="float" office:value="0.00227878787887736" calcext:value-type="float">
            <text:p>0.002278787878877</text:p>
          </table:table-cell>
          <table:table-cell table:formula="of:=([.B988]-[.C988])/(3.3/1024)" office:value-type="float" office:value="0.800581818181827" calcext:value-type="float">
            <text:p>0.800581818181827</text:p>
          </table:table-cell>
          <table:table-cell table:number-columns-repeated="4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18072" calcext:value-type="float">
            <text:p>3.18072</text:p>
          </table:table-cell>
          <table:table-cell table:formula="of:=[.A989]*0.00322" office:value-type="float" office:value="3.17814" calcext:value-type="float">
            <text:p>3.17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89]-[.B988])-(3.3/1024))/(3.3/1024)" office:value-type="float" office:value="-0.000824242424311073" calcext:value-type="float">
            <text:p>-0.000824242424311</text:p>
          </table:table-cell>
          <table:table-cell table:formula="of:=([.B989]-[.C989])/(3.3/1024)" office:value-type="float" office:value="0.800581818181689" calcext:value-type="float">
            <text:p>0.800581818181689</text:p>
          </table:table-cell>
          <table:table-cell table:number-columns-repeated="4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18395" calcext:value-type="float">
            <text:p>3.18395</text:p>
          </table:table-cell>
          <table:table-cell table:formula="of:=[.A990]*0.00322" office:value-type="float" office:value="3.18136" calcext:value-type="float">
            <text:p>3.18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0]-[.B989])-(3.3/1024))/(3.3/1024)" office:value-type="float" office:value="0.00227878787873956" calcext:value-type="float">
            <text:p>0.00227878787874</text:p>
          </table:table-cell>
          <table:table-cell table:formula="of:=([.B990]-[.C990])/(3.3/1024)" office:value-type="float" office:value="0.803684848484739" calcext:value-type="float">
            <text:p>0.803684848484739</text:p>
          </table:table-cell>
          <table:table-cell table:number-columns-repeated="4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18717" calcext:value-type="float">
            <text:p>3.18717</text:p>
          </table:table-cell>
          <table:table-cell table:formula="of:=[.A991]*0.00322" office:value-type="float" office:value="3.18458" calcext:value-type="float">
            <text:p>3.18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1]-[.B990])-(3.3/1024))/(3.3/1024)" office:value-type="float" office:value="-0.000824242424173271" calcext:value-type="float">
            <text:p>-0.000824242424173</text:p>
          </table:table-cell>
          <table:table-cell table:formula="of:=([.B991]-[.C991])/(3.3/1024)" office:value-type="float" office:value="0.803684848484739" calcext:value-type="float">
            <text:p>0.803684848484739</text:p>
          </table:table-cell>
          <table:table-cell table:number-columns-repeated="4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1904" calcext:value-type="float">
            <text:p>3.1904</text:p>
          </table:table-cell>
          <table:table-cell table:formula="of:=[.A992]*0.00322" office:value-type="float" office:value="3.1878" calcext:value-type="float">
            <text:p>3.187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2]-[.B991])-(3.3/1024))/(3.3/1024)" office:value-type="float" office:value="0.00227878787873956" calcext:value-type="float">
            <text:p>0.00227878787874</text:p>
          </table:table-cell>
          <table:table-cell table:formula="of:=([.B992]-[.C992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19362" calcext:value-type="float">
            <text:p>3.19362</text:p>
          </table:table-cell>
          <table:table-cell table:formula="of:=[.A993]*0.00322" office:value-type="float" office:value="3.19102" calcext:value-type="float">
            <text:p>3.191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([.B993]-[.B992])-(3.3/1024))/(3.3/1024)" office:value-type="float" office:value="-0.000824242424173271" calcext:value-type="float">
            <text:p>-0.000824242424173</text:p>
          </table:table-cell>
          <table:table-cell table:formula="of:=([.B993]-[.C993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19682" calcext:value-type="float">
            <text:p>3.19682</text:p>
          </table:table-cell>
          <table:table-cell table:formula="of:=[.A994]*0.00322" office:value-type="float" office:value="3.19424" calcext:value-type="float">
            <text:p>3.194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4]-[.B993])-(3.3/1024))/(3.3/1024)" office:value-type="float" office:value="-0.00703030303027453" calcext:value-type="float">
            <text:p>-0.007030303030275</text:p>
          </table:table-cell>
          <table:table-cell table:formula="of:=([.B994]-[.C994])/(3.3/1024)" office:value-type="float" office:value="0.800581818181827" calcext:value-type="float">
            <text:p>0.800581818181827</text:p>
          </table:table-cell>
          <table:table-cell table:number-columns-repeated="4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20005" calcext:value-type="float">
            <text:p>3.20005</text:p>
          </table:table-cell>
          <table:table-cell table:formula="of:=[.A995]*0.00322" office:value-type="float" office:value="3.19746" calcext:value-type="float">
            <text:p>3.197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5]-[.B994])-(3.3/1024))/(3.3/1024)" office:value-type="float" office:value="0.00227878787873956" calcext:value-type="float">
            <text:p>0.00227878787874</text:p>
          </table:table-cell>
          <table:table-cell table:formula="of:=([.B995]-[.C995])/(3.3/1024)" office:value-type="float" office:value="0.803684848484739" calcext:value-type="float">
            <text:p>0.803684848484739</text:p>
          </table:table-cell>
          <table:table-cell table:number-columns-repeated="48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20328" calcext:value-type="float">
            <text:p>3.20328</text:p>
          </table:table-cell>
          <table:table-cell table:formula="of:=[.A996]*0.00322" office:value-type="float" office:value="3.20068" calcext:value-type="float">
            <text:p>3.2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6]-[.B995])-(3.3/1024))/(3.3/1024)" office:value-type="float" office:value="0.00227878787873956" calcext:value-type="float">
            <text:p>0.00227878787874</text:p>
          </table:table-cell>
          <table:table-cell table:formula="of:=([.B996]-[.C996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2065" calcext:value-type="float">
            <text:p>3.2065</text:p>
          </table:table-cell>
          <table:table-cell table:formula="of:=[.A997]*0.00322" office:value-type="float" office:value="3.2039" calcext:value-type="float">
            <text:p>3.20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7]-[.B996])-(3.3/1024))/(3.3/1024)" office:value-type="float" office:value="-0.000824242424173271" calcext:value-type="float">
            <text:p>-0.000824242424173</text:p>
          </table:table-cell>
          <table:table-cell table:formula="of:=([.B997]-[.C997])/(3.3/1024)" office:value-type="float" office:value="0.80678787878779" calcext:value-type="float">
            <text:p>0.80678787878779</text:p>
          </table:table-cell>
          <table:table-cell table:number-columns-repeated="4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20973" calcext:value-type="float">
            <text:p>3.20973</text:p>
          </table:table-cell>
          <table:table-cell table:formula="of:=[.A998]*0.00322" office:value-type="float" office:value="3.20712" calcext:value-type="float">
            <text:p>3.20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8]-[.B997])-(3.3/1024))/(3.3/1024)" office:value-type="float" office:value="0.00227878787873956" calcext:value-type="float">
            <text:p>0.00227878787874</text:p>
          </table:table-cell>
          <table:table-cell table:formula="of:=([.B998]-[.C998])/(3.3/1024)" office:value-type="float" office:value="0.809890909090841" calcext:value-type="float">
            <text:p>0.809890909090841</text:p>
          </table:table-cell>
          <table:table-cell table:number-columns-repeated="4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21295" calcext:value-type="float">
            <text:p>3.21295</text:p>
          </table:table-cell>
          <table:table-cell table:formula="of:=[.A999]*0.00322" office:value-type="float" office:value="3.21034" calcext:value-type="float">
            <text:p>3.2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999]-[.B998])-(3.3/1024))/(3.3/1024)" office:value-type="float" office:value="-0.000824242424173271" calcext:value-type="float">
            <text:p>-0.000824242424173</text:p>
          </table:table-cell>
          <table:table-cell table:formula="of:=([.B999]-[.C999])/(3.3/1024)" office:value-type="float" office:value="0.809890909090841" calcext:value-type="float">
            <text:p>0.809890909090841</text:p>
          </table:table-cell>
          <table:table-cell table:number-columns-repeated="48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21618" calcext:value-type="float">
            <text:p>3.21618</text:p>
          </table:table-cell>
          <table:table-cell table:formula="of:=[.A1000]*0.00322" office:value-type="float" office:value="3.21356" calcext:value-type="float">
            <text:p>3.21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0]-[.B999])-(3.3/1024))/(3.3/1024)" office:value-type="float" office:value="0.00227878787873956" calcext:value-type="float">
            <text:p>0.00227878787874</text:p>
          </table:table-cell>
          <table:table-cell table:formula="of:=([.B1000]-[.C1000])/(3.3/1024)" office:value-type="float" office:value="0.812993939393891" calcext:value-type="float">
            <text:p>0.812993939393891</text:p>
          </table:table-cell>
          <table:table-cell table:number-columns-repeated="4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2194" calcext:value-type="float">
            <text:p>3.2194</text:p>
          </table:table-cell>
          <table:table-cell table:formula="of:=[.A1001]*0.00322" office:value-type="float" office:value="3.21678" calcext:value-type="float">
            <text:p>3.216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1]-[.B1000])-(3.3/1024))/(3.3/1024)" office:value-type="float" office:value="-0.000824242424311073" calcext:value-type="float">
            <text:p>-0.000824242424311</text:p>
          </table:table-cell>
          <table:table-cell table:formula="of:=([.B1001]-[.C1001])/(3.3/1024)" office:value-type="float" office:value="0.812993939393753" calcext:value-type="float">
            <text:p>0.812993939393753</text:p>
          </table:table-cell>
          <table:table-cell table:number-columns-repeated="4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22262" calcext:value-type="float">
            <text:p>3.22262</text:p>
          </table:table-cell>
          <table:table-cell table:formula="of:=[.A1002]*0.00322" office:value-type="float" office:value="3.22" calcext:value-type="float">
            <text:p>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2]-[.B1001])-(3.3/1024))/(3.3/1024)" office:value-type="float" office:value="-0.000824242424173271" calcext:value-type="float">
            <text:p>-0.000824242424173</text:p>
          </table:table-cell>
          <table:table-cell table:formula="of:=([.B1002]-[.C1002])/(3.3/1024)" office:value-type="float" office:value="0.812993939393891" calcext:value-type="float">
            <text:p>0.812993939393891</text:p>
          </table:table-cell>
          <table:table-cell table:number-columns-repeated="4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.22585" calcext:value-type="float">
            <text:p>3.22585</text:p>
          </table:table-cell>
          <table:table-cell table:formula="of:=[.A1003]*0.00322" office:value-type="float" office:value="3.22322" calcext:value-type="float">
            <text:p>3.223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3]-[.B1002])-(3.3/1024))/(3.3/1024)" office:value-type="float" office:value="0.00227878787873956" calcext:value-type="float">
            <text:p>0.00227878787874</text:p>
          </table:table-cell>
          <table:table-cell table:formula="of:=([.B1003]-[.C1003])/(3.3/1024)" office:value-type="float" office:value="0.816096969696804" calcext:value-type="float">
            <text:p>0.816096969696804</text:p>
          </table:table-cell>
          <table:table-cell table:number-columns-repeated="4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.22907" calcext:value-type="float">
            <text:p>3.22907</text:p>
          </table:table-cell>
          <table:table-cell table:formula="of:=[.A1004]*0.00322" office:value-type="float" office:value="3.22644" calcext:value-type="float">
            <text:p>3.22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4]-[.B1003])-(3.3/1024))/(3.3/1024)" office:value-type="float" office:value="-0.000824242424173271" calcext:value-type="float">
            <text:p>-0.000824242424173</text:p>
          </table:table-cell>
          <table:table-cell table:formula="of:=([.B1004]-[.C1004])/(3.3/1024)" office:value-type="float" office:value="0.816096969696942" calcext:value-type="float">
            <text:p>0.816096969696942</text:p>
          </table:table-cell>
          <table:table-cell table:number-columns-repeated="4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.2323" calcext:value-type="float">
            <text:p>3.2323</text:p>
          </table:table-cell>
          <table:table-cell table:formula="of:=[.A1005]*0.00322" office:value-type="float" office:value="3.22966" calcext:value-type="float">
            <text:p>3.22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5]-[.B1004])-(3.3/1024))/(3.3/1024)" office:value-type="float" office:value="0.00227878787873956" calcext:value-type="float">
            <text:p>0.00227878787874</text:p>
          </table:table-cell>
          <table:table-cell table:formula="of:=([.B1005]-[.C1005])/(3.3/1024)" office:value-type="float" office:value="0.819199999999855" calcext:value-type="float">
            <text:p>0.819199999999855</text:p>
          </table:table-cell>
          <table:table-cell table:number-columns-repeated="48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.23552" calcext:value-type="float">
            <text:p>3.23552</text:p>
          </table:table-cell>
          <table:table-cell table:formula="of:=[.A1006]*0.00322" office:value-type="float" office:value="3.23288" calcext:value-type="float">
            <text:p>3.23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6]-[.B1005])-(3.3/1024))/(3.3/1024)" office:value-type="float" office:value="-0.000824242424173271" calcext:value-type="float">
            <text:p>-0.000824242424173</text:p>
          </table:table-cell>
          <table:table-cell table:formula="of:=([.B1006]-[.C1006])/(3.3/1024)" office:value-type="float" office:value="0.819199999999992" calcext:value-type="float">
            <text:p>0.819199999999992</text:p>
          </table:table-cell>
          <table:table-cell table:number-columns-repeated="4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23875" calcext:value-type="float">
            <text:p>3.23875</text:p>
          </table:table-cell>
          <table:table-cell table:formula="of:=[.A1007]*0.00322" office:value-type="float" office:value="3.2361" calcext:value-type="float">
            <text:p>3.2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7]-[.B1006])-(3.3/1024))/(3.3/1024)" office:value-type="float" office:value="0.00227878787873956" calcext:value-type="float">
            <text:p>0.00227878787874</text:p>
          </table:table-cell>
          <table:table-cell table:formula="of:=([.B1007]-[.C1007])/(3.3/1024)" office:value-type="float" office:value="0.822303030302905" calcext:value-type="float">
            <text:p>0.822303030302905</text:p>
          </table:table-cell>
          <table:table-cell table:number-columns-repeated="48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.24197" calcext:value-type="float">
            <text:p>3.24197</text:p>
          </table:table-cell>
          <table:table-cell table:formula="of:=[.A1008]*0.00322" office:value-type="float" office:value="3.23932" calcext:value-type="float">
            <text:p>3.239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8]-[.B1007])-(3.3/1024))/(3.3/1024)" office:value-type="float" office:value="-0.000824242424173271" calcext:value-type="float">
            <text:p>-0.000824242424173</text:p>
          </table:table-cell>
          <table:table-cell table:formula="of:=([.B1008]-[.C1008])/(3.3/1024)" office:value-type="float" office:value="0.822303030303043" calcext:value-type="float">
            <text:p>0.822303030303043</text:p>
          </table:table-cell>
          <table:table-cell table:number-columns-repeated="4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.24519" calcext:value-type="float">
            <text:p>3.24519</text:p>
          </table:table-cell>
          <table:table-cell table:formula="of:=[.A1009]*0.00322" office:value-type="float" office:value="3.24254" calcext:value-type="float">
            <text:p>3.242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([.B1009]-[.B1008])-(3.3/1024))/(3.3/1024)" office:value-type="float" office:value="-0.000824242424311073" calcext:value-type="float">
            <text:p>-0.000824242424311</text:p>
          </table:table-cell>
          <table:table-cell table:formula="of:=([.B1009]-[.C1009])/(3.3/1024)" office:value-type="float" office:value="0.822303030302905" calcext:value-type="float">
            <text:p>0.822303030302905</text:p>
          </table:table-cell>
          <table:table-cell table:number-columns-repeated="48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.24842" calcext:value-type="float">
            <text:p>3.24842</text:p>
          </table:table-cell>
          <table:table-cell table:formula="of:=[.A1010]*0.00322" office:value-type="float" office:value="3.24576" calcext:value-type="float">
            <text:p>3.245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0]-[.B1009])-(3.3/1024))/(3.3/1024)" office:value-type="float" office:value="0.00227878787873956" calcext:value-type="float">
            <text:p>0.00227878787874</text:p>
          </table:table-cell>
          <table:table-cell table:formula="of:=([.B1010]-[.C1010])/(3.3/1024)" office:value-type="float" office:value="0.825406060605956" calcext:value-type="float">
            <text:p>0.825406060605956</text:p>
          </table:table-cell>
          <table:table-cell table:number-columns-repeated="4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.25164" calcext:value-type="float">
            <text:p>3.25164</text:p>
          </table:table-cell>
          <table:table-cell table:formula="of:=[.A1011]*0.00322" office:value-type="float" office:value="3.24898" calcext:value-type="float">
            <text:p>3.248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1]-[.B1010])-(3.3/1024))/(3.3/1024)" office:value-type="float" office:value="-0.000824242424173271" calcext:value-type="float">
            <text:p>-0.000824242424173</text:p>
          </table:table-cell>
          <table:table-cell table:formula="of:=([.B1011]-[.C1011])/(3.3/1024)" office:value-type="float" office:value="0.825406060605956" calcext:value-type="float">
            <text:p>0.825406060605956</text:p>
          </table:table-cell>
          <table:table-cell table:number-columns-repeated="48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.25486" calcext:value-type="float">
            <text:p>3.25486</text:p>
          </table:table-cell>
          <table:table-cell table:formula="of:=[.A1012]*0.00322" office:value-type="float" office:value="3.2522" calcext:value-type="float">
            <text:p>3.2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2]-[.B1011])-(3.3/1024))/(3.3/1024)" office:value-type="float" office:value="-0.000824242424311073" calcext:value-type="float">
            <text:p>-0.000824242424311</text:p>
          </table:table-cell>
          <table:table-cell table:formula="of:=([.B1012]-[.C1012])/(3.3/1024)" office:value-type="float" office:value="0.825406060605956" calcext:value-type="float">
            <text:p>0.825406060605956</text:p>
          </table:table-cell>
          <table:table-cell table:number-columns-repeated="4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.25809" calcext:value-type="float">
            <text:p>3.25809</text:p>
          </table:table-cell>
          <table:table-cell table:formula="of:=[.A1013]*0.00322" office:value-type="float" office:value="3.25542" calcext:value-type="float">
            <text:p>3.255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3]-[.B1012])-(3.3/1024))/(3.3/1024)" office:value-type="float" office:value="0.00227878787887736" calcext:value-type="float">
            <text:p>0.002278787878877</text:p>
          </table:table-cell>
          <table:table-cell table:formula="of:=([.B1013]-[.C1013])/(3.3/1024)" office:value-type="float" office:value="0.828509090909007" calcext:value-type="float">
            <text:p>0.828509090909007</text:p>
          </table:table-cell>
          <table:table-cell table:number-columns-repeated="4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.26131" calcext:value-type="float">
            <text:p>3.26131</text:p>
          </table:table-cell>
          <table:table-cell table:formula="of:=[.A1014]*0.00322" office:value-type="float" office:value="3.25864" calcext:value-type="float">
            <text:p>3.2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4]-[.B1013])-(3.3/1024))/(3.3/1024)" office:value-type="float" office:value="-0.000824242424311073" calcext:value-type="float">
            <text:p>-0.000824242424311</text:p>
          </table:table-cell>
          <table:table-cell table:formula="of:=([.B1014]-[.C1014])/(3.3/1024)" office:value-type="float" office:value="0.828509090909007" calcext:value-type="float">
            <text:p>0.828509090909007</text:p>
          </table:table-cell>
          <table:table-cell table:number-columns-repeated="4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26454" calcext:value-type="float">
            <text:p>3.26454</text:p>
          </table:table-cell>
          <table:table-cell table:formula="of:=[.A1015]*0.00322" office:value-type="float" office:value="3.26186" calcext:value-type="float">
            <text:p>3.26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5]-[.B1014])-(3.3/1024))/(3.3/1024)" office:value-type="float" office:value="0.00227878787887736" calcext:value-type="float">
            <text:p>0.002278787878877</text:p>
          </table:table-cell>
          <table:table-cell table:formula="of:=([.B1015]-[.C1015])/(3.3/1024)" office:value-type="float" office:value="0.831612121212057" calcext:value-type="float">
            <text:p>0.831612121212057</text:p>
          </table:table-cell>
          <table:table-cell table:number-columns-repeated="4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.26776" calcext:value-type="float">
            <text:p>3.26776</text:p>
          </table:table-cell>
          <table:table-cell table:formula="of:=[.A1016]*0.00322" office:value-type="float" office:value="3.26508" calcext:value-type="float">
            <text:p>3.265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6]-[.B1015])-(3.3/1024))/(3.3/1024)" office:value-type="float" office:value="-0.000824242424311073" calcext:value-type="float">
            <text:p>-0.000824242424311</text:p>
          </table:table-cell>
          <table:table-cell table:formula="of:=([.B1016]-[.C1016])/(3.3/1024)" office:value-type="float" office:value="0.831612121212057" calcext:value-type="float">
            <text:p>0.831612121212057</text:p>
          </table:table-cell>
          <table:table-cell table:number-columns-repeated="4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.27098" calcext:value-type="float">
            <text:p>3.27098</text:p>
          </table:table-cell>
          <table:table-cell table:formula="of:=[.A1017]*0.00322" office:value-type="float" office:value="3.2683" calcext:value-type="float">
            <text:p>3.2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(([.B1017]-[.B1016])-(3.3/1024))/(3.3/1024)" office:value-type="float" office:value="-0.000824242424311073" calcext:value-type="float">
            <text:p>-0.000824242424311</text:p>
          </table:table-cell>
          <table:table-cell table:formula="of:=([.B1017]-[.C1017])/(3.3/1024)" office:value-type="float" office:value="0.831612121211919" calcext:value-type="float">
            <text:p>0.831612121211919</text:p>
          </table:table-cell>
          <table:table-cell table:number-columns-repeated="4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.27421" calcext:value-type="float">
            <text:p>3.27421</text:p>
          </table:table-cell>
          <table:table-cell table:formula="of:=[.A1018]*0.00322" office:value-type="float" office:value="3.27152" calcext:value-type="float">
            <text:p>3.271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18]-[.B1017])-(3.3/1024))/(3.3/1024)" office:value-type="float" office:value="0.00227878787887736" calcext:value-type="float">
            <text:p>0.002278787878877</text:p>
          </table:table-cell>
          <table:table-cell table:formula="of:=([.B1018]-[.C1018])/(3.3/1024)" office:value-type="float" office:value="0.834715151515108" calcext:value-type="float">
            <text:p>0.834715151515108</text:p>
          </table:table-cell>
          <table:table-cell table:number-columns-repeated="4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.27743" calcext:value-type="float">
            <text:p>3.27743</text:p>
          </table:table-cell>
          <table:table-cell table:formula="of:=[.A1019]*0.00322" office:value-type="float" office:value="3.27474" calcext:value-type="float">
            <text:p>3.27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19]-[.B1018])-(3.3/1024))/(3.3/1024)" office:value-type="float" office:value="-0.000824242424311073" calcext:value-type="float">
            <text:p>-0.000824242424311</text:p>
          </table:table-cell>
          <table:table-cell table:formula="of:=([.B1019]-[.C1019])/(3.3/1024)" office:value-type="float" office:value="0.83471515151497" calcext:value-type="float">
            <text:p>0.83471515151497</text:p>
          </table:table-cell>
          <table:table-cell table:number-columns-repeated="48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.28065" calcext:value-type="float">
            <text:p>3.28065</text:p>
          </table:table-cell>
          <table:table-cell table:formula="of:=[.A1020]*0.00322" office:value-type="float" office:value="3.27796" calcext:value-type="float">
            <text:p>3.27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20]-[.B1019])-(3.3/1024))/(3.3/1024)" office:value-type="float" office:value="-0.000824242424173271" calcext:value-type="float">
            <text:p>-0.000824242424173</text:p>
          </table:table-cell>
          <table:table-cell table:formula="of:=([.B1020]-[.C1020])/(3.3/1024)" office:value-type="float" office:value="0.834715151515108" calcext:value-type="float">
            <text:p>0.834715151515108</text:p>
          </table:table-cell>
          <table:table-cell table:number-columns-repeated="4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.28388" calcext:value-type="float">
            <text:p>3.28388</text:p>
          </table:table-cell>
          <table:table-cell table:formula="of:=[.A1021]*0.00322" office:value-type="float" office:value="3.28118" calcext:value-type="float">
            <text:p>3.28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(([.B1021]-[.B1020])-(3.3/1024))/(3.3/1024)" office:value-type="float" office:value="0.00227878787873956" calcext:value-type="float">
            <text:p>0.00227878787874</text:p>
          </table:table-cell>
          <table:table-cell table:formula="of:=([.B1021]-[.C1021])/(3.3/1024)" office:value-type="float" office:value="0.837818181818021" calcext:value-type="float">
            <text:p>0.837818181818021</text:p>
          </table:table-cell>
          <table:table-cell table:number-columns-repeated="4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.2871" calcext:value-type="float">
            <text:p>3.2871</text:p>
          </table:table-cell>
          <table:table-cell table:formula="of:=[.A1022]*0.00322" office:value-type="float" office:value="3.2844" calcext:value-type="float">
            <text:p>3.2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(([.B1022]-[.B1021])-(3.3/1024))/(3.3/1024)" office:value-type="float" office:value="-0.000824242424173271" calcext:value-type="float">
            <text:p>-0.000824242424173</text:p>
          </table:table-cell>
          <table:table-cell table:formula="of:=([.B1022]-[.C1022])/(3.3/1024)" office:value-type="float" office:value="0.837818181818158" calcext:value-type="float">
            <text:p>0.837818181818158</text:p>
          </table:table-cell>
          <table:table-cell table:number-columns-repeated="4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.29032" calcext:value-type="float">
            <text:p>3.29032</text:p>
          </table:table-cell>
          <table:table-cell table:formula="of:=[.A1023]*0.00322" office:value-type="float" office:value="3.28762" calcext:value-type="float">
            <text:p>3.28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(([.B1023]-[.B1022])-(3.3/1024))/(3.3/1024)" office:value-type="float" office:value="-0.000824242424311073" calcext:value-type="float">
            <text:p>-0.000824242424311</text:p>
          </table:table-cell>
          <table:table-cell table:formula="of:=([.B1023]-[.C1023])/(3.3/1024)" office:value-type="float" office:value="0.837818181818021" calcext:value-type="float">
            <text:p>0.837818181818021</text:p>
          </table:table-cell>
          <table:table-cell table:number-columns-repeated="48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.29355" calcext:value-type="float">
            <text:p>3.29355</text:p>
          </table:table-cell>
          <table:table-cell table:formula="of:=[.A1024]*0.00322" office:value-type="float" office:value="3.29084" calcext:value-type="float">
            <text:p>3.29084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(([.B1024]-[.B1023])-(3.3/1024))/(3.3/1024)" office:value-type="float" office:value="0.00227878787887736" calcext:value-type="float">
            <text:p>0.002278787878877</text:p>
          </table:table-cell>
          <table:table-cell table:formula="of:=([.B1024]-[.C1024])/(3.3/1024)" office:value-type="float" office:value="0.840921212121209" calcext:value-type="float">
            <text:p>0.840921212121209</text:p>
          </table:table-cell>
          <table:table-cell table:number-columns-repeated="4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.29677" calcext:value-type="float">
            <text:p>3.29677</text:p>
          </table:table-cell>
          <table:table-cell table:formula="of:=[.A1025]*0.00322" office:value-type="float" office:value="3.29406" calcext:value-type="float">
            <text:p>3.29406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(([.B1025]-[.B1024])-(3.3/1024))/(3.3/1024)" office:value-type="float" office:value="-0.000824242424311073" calcext:value-type="float">
            <text:p>-0.000824242424311</text:p>
          </table:table-cell>
          <table:table-cell table:formula="of:=([.B1025]-[.C1025])/(3.3/1024)" office:value-type="float" office:value="0.840921212121071" calcext:value-type="float">
            <text:p>0.840921212121071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table:number-columns-repeated="51"/>
        </table:table-row>
        <table:table-row table:style-name="ro1" table:number-rows-repeated="1047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29:25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5T08:50:11.032000000</meta:creation-date>
    <dc:date>2020-08-11T14:34:17.900000000</dc:date>
    <meta:editing-duration>PT8H31M14S</meta:editing-duration>
    <meta:editing-cycles>9</meta:editing-cycles>
    <meta:generator>LibreOffice/6.3.0.4$Windows_X86_64 LibreOffice_project/057fc023c990d676a43019934386b85b21a9ee99</meta:generator>
    <meta:document-statistic meta:table-count="1" meta:cell-count="14505" meta:object-count="0"/>
  </office:meta>
</office:document-meta>
</file>